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65in"/>
    </style:style>
    <style:style style:name="co2" style:family="table-column">
      <style:table-column-properties fo:break-before="auto" style:column-width="1.5807in"/>
    </style:style>
    <style:style style:name="co3" style:family="table-column">
      <style:table-column-properties fo:break-before="auto" style:column-width="1.7453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2.2075in"/>
    </style:style>
    <style:style style:name="co6" style:family="table-column">
      <style:table-column-properties fo:break-before="auto" style:column-width="2.1417in"/>
    </style:style>
    <style:style style:name="co7" style:family="table-column">
      <style:table-column-properties fo:break-before="auto" style:column-width="2.3063in"/>
    </style:style>
    <style:style style:name="co8" style:family="table-column">
      <style:table-column-properties fo:break-before="auto" style:column-width="2.1575in"/>
    </style:style>
    <style:style style:name="co9" style:family="table-column">
      <style:table-column-properties fo:break-before="auto" style:column-width="2.0917in"/>
    </style:style>
    <style:style style:name="co10" style:family="table-column">
      <style:table-column-properties fo:break-before="auto" style:column-width="2.2571in"/>
    </style:style>
    <style:style style:name="co11" style:family="table-column">
      <style:table-column-properties fo:break-before="auto" style:column-width="1.7953in"/>
    </style:style>
    <style:style style:name="co12" style:family="table-column">
      <style:table-column-properties fo:break-before="auto" style:column-width="1.7291in"/>
    </style:style>
    <style:style style:name="co13" style:family="table-column">
      <style:table-column-properties fo:break-before="auto" style:column-width="1.8937in"/>
    </style:style>
    <style:style style:name="co14" style:family="table-column">
      <style:table-column-properties fo:break-before="auto" style:column-width="1.9272in"/>
    </style:style>
    <style:style style:name="co15" style:family="table-column">
      <style:table-column-properties fo:break-before="auto" style:column-width="1.861in"/>
    </style:style>
    <style:style style:name="co16" style:family="table-column">
      <style:table-column-properties fo:break-before="auto" style:column-width="2.0256in"/>
    </style:style>
    <style:style style:name="co17" style:family="table-column">
      <style:table-column-properties fo:break-before="auto" style:column-width="1.828in"/>
    </style:style>
    <style:style style:name="co18" style:family="table-column">
      <style:table-column-properties fo:break-before="auto" style:column-width="1.7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8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1315in" svg:height="3.935in" svg:x="47.1189in" svg:y="12.2988in">
            <draw:object draw:notify-on-update-of-ranges="Sheet1.A2:Sheet1.A101 Sheet1.E2:Sheet1.E101 Sheet1.I2:Sheet1.I101 Sheet1.M2:Sheet1.M101 Sheet1.Q2:Sheet1.Q101 Sheet1.U2:Sheet1.U101 Sheet1.Y2:Sheet1.Y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5.5417in" svg:height="4.5429in" svg:x="46.3854in" svg:y="7.328in">
            <draw:object draw:notify-on-update-of-ranges="Sheet1.B2:Sheet1.B101 Sheet1.F2:Sheet1.F101 Sheet1.J2:Sheet1.J101 Sheet1.N2:Sheet1.N101 Sheet1.R2:Sheet1.R101 Sheet1.V2:Sheet1.V101 Sheet1.Z2:Sheet1.Z1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4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4" table:default-cell-style-name="ce1"/>
        <table:table-column table:style-name="co17" table:default-cell-style-name="ce1"/>
        <table:table-column table:style-name="co18" table:default-cell-style-name="ce1"/>
        <table:table-column table:style-name="co14" table:default-cell-style-name="ce1"/>
        <table:table-column table:style-name="co4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4" table:number-columns-repeated="16357" table:default-cell-style-name="Default"/>
        <table:table-row table:style-name="ro1">
          <table:table-cell office:value-type="string" calcext:value-type="string">
            <text:p>porcentaje_ocio_horas</text:p>
          </table:table-cell>
          <table:table-cell office:value-type="string" calcext:value-type="string">
            <text:p>media_en_cola_horas</text:p>
          </table:table-cell>
          <table:table-cell office:value-type="string" calcext:value-type="string">
            <text:p>tiempo_ejecucion_horas</text:p>
          </table:table-cell>
          <table:table-cell/>
          <table:table-cell office:value-type="string" calcext:value-type="string">
            <text:p>porcentaje_ocio_medias_horas</text:p>
          </table:table-cell>
          <table:table-cell office:value-type="string" calcext:value-type="string">
            <text:p>media_en_cola_medias_horas</text:p>
          </table:table-cell>
          <table:table-cell office:value-type="string" calcext:value-type="string">
            <text:p>tiempo_ejecucion_medias_horas</text:p>
          </table:table-cell>
          <table:table-cell/>
          <table:table-cell office:value-type="string" calcext:value-type="string">
            <text:p>porcentaje_ocio_cuarto_horas</text:p>
          </table:table-cell>
          <table:table-cell office:value-type="string" calcext:value-type="string">
            <text:p>media_en_cola_cuarto_horas</text:p>
          </table:table-cell>
          <table:table-cell office:value-type="string" calcext:value-type="string">
            <text:p>tiempo_ejecucion_cuarto_horas</text:p>
          </table:table-cell>
          <table:table-cell/>
          <table:table-cell office:value-type="string" calcext:value-type="string">
            <text:p>porcentaje_ocio_minutos</text:p>
          </table:table-cell>
          <table:table-cell office:value-type="string" calcext:value-type="string">
            <text:p>media_en_cola<text:span text:style-name="T1">_</text:span><text:span text:style-name="T2">minutos</text:span></text:p>
          </table:table-cell>
          <table:table-cell office:value-type="string" calcext:value-type="string">
            <text:p>tiempo_ejecucion_minutos</text:p>
          </table:table-cell>
          <table:table-cell/>
          <table:table-cell office:value-type="string" calcext:value-type="string">
            <text:p>porcentaje_ocio_segundos</text:p>
          </table:table-cell>
          <table:table-cell office:value-type="string" calcext:value-type="string">
            <text:p>media_en_cola_segundos</text:p>
          </table:table-cell>
          <table:table-cell office:value-type="string" calcext:value-type="string">
            <text:p>tiempo_ejecucion_segundos</text:p>
          </table:table-cell>
          <table:table-cell/>
          <table:table-cell office:value-type="string" calcext:value-type="string">
            <text:p>porcentaje_ocio_decimas</text:p>
          </table:table-cell>
          <table:table-cell office:value-type="string" calcext:value-type="string">
            <text:p>media_en_cola<text:span text:style-name="T2">_decimas</text:span></text:p>
          </table:table-cell>
          <table:table-cell office:value-type="string" calcext:value-type="string">
            <text:p>tiempo_ejecucion_decimas</text:p>
          </table:table-cell>
          <table:table-cell/>
          <table:table-cell table:style-name="ce5" office:value-type="string" calcext:value-type="string">
            <text:p>porcentaje_ocio_milesimas</text:p>
          </table:table-cell>
          <table:table-cell office:value-type="string" calcext:value-type="string">
            <text:p>media_en_cola_milesimas</text:p>
          </table:table-cell>
          <table:table-cell office:value-type="string" calcext:value-type="string">
            <text:p>tiempo_ejecucion_milesimas</text:p>
          </table:table-cell>
          <table:table-cell table:number-columns-repeated="16357"/>
        </table:table-row>
        <table:table-row table:style-name="ro1">
          <table:table-cell office:value-type="float" office:value="83.4286" calcext:value-type="float">
            <text:p>83.4286</text:p>
          </table:table-cell>
          <table:table-cell office:value-type="float" office:value="6.07429" calcext:value-type="float">
            <text:p>6.07429</text:p>
          </table:table-cell>
          <table:table-cell office:value-type="float" office:value="0.000499579" calcext:value-type="float">
            <text:p>0.000499579</text:p>
          </table:table-cell>
          <table:table-cell/>
          <table:table-cell office:value-type="float" office:value="32.9453" calcext:value-type="float">
            <text:p>32.9453</text:p>
          </table:table-cell>
          <table:table-cell office:value-type="float" office:value="1.29062" calcext:value-type="float">
            <text:p>1.29062</text:p>
          </table:table-cell>
          <table:table-cell office:value-type="float" office:value="0.00232867" calcext:value-type="float">
            <text:p>0.00232867</text:p>
          </table:table-cell>
          <table:table-cell/>
          <table:table-cell office:value-type="float" office:value="33.1375" calcext:value-type="float">
            <text:p>33.1375</text:p>
          </table:table-cell>
          <table:table-cell office:value-type="float" office:value="1.34437" calcext:value-type="float">
            <text:p>1.34437</text:p>
          </table:table-cell>
          <table:table-cell office:value-type="float" office:value="0.000748526" calcext:value-type="float">
            <text:p>0.000748526</text:p>
          </table:table-cell>
          <table:table-cell/>
          <table:table-cell office:value-type="float" office:value="32.8639" calcext:value-type="float">
            <text:p>32.8639</text:p>
          </table:table-cell>
          <table:table-cell office:value-type="float" office:value="1.39034" calcext:value-type="float">
            <text:p>1.39034</text:p>
          </table:table-cell>
          <table:table-cell office:value-type="float" office:value="0.000736633" calcext:value-type="float">
            <text:p>0.000736633</text:p>
          </table:table-cell>
          <table:table-cell/>
          <table:table-cell office:value-type="float" office:value="32.9538" calcext:value-type="float">
            <text:p>32.9538</text:p>
          </table:table-cell>
          <table:table-cell office:value-type="float" office:value="1.33942" calcext:value-type="float">
            <text:p>1.33942</text:p>
          </table:table-cell>
          <table:table-cell office:value-type="float" office:value="0.000707769" calcext:value-type="float">
            <text:p>0.000707769</text:p>
          </table:table-cell>
          <table:table-cell/>
          <table:table-cell office:value-type="float" office:value="33.9502" calcext:value-type="float">
            <text:p>33.9502</text:p>
          </table:table-cell>
          <table:table-cell office:value-type="float" office:value="1.21487" calcext:value-type="float">
            <text:p>1.21487</text:p>
          </table:table-cell>
          <table:table-cell office:value-type="float" office:value="0.000699614" calcext:value-type="float">
            <text:p>0.000699614</text:p>
          </table:table-cell>
          <table:table-cell/>
          <table:table-cell office:value-type="float" office:value="32.5067" calcext:value-type="float">
            <text:p>32.5067</text:p>
          </table:table-cell>
          <table:table-cell office:value-type="float" office:value="1.41679" calcext:value-type="float">
            <text:p>1.41679</text:p>
          </table:table-cell>
          <table:table-cell office:value-type="float" office:value="0.000796396" calcext:value-type="float">
            <text:p>0.000796396</text:p>
          </table:table-cell>
          <table:table-cell table:number-columns-repeated="16357"/>
        </table:table-row>
        <table:table-row table:style-name="ro1">
          <table:table-cell office:value-type="float" office:value="80.826" calcext:value-type="float">
            <text:p>80.826</text:p>
          </table:table-cell>
          <table:table-cell office:value-type="float" office:value="8.02655" calcext:value-type="float">
            <text:p>8.02655</text:p>
          </table:table-cell>
          <table:table-cell office:value-type="float" office:value="0.00191229" calcext:value-type="float">
            <text:p>0.00191229</text:p>
          </table:table-cell>
          <table:table-cell/>
          <table:table-cell office:value-type="float" office:value="33.1978" calcext:value-type="float">
            <text:p>33.1978</text:p>
          </table:table-cell>
          <table:table-cell office:value-type="float" office:value="1.40085" calcext:value-type="float">
            <text:p>1.40085</text:p>
          </table:table-cell>
          <table:table-cell office:value-type="float" office:value="0.00475939" calcext:value-type="float">
            <text:p>0.00475939</text:p>
          </table:table-cell>
          <table:table-cell/>
          <table:table-cell office:value-type="float" office:value="33.0048" calcext:value-type="float">
            <text:p>33.0048</text:p>
          </table:table-cell>
          <table:table-cell office:value-type="float" office:value="1.35364" calcext:value-type="float">
            <text:p>1.35364</text:p>
          </table:table-cell>
          <table:table-cell office:value-type="float" office:value="0.000741453" calcext:value-type="float">
            <text:p>0.000741453</text:p>
          </table:table-cell>
          <table:table-cell/>
          <table:table-cell office:value-type="float" office:value="32.465" calcext:value-type="float">
            <text:p>32.465</text:p>
          </table:table-cell>
          <table:table-cell office:value-type="float" office:value="1.38729" calcext:value-type="float">
            <text:p>1.38729</text:p>
          </table:table-cell>
          <table:table-cell office:value-type="float" office:value="0.00073448" calcext:value-type="float">
            <text:p>0.00073448</text:p>
          </table:table-cell>
          <table:table-cell/>
          <table:table-cell office:value-type="float" office:value="33.9199" calcext:value-type="float">
            <text:p>33.9199</text:p>
          </table:table-cell>
          <table:table-cell office:value-type="float" office:value="1.24643" calcext:value-type="float">
            <text:p>1.24643</text:p>
          </table:table-cell>
          <table:table-cell office:value-type="float" office:value="0.000842563" calcext:value-type="float">
            <text:p>0.000842563</text:p>
          </table:table-cell>
          <table:table-cell/>
          <table:table-cell office:value-type="float" office:value="34.7701" calcext:value-type="float">
            <text:p>34.7701</text:p>
          </table:table-cell>
          <table:table-cell office:value-type="float" office:value="1.22037" calcext:value-type="float">
            <text:p>1.22037</text:p>
          </table:table-cell>
          <table:table-cell office:value-type="float" office:value="0.00146677" calcext:value-type="float">
            <text:p>0.00146677</text:p>
          </table:table-cell>
          <table:table-cell/>
          <table:table-cell office:value-type="float" office:value="33.347" calcext:value-type="float">
            <text:p>33.347</text:p>
          </table:table-cell>
          <table:table-cell office:value-type="float" office:value="1.19208" calcext:value-type="float">
            <text:p>1.19208</text:p>
          </table:table-cell>
          <table:table-cell office:value-type="float" office:value="0.000885303" calcext:value-type="float">
            <text:p>0.000885303</text:p>
          </table:table-cell>
          <table:table-cell table:number-columns-repeated="16357"/>
        </table:table-row>
        <table:table-row table:style-name="ro1">
          <table:table-cell office:value-type="float" office:value="80.2228" calcext:value-type="float">
            <text:p>80.2228</text:p>
          </table:table-cell>
          <table:table-cell office:value-type="float" office:value="6.05292" calcext:value-type="float">
            <text:p>6.05292</text:p>
          </table:table-cell>
          <table:table-cell office:value-type="float" office:value="0.00050054" calcext:value-type="float">
            <text:p>0.00050054</text:p>
          </table:table-cell>
          <table:table-cell/>
          <table:table-cell office:value-type="float" office:value="32.5513" calcext:value-type="float">
            <text:p>32.5513</text:p>
          </table:table-cell>
          <table:table-cell office:value-type="float" office:value="1.54972" calcext:value-type="float">
            <text:p>1.54972</text:p>
          </table:table-cell>
          <table:table-cell office:value-type="float" office:value="0.00230943" calcext:value-type="float">
            <text:p>0.00230943</text:p>
          </table:table-cell>
          <table:table-cell/>
          <table:table-cell office:value-type="float" office:value="32.9794" calcext:value-type="float">
            <text:p>32.9794</text:p>
          </table:table-cell>
          <table:table-cell office:value-type="float" office:value="1.36001" calcext:value-type="float">
            <text:p>1.36001</text:p>
          </table:table-cell>
          <table:table-cell office:value-type="float" office:value="0.000737976" calcext:value-type="float">
            <text:p>0.000737976</text:p>
          </table:table-cell>
          <table:table-cell/>
          <table:table-cell office:value-type="float" office:value="32.2564" calcext:value-type="float">
            <text:p>32.2564</text:p>
          </table:table-cell>
          <table:table-cell office:value-type="float" office:value="1.38069" calcext:value-type="float">
            <text:p>1.38069</text:p>
          </table:table-cell>
          <table:table-cell office:value-type="float" office:value="0.000731664" calcext:value-type="float">
            <text:p>0.000731664</text:p>
          </table:table-cell>
          <table:table-cell/>
          <table:table-cell office:value-type="float" office:value="32.9437" calcext:value-type="float">
            <text:p>32.9437</text:p>
          </table:table-cell>
          <table:table-cell office:value-type="float" office:value="1.23531" calcext:value-type="float">
            <text:p>1.23531</text:p>
          </table:table-cell>
          <table:table-cell office:value-type="float" office:value="0.000704654" calcext:value-type="float">
            <text:p>0.000704654</text:p>
          </table:table-cell>
          <table:table-cell/>
          <table:table-cell office:value-type="float" office:value="32.354" calcext:value-type="float">
            <text:p>32.354</text:p>
          </table:table-cell>
          <table:table-cell office:value-type="float" office:value="1.6919" calcext:value-type="float">
            <text:p>1.6919</text:p>
          </table:table-cell>
          <table:table-cell office:value-type="float" office:value="0.000715634" calcext:value-type="float">
            <text:p>0.000715634</text:p>
          </table:table-cell>
          <table:table-cell/>
          <table:table-cell office:value-type="float" office:value="32.1884" calcext:value-type="float">
            <text:p>32.1884</text:p>
          </table:table-cell>
          <table:table-cell office:value-type="float" office:value="1.41319" calcext:value-type="float">
            <text:p>1.41319</text:p>
          </table:table-cell>
          <table:table-cell office:value-type="float" office:value="0.000797548" calcext:value-type="float">
            <text:p>0.000797548</text:p>
          </table:table-cell>
          <table:table-cell table:number-columns-repeated="16357"/>
        </table:table-row>
        <table:table-row table:style-name="ro1">
          <table:table-cell office:value-type="float" office:value="76.9679" calcext:value-type="float">
            <text:p>76.9679</text:p>
          </table:table-cell>
          <table:table-cell office:value-type="float" office:value="7.0758" calcext:value-type="float">
            <text:p>7.0758</text:p>
          </table:table-cell>
          <table:table-cell office:value-type="float" office:value="0.000502554" calcext:value-type="float">
            <text:p>0.000502554</text:p>
          </table:table-cell>
          <table:table-cell/>
          <table:table-cell office:value-type="float" office:value="32.8572" calcext:value-type="float">
            <text:p>32.8572</text:p>
          </table:table-cell>
          <table:table-cell office:value-type="float" office:value="1.42343" calcext:value-type="float">
            <text:p>1.42343</text:p>
          </table:table-cell>
          <table:table-cell office:value-type="float" office:value="0.0022766" calcext:value-type="float">
            <text:p>0.0022766</text:p>
          </table:table-cell>
          <table:table-cell/>
          <table:table-cell office:value-type="float" office:value="33.1788" calcext:value-type="float">
            <text:p>33.1788</text:p>
          </table:table-cell>
          <table:table-cell office:value-type="float" office:value="1.46348" calcext:value-type="float">
            <text:p>1.46348</text:p>
          </table:table-cell>
          <table:table-cell office:value-type="float" office:value="0.000735562" calcext:value-type="float">
            <text:p>0.000735562</text:p>
          </table:table-cell>
          <table:table-cell/>
          <table:table-cell office:value-type="float" office:value="32.5784" calcext:value-type="float">
            <text:p>32.5784</text:p>
          </table:table-cell>
          <table:table-cell office:value-type="float" office:value="1.49022" calcext:value-type="float">
            <text:p>1.49022</text:p>
          </table:table-cell>
          <table:table-cell office:value-type="float" office:value="0.000726805" calcext:value-type="float">
            <text:p>0.000726805</text:p>
          </table:table-cell>
          <table:table-cell/>
          <table:table-cell office:value-type="float" office:value="32.5987" calcext:value-type="float">
            <text:p>32.5987</text:p>
          </table:table-cell>
          <table:table-cell office:value-type="float" office:value="1.44332" calcext:value-type="float">
            <text:p>1.44332</text:p>
          </table:table-cell>
          <table:table-cell office:value-type="float" office:value="0.00070819" calcext:value-type="float">
            <text:p>0.00070819</text:p>
          </table:table-cell>
          <table:table-cell/>
          <table:table-cell office:value-type="float" office:value="34.622" calcext:value-type="float">
            <text:p>34.622</text:p>
          </table:table-cell>
          <table:table-cell office:value-type="float" office:value="1.2515" calcext:value-type="float">
            <text:p>1.2515</text:p>
          </table:table-cell>
          <table:table-cell office:value-type="float" office:value="0.000704082" calcext:value-type="float">
            <text:p>0.000704082</text:p>
          </table:table-cell>
          <table:table-cell/>
          <table:table-cell office:value-type="float" office:value="33.2392" calcext:value-type="float">
            <text:p>33.2392</text:p>
          </table:table-cell>
          <table:table-cell office:value-type="float" office:value="1.23294" calcext:value-type="float">
            <text:p>1.23294</text:p>
          </table:table-cell>
          <table:table-cell office:value-type="float" office:value="0.000726545" calcext:value-type="float">
            <text:p>0.000726545</text:p>
          </table:table-cell>
          <table:table-cell table:number-columns-repeated="16357"/>
        </table:table-row>
        <table:table-row table:style-name="ro1">
          <table:table-cell office:value-type="float" office:value="82.3188" calcext:value-type="float">
            <text:p>82.3188</text:p>
          </table:table-cell>
          <table:table-cell office:value-type="float" office:value="7.10435" calcext:value-type="float">
            <text:p>7.10435</text:p>
          </table:table-cell>
          <table:table-cell office:value-type="float" office:value="0.000484551" calcext:value-type="float">
            <text:p>0.000484551</text:p>
          </table:table-cell>
          <table:table-cell/>
          <table:table-cell office:value-type="float" office:value="34.0028" calcext:value-type="float">
            <text:p>34.0028</text:p>
          </table:table-cell>
          <table:table-cell office:value-type="float" office:value="1.30924" calcext:value-type="float">
            <text:p>1.30924</text:p>
          </table:table-cell>
          <table:table-cell office:value-type="float" office:value="0.00227232" calcext:value-type="float">
            <text:p>0.00227232</text:p>
          </table:table-cell>
          <table:table-cell/>
          <table:table-cell office:value-type="float" office:value="35.1866" calcext:value-type="float">
            <text:p>35.1866</text:p>
          </table:table-cell>
          <table:table-cell office:value-type="float" office:value="1.24136" calcext:value-type="float">
            <text:p>1.24136</text:p>
          </table:table-cell>
          <table:table-cell office:value-type="float" office:value="0.000732356" calcext:value-type="float">
            <text:p>0.000732356</text:p>
          </table:table-cell>
          <table:table-cell/>
          <table:table-cell office:value-type="float" office:value="33.4252" calcext:value-type="float">
            <text:p>33.4252</text:p>
          </table:table-cell>
          <table:table-cell office:value-type="float" office:value="1.2797" calcext:value-type="float">
            <text:p>1.2797</text:p>
          </table:table-cell>
          <table:table-cell office:value-type="float" office:value="0.000722447" calcext:value-type="float">
            <text:p>0.000722447</text:p>
          </table:table-cell>
          <table:table-cell/>
          <table:table-cell office:value-type="float" office:value="31.3475" calcext:value-type="float">
            <text:p>31.3475</text:p>
          </table:table-cell>
          <table:table-cell office:value-type="float" office:value="1.34057" calcext:value-type="float">
            <text:p>1.34057</text:p>
          </table:table-cell>
          <table:table-cell office:value-type="float" office:value="0.000707248" calcext:value-type="float">
            <text:p>0.000707248</text:p>
          </table:table-cell>
          <table:table-cell/>
          <table:table-cell office:value-type="float" office:value="35.1952" calcext:value-type="float">
            <text:p>35.1952</text:p>
          </table:table-cell>
          <table:table-cell office:value-type="float" office:value="1.24045" calcext:value-type="float">
            <text:p>1.24045</text:p>
          </table:table-cell>
          <table:table-cell office:value-type="float" office:value="0.000780516" calcext:value-type="float">
            <text:p>0.000780516</text:p>
          </table:table-cell>
          <table:table-cell/>
          <table:table-cell office:value-type="float" office:value="33.0866" calcext:value-type="float">
            <text:p>33.0866</text:p>
          </table:table-cell>
          <table:table-cell office:value-type="float" office:value="1.44435" calcext:value-type="float">
            <text:p>1.44435</text:p>
          </table:table-cell>
          <table:table-cell office:value-type="float" office:value="0.000792568" calcext:value-type="float">
            <text:p>0.000792568</text:p>
          </table:table-cell>
          <table:table-cell table:number-columns-repeated="16357"/>
        </table:table-row>
        <table:table-row table:style-name="ro1">
          <table:table-cell office:value-type="float" office:value="86.0724" calcext:value-type="float">
            <text:p>86.0724</text:p>
          </table:table-cell>
          <table:table-cell office:value-type="float" office:value="4.37047" calcext:value-type="float">
            <text:p>4.37047</text:p>
          </table:table-cell>
          <table:table-cell office:value-type="float" office:value="0.00048444" calcext:value-type="float">
            <text:p>0.00048444</text:p>
          </table:table-cell>
          <table:table-cell/>
          <table:table-cell office:value-type="float" office:value="32.0502" calcext:value-type="float">
            <text:p>32.0502</text:p>
          </table:table-cell>
          <table:table-cell office:value-type="float" office:value="1.44528" calcext:value-type="float">
            <text:p>1.44528</text:p>
          </table:table-cell>
          <table:table-cell office:value-type="float" office:value="0.00228753" calcext:value-type="float">
            <text:p>0.00228753</text:p>
          </table:table-cell>
          <table:table-cell/>
          <table:table-cell office:value-type="float" office:value="34.0046" calcext:value-type="float">
            <text:p>34.0046</text:p>
          </table:table-cell>
          <table:table-cell office:value-type="float" office:value="1.28181" calcext:value-type="float">
            <text:p>1.28181</text:p>
          </table:table-cell>
          <table:table-cell office:value-type="float" office:value="0.000738257" calcext:value-type="float">
            <text:p>0.000738257</text:p>
          </table:table-cell>
          <table:table-cell/>
          <table:table-cell office:value-type="float" office:value="33.6065" calcext:value-type="float">
            <text:p>33.6065</text:p>
          </table:table-cell>
          <table:table-cell office:value-type="float" office:value="1.40661" calcext:value-type="float">
            <text:p>1.40661</text:p>
          </table:table-cell>
          <table:table-cell office:value-type="float" office:value="0.000732536" calcext:value-type="float">
            <text:p>0.000732536</text:p>
          </table:table-cell>
          <table:table-cell/>
          <table:table-cell office:value-type="float" office:value="32.7035" calcext:value-type="float">
            <text:p>32.7035</text:p>
          </table:table-cell>
          <table:table-cell office:value-type="float" office:value="1.45777" calcext:value-type="float">
            <text:p>1.45777</text:p>
          </table:table-cell>
          <table:table-cell office:value-type="float" office:value="0.000706477" calcext:value-type="float">
            <text:p>0.000706477</text:p>
          </table:table-cell>
          <table:table-cell/>
          <table:table-cell office:value-type="float" office:value="32.9271" calcext:value-type="float">
            <text:p>32.9271</text:p>
          </table:table-cell>
          <table:table-cell office:value-type="float" office:value="1.35232" calcext:value-type="float">
            <text:p>1.35232</text:p>
          </table:table-cell>
          <table:table-cell office:value-type="float" office:value="0.000727266" calcext:value-type="float">
            <text:p>0.000727266</text:p>
          </table:table-cell>
          <table:table-cell/>
          <table:table-cell office:value-type="float" office:value="33.4434" calcext:value-type="float">
            <text:p>33.4434</text:p>
          </table:table-cell>
          <table:table-cell office:value-type="float" office:value="1.33184" calcext:value-type="float">
            <text:p>1.33184</text:p>
          </table:table-cell>
          <table:table-cell office:value-type="float" office:value="0.00083608" calcext:value-type="float">
            <text:p>0.00083608</text:p>
          </table:table-cell>
          <table:table-cell table:number-columns-repeated="16357"/>
        </table:table-row>
        <table:table-row table:style-name="ro1">
          <table:table-cell office:value-type="float" office:value="78.2967" calcext:value-type="float">
            <text:p>78.2967</text:p>
          </table:table-cell>
          <table:table-cell office:value-type="float" office:value="7.27747" calcext:value-type="float">
            <text:p>7.27747</text:p>
          </table:table-cell>
          <table:table-cell office:value-type="float" office:value="0.000503065" calcext:value-type="float">
            <text:p>0.000503065</text:p>
          </table:table-cell>
          <table:table-cell/>
          <table:table-cell office:value-type="float" office:value="33.6679" calcext:value-type="float">
            <text:p>33.6679</text:p>
          </table:table-cell>
          <table:table-cell office:value-type="float" office:value="1.3882" calcext:value-type="float">
            <text:p>1.3882</text:p>
          </table:table-cell>
          <table:table-cell office:value-type="float" office:value="0.00229429" calcext:value-type="float">
            <text:p>0.00229429</text:p>
          </table:table-cell>
          <table:table-cell/>
          <table:table-cell office:value-type="float" office:value="33.3602" calcext:value-type="float">
            <text:p>33.3602</text:p>
          </table:table-cell>
          <table:table-cell office:value-type="float" office:value="1.38529" calcext:value-type="float">
            <text:p>1.38529</text:p>
          </table:table-cell>
          <table:table-cell office:value-type="float" office:value="0.000742415" calcext:value-type="float">
            <text:p>0.000742415</text:p>
          </table:table-cell>
          <table:table-cell/>
          <table:table-cell office:value-type="float" office:value="31.9072" calcext:value-type="float">
            <text:p>31.9072</text:p>
          </table:table-cell>
          <table:table-cell office:value-type="float" office:value="1.40568" calcext:value-type="float">
            <text:p>1.40568</text:p>
          </table:table-cell>
          <table:table-cell office:value-type="float" office:value="0.000728809" calcext:value-type="float">
            <text:p>0.000728809</text:p>
          </table:table-cell>
          <table:table-cell/>
          <table:table-cell office:value-type="float" office:value="34.3167" calcext:value-type="float">
            <text:p>34.3167</text:p>
          </table:table-cell>
          <table:table-cell office:value-type="float" office:value="1.29499" calcext:value-type="float">
            <text:p>1.29499</text:p>
          </table:table-cell>
          <table:table-cell office:value-type="float" office:value="0.00070282" calcext:value-type="float">
            <text:p>0.00070282</text:p>
          </table:table-cell>
          <table:table-cell/>
          <table:table-cell office:value-type="float" office:value="33.5409" calcext:value-type="float">
            <text:p>33.5409</text:p>
          </table:table-cell>
          <table:table-cell office:value-type="float" office:value="1.28704" calcext:value-type="float">
            <text:p>1.28704</text:p>
          </table:table-cell>
          <table:table-cell office:value-type="float" office:value="0.000716516" calcext:value-type="float">
            <text:p>0.000716516</text:p>
          </table:table-cell>
          <table:table-cell/>
          <table:table-cell office:value-type="float" office:value="33.656" calcext:value-type="float">
            <text:p>33.656</text:p>
          </table:table-cell>
          <table:table-cell office:value-type="float" office:value="1.11033" calcext:value-type="float">
            <text:p>1.11033</text:p>
          </table:table-cell>
          <table:table-cell office:value-type="float" office:value="0.000892696" calcext:value-type="float">
            <text:p>0.000892696</text:p>
          </table:table-cell>
          <table:table-cell table:number-columns-repeated="16357"/>
        </table:table-row>
        <table:table-row table:style-name="ro1">
          <table:table-cell office:value-type="float" office:value="85.0374" calcext:value-type="float">
            <text:p>85.0374</text:p>
          </table:table-cell>
          <table:table-cell office:value-type="float" office:value="3.84289" calcext:value-type="float">
            <text:p>3.84289</text:p>
          </table:table-cell>
          <table:table-cell office:value-type="float" office:value="0.000487515" calcext:value-type="float">
            <text:p>0.000487515</text:p>
          </table:table-cell>
          <table:table-cell/>
          <table:table-cell office:value-type="float" office:value="33.1581" calcext:value-type="float">
            <text:p>33.1581</text:p>
          </table:table-cell>
          <table:table-cell office:value-type="float" office:value="1.3251" calcext:value-type="float">
            <text:p>1.3251</text:p>
          </table:table-cell>
          <table:table-cell office:value-type="float" office:value="0.00228852" calcext:value-type="float">
            <text:p>0.00228852</text:p>
          </table:table-cell>
          <table:table-cell/>
          <table:table-cell office:value-type="float" office:value="33.2264" calcext:value-type="float">
            <text:p>33.2264</text:p>
          </table:table-cell>
          <table:table-cell office:value-type="float" office:value="1.27163" calcext:value-type="float">
            <text:p>1.27163</text:p>
          </table:table-cell>
          <table:table-cell office:value-type="float" office:value="0.000733338" calcext:value-type="float">
            <text:p>0.000733338</text:p>
          </table:table-cell>
          <table:table-cell/>
          <table:table-cell office:value-type="float" office:value="32.732" calcext:value-type="float">
            <text:p>32.732</text:p>
          </table:table-cell>
          <table:table-cell office:value-type="float" office:value="1.24364" calcext:value-type="float">
            <text:p>1.24364</text:p>
          </table:table-cell>
          <table:table-cell office:value-type="float" office:value="0.00072402" calcext:value-type="float">
            <text:p>0.00072402</text:p>
          </table:table-cell>
          <table:table-cell/>
          <table:table-cell office:value-type="float" office:value="31.1548" calcext:value-type="float">
            <text:p>31.1548</text:p>
          </table:table-cell>
          <table:table-cell office:value-type="float" office:value="1.43874" calcext:value-type="float">
            <text:p>1.43874</text:p>
          </table:table-cell>
          <table:table-cell office:value-type="float" office:value="0.000709573" calcext:value-type="float">
            <text:p>0.000709573</text:p>
          </table:table-cell>
          <table:table-cell/>
          <table:table-cell office:value-type="float" office:value="33.1232" calcext:value-type="float">
            <text:p>33.1232</text:p>
          </table:table-cell>
          <table:table-cell office:value-type="float" office:value="1.28914" calcext:value-type="float">
            <text:p>1.28914</text:p>
          </table:table-cell>
          <table:table-cell office:value-type="float" office:value="0.000704543" calcext:value-type="float">
            <text:p>0.000704543</text:p>
          </table:table-cell>
          <table:table-cell/>
          <table:table-cell office:value-type="float" office:value="32.8875" calcext:value-type="float">
            <text:p>32.8875</text:p>
          </table:table-cell>
          <table:table-cell office:value-type="float" office:value="1.34147" calcext:value-type="float">
            <text:p>1.34147</text:p>
          </table:table-cell>
          <table:table-cell office:value-type="float" office:value="0.00075036" calcext:value-type="float">
            <text:p>0.00075036</text:p>
          </table:table-cell>
          <table:table-cell table:number-columns-repeated="16357"/>
        </table:table-row>
        <table:table-row table:style-name="ro1">
          <table:table-cell office:value-type="float" office:value="76.738" calcext:value-type="float">
            <text:p>76.738</text:p>
          </table:table-cell>
          <table:table-cell office:value-type="float" office:value="10.754" calcext:value-type="float">
            <text:p>10.754</text:p>
          </table:table-cell>
          <table:table-cell office:value-type="float" office:value="0.000490822" calcext:value-type="float">
            <text:p>0.000490822</text:p>
          </table:table-cell>
          <table:table-cell/>
          <table:table-cell office:value-type="float" office:value="33.7594" calcext:value-type="float">
            <text:p>33.7594</text:p>
          </table:table-cell>
          <table:table-cell office:value-type="float" office:value="1.31841" calcext:value-type="float">
            <text:p>1.31841</text:p>
          </table:table-cell>
          <table:table-cell office:value-type="float" office:value="0.00228161" calcext:value-type="float">
            <text:p>0.00228161</text:p>
          </table:table-cell>
          <table:table-cell/>
          <table:table-cell office:value-type="float" office:value="32.9974" calcext:value-type="float">
            <text:p>32.9974</text:p>
          </table:table-cell>
          <table:table-cell office:value-type="float" office:value="1.38121" calcext:value-type="float">
            <text:p>1.38121</text:p>
          </table:table-cell>
          <table:table-cell office:value-type="float" office:value="0.000735031" calcext:value-type="float">
            <text:p>0.000735031</text:p>
          </table:table-cell>
          <table:table-cell/>
          <table:table-cell office:value-type="float" office:value="34.2175" calcext:value-type="float">
            <text:p>34.2175</text:p>
          </table:table-cell>
          <table:table-cell office:value-type="float" office:value="1.20094" calcext:value-type="float">
            <text:p>1.20094</text:p>
          </table:table-cell>
          <table:table-cell office:value-type="float" office:value="0.000723038" calcext:value-type="float">
            <text:p>0.000723038</text:p>
          </table:table-cell>
          <table:table-cell/>
          <table:table-cell office:value-type="float" office:value="33.5986" calcext:value-type="float">
            <text:p>33.5986</text:p>
          </table:table-cell>
          <table:table-cell office:value-type="float" office:value="1.31205" calcext:value-type="float">
            <text:p>1.31205</text:p>
          </table:table-cell>
          <table:table-cell office:value-type="float" office:value="0.000704683" calcext:value-type="float">
            <text:p>0.000704683</text:p>
          </table:table-cell>
          <table:table-cell/>
          <table:table-cell office:value-type="float" office:value="30.7526" calcext:value-type="float">
            <text:p>30.7526</text:p>
          </table:table-cell>
          <table:table-cell office:value-type="float" office:value="1.49916" calcext:value-type="float">
            <text:p>1.49916</text:p>
          </table:table-cell>
          <table:table-cell office:value-type="float" office:value="0.000712248" calcext:value-type="float">
            <text:p>0.000712248</text:p>
          </table:table-cell>
          <table:table-cell/>
          <table:table-cell office:value-type="float" office:value="32.9378" calcext:value-type="float">
            <text:p>32.9378</text:p>
          </table:table-cell>
          <table:table-cell office:value-type="float" office:value="1.25892" calcext:value-type="float">
            <text:p>1.25892</text:p>
          </table:table-cell>
          <table:table-cell office:value-type="float" office:value="0.000743186" calcext:value-type="float">
            <text:p>0.000743186</text:p>
          </table:table-cell>
          <table:table-cell table:number-columns-repeated="16357"/>
        </table:table-row>
        <table:table-row table:style-name="ro1">
          <table:table-cell office:value-type="float" office:value="78.329" calcext:value-type="float">
            <text:p>78.329</text:p>
          </table:table-cell>
          <table:table-cell office:value-type="float" office:value="6.96084" calcext:value-type="float">
            <text:p>6.96084</text:p>
          </table:table-cell>
          <table:table-cell office:value-type="float" office:value="0.000485442" calcext:value-type="float">
            <text:p>0.000485442</text:p>
          </table:table-cell>
          <table:table-cell/>
          <table:table-cell office:value-type="float" office:value="32.5766" calcext:value-type="float">
            <text:p>32.5766</text:p>
          </table:table-cell>
          <table:table-cell office:value-type="float" office:value="1.45057" calcext:value-type="float">
            <text:p>1.45057</text:p>
          </table:table-cell>
          <table:table-cell office:value-type="float" office:value="0.00229005" calcext:value-type="float">
            <text:p>0.00229005</text:p>
          </table:table-cell>
          <table:table-cell/>
          <table:table-cell office:value-type="float" office:value="33.044" calcext:value-type="float">
            <text:p>33.044</text:p>
          </table:table-cell>
          <table:table-cell office:value-type="float" office:value="1.43457" calcext:value-type="float">
            <text:p>1.43457</text:p>
          </table:table-cell>
          <table:table-cell office:value-type="float" office:value="0.000737315" calcext:value-type="float">
            <text:p>0.000737315</text:p>
          </table:table-cell>
          <table:table-cell/>
          <table:table-cell office:value-type="float" office:value="34.0299" calcext:value-type="float">
            <text:p>34.0299</text:p>
          </table:table-cell>
          <table:table-cell office:value-type="float" office:value="1.28358" calcext:value-type="float">
            <text:p>1.28358</text:p>
          </table:table-cell>
          <table:table-cell office:value-type="float" office:value="0.000749197" calcext:value-type="float">
            <text:p>0.000749197</text:p>
          </table:table-cell>
          <table:table-cell/>
          <table:table-cell office:value-type="float" office:value="34.9446" calcext:value-type="float">
            <text:p>34.9446</text:p>
          </table:table-cell>
          <table:table-cell office:value-type="float" office:value="1.15112" calcext:value-type="float">
            <text:p>1.15112</text:p>
          </table:table-cell>
          <table:table-cell office:value-type="float" office:value="0.000695968" calcext:value-type="float">
            <text:p>0.000695968</text:p>
          </table:table-cell>
          <table:table-cell/>
          <table:table-cell office:value-type="float" office:value="34.5251" calcext:value-type="float">
            <text:p>34.5251</text:p>
          </table:table-cell>
          <table:table-cell office:value-type="float" office:value="1.19337" calcext:value-type="float">
            <text:p>1.19337</text:p>
          </table:table-cell>
          <table:table-cell office:value-type="float" office:value="0.000707459" calcext:value-type="float">
            <text:p>0.000707459</text:p>
          </table:table-cell>
          <table:table-cell/>
          <table:table-cell office:value-type="float" office:value="32.1024" calcext:value-type="float">
            <text:p>32.1024</text:p>
          </table:table-cell>
          <table:table-cell office:value-type="float" office:value="1.57227" calcext:value-type="float">
            <text:p>1.57227</text:p>
          </table:table-cell>
          <table:table-cell office:value-type="float" office:value="0.000731043" calcext:value-type="float">
            <text:p>0.000731043</text:p>
          </table:table-cell>
          <table:table-cell table:number-columns-repeated="16357"/>
        </table:table-row>
        <table:table-row table:style-name="ro1">
          <table:table-cell office:value-type="float" office:value="79.7688" calcext:value-type="float">
            <text:p>79.7688</text:p>
          </table:table-cell>
          <table:table-cell office:value-type="float" office:value="8.66763" calcext:value-type="float">
            <text:p>8.66763</text:p>
          </table:table-cell>
          <table:table-cell office:value-type="float" office:value="0.000487196" calcext:value-type="float">
            <text:p>0.000487196</text:p>
          </table:table-cell>
          <table:table-cell/>
          <table:table-cell office:value-type="float" office:value="33.3229" calcext:value-type="float">
            <text:p>33.3229</text:p>
          </table:table-cell>
          <table:table-cell office:value-type="float" office:value="1.30461" calcext:value-type="float">
            <text:p>1.30461</text:p>
          </table:table-cell>
          <table:table-cell office:value-type="float" office:value="0.00226456" calcext:value-type="float">
            <text:p>0.00226456</text:p>
          </table:table-cell>
          <table:table-cell/>
          <table:table-cell office:value-type="float" office:value="32.2651" calcext:value-type="float">
            <text:p>32.2651</text:p>
          </table:table-cell>
          <table:table-cell office:value-type="float" office:value="1.38832" calcext:value-type="float">
            <text:p>1.38832</text:p>
          </table:table-cell>
          <table:table-cell office:value-type="float" office:value="0.000739158" calcext:value-type="float">
            <text:p>0.000739158</text:p>
          </table:table-cell>
          <table:table-cell/>
          <table:table-cell office:value-type="float" office:value="34.0876" calcext:value-type="float">
            <text:p>34.0876</text:p>
          </table:table-cell>
          <table:table-cell office:value-type="float" office:value="1.26462" calcext:value-type="float">
            <text:p>1.26462</text:p>
          </table:table-cell>
          <table:table-cell office:value-type="float" office:value="0.000730002" calcext:value-type="float">
            <text:p>0.000730002</text:p>
          </table:table-cell>
          <table:table-cell/>
          <table:table-cell office:value-type="float" office:value="33.0233" calcext:value-type="float">
            <text:p>33.0233</text:p>
          </table:table-cell>
          <table:table-cell office:value-type="float" office:value="1.45046" calcext:value-type="float">
            <text:p>1.45046</text:p>
          </table:table-cell>
          <table:table-cell office:value-type="float" office:value="0.000707468" calcext:value-type="float">
            <text:p>0.000707468</text:p>
          </table:table-cell>
          <table:table-cell/>
          <table:table-cell office:value-type="float" office:value="32.7839" calcext:value-type="float">
            <text:p>32.7839</text:p>
          </table:table-cell>
          <table:table-cell office:value-type="float" office:value="1.30094" calcext:value-type="float">
            <text:p>1.30094</text:p>
          </table:table-cell>
          <table:table-cell office:value-type="float" office:value="0.000705205" calcext:value-type="float">
            <text:p>0.000705205</text:p>
          </table:table-cell>
          <table:table-cell/>
          <table:table-cell office:value-type="float" office:value="31.4518" calcext:value-type="float">
            <text:p>31.4518</text:p>
          </table:table-cell>
          <table:table-cell office:value-type="float" office:value="1.59639" calcext:value-type="float">
            <text:p>1.59639</text:p>
          </table:table-cell>
          <table:table-cell office:value-type="float" office:value="0.000723869" calcext:value-type="float">
            <text:p>0.000723869</text:p>
          </table:table-cell>
          <table:table-cell table:number-columns-repeated="16357"/>
        </table:table-row>
        <table:table-row table:style-name="ro1">
          <table:table-cell office:value-type="float" office:value="84.3931" calcext:value-type="float">
            <text:p>84.3931</text:p>
          </table:table-cell>
          <table:table-cell office:value-type="float" office:value="5.82659" calcext:value-type="float">
            <text:p>5.82659</text:p>
          </table:table-cell>
          <table:table-cell office:value-type="float" office:value="0.000483558" calcext:value-type="float">
            <text:p>0.000483558</text:p>
          </table:table-cell>
          <table:table-cell/>
          <table:table-cell office:value-type="float" office:value="34.025" calcext:value-type="float">
            <text:p>34.025</text:p>
          </table:table-cell>
          <table:table-cell office:value-type="float" office:value="1.30304" calcext:value-type="float">
            <text:p>1.30304</text:p>
          </table:table-cell>
          <table:table-cell office:value-type="float" office:value="0.00227172" calcext:value-type="float">
            <text:p>0.00227172</text:p>
          </table:table-cell>
          <table:table-cell/>
          <table:table-cell office:value-type="float" office:value="31.248" calcext:value-type="float">
            <text:p>31.248</text:p>
          </table:table-cell>
          <table:table-cell office:value-type="float" office:value="1.48246" calcext:value-type="float">
            <text:p>1.48246</text:p>
          </table:table-cell>
          <table:table-cell office:value-type="float" office:value="0.000736744" calcext:value-type="float">
            <text:p>0.000736744</text:p>
          </table:table-cell>
          <table:table-cell/>
          <table:table-cell office:value-type="float" office:value="34.3012" calcext:value-type="float">
            <text:p>34.3012</text:p>
          </table:table-cell>
          <table:table-cell office:value-type="float" office:value="1.31103" calcext:value-type="float">
            <text:p>1.31103</text:p>
          </table:table-cell>
          <table:table-cell office:value-type="float" office:value="0.000724501" calcext:value-type="float">
            <text:p>0.000724501</text:p>
          </table:table-cell>
          <table:table-cell/>
          <table:table-cell office:value-type="float" office:value="34.7519" calcext:value-type="float">
            <text:p>34.7519</text:p>
          </table:table-cell>
          <table:table-cell office:value-type="float" office:value="1.23621" calcext:value-type="float">
            <text:p>1.23621</text:p>
          </table:table-cell>
          <table:table-cell office:value-type="float" office:value="0.000698262" calcext:value-type="float">
            <text:p>0.000698262</text:p>
          </table:table-cell>
          <table:table-cell/>
          <table:table-cell office:value-type="float" office:value="32.5518" calcext:value-type="float">
            <text:p>32.5518</text:p>
          </table:table-cell>
          <table:table-cell office:value-type="float" office:value="1.47051" calcext:value-type="float">
            <text:p>1.47051</text:p>
          </table:table-cell>
          <table:table-cell office:value-type="float" office:value="0.000708751" calcext:value-type="float">
            <text:p>0.000708751</text:p>
          </table:table-cell>
          <table:table-cell/>
          <table:table-cell office:value-type="float" office:value="34.2401" calcext:value-type="float">
            <text:p>34.2401</text:p>
          </table:table-cell>
          <table:table-cell office:value-type="float" office:value="1.21738" calcext:value-type="float">
            <text:p>1.21738</text:p>
          </table:table-cell>
          <table:table-cell office:value-type="float" office:value="0.000716766" calcext:value-type="float">
            <text:p>0.000716766</text:p>
          </table:table-cell>
          <table:table-cell table:number-columns-repeated="16357"/>
        </table:table-row>
        <table:table-row table:style-name="ro1">
          <table:table-cell office:value-type="float" office:value="79.4366" calcext:value-type="float">
            <text:p>79.4366</text:p>
          </table:table-cell>
          <table:table-cell office:value-type="float" office:value="5.92958" calcext:value-type="float">
            <text:p>5.92958</text:p>
          </table:table-cell>
          <table:table-cell office:value-type="float" office:value="0.000500189" calcext:value-type="float">
            <text:p>0.000500189</text:p>
          </table:table-cell>
          <table:table-cell/>
          <table:table-cell office:value-type="float" office:value="34.8769" calcext:value-type="float">
            <text:p>34.8769</text:p>
          </table:table-cell>
          <table:table-cell office:value-type="float" office:value="1.13739" calcext:value-type="float">
            <text:p>1.13739</text:p>
          </table:table-cell>
          <table:table-cell office:value-type="float" office:value="0.00227763" calcext:value-type="float">
            <text:p>0.00227763</text:p>
          </table:table-cell>
          <table:table-cell/>
          <table:table-cell office:value-type="float" office:value="32.7036" calcext:value-type="float">
            <text:p>32.7036</text:p>
          </table:table-cell>
          <table:table-cell office:value-type="float" office:value="1.29565" calcext:value-type="float">
            <text:p>1.29565</text:p>
          </table:table-cell>
          <table:table-cell office:value-type="float" office:value="0.000731915" calcext:value-type="float">
            <text:p>0.000731915</text:p>
          </table:table-cell>
          <table:table-cell/>
          <table:table-cell office:value-type="float" office:value="32.9055" calcext:value-type="float">
            <text:p>32.9055</text:p>
          </table:table-cell>
          <table:table-cell office:value-type="float" office:value="1.33959" calcext:value-type="float">
            <text:p>1.33959</text:p>
          </table:table-cell>
          <table:table-cell office:value-type="float" office:value="0.00072901" calcext:value-type="float">
            <text:p>0.00072901</text:p>
          </table:table-cell>
          <table:table-cell/>
          <table:table-cell office:value-type="float" office:value="34.054" calcext:value-type="float">
            <text:p>34.054</text:p>
          </table:table-cell>
          <table:table-cell office:value-type="float" office:value="1.30531" calcext:value-type="float">
            <text:p>1.30531</text:p>
          </table:table-cell>
          <table:table-cell office:value-type="float" office:value="0.000705846" calcext:value-type="float">
            <text:p>0.000705846</text:p>
          </table:table-cell>
          <table:table-cell/>
          <table:table-cell office:value-type="float" office:value="33.7516" calcext:value-type="float">
            <text:p>33.7516</text:p>
          </table:table-cell>
          <table:table-cell office:value-type="float" office:value="1.14629" calcext:value-type="float">
            <text:p>1.14629</text:p>
          </table:table-cell>
          <table:table-cell office:value-type="float" office:value="0.000706166" calcext:value-type="float">
            <text:p>0.000706166</text:p>
          </table:table-cell>
          <table:table-cell/>
          <table:table-cell office:value-type="float" office:value="34.326" calcext:value-type="float">
            <text:p>34.326</text:p>
          </table:table-cell>
          <table:table-cell office:value-type="float" office:value="1.32059" calcext:value-type="float">
            <text:p>1.32059</text:p>
          </table:table-cell>
          <table:table-cell office:value-type="float" office:value="0.000714421" calcext:value-type="float">
            <text:p>0.000714421</text:p>
          </table:table-cell>
          <table:table-cell table:number-columns-repeated="16357"/>
        </table:table-row>
        <table:table-row table:style-name="ro1">
          <table:table-cell office:value-type="float" office:value="85.5422" calcext:value-type="float">
            <text:p>85.5422</text:p>
          </table:table-cell>
          <table:table-cell office:value-type="float" office:value="4.88855" calcext:value-type="float">
            <text:p>4.88855</text:p>
          </table:table-cell>
          <table:table-cell office:value-type="float" office:value="0.000481213" calcext:value-type="float">
            <text:p>0.000481213</text:p>
          </table:table-cell>
          <table:table-cell/>
          <table:table-cell office:value-type="float" office:value="34.6404" calcext:value-type="float">
            <text:p>34.6404</text:p>
          </table:table-cell>
          <table:table-cell office:value-type="float" office:value="1.30869" calcext:value-type="float">
            <text:p>1.30869</text:p>
          </table:table-cell>
          <table:table-cell office:value-type="float" office:value="0.00229039" calcext:value-type="float">
            <text:p>0.00229039</text:p>
          </table:table-cell>
          <table:table-cell/>
          <table:table-cell office:value-type="float" office:value="33.0748" calcext:value-type="float">
            <text:p>33.0748</text:p>
          </table:table-cell>
          <table:table-cell office:value-type="float" office:value="1.51196" calcext:value-type="float">
            <text:p>1.51196</text:p>
          </table:table-cell>
          <table:table-cell office:value-type="float" office:value="0.000737615" calcext:value-type="float">
            <text:p>0.000737615</text:p>
          </table:table-cell>
          <table:table-cell/>
          <table:table-cell office:value-type="float" office:value="32.6713" calcext:value-type="float">
            <text:p>32.6713</text:p>
          </table:table-cell>
          <table:table-cell office:value-type="float" office:value="1.4864" calcext:value-type="float">
            <text:p>1.4864</text:p>
          </table:table-cell>
          <table:table-cell office:value-type="float" office:value="0.000733107" calcext:value-type="float">
            <text:p>0.000733107</text:p>
          </table:table-cell>
          <table:table-cell/>
          <table:table-cell office:value-type="float" office:value="32.7094" calcext:value-type="float">
            <text:p>32.7094</text:p>
          </table:table-cell>
          <table:table-cell office:value-type="float" office:value="1.38098" calcext:value-type="float">
            <text:p>1.38098</text:p>
          </table:table-cell>
          <table:table-cell office:value-type="float" office:value="0.00070311" calcext:value-type="float">
            <text:p>0.00070311</text:p>
          </table:table-cell>
          <table:table-cell/>
          <table:table-cell office:value-type="float" office:value="32.4398" calcext:value-type="float">
            <text:p>32.4398</text:p>
          </table:table-cell>
          <table:table-cell office:value-type="float" office:value="1.45586" calcext:value-type="float">
            <text:p>1.45586</text:p>
          </table:table-cell>
          <table:table-cell office:value-type="float" office:value="0.000713801" calcext:value-type="float">
            <text:p>0.000713801</text:p>
          </table:table-cell>
          <table:table-cell/>
          <table:table-cell office:value-type="float" office:value="32.3978" calcext:value-type="float">
            <text:p>32.3978</text:p>
          </table:table-cell>
          <table:table-cell office:value-type="float" office:value="1.25971" calcext:value-type="float">
            <text:p>1.25971</text:p>
          </table:table-cell>
          <table:table-cell office:value-type="float" office:value="0.000718911" calcext:value-type="float">
            <text:p>0.000718911</text:p>
          </table:table-cell>
          <table:table-cell table:number-columns-repeated="16357"/>
        </table:table-row>
        <table:table-row table:style-name="ro1">
          <table:table-cell office:value-type="float" office:value="83.4225" calcext:value-type="float">
            <text:p>83.4225</text:p>
          </table:table-cell>
          <table:table-cell office:value-type="float" office:value="4.94118" calcext:value-type="float">
            <text:p>4.94118</text:p>
          </table:table-cell>
          <table:table-cell office:value-type="float" office:value="0.000484721" calcext:value-type="float">
            <text:p>0.000484721</text:p>
          </table:table-cell>
          <table:table-cell/>
          <table:table-cell office:value-type="float" office:value="33.3812" calcext:value-type="float">
            <text:p>33.3812</text:p>
          </table:table-cell>
          <table:table-cell office:value-type="float" office:value="1.28061" calcext:value-type="float">
            <text:p>1.28061</text:p>
          </table:table-cell>
          <table:table-cell office:value-type="float" office:value="0.00230261" calcext:value-type="float">
            <text:p>0.00230261</text:p>
          </table:table-cell>
          <table:table-cell/>
          <table:table-cell office:value-type="float" office:value="33.2994" calcext:value-type="float">
            <text:p>33.2994</text:p>
          </table:table-cell>
          <table:table-cell office:value-type="float" office:value="1.26158" calcext:value-type="float">
            <text:p>1.26158</text:p>
          </table:table-cell>
          <table:table-cell office:value-type="float" office:value="0.000737856" calcext:value-type="float">
            <text:p>0.000737856</text:p>
          </table:table-cell>
          <table:table-cell/>
          <table:table-cell office:value-type="float" office:value="33.0017" calcext:value-type="float">
            <text:p>33.0017</text:p>
          </table:table-cell>
          <table:table-cell office:value-type="float" office:value="1.38724" calcext:value-type="float">
            <text:p>1.38724</text:p>
          </table:table-cell>
          <table:table-cell office:value-type="float" office:value="0.000727507" calcext:value-type="float">
            <text:p>0.000727507</text:p>
          </table:table-cell>
          <table:table-cell/>
          <table:table-cell office:value-type="float" office:value="32.6756" calcext:value-type="float">
            <text:p>32.6756</text:p>
          </table:table-cell>
          <table:table-cell office:value-type="float" office:value="1.23625" calcext:value-type="float">
            <text:p>1.23625</text:p>
          </table:table-cell>
          <table:table-cell office:value-type="float" office:value="0.000700395" calcext:value-type="float">
            <text:p>0.000700395</text:p>
          </table:table-cell>
          <table:table-cell/>
          <table:table-cell office:value-type="float" office:value="33.34" calcext:value-type="float">
            <text:p>33.34</text:p>
          </table:table-cell>
          <table:table-cell office:value-type="float" office:value="1.4428" calcext:value-type="float">
            <text:p>1.4428</text:p>
          </table:table-cell>
          <table:table-cell office:value-type="float" office:value="0.000709001" calcext:value-type="float">
            <text:p>0.000709001</text:p>
          </table:table-cell>
          <table:table-cell/>
          <table:table-cell office:value-type="float" office:value="33.3403" calcext:value-type="float">
            <text:p>33.3403</text:p>
          </table:table-cell>
          <table:table-cell office:value-type="float" office:value="1.36232" calcext:value-type="float">
            <text:p>1.36232</text:p>
          </table:table-cell>
          <table:table-cell office:value-type="float" office:value="0.000723379" calcext:value-type="float">
            <text:p>0.000723379</text:p>
          </table:table-cell>
          <table:table-cell table:number-columns-repeated="16357"/>
        </table:table-row>
        <table:table-row table:style-name="ro1">
          <table:table-cell office:value-type="float" office:value="83.908" calcext:value-type="float">
            <text:p>83.908</text:p>
          </table:table-cell>
          <table:table-cell office:value-type="float" office:value="7.83908" calcext:value-type="float">
            <text:p>7.83908</text:p>
          </table:table-cell>
          <table:table-cell office:value-type="float" office:value="0.000483538" calcext:value-type="float">
            <text:p>0.000483538</text:p>
          </table:table-cell>
          <table:table-cell/>
          <table:table-cell office:value-type="float" office:value="35.8931" calcext:value-type="float">
            <text:p>35.8931</text:p>
          </table:table-cell>
          <table:table-cell office:value-type="float" office:value="1.08084" calcext:value-type="float">
            <text:p>1.08084</text:p>
          </table:table-cell>
          <table:table-cell office:value-type="float" office:value="0.0022675" calcext:value-type="float">
            <text:p>0.0022675</text:p>
          </table:table-cell>
          <table:table-cell/>
          <table:table-cell office:value-type="float" office:value="35.297" calcext:value-type="float">
            <text:p>35.297</text:p>
          </table:table-cell>
          <table:table-cell office:value-type="float" office:value="1.30455" calcext:value-type="float">
            <text:p>1.30455</text:p>
          </table:table-cell>
          <table:table-cell office:value-type="float" office:value="0.000725964" calcext:value-type="float">
            <text:p>0.000725964</text:p>
          </table:table-cell>
          <table:table-cell/>
          <table:table-cell office:value-type="float" office:value="32.1472" calcext:value-type="float">
            <text:p>32.1472</text:p>
          </table:table-cell>
          <table:table-cell office:value-type="float" office:value="1.52555" calcext:value-type="float">
            <text:p>1.52555</text:p>
          </table:table-cell>
          <table:table-cell office:value-type="float" office:value="0.000732115" calcext:value-type="float">
            <text:p>0.000732115</text:p>
          </table:table-cell>
          <table:table-cell/>
          <table:table-cell office:value-type="float" office:value="32.4479" calcext:value-type="float">
            <text:p>32.4479</text:p>
          </table:table-cell>
          <table:table-cell office:value-type="float" office:value="1.41873" calcext:value-type="float">
            <text:p>1.41873</text:p>
          </table:table-cell>
          <table:table-cell office:value-type="float" office:value="0.000709793" calcext:value-type="float">
            <text:p>0.000709793</text:p>
          </table:table-cell>
          <table:table-cell/>
          <table:table-cell office:value-type="float" office:value="33.9151" calcext:value-type="float">
            <text:p>33.9151</text:p>
          </table:table-cell>
          <table:table-cell office:value-type="float" office:value="1.33848" calcext:value-type="float">
            <text:p>1.33848</text:p>
          </table:table-cell>
          <table:table-cell office:value-type="float" office:value="0.000720443" calcext:value-type="float">
            <text:p>0.000720443</text:p>
          </table:table-cell>
          <table:table-cell/>
          <table:table-cell office:value-type="float" office:value="33.7444" calcext:value-type="float">
            <text:p>33.7444</text:p>
          </table:table-cell>
          <table:table-cell office:value-type="float" office:value="1.36482" calcext:value-type="float">
            <text:p>1.36482</text:p>
          </table:table-cell>
          <table:table-cell office:value-type="float" office:value="0.000746031" calcext:value-type="float">
            <text:p>0.000746031</text:p>
          </table:table-cell>
          <table:table-cell table:number-columns-repeated="16357"/>
        </table:table-row>
        <table:table-row table:style-name="ro1">
          <table:table-cell office:value-type="float" office:value="81.9178" calcext:value-type="float">
            <text:p>81.9178</text:p>
          </table:table-cell>
          <table:table-cell office:value-type="float" office:value="5.07671" calcext:value-type="float">
            <text:p>5.07671</text:p>
          </table:table-cell>
          <table:table-cell office:value-type="float" office:value="0.000487155" calcext:value-type="float">
            <text:p>0.000487155</text:p>
          </table:table-cell>
          <table:table-cell/>
          <table:table-cell office:value-type="float" office:value="33.5462" calcext:value-type="float">
            <text:p>33.5462</text:p>
          </table:table-cell>
          <table:table-cell office:value-type="float" office:value="1.33506" calcext:value-type="float">
            <text:p>1.33506</text:p>
          </table:table-cell>
          <table:table-cell office:value-type="float" office:value="0.00219053" calcext:value-type="float">
            <text:p>0.00219053</text:p>
          </table:table-cell>
          <table:table-cell/>
          <table:table-cell office:value-type="float" office:value="33.2259" calcext:value-type="float">
            <text:p>33.2259</text:p>
          </table:table-cell>
          <table:table-cell office:value-type="float" office:value="1.36982" calcext:value-type="float">
            <text:p>1.36982</text:p>
          </table:table-cell>
          <table:table-cell office:value-type="float" office:value="0.000731514" calcext:value-type="float">
            <text:p>0.000731514</text:p>
          </table:table-cell>
          <table:table-cell/>
          <table:table-cell office:value-type="float" office:value="33.3779" calcext:value-type="float">
            <text:p>33.3779</text:p>
          </table:table-cell>
          <table:table-cell office:value-type="float" office:value="1.27748" calcext:value-type="float">
            <text:p>1.27748</text:p>
          </table:table-cell>
          <table:table-cell office:value-type="float" office:value="0.000727436" calcext:value-type="float">
            <text:p>0.000727436</text:p>
          </table:table-cell>
          <table:table-cell/>
          <table:table-cell office:value-type="float" office:value="34.1445" calcext:value-type="float">
            <text:p>34.1445</text:p>
          </table:table-cell>
          <table:table-cell office:value-type="float" office:value="1.22816" calcext:value-type="float">
            <text:p>1.22816</text:p>
          </table:table-cell>
          <table:table-cell office:value-type="float" office:value="0.000698422" calcext:value-type="float">
            <text:p>0.000698422</text:p>
          </table:table-cell>
          <table:table-cell/>
          <table:table-cell office:value-type="float" office:value="33.516" calcext:value-type="float">
            <text:p>33.516</text:p>
          </table:table-cell>
          <table:table-cell office:value-type="float" office:value="1.29828" calcext:value-type="float">
            <text:p>1.29828</text:p>
          </table:table-cell>
          <table:table-cell office:value-type="float" office:value="0.000714262" calcext:value-type="float">
            <text:p>0.000714262</text:p>
          </table:table-cell>
          <table:table-cell/>
          <table:table-cell office:value-type="float" office:value="34.3128" calcext:value-type="float">
            <text:p>34.3128</text:p>
          </table:table-cell>
          <table:table-cell office:value-type="float" office:value="1.16883" calcext:value-type="float">
            <text:p>1.16883</text:p>
          </table:table-cell>
          <table:table-cell office:value-type="float" office:value="0.000714392" calcext:value-type="float">
            <text:p>0.000714392</text:p>
          </table:table-cell>
          <table:table-cell table:number-columns-repeated="16357"/>
        </table:table-row>
        <table:table-row table:style-name="ro1">
          <table:table-cell office:value-type="float" office:value="77.7159" calcext:value-type="float">
            <text:p>77.7159</text:p>
          </table:table-cell>
          <table:table-cell office:value-type="float" office:value="7.82451" calcext:value-type="float">
            <text:p>7.82451</text:p>
          </table:table-cell>
          <table:table-cell office:value-type="float" office:value="0.000488748" calcext:value-type="float">
            <text:p>0.000488748</text:p>
          </table:table-cell>
          <table:table-cell/>
          <table:table-cell office:value-type="float" office:value="33.1574" calcext:value-type="float">
            <text:p>33.1574</text:p>
          </table:table-cell>
          <table:table-cell office:value-type="float" office:value="1.40694" calcext:value-type="float">
            <text:p>1.40694</text:p>
          </table:table-cell>
          <table:table-cell office:value-type="float" office:value="0.0016911" calcext:value-type="float">
            <text:p>0.0016911</text:p>
          </table:table-cell>
          <table:table-cell/>
          <table:table-cell office:value-type="float" office:value="34.2449" calcext:value-type="float">
            <text:p>34.2449</text:p>
          </table:table-cell>
          <table:table-cell office:value-type="float" office:value="1.398" calcext:value-type="float">
            <text:p>1.398</text:p>
          </table:table-cell>
          <table:table-cell office:value-type="float" office:value="0.000752614" calcext:value-type="float">
            <text:p>0.000752614</text:p>
          </table:table-cell>
          <table:table-cell/>
          <table:table-cell office:value-type="float" office:value="32.3498" calcext:value-type="float">
            <text:p>32.3498</text:p>
          </table:table-cell>
          <table:table-cell office:value-type="float" office:value="1.3563" calcext:value-type="float">
            <text:p>1.3563</text:p>
          </table:table-cell>
          <table:table-cell office:value-type="float" office:value="0.000738337" calcext:value-type="float">
            <text:p>0.000738337</text:p>
          </table:table-cell>
          <table:table-cell/>
          <table:table-cell office:value-type="float" office:value="33.191" calcext:value-type="float">
            <text:p>33.191</text:p>
          </table:table-cell>
          <table:table-cell office:value-type="float" office:value="1.37339" calcext:value-type="float">
            <text:p>1.37339</text:p>
          </table:table-cell>
          <table:table-cell office:value-type="float" office:value="0.000701137" calcext:value-type="float">
            <text:p>0.000701137</text:p>
          </table:table-cell>
          <table:table-cell/>
          <table:table-cell office:value-type="float" office:value="32.7769" calcext:value-type="float">
            <text:p>32.7769</text:p>
          </table:table-cell>
          <table:table-cell office:value-type="float" office:value="1.4591" calcext:value-type="float">
            <text:p>1.4591</text:p>
          </table:table-cell>
          <table:table-cell office:value-type="float" office:value="0.000706006" calcext:value-type="float">
            <text:p>0.000706006</text:p>
          </table:table-cell>
          <table:table-cell/>
          <table:table-cell office:value-type="float" office:value="33.8013" calcext:value-type="float">
            <text:p>33.8013</text:p>
          </table:table-cell>
          <table:table-cell office:value-type="float" office:value="1.3691" calcext:value-type="float">
            <text:p>1.3691</text:p>
          </table:table-cell>
          <table:table-cell office:value-type="float" office:value="0.000718469" calcext:value-type="float">
            <text:p>0.000718469</text:p>
          </table:table-cell>
          <table:table-cell table:number-columns-repeated="16357"/>
        </table:table-row>
        <table:table-row table:style-name="ro1">
          <table:table-cell office:value-type="float" office:value="75.2294" calcext:value-type="float">
            <text:p>75.2294</text:p>
          </table:table-cell>
          <table:table-cell office:value-type="float" office:value="11.0306" calcext:value-type="float">
            <text:p>11.0306</text:p>
          </table:table-cell>
          <table:table-cell office:value-type="float" office:value="0.00049524" calcext:value-type="float">
            <text:p>0.00049524</text:p>
          </table:table-cell>
          <table:table-cell/>
          <table:table-cell office:value-type="float" office:value="33.5682" calcext:value-type="float">
            <text:p>33.5682</text:p>
          </table:table-cell>
          <table:table-cell office:value-type="float" office:value="1.40155" calcext:value-type="float">
            <text:p>1.40155</text:p>
          </table:table-cell>
          <table:table-cell office:value-type="float" office:value="0.000764406" calcext:value-type="float">
            <text:p>0.000764406</text:p>
          </table:table-cell>
          <table:table-cell/>
          <table:table-cell office:value-type="float" office:value="33.6065" calcext:value-type="float">
            <text:p>33.6065</text:p>
          </table:table-cell>
          <table:table-cell office:value-type="float" office:value="1.32697" calcext:value-type="float">
            <text:p>1.32697</text:p>
          </table:table-cell>
          <table:table-cell office:value-type="float" office:value="0.000736003" calcext:value-type="float">
            <text:p>0.000736003</text:p>
          </table:table-cell>
          <table:table-cell/>
          <table:table-cell office:value-type="float" office:value="31.6655" calcext:value-type="float">
            <text:p>31.6655</text:p>
          </table:table-cell>
          <table:table-cell office:value-type="float" office:value="1.50823" calcext:value-type="float">
            <text:p>1.50823</text:p>
          </table:table-cell>
          <table:table-cell office:value-type="float" office:value="0.000735822" calcext:value-type="float">
            <text:p>0.000735822</text:p>
          </table:table-cell>
          <table:table-cell/>
          <table:table-cell office:value-type="float" office:value="32.5418" calcext:value-type="float">
            <text:p>32.5418</text:p>
          </table:table-cell>
          <table:table-cell office:value-type="float" office:value="1.39255" calcext:value-type="float">
            <text:p>1.39255</text:p>
          </table:table-cell>
          <table:table-cell office:value-type="float" office:value="0.000708089" calcext:value-type="float">
            <text:p>0.000708089</text:p>
          </table:table-cell>
          <table:table-cell/>
          <table:table-cell office:value-type="float" office:value="32.4247" calcext:value-type="float">
            <text:p>32.4247</text:p>
          </table:table-cell>
          <table:table-cell office:value-type="float" office:value="1.44487" calcext:value-type="float">
            <text:p>1.44487</text:p>
          </table:table-cell>
          <table:table-cell office:value-type="float" office:value="0.00071328" calcext:value-type="float">
            <text:p>0.00071328</text:p>
          </table:table-cell>
          <table:table-cell/>
          <table:table-cell office:value-type="float" office:value="33.9304" calcext:value-type="float">
            <text:p>33.9304</text:p>
          </table:table-cell>
          <table:table-cell office:value-type="float" office:value="1.33725" calcext:value-type="float">
            <text:p>1.33725</text:p>
          </table:table-cell>
          <table:table-cell office:value-type="float" office:value="0.000719201" calcext:value-type="float">
            <text:p>0.000719201</text:p>
          </table:table-cell>
          <table:table-cell table:number-columns-repeated="16357"/>
        </table:table-row>
        <table:table-row table:style-name="ro1">
          <table:table-cell office:value-type="float" office:value="76.7584" calcext:value-type="float">
            <text:p>76.7584</text:p>
          </table:table-cell>
          <table:table-cell office:value-type="float" office:value="8.30581" calcext:value-type="float">
            <text:p>8.30581</text:p>
          </table:table-cell>
          <table:table-cell office:value-type="float" office:value="0.000485172" calcext:value-type="float">
            <text:p>0.000485172</text:p>
          </table:table-cell>
          <table:table-cell/>
          <table:table-cell office:value-type="float" office:value="33.3888" calcext:value-type="float">
            <text:p>33.3888</text:p>
          </table:table-cell>
          <table:table-cell office:value-type="float" office:value="1.28704" calcext:value-type="float">
            <text:p>1.28704</text:p>
          </table:table-cell>
          <table:table-cell office:value-type="float" office:value="0.000757513" calcext:value-type="float">
            <text:p>0.000757513</text:p>
          </table:table-cell>
          <table:table-cell/>
          <table:table-cell office:value-type="float" office:value="33.932" calcext:value-type="float">
            <text:p>33.932</text:p>
          </table:table-cell>
          <table:table-cell office:value-type="float" office:value="1.29696" calcext:value-type="float">
            <text:p>1.29696</text:p>
          </table:table-cell>
          <table:table-cell office:value-type="float" office:value="0.000734119" calcext:value-type="float">
            <text:p>0.000734119</text:p>
          </table:table-cell>
          <table:table-cell/>
          <table:table-cell office:value-type="float" office:value="34.7428" calcext:value-type="float">
            <text:p>34.7428</text:p>
          </table:table-cell>
          <table:table-cell office:value-type="float" office:value="1.32305" calcext:value-type="float">
            <text:p>1.32305</text:p>
          </table:table-cell>
          <table:table-cell office:value-type="float" office:value="0.000729821" calcext:value-type="float">
            <text:p>0.000729821</text:p>
          </table:table-cell>
          <table:table-cell/>
          <table:table-cell office:value-type="float" office:value="33.9103" calcext:value-type="float">
            <text:p>33.9103</text:p>
          </table:table-cell>
          <table:table-cell office:value-type="float" office:value="1.42062" calcext:value-type="float">
            <text:p>1.42062</text:p>
          </table:table-cell>
          <table:table-cell office:value-type="float" office:value="0.00070828" calcext:value-type="float">
            <text:p>0.00070828</text:p>
          </table:table-cell>
          <table:table-cell/>
          <table:table-cell office:value-type="float" office:value="33.0735" calcext:value-type="float">
            <text:p>33.0735</text:p>
          </table:table-cell>
          <table:table-cell office:value-type="float" office:value="1.3377" calcext:value-type="float">
            <text:p>1.3377</text:p>
          </table:table-cell>
          <table:table-cell office:value-type="float" office:value="0.000709553" calcext:value-type="float">
            <text:p>0.000709553</text:p>
          </table:table-cell>
          <table:table-cell/>
          <table:table-cell office:value-type="float" office:value="33.8488" calcext:value-type="float">
            <text:p>33.8488</text:p>
          </table:table-cell>
          <table:table-cell office:value-type="float" office:value="1.21478" calcext:value-type="float">
            <text:p>1.21478</text:p>
          </table:table-cell>
          <table:table-cell office:value-type="float" office:value="0.000717497" calcext:value-type="float">
            <text:p>0.000717497</text:p>
          </table:table-cell>
          <table:table-cell table:number-columns-repeated="16357"/>
        </table:table-row>
        <table:table-row table:style-name="ro1">
          <table:table-cell office:value-type="float" office:value="81.3008" calcext:value-type="float">
            <text:p>81.3008</text:p>
          </table:table-cell>
          <table:table-cell office:value-type="float" office:value="4.69106" calcext:value-type="float">
            <text:p>4.69106</text:p>
          </table:table-cell>
          <table:table-cell office:value-type="float" office:value="0.000488288" calcext:value-type="float">
            <text:p>0.000488288</text:p>
          </table:table-cell>
          <table:table-cell/>
          <table:table-cell office:value-type="float" office:value="33.1625" calcext:value-type="float">
            <text:p>33.1625</text:p>
          </table:table-cell>
          <table:table-cell office:value-type="float" office:value="1.45107" calcext:value-type="float">
            <text:p>1.45107</text:p>
          </table:table-cell>
          <table:table-cell office:value-type="float" office:value="0.000762522" calcext:value-type="float">
            <text:p>0.000762522</text:p>
          </table:table-cell>
          <table:table-cell/>
          <table:table-cell office:value-type="float" office:value="32.7873" calcext:value-type="float">
            <text:p>32.7873</text:p>
          </table:table-cell>
          <table:table-cell office:value-type="float" office:value="1.49943" calcext:value-type="float">
            <text:p>1.49943</text:p>
          </table:table-cell>
          <table:table-cell office:value-type="float" office:value="0.000743516" calcext:value-type="float">
            <text:p>0.000743516</text:p>
          </table:table-cell>
          <table:table-cell/>
          <table:table-cell office:value-type="float" office:value="32.4212" calcext:value-type="float">
            <text:p>32.4212</text:p>
          </table:table-cell>
          <table:table-cell office:value-type="float" office:value="1.36176" calcext:value-type="float">
            <text:p>1.36176</text:p>
          </table:table-cell>
          <table:table-cell office:value-type="float" office:value="0.000731224" calcext:value-type="float">
            <text:p>0.000731224</text:p>
          </table:table-cell>
          <table:table-cell/>
          <table:table-cell office:value-type="float" office:value="34.0586" calcext:value-type="float">
            <text:p>34.0586</text:p>
          </table:table-cell>
          <table:table-cell office:value-type="float" office:value="1.28901" calcext:value-type="float">
            <text:p>1.28901</text:p>
          </table:table-cell>
          <table:table-cell office:value-type="float" office:value="0.000704854" calcext:value-type="float">
            <text:p>0.000704854</text:p>
          </table:table-cell>
          <table:table-cell/>
          <table:table-cell office:value-type="float" office:value="31.9806" calcext:value-type="float">
            <text:p>31.9806</text:p>
          </table:table-cell>
          <table:table-cell office:value-type="float" office:value="1.43207" calcext:value-type="float">
            <text:p>1.43207</text:p>
          </table:table-cell>
          <table:table-cell office:value-type="float" office:value="0.000712418" calcext:value-type="float">
            <text:p>0.000712418</text:p>
          </table:table-cell>
          <table:table-cell/>
          <table:table-cell office:value-type="float" office:value="33.9491" calcext:value-type="float">
            <text:p>33.9491</text:p>
          </table:table-cell>
          <table:table-cell office:value-type="float" office:value="1.29845" calcext:value-type="float">
            <text:p>1.29845</text:p>
          </table:table-cell>
          <table:table-cell office:value-type="float" office:value="0.000725923" calcext:value-type="float">
            <text:p>0.000725923</text:p>
          </table:table-cell>
          <table:table-cell table:number-columns-repeated="16357"/>
        </table:table-row>
        <table:table-row table:style-name="ro1">
          <table:table-cell office:value-type="float" office:value="80.1567" calcext:value-type="float">
            <text:p>80.1567</text:p>
          </table:table-cell>
          <table:table-cell office:value-type="float" office:value="4.7859" calcext:value-type="float">
            <text:p>4.7859</text:p>
          </table:table-cell>
          <table:table-cell office:value-type="float" office:value="0.000486264" calcext:value-type="float">
            <text:p>0.000486264</text:p>
          </table:table-cell>
          <table:table-cell/>
          <table:table-cell office:value-type="float" office:value="35.472" calcext:value-type="float">
            <text:p>35.472</text:p>
          </table:table-cell>
          <table:table-cell office:value-type="float" office:value="1.20044" calcext:value-type="float">
            <text:p>1.20044</text:p>
          </table:table-cell>
          <table:table-cell office:value-type="float" office:value="0.000756511" calcext:value-type="float">
            <text:p>0.000756511</text:p>
          </table:table-cell>
          <table:table-cell/>
          <table:table-cell office:value-type="float" office:value="33.473" calcext:value-type="float">
            <text:p>33.473</text:p>
          </table:table-cell>
          <table:table-cell office:value-type="float" office:value="1.36698" calcext:value-type="float">
            <text:p>1.36698</text:p>
          </table:table-cell>
          <table:table-cell office:value-type="float" office:value="0.000737425" calcext:value-type="float">
            <text:p>0.000737425</text:p>
          </table:table-cell>
          <table:table-cell/>
          <table:table-cell office:value-type="float" office:value="33.2624" calcext:value-type="float">
            <text:p>33.2624</text:p>
          </table:table-cell>
          <table:table-cell office:value-type="float" office:value="1.41014" calcext:value-type="float">
            <text:p>1.41014</text:p>
          </table:table-cell>
          <table:table-cell office:value-type="float" office:value="0.000755059" calcext:value-type="float">
            <text:p>0.000755059</text:p>
          </table:table-cell>
          <table:table-cell/>
          <table:table-cell office:value-type="float" office:value="32.8226" calcext:value-type="float">
            <text:p>32.8226</text:p>
          </table:table-cell>
          <table:table-cell office:value-type="float" office:value="1.4824" calcext:value-type="float">
            <text:p>1.4824</text:p>
          </table:table-cell>
          <table:table-cell office:value-type="float" office:value="0.000702739" calcext:value-type="float">
            <text:p>0.000702739</text:p>
          </table:table-cell>
          <table:table-cell/>
          <table:table-cell office:value-type="float" office:value="31.7518" calcext:value-type="float">
            <text:p>31.7518</text:p>
          </table:table-cell>
          <table:table-cell office:value-type="float" office:value="1.50872" calcext:value-type="float">
            <text:p>1.50872</text:p>
          </table:table-cell>
          <table:table-cell office:value-type="float" office:value="0.000706247" calcext:value-type="float">
            <text:p>0.000706247</text:p>
          </table:table-cell>
          <table:table-cell/>
          <table:table-cell office:value-type="float" office:value="33.1083" calcext:value-type="float">
            <text:p>33.1083</text:p>
          </table:table-cell>
          <table:table-cell office:value-type="float" office:value="1.36076" calcext:value-type="float">
            <text:p>1.36076</text:p>
          </table:table-cell>
          <table:table-cell office:value-type="float" office:value="0.000741212" calcext:value-type="float">
            <text:p>0.000741212</text:p>
          </table:table-cell>
          <table:table-cell table:number-columns-repeated="16357"/>
        </table:table-row>
        <table:table-row table:style-name="ro1">
          <table:table-cell office:value-type="float" office:value="85.5191" calcext:value-type="float">
            <text:p>85.5191</text:p>
          </table:table-cell>
          <table:table-cell office:value-type="float" office:value="3.47268" calcext:value-type="float">
            <text:p>3.47268</text:p>
          </table:table-cell>
          <table:table-cell office:value-type="float" office:value="0.000490992" calcext:value-type="float">
            <text:p>0.000490992</text:p>
          </table:table-cell>
          <table:table-cell/>
          <table:table-cell office:value-type="float" office:value="32.1725" calcext:value-type="float">
            <text:p>32.1725</text:p>
          </table:table-cell>
          <table:table-cell office:value-type="float" office:value="1.45255" calcext:value-type="float">
            <text:p>1.45255</text:p>
          </table:table-cell>
          <table:table-cell office:value-type="float" office:value="0.000754968" calcext:value-type="float">
            <text:p>0.000754968</text:p>
          </table:table-cell>
          <table:table-cell/>
          <table:table-cell office:value-type="float" office:value="33.6476" calcext:value-type="float">
            <text:p>33.6476</text:p>
          </table:table-cell>
          <table:table-cell office:value-type="float" office:value="1.42643" calcext:value-type="float">
            <text:p>1.42643</text:p>
          </table:table-cell>
          <table:table-cell office:value-type="float" office:value="0.000733468" calcext:value-type="float">
            <text:p>0.000733468</text:p>
          </table:table-cell>
          <table:table-cell/>
          <table:table-cell office:value-type="float" office:value="32.6918" calcext:value-type="float">
            <text:p>32.6918</text:p>
          </table:table-cell>
          <table:table-cell office:value-type="float" office:value="1.37434" calcext:value-type="float">
            <text:p>1.37434</text:p>
          </table:table-cell>
          <table:table-cell office:value-type="float" office:value="0.000729721" calcext:value-type="float">
            <text:p>0.000729721</text:p>
          </table:table-cell>
          <table:table-cell/>
          <table:table-cell office:value-type="float" office:value="33.9698" calcext:value-type="float">
            <text:p>33.9698</text:p>
          </table:table-cell>
          <table:table-cell office:value-type="float" office:value="1.31484" calcext:value-type="float">
            <text:p>1.31484</text:p>
          </table:table-cell>
          <table:table-cell office:value-type="float" office:value="0.000703752" calcext:value-type="float">
            <text:p>0.000703752</text:p>
          </table:table-cell>
          <table:table-cell/>
          <table:table-cell office:value-type="float" office:value="32.4863" calcext:value-type="float">
            <text:p>32.4863</text:p>
          </table:table-cell>
          <table:table-cell office:value-type="float" office:value="1.47056" calcext:value-type="float">
            <text:p>1.47056</text:p>
          </table:table-cell>
          <table:table-cell office:value-type="float" office:value="0.000713551" calcext:value-type="float">
            <text:p>0.000713551</text:p>
          </table:table-cell>
          <table:table-cell/>
          <table:table-cell office:value-type="float" office:value="33.6789" calcext:value-type="float">
            <text:p>33.6789</text:p>
          </table:table-cell>
          <table:table-cell office:value-type="float" office:value="1.28323" calcext:value-type="float">
            <text:p>1.28323</text:p>
          </table:table-cell>
          <table:table-cell office:value-type="float" office:value="0.000734309" calcext:value-type="float">
            <text:p>0.000734309</text:p>
          </table:table-cell>
          <table:table-cell table:number-columns-repeated="16357"/>
        </table:table-row>
        <table:table-row table:style-name="ro1">
          <table:table-cell office:value-type="float" office:value="82.0937" calcext:value-type="float">
            <text:p>82.0937</text:p>
          </table:table-cell>
          <table:table-cell office:value-type="float" office:value="6.78237" calcext:value-type="float">
            <text:p>6.78237</text:p>
          </table:table-cell>
          <table:table-cell office:value-type="float" office:value="0.000481915" calcext:value-type="float">
            <text:p>0.000481915</text:p>
          </table:table-cell>
          <table:table-cell/>
          <table:table-cell office:value-type="float" office:value="33.0964" calcext:value-type="float">
            <text:p>33.0964</text:p>
          </table:table-cell>
          <table:table-cell office:value-type="float" office:value="1.32897" calcext:value-type="float">
            <text:p>1.32897</text:p>
          </table:table-cell>
          <table:table-cell office:value-type="float" office:value="0.00075578" calcext:value-type="float">
            <text:p>0.00075578</text:p>
          </table:table-cell>
          <table:table-cell/>
          <table:table-cell office:value-type="float" office:value="33.959" calcext:value-type="float">
            <text:p>33.959</text:p>
          </table:table-cell>
          <table:table-cell office:value-type="float" office:value="1.32419" calcext:value-type="float">
            <text:p>1.32419</text:p>
          </table:table-cell>
          <table:table-cell office:value-type="float" office:value="0.000732325" calcext:value-type="float">
            <text:p>0.000732325</text:p>
          </table:table-cell>
          <table:table-cell/>
          <table:table-cell office:value-type="float" office:value="32.4221" calcext:value-type="float">
            <text:p>32.4221</text:p>
          </table:table-cell>
          <table:table-cell office:value-type="float" office:value="1.30171" calcext:value-type="float">
            <text:p>1.30171</text:p>
          </table:table-cell>
          <table:table-cell office:value-type="float" office:value="0.000730312" calcext:value-type="float">
            <text:p>0.000730312</text:p>
          </table:table-cell>
          <table:table-cell/>
          <table:table-cell office:value-type="float" office:value="33.1441" calcext:value-type="float">
            <text:p>33.1441</text:p>
          </table:table-cell>
          <table:table-cell office:value-type="float" office:value="1.39998" calcext:value-type="float">
            <text:p>1.39998</text:p>
          </table:table-cell>
          <table:table-cell office:value-type="float" office:value="0.000701488" calcext:value-type="float">
            <text:p>0.000701488</text:p>
          </table:table-cell>
          <table:table-cell/>
          <table:table-cell office:value-type="float" office:value="33.8097" calcext:value-type="float">
            <text:p>33.8097</text:p>
          </table:table-cell>
          <table:table-cell office:value-type="float" office:value="1.30407" calcext:value-type="float">
            <text:p>1.30407</text:p>
          </table:table-cell>
          <table:table-cell office:value-type="float" office:value="0.000711196" calcext:value-type="float">
            <text:p>0.000711196</text:p>
          </table:table-cell>
          <table:table-cell/>
          <table:table-cell office:value-type="float" office:value="32.4949" calcext:value-type="float">
            <text:p>32.4949</text:p>
          </table:table-cell>
          <table:table-cell office:value-type="float" office:value="1.40751" calcext:value-type="float">
            <text:p>1.40751</text:p>
          </table:table-cell>
          <table:table-cell office:value-type="float" office:value="0.000725613" calcext:value-type="float">
            <text:p>0.000725613</text:p>
          </table:table-cell>
          <table:table-cell table:number-columns-repeated="16357"/>
        </table:table-row>
        <table:table-row table:style-name="ro1">
          <table:table-cell office:value-type="float" office:value="74.3119" calcext:value-type="float">
            <text:p>74.3119</text:p>
          </table:table-cell>
          <table:table-cell office:value-type="float" office:value="9.14679" calcext:value-type="float">
            <text:p>9.14679</text:p>
          </table:table-cell>
          <table:table-cell office:value-type="float" office:value="0.000497294" calcext:value-type="float">
            <text:p>0.000497294</text:p>
          </table:table-cell>
          <table:table-cell/>
          <table:table-cell office:value-type="float" office:value="33.2843" calcext:value-type="float">
            <text:p>33.2843</text:p>
          </table:table-cell>
          <table:table-cell office:value-type="float" office:value="1.38666" calcext:value-type="float">
            <text:p>1.38666</text:p>
          </table:table-cell>
          <table:table-cell office:value-type="float" office:value="0.000761631" calcext:value-type="float">
            <text:p>0.000761631</text:p>
          </table:table-cell>
          <table:table-cell/>
          <table:table-cell office:value-type="float" office:value="33.3734" calcext:value-type="float">
            <text:p>33.3734</text:p>
          </table:table-cell>
          <table:table-cell office:value-type="float" office:value="1.36778" calcext:value-type="float">
            <text:p>1.36778</text:p>
          </table:table-cell>
          <table:table-cell office:value-type="float" office:value="0.000738878" calcext:value-type="float">
            <text:p>0.000738878</text:p>
          </table:table-cell>
          <table:table-cell/>
          <table:table-cell office:value-type="float" office:value="32.9535" calcext:value-type="float">
            <text:p>32.9535</text:p>
          </table:table-cell>
          <table:table-cell office:value-type="float" office:value="1.37398" calcext:value-type="float">
            <text:p>1.37398</text:p>
          </table:table-cell>
          <table:table-cell office:value-type="float" office:value="0.000747905" calcext:value-type="float">
            <text:p>0.000747905</text:p>
          </table:table-cell>
          <table:table-cell/>
          <table:table-cell office:value-type="float" office:value="32.3345" calcext:value-type="float">
            <text:p>32.3345</text:p>
          </table:table-cell>
          <table:table-cell office:value-type="float" office:value="1.5581" calcext:value-type="float">
            <text:p>1.5581</text:p>
          </table:table-cell>
          <table:table-cell office:value-type="float" office:value="0.000708882" calcext:value-type="float">
            <text:p>0.000708882</text:p>
          </table:table-cell>
          <table:table-cell/>
          <table:table-cell office:value-type="float" office:value="32.5576" calcext:value-type="float">
            <text:p>32.5576</text:p>
          </table:table-cell>
          <table:table-cell office:value-type="float" office:value="1.31507" calcext:value-type="float">
            <text:p>1.31507</text:p>
          </table:table-cell>
          <table:table-cell office:value-type="float" office:value="0.000704934" calcext:value-type="float">
            <text:p>0.000704934</text:p>
          </table:table-cell>
          <table:table-cell/>
          <table:table-cell office:value-type="float" office:value="35.1083" calcext:value-type="float">
            <text:p>35.1083</text:p>
          </table:table-cell>
          <table:table-cell office:value-type="float" office:value="1.13319" calcext:value-type="float">
            <text:p>1.13319</text:p>
          </table:table-cell>
          <table:table-cell office:value-type="float" office:value="0.000783602" calcext:value-type="float">
            <text:p>0.000783602</text:p>
          </table:table-cell>
          <table:table-cell table:number-columns-repeated="16357"/>
        </table:table-row>
        <table:table-row table:style-name="ro1">
          <table:table-cell office:value-type="float" office:value="82.3377" calcext:value-type="float">
            <text:p>82.3377</text:p>
          </table:table-cell>
          <table:table-cell office:value-type="float" office:value="4.42078" calcext:value-type="float">
            <text:p>4.42078</text:p>
          </table:table-cell>
          <table:table-cell office:value-type="float" office:value="0.000484099" calcext:value-type="float">
            <text:p>0.000484099</text:p>
          </table:table-cell>
          <table:table-cell/>
          <table:table-cell office:value-type="float" office:value="31.2016" calcext:value-type="float">
            <text:p>31.2016</text:p>
          </table:table-cell>
          <table:table-cell office:value-type="float" office:value="1.51863" calcext:value-type="float">
            <text:p>1.51863</text:p>
          </table:table-cell>
          <table:table-cell office:value-type="float" office:value="0.00076084" calcext:value-type="float">
            <text:p>0.00076084</text:p>
          </table:table-cell>
          <table:table-cell/>
          <table:table-cell office:value-type="float" office:value="33.9466" calcext:value-type="float">
            <text:p>33.9466</text:p>
          </table:table-cell>
          <table:table-cell office:value-type="float" office:value="1.30338" calcext:value-type="float">
            <text:p>1.30338</text:p>
          </table:table-cell>
          <table:table-cell office:value-type="float" office:value="0.00073991" calcext:value-type="float">
            <text:p>0.00073991</text:p>
          </table:table-cell>
          <table:table-cell/>
          <table:table-cell office:value-type="float" office:value="30.863" calcext:value-type="float">
            <text:p>30.863</text:p>
          </table:table-cell>
          <table:table-cell office:value-type="float" office:value="1.44218" calcext:value-type="float">
            <text:p>1.44218</text:p>
          </table:table-cell>
          <table:table-cell office:value-type="float" office:value="0.000737385" calcext:value-type="float">
            <text:p>0.000737385</text:p>
          </table:table-cell>
          <table:table-cell/>
          <table:table-cell office:value-type="float" office:value="32.1749" calcext:value-type="float">
            <text:p>32.1749</text:p>
          </table:table-cell>
          <table:table-cell office:value-type="float" office:value="1.34147" calcext:value-type="float">
            <text:p>1.34147</text:p>
          </table:table-cell>
          <table:table-cell office:value-type="float" office:value="0.000704744" calcext:value-type="float">
            <text:p>0.000704744</text:p>
          </table:table-cell>
          <table:table-cell/>
          <table:table-cell office:value-type="float" office:value="32.6697" calcext:value-type="float">
            <text:p>32.6697</text:p>
          </table:table-cell>
          <table:table-cell office:value-type="float" office:value="1.45554" calcext:value-type="float">
            <text:p>1.45554</text:p>
          </table:table-cell>
          <table:table-cell office:value-type="float" office:value="0.000711897" calcext:value-type="float">
            <text:p>0.000711897</text:p>
          </table:table-cell>
          <table:table-cell/>
          <table:table-cell office:value-type="float" office:value="33.0231" calcext:value-type="float">
            <text:p>33.0231</text:p>
          </table:table-cell>
          <table:table-cell office:value-type="float" office:value="1.3203" calcext:value-type="float">
            <text:p>1.3203</text:p>
          </table:table-cell>
          <table:table-cell office:value-type="float" office:value="0.000721164" calcext:value-type="float">
            <text:p>0.000721164</text:p>
          </table:table-cell>
          <table:table-cell table:number-columns-repeated="16357"/>
        </table:table-row>
        <table:table-row table:style-name="ro1">
          <table:table-cell office:value-type="float" office:value="76.7857" calcext:value-type="float">
            <text:p>76.7857</text:p>
          </table:table-cell>
          <table:table-cell office:value-type="float" office:value="9.19345" calcext:value-type="float">
            <text:p>9.19345</text:p>
          </table:table-cell>
          <table:table-cell office:value-type="float" office:value="0.000500711" calcext:value-type="float">
            <text:p>0.000500711</text:p>
          </table:table-cell>
          <table:table-cell/>
          <table:table-cell office:value-type="float" office:value="32.3432" calcext:value-type="float">
            <text:p>32.3432</text:p>
          </table:table-cell>
          <table:table-cell office:value-type="float" office:value="1.46549" calcext:value-type="float">
            <text:p>1.46549</text:p>
          </table:table-cell>
          <table:table-cell office:value-type="float" office:value="0.000753495" calcext:value-type="float">
            <text:p>0.000753495</text:p>
          </table:table-cell>
          <table:table-cell/>
          <table:table-cell office:value-type="float" office:value="34.8029" calcext:value-type="float">
            <text:p>34.8029</text:p>
          </table:table-cell>
          <table:table-cell office:value-type="float" office:value="1.17453" calcext:value-type="float">
            <text:p>1.17453</text:p>
          </table:table-cell>
          <table:table-cell office:value-type="float" office:value="0.000728949" calcext:value-type="float">
            <text:p>0.000728949</text:p>
          </table:table-cell>
          <table:table-cell/>
          <table:table-cell office:value-type="float" office:value="31.9523" calcext:value-type="float">
            <text:p>31.9523</text:p>
          </table:table-cell>
          <table:table-cell office:value-type="float" office:value="1.54561" calcext:value-type="float">
            <text:p>1.54561</text:p>
          </table:table-cell>
          <table:table-cell office:value-type="float" office:value="0.000737305" calcext:value-type="float">
            <text:p>0.000737305</text:p>
          </table:table-cell>
          <table:table-cell/>
          <table:table-cell office:value-type="float" office:value="33.299" calcext:value-type="float">
            <text:p>33.299</text:p>
          </table:table-cell>
          <table:table-cell office:value-type="float" office:value="1.28151" calcext:value-type="float">
            <text:p>1.28151</text:p>
          </table:table-cell>
          <table:table-cell office:value-type="float" office:value="0.00069749" calcext:value-type="float">
            <text:p>0.00069749</text:p>
          </table:table-cell>
          <table:table-cell/>
          <table:table-cell office:value-type="float" office:value="32.4375" calcext:value-type="float">
            <text:p>32.4375</text:p>
          </table:table-cell>
          <table:table-cell office:value-type="float" office:value="1.51871" calcext:value-type="float">
            <text:p>1.51871</text:p>
          </table:table-cell>
          <table:table-cell office:value-type="float" office:value="0.00072904" calcext:value-type="float">
            <text:p>0.00072904</text:p>
          </table:table-cell>
          <table:table-cell/>
          <table:table-cell office:value-type="float" office:value="32.9197" calcext:value-type="float">
            <text:p>32.9197</text:p>
          </table:table-cell>
          <table:table-cell office:value-type="float" office:value="1.43361" calcext:value-type="float">
            <text:p>1.43361</text:p>
          </table:table-cell>
          <table:table-cell office:value-type="float" office:value="0.000785425" calcext:value-type="float">
            <text:p>0.000785425</text:p>
          </table:table-cell>
          <table:table-cell table:number-columns-repeated="16357"/>
        </table:table-row>
        <table:table-row table:style-name="ro1">
          <table:table-cell office:value-type="float" office:value="80.4154" calcext:value-type="float">
            <text:p>80.4154</text:p>
          </table:table-cell>
          <table:table-cell office:value-type="float" office:value="7.24332" calcext:value-type="float">
            <text:p>7.24332</text:p>
          </table:table-cell>
          <table:table-cell office:value-type="float" office:value="0.000487085" calcext:value-type="float">
            <text:p>0.000487085</text:p>
          </table:table-cell>
          <table:table-cell/>
          <table:table-cell office:value-type="float" office:value="33.9987" calcext:value-type="float">
            <text:p>33.9987</text:p>
          </table:table-cell>
          <table:table-cell office:value-type="float" office:value="1.1928" calcext:value-type="float">
            <text:p>1.1928</text:p>
          </table:table-cell>
          <table:table-cell office:value-type="float" office:value="0.000753395" calcext:value-type="float">
            <text:p>0.000753395</text:p>
          </table:table-cell>
          <table:table-cell/>
          <table:table-cell office:value-type="float" office:value="34.7177" calcext:value-type="float">
            <text:p>34.7177</text:p>
          </table:table-cell>
          <table:table-cell office:value-type="float" office:value="1.12887" calcext:value-type="float">
            <text:p>1.12887</text:p>
          </table:table-cell>
          <table:table-cell office:value-type="float" office:value="0.000730392" calcext:value-type="float">
            <text:p>0.000730392</text:p>
          </table:table-cell>
          <table:table-cell/>
          <table:table-cell office:value-type="float" office:value="33.5255" calcext:value-type="float">
            <text:p>33.5255</text:p>
          </table:table-cell>
          <table:table-cell office:value-type="float" office:value="1.29463" calcext:value-type="float">
            <text:p>1.29463</text:p>
          </table:table-cell>
          <table:table-cell office:value-type="float" office:value="0.000765598" calcext:value-type="float">
            <text:p>0.000765598</text:p>
          </table:table-cell>
          <table:table-cell/>
          <table:table-cell office:value-type="float" office:value="33.4894" calcext:value-type="float">
            <text:p>33.4894</text:p>
          </table:table-cell>
          <table:table-cell office:value-type="float" office:value="1.32044" calcext:value-type="float">
            <text:p>1.32044</text:p>
          </table:table-cell>
          <table:table-cell office:value-type="float" office:value="0.000703761" calcext:value-type="float">
            <text:p>0.000703761</text:p>
          </table:table-cell>
          <table:table-cell/>
          <table:table-cell office:value-type="float" office:value="32.3065" calcext:value-type="float">
            <text:p>32.3065</text:p>
          </table:table-cell>
          <table:table-cell office:value-type="float" office:value="1.41658" calcext:value-type="float">
            <text:p>1.41658</text:p>
          </table:table-cell>
          <table:table-cell office:value-type="float" office:value="0.000717187" calcext:value-type="float">
            <text:p>0.000717187</text:p>
          </table:table-cell>
          <table:table-cell/>
          <table:table-cell office:value-type="float" office:value="32.3351" calcext:value-type="float">
            <text:p>32.3351</text:p>
          </table:table-cell>
          <table:table-cell office:value-type="float" office:value="1.46362" calcext:value-type="float">
            <text:p>1.46362</text:p>
          </table:table-cell>
          <table:table-cell office:value-type="float" office:value="0.000861067" calcext:value-type="float">
            <text:p>0.000861067</text:p>
          </table:table-cell>
          <table:table-cell table:number-columns-repeated="16357"/>
        </table:table-row>
        <table:table-row table:style-name="ro1">
          <table:table-cell office:value-type="float" office:value="79.7183" calcext:value-type="float">
            <text:p>79.7183</text:p>
          </table:table-cell>
          <table:table-cell office:value-type="float" office:value="5.77465" calcext:value-type="float">
            <text:p>5.77465</text:p>
          </table:table-cell>
          <table:table-cell office:value-type="float" office:value="0.000504658" calcext:value-type="float">
            <text:p>0.000504658</text:p>
          </table:table-cell>
          <table:table-cell/>
          <table:table-cell office:value-type="float" office:value="34.4911" calcext:value-type="float">
            <text:p>34.4911</text:p>
          </table:table-cell>
          <table:table-cell office:value-type="float" office:value="1.3858" calcext:value-type="float">
            <text:p>1.3858</text:p>
          </table:table-cell>
          <table:table-cell office:value-type="float" office:value="0.000758094" calcext:value-type="float">
            <text:p>0.000758094</text:p>
          </table:table-cell>
          <table:table-cell/>
          <table:table-cell office:value-type="float" office:value="33.05" calcext:value-type="float">
            <text:p>33.05</text:p>
          </table:table-cell>
          <table:table-cell office:value-type="float" office:value="1.30991" calcext:value-type="float">
            <text:p>1.30991</text:p>
          </table:table-cell>
          <table:table-cell office:value-type="float" office:value="0.000737596" calcext:value-type="float">
            <text:p>0.000737596</text:p>
          </table:table-cell>
          <table:table-cell/>
          <table:table-cell office:value-type="float" office:value="32.6477" calcext:value-type="float">
            <text:p>32.6477</text:p>
          </table:table-cell>
          <table:table-cell office:value-type="float" office:value="1.33071" calcext:value-type="float">
            <text:p>1.33071</text:p>
          </table:table-cell>
          <table:table-cell office:value-type="float" office:value="0.000736303" calcext:value-type="float">
            <text:p>0.000736303</text:p>
          </table:table-cell>
          <table:table-cell/>
          <table:table-cell office:value-type="float" office:value="33.1413" calcext:value-type="float">
            <text:p>33.1413</text:p>
          </table:table-cell>
          <table:table-cell office:value-type="float" office:value="1.44185" calcext:value-type="float">
            <text:p>1.44185</text:p>
          </table:table-cell>
          <table:table-cell office:value-type="float" office:value="0.000704593" calcext:value-type="float">
            <text:p>0.000704593</text:p>
          </table:table-cell>
          <table:table-cell/>
          <table:table-cell office:value-type="float" office:value="33.4585" calcext:value-type="float">
            <text:p>33.4585</text:p>
          </table:table-cell>
          <table:table-cell office:value-type="float" office:value="1.42657" calcext:value-type="float">
            <text:p>1.42657</text:p>
          </table:table-cell>
          <table:table-cell office:value-type="float" office:value="0.000704152" calcext:value-type="float">
            <text:p>0.000704152</text:p>
          </table:table-cell>
          <table:table-cell/>
          <table:table-cell office:value-type="float" office:value="32.3176" calcext:value-type="float">
            <text:p>32.3176</text:p>
          </table:table-cell>
          <table:table-cell office:value-type="float" office:value="1.36668" calcext:value-type="float">
            <text:p>1.36668</text:p>
          </table:table-cell>
          <table:table-cell office:value-type="float" office:value="0.000884942" calcext:value-type="float">
            <text:p>0.000884942</text:p>
          </table:table-cell>
          <table:table-cell table:number-columns-repeated="16357"/>
        </table:table-row>
        <table:table-row table:style-name="ro1">
          <table:table-cell office:value-type="float" office:value="80.3867" calcext:value-type="float">
            <text:p>80.3867</text:p>
          </table:table-cell>
          <table:table-cell office:value-type="float" office:value="6.41436" calcext:value-type="float">
            <text:p>6.41436</text:p>
          </table:table-cell>
          <table:table-cell office:value-type="float" office:value="0.00048453" calcext:value-type="float">
            <text:p>0.00048453</text:p>
          </table:table-cell>
          <table:table-cell/>
          <table:table-cell office:value-type="float" office:value="34.713" calcext:value-type="float">
            <text:p>34.713</text:p>
          </table:table-cell>
          <table:table-cell office:value-type="float" office:value="1.26357" calcext:value-type="float">
            <text:p>1.26357</text:p>
          </table:table-cell>
          <table:table-cell office:value-type="float" office:value="0.000764787" calcext:value-type="float">
            <text:p>0.000764787</text:p>
          </table:table-cell>
          <table:table-cell/>
          <table:table-cell office:value-type="float" office:value="34.9434" calcext:value-type="float">
            <text:p>34.9434</text:p>
          </table:table-cell>
          <table:table-cell office:value-type="float" office:value="1.21558" calcext:value-type="float">
            <text:p>1.21558</text:p>
          </table:table-cell>
          <table:table-cell office:value-type="float" office:value="0.00072901" calcext:value-type="float">
            <text:p>0.00072901</text:p>
          </table:table-cell>
          <table:table-cell/>
          <table:table-cell office:value-type="float" office:value="34.8282" calcext:value-type="float">
            <text:p>34.8282</text:p>
          </table:table-cell>
          <table:table-cell office:value-type="float" office:value="1.14202" calcext:value-type="float">
            <text:p>1.14202</text:p>
          </table:table-cell>
          <table:table-cell office:value-type="float" office:value="0.000763554" calcext:value-type="float">
            <text:p>0.000763554</text:p>
          </table:table-cell>
          <table:table-cell/>
          <table:table-cell office:value-type="float" office:value="33.6811" calcext:value-type="float">
            <text:p>33.6811</text:p>
          </table:table-cell>
          <table:table-cell office:value-type="float" office:value="1.30598" calcext:value-type="float">
            <text:p>1.30598</text:p>
          </table:table-cell>
          <table:table-cell office:value-type="float" office:value="0.000705425" calcext:value-type="float">
            <text:p>0.000705425</text:p>
          </table:table-cell>
          <table:table-cell/>
          <table:table-cell office:value-type="float" office:value="34.9977" calcext:value-type="float">
            <text:p>34.9977</text:p>
          </table:table-cell>
          <table:table-cell office:value-type="float" office:value="1.23157" calcext:value-type="float">
            <text:p>1.23157</text:p>
          </table:table-cell>
          <table:table-cell office:value-type="float" office:value="0.0007345" calcext:value-type="float">
            <text:p>0.0007345</text:p>
          </table:table-cell>
          <table:table-cell/>
          <table:table-cell office:value-type="float" office:value="33.0797" calcext:value-type="float">
            <text:p>33.0797</text:p>
          </table:table-cell>
          <table:table-cell office:value-type="float" office:value="1.43133" calcext:value-type="float">
            <text:p>1.43133</text:p>
          </table:table-cell>
          <table:table-cell office:value-type="float" office:value="0.000760899" calcext:value-type="float">
            <text:p>0.000760899</text:p>
          </table:table-cell>
          <table:table-cell table:number-columns-repeated="16357"/>
        </table:table-row>
        <table:table-row table:style-name="ro1">
          <table:table-cell office:value-type="float" office:value="80.8824" calcext:value-type="float">
            <text:p>80.8824</text:p>
          </table:table-cell>
          <table:table-cell office:value-type="float" office:value="8.44118" calcext:value-type="float">
            <text:p>8.44118</text:p>
          </table:table-cell>
          <table:table-cell office:value-type="float" office:value="0.000492024" calcext:value-type="float">
            <text:p>0.000492024</text:p>
          </table:table-cell>
          <table:table-cell/>
          <table:table-cell office:value-type="float" office:value="33.0494" calcext:value-type="float">
            <text:p>33.0494</text:p>
          </table:table-cell>
          <table:table-cell office:value-type="float" office:value="1.33678" calcext:value-type="float">
            <text:p>1.33678</text:p>
          </table:table-cell>
          <table:table-cell office:value-type="float" office:value="0.000756581" calcext:value-type="float">
            <text:p>0.000756581</text:p>
          </table:table-cell>
          <table:table-cell/>
          <table:table-cell office:value-type="float" office:value="33.9057" calcext:value-type="float">
            <text:p>33.9057</text:p>
          </table:table-cell>
          <table:table-cell office:value-type="float" office:value="1.25958" calcext:value-type="float">
            <text:p>1.25958</text:p>
          </table:table-cell>
          <table:table-cell office:value-type="float" office:value="0.000735422" calcext:value-type="float">
            <text:p>0.000735422</text:p>
          </table:table-cell>
          <table:table-cell/>
          <table:table-cell office:value-type="float" office:value="35.2934" calcext:value-type="float">
            <text:p>35.2934</text:p>
          </table:table-cell>
          <table:table-cell office:value-type="float" office:value="1.18726" calcext:value-type="float">
            <text:p>1.18726</text:p>
          </table:table-cell>
          <table:table-cell office:value-type="float" office:value="0.000718791" calcext:value-type="float">
            <text:p>0.000718791</text:p>
          </table:table-cell>
          <table:table-cell/>
          <table:table-cell office:value-type="float" office:value="33.5143" calcext:value-type="float">
            <text:p>33.5143</text:p>
          </table:table-cell>
          <table:table-cell office:value-type="float" office:value="1.29269" calcext:value-type="float">
            <text:p>1.29269</text:p>
          </table:table-cell>
          <table:table-cell office:value-type="float" office:value="0.000701337" calcext:value-type="float">
            <text:p>0.000701337</text:p>
          </table:table-cell>
          <table:table-cell/>
          <table:table-cell office:value-type="float" office:value="33.3047" calcext:value-type="float">
            <text:p>33.3047</text:p>
          </table:table-cell>
          <table:table-cell office:value-type="float" office:value="1.51039" calcext:value-type="float">
            <text:p>1.51039</text:p>
          </table:table-cell>
          <table:table-cell office:value-type="float" office:value="0.000710684" calcext:value-type="float">
            <text:p>0.000710684</text:p>
          </table:table-cell>
          <table:table-cell/>
          <table:table-cell office:value-type="float" office:value="32.0083" calcext:value-type="float">
            <text:p>32.0083</text:p>
          </table:table-cell>
          <table:table-cell office:value-type="float" office:value="1.35051" calcext:value-type="float">
            <text:p>1.35051</text:p>
          </table:table-cell>
          <table:table-cell office:value-type="float" office:value="0.000726455" calcext:value-type="float">
            <text:p>0.000726455</text:p>
          </table:table-cell>
          <table:table-cell table:number-columns-repeated="16357"/>
        </table:table-row>
        <table:table-row table:style-name="ro1">
          <table:table-cell office:value-type="float" office:value="87.6374" calcext:value-type="float">
            <text:p>87.6374</text:p>
          </table:table-cell>
          <table:table-cell office:value-type="float" office:value="4.87088" calcext:value-type="float">
            <text:p>4.87088</text:p>
          </table:table-cell>
          <table:table-cell office:value-type="float" office:value="0.000481174" calcext:value-type="float">
            <text:p>0.000481174</text:p>
          </table:table-cell>
          <table:table-cell/>
          <table:table-cell office:value-type="float" office:value="35.6587" calcext:value-type="float">
            <text:p>35.6587</text:p>
          </table:table-cell>
          <table:table-cell office:value-type="float" office:value="1.0899" calcext:value-type="float">
            <text:p>1.0899</text:p>
          </table:table-cell>
          <table:table-cell office:value-type="float" office:value="0.000753234" calcext:value-type="float">
            <text:p>0.000753234</text:p>
          </table:table-cell>
          <table:table-cell/>
          <table:table-cell office:value-type="float" office:value="34.2255" calcext:value-type="float">
            <text:p>34.2255</text:p>
          </table:table-cell>
          <table:table-cell office:value-type="float" office:value="1.22545" calcext:value-type="float">
            <text:p>1.22545</text:p>
          </table:table-cell>
          <table:table-cell office:value-type="float" office:value="0.000731644" calcext:value-type="float">
            <text:p>0.000731644</text:p>
          </table:table-cell>
          <table:table-cell/>
          <table:table-cell office:value-type="float" office:value="33.6671" calcext:value-type="float">
            <text:p>33.6671</text:p>
          </table:table-cell>
          <table:table-cell office:value-type="float" office:value="1.27563" calcext:value-type="float">
            <text:p>1.27563</text:p>
          </table:table-cell>
          <table:table-cell office:value-type="float" office:value="0.000837142" calcext:value-type="float">
            <text:p>0.000837142</text:p>
          </table:table-cell>
          <table:table-cell/>
          <table:table-cell office:value-type="float" office:value="32.9753" calcext:value-type="float">
            <text:p>32.9753</text:p>
          </table:table-cell>
          <table:table-cell office:value-type="float" office:value="1.23282" calcext:value-type="float">
            <text:p>1.23282</text:p>
          </table:table-cell>
          <table:table-cell office:value-type="float" office:value="0.00070294" calcext:value-type="float">
            <text:p>0.00070294</text:p>
          </table:table-cell>
          <table:table-cell/>
          <table:table-cell office:value-type="float" office:value="33.2979" calcext:value-type="float">
            <text:p>33.2979</text:p>
          </table:table-cell>
          <table:table-cell office:value-type="float" office:value="1.36013" calcext:value-type="float">
            <text:p>1.36013</text:p>
          </table:table-cell>
          <table:table-cell office:value-type="float" office:value="0.000713981" calcext:value-type="float">
            <text:p>0.000713981</text:p>
          </table:table-cell>
          <table:table-cell/>
          <table:table-cell office:value-type="float" office:value="33.7331" calcext:value-type="float">
            <text:p>33.7331</text:p>
          </table:table-cell>
          <table:table-cell office:value-type="float" office:value="1.25384" calcext:value-type="float">
            <text:p>1.25384</text:p>
          </table:table-cell>
          <table:table-cell office:value-type="float" office:value="0.000730843" calcext:value-type="float">
            <text:p>0.000730843</text:p>
          </table:table-cell>
          <table:table-cell table:number-columns-repeated="16357"/>
        </table:table-row>
        <table:table-row table:style-name="ro1">
          <table:table-cell office:value-type="float" office:value="80.3371" calcext:value-type="float">
            <text:p>80.3371</text:p>
          </table:table-cell>
          <table:table-cell office:value-type="float" office:value="5.32865" calcext:value-type="float">
            <text:p>5.32865</text:p>
          </table:table-cell>
          <table:table-cell office:value-type="float" office:value="0.000487235" calcext:value-type="float">
            <text:p>0.000487235</text:p>
          </table:table-cell>
          <table:table-cell/>
          <table:table-cell office:value-type="float" office:value="33.6489" calcext:value-type="float">
            <text:p>33.6489</text:p>
          </table:table-cell>
          <table:table-cell office:value-type="float" office:value="1.36632" calcext:value-type="float">
            <text:p>1.36632</text:p>
          </table:table-cell>
          <table:table-cell office:value-type="float" office:value="0.000760638" calcext:value-type="float">
            <text:p>0.000760638</text:p>
          </table:table-cell>
          <table:table-cell/>
          <table:table-cell office:value-type="float" office:value="34.1538" calcext:value-type="float">
            <text:p>34.1538</text:p>
          </table:table-cell>
          <table:table-cell office:value-type="float" office:value="1.3777" calcext:value-type="float">
            <text:p>1.3777</text:p>
          </table:table-cell>
          <table:table-cell office:value-type="float" office:value="0.000732927" calcext:value-type="float">
            <text:p>0.000732927</text:p>
          </table:table-cell>
          <table:table-cell/>
          <table:table-cell office:value-type="float" office:value="33.6959" calcext:value-type="float">
            <text:p>33.6959</text:p>
          </table:table-cell>
          <table:table-cell office:value-type="float" office:value="1.40567" calcext:value-type="float">
            <text:p>1.40567</text:p>
          </table:table-cell>
          <table:table-cell office:value-type="float" office:value="0.000940296" calcext:value-type="float">
            <text:p>0.000940296</text:p>
          </table:table-cell>
          <table:table-cell/>
          <table:table-cell office:value-type="float" office:value="34.3064" calcext:value-type="float">
            <text:p>34.3064</text:p>
          </table:table-cell>
          <table:table-cell office:value-type="float" office:value="1.18346" calcext:value-type="float">
            <text:p>1.18346</text:p>
          </table:table-cell>
          <table:table-cell office:value-type="float" office:value="0.000697781" calcext:value-type="float">
            <text:p>0.000697781</text:p>
          </table:table-cell>
          <table:table-cell/>
          <table:table-cell office:value-type="float" office:value="32.9179" calcext:value-type="float">
            <text:p>32.9179</text:p>
          </table:table-cell>
          <table:table-cell office:value-type="float" office:value="1.36321" calcext:value-type="float">
            <text:p>1.36321</text:p>
          </table:table-cell>
          <table:table-cell office:value-type="float" office:value="0.00071868" calcext:value-type="float">
            <text:p>0.00071868</text:p>
          </table:table-cell>
          <table:table-cell/>
          <table:table-cell office:value-type="float" office:value="35.0615" calcext:value-type="float">
            <text:p>35.0615</text:p>
          </table:table-cell>
          <table:table-cell office:value-type="float" office:value="1.18834" calcext:value-type="float">
            <text:p>1.18834</text:p>
          </table:table-cell>
          <table:table-cell office:value-type="float" office:value="0.00071875" calcext:value-type="float">
            <text:p>0.00071875</text:p>
          </table:table-cell>
          <table:table-cell table:number-columns-repeated="16357"/>
        </table:table-row>
        <table:table-row table:style-name="ro1">
          <table:table-cell office:value-type="float" office:value="78.8406" calcext:value-type="float">
            <text:p>78.8406</text:p>
          </table:table-cell>
          <table:table-cell office:value-type="float" office:value="5.35942" calcext:value-type="float">
            <text:p>5.35942</text:p>
          </table:table-cell>
          <table:table-cell office:value-type="float" office:value="0.000481985" calcext:value-type="float">
            <text:p>0.000481985</text:p>
          </table:table-cell>
          <table:table-cell/>
          <table:table-cell office:value-type="float" office:value="33.5176" calcext:value-type="float">
            <text:p>33.5176</text:p>
          </table:table-cell>
          <table:table-cell office:value-type="float" office:value="1.43954" calcext:value-type="float">
            <text:p>1.43954</text:p>
          </table:table-cell>
          <table:table-cell office:value-type="float" office:value="0.000764356" calcext:value-type="float">
            <text:p>0.000764356</text:p>
          </table:table-cell>
          <table:table-cell/>
          <table:table-cell office:value-type="float" office:value="34.6931" calcext:value-type="float">
            <text:p>34.6931</text:p>
          </table:table-cell>
          <table:table-cell office:value-type="float" office:value="1.23125" calcext:value-type="float">
            <text:p>1.23125</text:p>
          </table:table-cell>
          <table:table-cell office:value-type="float" office:value="0.000732506" calcext:value-type="float">
            <text:p>0.000732506</text:p>
          </table:table-cell>
          <table:table-cell/>
          <table:table-cell office:value-type="float" office:value="32.7421" calcext:value-type="float">
            <text:p>32.7421</text:p>
          </table:table-cell>
          <table:table-cell office:value-type="float" office:value="1.49391" calcext:value-type="float">
            <text:p>1.49391</text:p>
          </table:table-cell>
          <table:table-cell office:value-type="float" office:value="0.000963249" calcext:value-type="float">
            <text:p>0.000963249</text:p>
          </table:table-cell>
          <table:table-cell/>
          <table:table-cell office:value-type="float" office:value="34.9133" calcext:value-type="float">
            <text:p>34.9133</text:p>
          </table:table-cell>
          <table:table-cell office:value-type="float" office:value="1.2979" calcext:value-type="float">
            <text:p>1.2979</text:p>
          </table:table-cell>
          <table:table-cell office:value-type="float" office:value="0.000698762" calcext:value-type="float">
            <text:p>0.000698762</text:p>
          </table:table-cell>
          <table:table-cell/>
          <table:table-cell office:value-type="float" office:value="33.9515" calcext:value-type="float">
            <text:p>33.9515</text:p>
          </table:table-cell>
          <table:table-cell office:value-type="float" office:value="1.27833" calcext:value-type="float">
            <text:p>1.27833</text:p>
          </table:table-cell>
          <table:table-cell office:value-type="float" office:value="0.000707069" calcext:value-type="float">
            <text:p>0.000707069</text:p>
          </table:table-cell>
          <table:table-cell/>
          <table:table-cell office:value-type="float" office:value="33.0019" calcext:value-type="float">
            <text:p>33.0019</text:p>
          </table:table-cell>
          <table:table-cell office:value-type="float" office:value="1.38501" calcext:value-type="float">
            <text:p>1.38501</text:p>
          </table:table-cell>
          <table:table-cell office:value-type="float" office:value="0.000721284" calcext:value-type="float">
            <text:p>0.000721284</text:p>
          </table:table-cell>
          <table:table-cell table:number-columns-repeated="16357"/>
        </table:table-row>
        <table:table-row table:style-name="ro1">
          <table:table-cell office:value-type="float" office:value="80.2899" calcext:value-type="float">
            <text:p>80.2899</text:p>
          </table:table-cell>
          <table:table-cell office:value-type="float" office:value="6.27246" calcext:value-type="float">
            <text:p>6.27246</text:p>
          </table:table-cell>
          <table:table-cell office:value-type="float" office:value="0.000491403" calcext:value-type="float">
            <text:p>0.000491403</text:p>
          </table:table-cell>
          <table:table-cell/>
          <table:table-cell office:value-type="float" office:value="33.4296" calcext:value-type="float">
            <text:p>33.4296</text:p>
          </table:table-cell>
          <table:table-cell office:value-type="float" office:value="1.33716" calcext:value-type="float">
            <text:p>1.33716</text:p>
          </table:table-cell>
          <table:table-cell office:value-type="float" office:value="0.000755148" calcext:value-type="float">
            <text:p>0.000755148</text:p>
          </table:table-cell>
          <table:table-cell/>
          <table:table-cell office:value-type="float" office:value="32.8566" calcext:value-type="float">
            <text:p>32.8566</text:p>
          </table:table-cell>
          <table:table-cell office:value-type="float" office:value="1.44575" calcext:value-type="float">
            <text:p>1.44575</text:p>
          </table:table-cell>
          <table:table-cell office:value-type="float" office:value="0.000735141" calcext:value-type="float">
            <text:p>0.000735141</text:p>
          </table:table-cell>
          <table:table-cell/>
          <table:table-cell office:value-type="float" office:value="33.2557" calcext:value-type="float">
            <text:p>33.2557</text:p>
          </table:table-cell>
          <table:table-cell office:value-type="float" office:value="1.23643" calcext:value-type="float">
            <text:p>1.23643</text:p>
          </table:table-cell>
          <table:table-cell office:value-type="float" office:value="0.000845277" calcext:value-type="float">
            <text:p>0.000845277</text:p>
          </table:table-cell>
          <table:table-cell/>
          <table:table-cell office:value-type="float" office:value="32.424" calcext:value-type="float">
            <text:p>32.424</text:p>
          </table:table-cell>
          <table:table-cell office:value-type="float" office:value="1.37984" calcext:value-type="float">
            <text:p>1.37984</text:p>
          </table:table-cell>
          <table:table-cell office:value-type="float" office:value="0.000701106" calcext:value-type="float">
            <text:p>0.000701106</text:p>
          </table:table-cell>
          <table:table-cell/>
          <table:table-cell office:value-type="float" office:value="34.3749" calcext:value-type="float">
            <text:p>34.3749</text:p>
          </table:table-cell>
          <table:table-cell office:value-type="float" office:value="1.24922" calcext:value-type="float">
            <text:p>1.24922</text:p>
          </table:table-cell>
          <table:table-cell office:value-type="float" office:value="0.000706748" calcext:value-type="float">
            <text:p>0.000706748</text:p>
          </table:table-cell>
          <table:table-cell/>
          <table:table-cell office:value-type="float" office:value="33.9372" calcext:value-type="float">
            <text:p>33.9372</text:p>
          </table:table-cell>
          <table:table-cell office:value-type="float" office:value="1.25829" calcext:value-type="float">
            <text:p>1.25829</text:p>
          </table:table-cell>
          <table:table-cell office:value-type="float" office:value="0.000710064" calcext:value-type="float">
            <text:p>0.000710064</text:p>
          </table:table-cell>
          <table:table-cell table:number-columns-repeated="16357"/>
        </table:table-row>
        <table:table-row table:style-name="ro1">
          <table:table-cell office:value-type="float" office:value="81.7175" calcext:value-type="float">
            <text:p>81.7175</text:p>
          </table:table-cell>
          <table:table-cell office:value-type="float" office:value="7.08033" calcext:value-type="float">
            <text:p>7.08033</text:p>
          </table:table-cell>
          <table:table-cell office:value-type="float" office:value="0.000485011" calcext:value-type="float">
            <text:p>0.000485011</text:p>
          </table:table-cell>
          <table:table-cell/>
          <table:table-cell office:value-type="float" office:value="32.7" calcext:value-type="float">
            <text:p>32.7</text:p>
          </table:table-cell>
          <table:table-cell office:value-type="float" office:value="1.40451" calcext:value-type="float">
            <text:p>1.40451</text:p>
          </table:table-cell>
          <table:table-cell office:value-type="float" office:value="0.000759817" calcext:value-type="float">
            <text:p>0.000759817</text:p>
          </table:table-cell>
          <table:table-cell/>
          <table:table-cell office:value-type="float" office:value="34.5276" calcext:value-type="float">
            <text:p>34.5276</text:p>
          </table:table-cell>
          <table:table-cell office:value-type="float" office:value="1.20586" calcext:value-type="float">
            <text:p>1.20586</text:p>
          </table:table-cell>
          <table:table-cell office:value-type="float" office:value="0.000731685" calcext:value-type="float">
            <text:p>0.000731685</text:p>
          </table:table-cell>
          <table:table-cell/>
          <table:table-cell office:value-type="float" office:value="33.9095" calcext:value-type="float">
            <text:p>33.9095</text:p>
          </table:table-cell>
          <table:table-cell office:value-type="float" office:value="1.31171" calcext:value-type="float">
            <text:p>1.31171</text:p>
          </table:table-cell>
          <table:table-cell office:value-type="float" office:value="0.0007345" calcext:value-type="float">
            <text:p>0.0007345</text:p>
          </table:table-cell>
          <table:table-cell/>
          <table:table-cell office:value-type="float" office:value="31.1042" calcext:value-type="float">
            <text:p>31.1042</text:p>
          </table:table-cell>
          <table:table-cell office:value-type="float" office:value="1.43312" calcext:value-type="float">
            <text:p>1.43312</text:p>
          </table:table-cell>
          <table:table-cell office:value-type="float" office:value="0.000715073" calcext:value-type="float">
            <text:p>0.000715073</text:p>
          </table:table-cell>
          <table:table-cell/>
          <table:table-cell office:value-type="float" office:value="33.1669" calcext:value-type="float">
            <text:p>33.1669</text:p>
          </table:table-cell>
          <table:table-cell office:value-type="float" office:value="1.2212" calcext:value-type="float">
            <text:p>1.2212</text:p>
          </table:table-cell>
          <table:table-cell office:value-type="float" office:value="0.000699504" calcext:value-type="float">
            <text:p>0.000699504</text:p>
          </table:table-cell>
          <table:table-cell/>
          <table:table-cell office:value-type="float" office:value="33.4979" calcext:value-type="float">
            <text:p>33.4979</text:p>
          </table:table-cell>
          <table:table-cell office:value-type="float" office:value="1.33842" calcext:value-type="float">
            <text:p>1.33842</text:p>
          </table:table-cell>
          <table:table-cell office:value-type="float" office:value="0.000721896" calcext:value-type="float">
            <text:p>0.000721896</text:p>
          </table:table-cell>
          <table:table-cell table:number-columns-repeated="16357"/>
        </table:table-row>
        <table:table-row table:style-name="ro1">
          <table:table-cell office:value-type="float" office:value="78.5523" calcext:value-type="float">
            <text:p>78.5523</text:p>
          </table:table-cell>
          <table:table-cell office:value-type="float" office:value="6.89276" calcext:value-type="float">
            <text:p>6.89276</text:p>
          </table:table-cell>
          <table:table-cell office:value-type="float" office:value="0.000491293" calcext:value-type="float">
            <text:p>0.000491293</text:p>
          </table:table-cell>
          <table:table-cell/>
          <table:table-cell office:value-type="float" office:value="32.246" calcext:value-type="float">
            <text:p>32.246</text:p>
          </table:table-cell>
          <table:table-cell office:value-type="float" office:value="1.55051" calcext:value-type="float">
            <text:p>1.55051</text:p>
          </table:table-cell>
          <table:table-cell office:value-type="float" office:value="0.000760358" calcext:value-type="float">
            <text:p>0.000760358</text:p>
          </table:table-cell>
          <table:table-cell/>
          <table:table-cell office:value-type="float" office:value="33.6091" calcext:value-type="float">
            <text:p>33.6091</text:p>
          </table:table-cell>
          <table:table-cell office:value-type="float" office:value="1.26061" calcext:value-type="float">
            <text:p>1.26061</text:p>
          </table:table-cell>
          <table:table-cell office:value-type="float" office:value="0.00073489" calcext:value-type="float">
            <text:p>0.00073489</text:p>
          </table:table-cell>
          <table:table-cell/>
          <table:table-cell office:value-type="float" office:value="34.8705" calcext:value-type="float">
            <text:p>34.8705</text:p>
          </table:table-cell>
          <table:table-cell office:value-type="float" office:value="1.2585" calcext:value-type="float">
            <text:p>1.2585</text:p>
          </table:table-cell>
          <table:table-cell office:value-type="float" office:value="0.000729861" calcext:value-type="float">
            <text:p>0.000729861</text:p>
          </table:table-cell>
          <table:table-cell/>
          <table:table-cell office:value-type="float" office:value="33.2927" calcext:value-type="float">
            <text:p>33.2927</text:p>
          </table:table-cell>
          <table:table-cell office:value-type="float" office:value="1.26962" calcext:value-type="float">
            <text:p>1.26962</text:p>
          </table:table-cell>
          <table:table-cell office:value-type="float" office:value="0.000704163" calcext:value-type="float">
            <text:p>0.000704163</text:p>
          </table:table-cell>
          <table:table-cell/>
          <table:table-cell office:value-type="float" office:value="35.142" calcext:value-type="float">
            <text:p>35.142</text:p>
          </table:table-cell>
          <table:table-cell office:value-type="float" office:value="1.26815" calcext:value-type="float">
            <text:p>1.26815</text:p>
          </table:table-cell>
          <table:table-cell office:value-type="float" office:value="0.000742043" calcext:value-type="float">
            <text:p>0.000742043</text:p>
          </table:table-cell>
          <table:table-cell/>
          <table:table-cell office:value-type="float" office:value="32.6057" calcext:value-type="float">
            <text:p>32.6057</text:p>
          </table:table-cell>
          <table:table-cell office:value-type="float" office:value="1.48209" calcext:value-type="float">
            <text:p>1.48209</text:p>
          </table:table-cell>
          <table:table-cell office:value-type="float" office:value="0.00074526" calcext:value-type="float">
            <text:p>0.00074526</text:p>
          </table:table-cell>
          <table:table-cell table:number-columns-repeated="16357"/>
        </table:table-row>
        <table:table-row table:style-name="ro1">
          <table:table-cell office:value-type="float" office:value="77.0588" calcext:value-type="float">
            <text:p>77.0588</text:p>
          </table:table-cell>
          <table:table-cell office:value-type="float" office:value="8.35" calcext:value-type="float">
            <text:p>8.35</text:p>
          </table:table-cell>
          <table:table-cell office:value-type="float" office:value="0.000486203" calcext:value-type="float">
            <text:p>0.000486203</text:p>
          </table:table-cell>
          <table:table-cell/>
          <table:table-cell office:value-type="float" office:value="34.059" calcext:value-type="float">
            <text:p>34.059</text:p>
          </table:table-cell>
          <table:table-cell office:value-type="float" office:value="1.38623" calcext:value-type="float">
            <text:p>1.38623</text:p>
          </table:table-cell>
          <table:table-cell office:value-type="float" office:value="0.000756931" calcext:value-type="float">
            <text:p>0.000756931</text:p>
          </table:table-cell>
          <table:table-cell/>
          <table:table-cell office:value-type="float" office:value="35.0551" calcext:value-type="float">
            <text:p>35.0551</text:p>
          </table:table-cell>
          <table:table-cell office:value-type="float" office:value="1.24696" calcext:value-type="float">
            <text:p>1.24696</text:p>
          </table:table-cell>
          <table:table-cell office:value-type="float" office:value="0.000734249" calcext:value-type="float">
            <text:p>0.000734249</text:p>
          </table:table-cell>
          <table:table-cell/>
          <table:table-cell office:value-type="float" office:value="32.2331" calcext:value-type="float">
            <text:p>32.2331</text:p>
          </table:table-cell>
          <table:table-cell office:value-type="float" office:value="1.47016" calcext:value-type="float">
            <text:p>1.47016</text:p>
          </table:table-cell>
          <table:table-cell office:value-type="float" office:value="0.000731885" calcext:value-type="float">
            <text:p>0.000731885</text:p>
          </table:table-cell>
          <table:table-cell/>
          <table:table-cell office:value-type="float" office:value="33.4415" calcext:value-type="float">
            <text:p>33.4415</text:p>
          </table:table-cell>
          <table:table-cell office:value-type="float" office:value="1.28567" calcext:value-type="float">
            <text:p>1.28567</text:p>
          </table:table-cell>
          <table:table-cell office:value-type="float" office:value="0.000707189" calcext:value-type="float">
            <text:p>0.000707189</text:p>
          </table:table-cell>
          <table:table-cell/>
          <table:table-cell office:value-type="float" office:value="34.137" calcext:value-type="float">
            <text:p>34.137</text:p>
          </table:table-cell>
          <table:table-cell office:value-type="float" office:value="1.29751" calcext:value-type="float">
            <text:p>1.29751</text:p>
          </table:table-cell>
          <table:table-cell office:value-type="float" office:value="0.000734159" calcext:value-type="float">
            <text:p>0.000734159</text:p>
          </table:table-cell>
          <table:table-cell/>
          <table:table-cell office:value-type="float" office:value="32.4745" calcext:value-type="float">
            <text:p>32.4745</text:p>
          </table:table-cell>
          <table:table-cell office:value-type="float" office:value="1.43553" calcext:value-type="float">
            <text:p>1.43553</text:p>
          </table:table-cell>
          <table:table-cell office:value-type="float" office:value="0.00071858" calcext:value-type="float">
            <text:p>0.00071858</text:p>
          </table:table-cell>
          <table:table-cell table:number-columns-repeated="16357"/>
        </table:table-row>
        <table:table-row table:style-name="ro1">
          <table:table-cell office:value-type="float" office:value="82.5215" calcext:value-type="float">
            <text:p>82.5215</text:p>
          </table:table-cell>
          <table:table-cell office:value-type="float" office:value="5.12894" calcext:value-type="float">
            <text:p>5.12894</text:p>
          </table:table-cell>
          <table:table-cell office:value-type="float" office:value="0.000504317" calcext:value-type="float">
            <text:p>0.000504317</text:p>
          </table:table-cell>
          <table:table-cell/>
          <table:table-cell office:value-type="float" office:value="34.6905" calcext:value-type="float">
            <text:p>34.6905</text:p>
          </table:table-cell>
          <table:table-cell office:value-type="float" office:value="1.31614" calcext:value-type="float">
            <text:p>1.31614</text:p>
          </table:table-cell>
          <table:table-cell office:value-type="float" office:value="0.000752663" calcext:value-type="float">
            <text:p>0.000752663</text:p>
          </table:table-cell>
          <table:table-cell/>
          <table:table-cell office:value-type="float" office:value="33.664" calcext:value-type="float">
            <text:p>33.664</text:p>
          </table:table-cell>
          <table:table-cell office:value-type="float" office:value="1.39767" calcext:value-type="float">
            <text:p>1.39767</text:p>
          </table:table-cell>
          <table:table-cell office:value-type="float" office:value="0.000735972" calcext:value-type="float">
            <text:p>0.000735972</text:p>
          </table:table-cell>
          <table:table-cell/>
          <table:table-cell office:value-type="float" office:value="34.5597" calcext:value-type="float">
            <text:p>34.5597</text:p>
          </table:table-cell>
          <table:table-cell office:value-type="float" office:value="1.2503" calcext:value-type="float">
            <text:p>1.2503</text:p>
          </table:table-cell>
          <table:table-cell office:value-type="float" office:value="0.000726344" calcext:value-type="float">
            <text:p>0.000726344</text:p>
          </table:table-cell>
          <table:table-cell/>
          <table:table-cell office:value-type="float" office:value="34.2694" calcext:value-type="float">
            <text:p>34.2694</text:p>
          </table:table-cell>
          <table:table-cell office:value-type="float" office:value="1.27585" calcext:value-type="float">
            <text:p>1.27585</text:p>
          </table:table-cell>
          <table:table-cell office:value-type="float" office:value="0.000704213" calcext:value-type="float">
            <text:p>0.000704213</text:p>
          </table:table-cell>
          <table:table-cell/>
          <table:table-cell office:value-type="float" office:value="31.8745" calcext:value-type="float">
            <text:p>31.8745</text:p>
          </table:table-cell>
          <table:table-cell office:value-type="float" office:value="1.52739" calcext:value-type="float">
            <text:p>1.52739</text:p>
          </table:table-cell>
          <table:table-cell office:value-type="float" office:value="0.000716045" calcext:value-type="float">
            <text:p>0.000716045</text:p>
          </table:table-cell>
          <table:table-cell/>
          <table:table-cell office:value-type="float" office:value="33.3859" calcext:value-type="float">
            <text:p>33.3859</text:p>
          </table:table-cell>
          <table:table-cell office:value-type="float" office:value="1.47703" calcext:value-type="float">
            <text:p>1.47703</text:p>
          </table:table-cell>
          <table:table-cell office:value-type="float" office:value="0.000718049" calcext:value-type="float">
            <text:p>0.000718049</text:p>
          </table:table-cell>
          <table:table-cell table:number-columns-repeated="16357"/>
        </table:table-row>
        <table:table-row table:style-name="ro1">
          <table:table-cell office:value-type="float" office:value="83.6898" calcext:value-type="float">
            <text:p>83.6898</text:p>
          </table:table-cell>
          <table:table-cell office:value-type="float" office:value="4.35027" calcext:value-type="float">
            <text:p>4.35027</text:p>
          </table:table-cell>
          <table:table-cell office:value-type="float" office:value="0.000482246" calcext:value-type="float">
            <text:p>0.000482246</text:p>
          </table:table-cell>
          <table:table-cell/>
          <table:table-cell office:value-type="float" office:value="33.6162" calcext:value-type="float">
            <text:p>33.6162</text:p>
          </table:table-cell>
          <table:table-cell office:value-type="float" office:value="1.29845" calcext:value-type="float">
            <text:p>1.29845</text:p>
          </table:table-cell>
          <table:table-cell office:value-type="float" office:value="0.000759306" calcext:value-type="float">
            <text:p>0.000759306</text:p>
          </table:table-cell>
          <table:table-cell/>
          <table:table-cell office:value-type="float" office:value="34.5065" calcext:value-type="float">
            <text:p>34.5065</text:p>
          </table:table-cell>
          <table:table-cell office:value-type="float" office:value="1.24212" calcext:value-type="float">
            <text:p>1.24212</text:p>
          </table:table-cell>
          <table:table-cell office:value-type="float" office:value="0.000735291" calcext:value-type="float">
            <text:p>0.000735291</text:p>
          </table:table-cell>
          <table:table-cell/>
          <table:table-cell office:value-type="float" office:value="33.8254" calcext:value-type="float">
            <text:p>33.8254</text:p>
          </table:table-cell>
          <table:table-cell office:value-type="float" office:value="1.28394" calcext:value-type="float">
            <text:p>1.28394</text:p>
          </table:table-cell>
          <table:table-cell office:value-type="float" office:value="0.000728599" calcext:value-type="float">
            <text:p>0.000728599</text:p>
          </table:table-cell>
          <table:table-cell/>
          <table:table-cell office:value-type="float" office:value="33.9633" calcext:value-type="float">
            <text:p>33.9633</text:p>
          </table:table-cell>
          <table:table-cell office:value-type="float" office:value="1.31452" calcext:value-type="float">
            <text:p>1.31452</text:p>
          </table:table-cell>
          <table:table-cell office:value-type="float" office:value="0.00070333" calcext:value-type="float">
            <text:p>0.00070333</text:p>
          </table:table-cell>
          <table:table-cell/>
          <table:table-cell office:value-type="float" office:value="34.5313" calcext:value-type="float">
            <text:p>34.5313</text:p>
          </table:table-cell>
          <table:table-cell office:value-type="float" office:value="1.26274" calcext:value-type="float">
            <text:p>1.26274</text:p>
          </table:table-cell>
          <table:table-cell office:value-type="float" office:value="0.000716586" calcext:value-type="float">
            <text:p>0.000716586</text:p>
          </table:table-cell>
          <table:table-cell/>
          <table:table-cell office:value-type="float" office:value="33.9072" calcext:value-type="float">
            <text:p>33.9072</text:p>
          </table:table-cell>
          <table:table-cell office:value-type="float" office:value="1.30615" calcext:value-type="float">
            <text:p>1.30615</text:p>
          </table:table-cell>
          <table:table-cell office:value-type="float" office:value="0.000718109" calcext:value-type="float">
            <text:p>0.000718109</text:p>
          </table:table-cell>
          <table:table-cell table:number-columns-repeated="16357"/>
        </table:table-row>
        <table:table-row table:style-name="ro1">
          <table:table-cell office:value-type="float" office:value="80.6723" calcext:value-type="float">
            <text:p>80.6723</text:p>
          </table:table-cell>
          <table:table-cell office:value-type="float" office:value="6.88235" calcext:value-type="float">
            <text:p>6.88235</text:p>
          </table:table-cell>
          <table:table-cell office:value-type="float" office:value="0.000496202" calcext:value-type="float">
            <text:p>0.000496202</text:p>
          </table:table-cell>
          <table:table-cell/>
          <table:table-cell office:value-type="float" office:value="31.6667" calcext:value-type="float">
            <text:p>31.6667</text:p>
          </table:table-cell>
          <table:table-cell office:value-type="float" office:value="1.60118" calcext:value-type="float">
            <text:p>1.60118</text:p>
          </table:table-cell>
          <table:table-cell office:value-type="float" office:value="0.000761851" calcext:value-type="float">
            <text:p>0.000761851</text:p>
          </table:table-cell>
          <table:table-cell/>
          <table:table-cell office:value-type="float" office:value="34.8009" calcext:value-type="float">
            <text:p>34.8009</text:p>
          </table:table-cell>
          <table:table-cell office:value-type="float" office:value="1.21569" calcext:value-type="float">
            <text:p>1.21569</text:p>
          </table:table-cell>
          <table:table-cell office:value-type="float" office:value="0.000734951" calcext:value-type="float">
            <text:p>0.000734951</text:p>
          </table:table-cell>
          <table:table-cell/>
          <table:table-cell office:value-type="float" office:value="34.2691" calcext:value-type="float">
            <text:p>34.2691</text:p>
          </table:table-cell>
          <table:table-cell office:value-type="float" office:value="1.22183" calcext:value-type="float">
            <text:p>1.22183</text:p>
          </table:table-cell>
          <table:table-cell office:value-type="float" office:value="0.000722427" calcext:value-type="float">
            <text:p>0.000722427</text:p>
          </table:table-cell>
          <table:table-cell/>
          <table:table-cell office:value-type="float" office:value="32.5792" calcext:value-type="float">
            <text:p>32.5792</text:p>
          </table:table-cell>
          <table:table-cell office:value-type="float" office:value="1.40781" calcext:value-type="float">
            <text:p>1.40781</text:p>
          </table:table-cell>
          <table:table-cell office:value-type="float" office:value="0.000709272" calcext:value-type="float">
            <text:p>0.000709272</text:p>
          </table:table-cell>
          <table:table-cell/>
          <table:table-cell office:value-type="float" office:value="34.2153" calcext:value-type="float">
            <text:p>34.2153</text:p>
          </table:table-cell>
          <table:table-cell office:value-type="float" office:value="1.33514" calcext:value-type="float">
            <text:p>1.33514</text:p>
          </table:table-cell>
          <table:table-cell office:value-type="float" office:value="0.000710054" calcext:value-type="float">
            <text:p>0.000710054</text:p>
          </table:table-cell>
          <table:table-cell/>
          <table:table-cell office:value-type="float" office:value="32.9393" calcext:value-type="float">
            <text:p>32.9393</text:p>
          </table:table-cell>
          <table:table-cell office:value-type="float" office:value="1.41163" calcext:value-type="float">
            <text:p>1.41163</text:p>
          </table:table-cell>
          <table:table-cell office:value-type="float" office:value="0.000720333" calcext:value-type="float">
            <text:p>0.000720333</text:p>
          </table:table-cell>
          <table:table-cell table:number-columns-repeated="16357"/>
        </table:table-row>
        <table:table-row table:style-name="ro1">
          <table:table-cell office:value-type="float" office:value="80.2817" calcext:value-type="float">
            <text:p>80.2817</text:p>
          </table:table-cell>
          <table:table-cell office:value-type="float" office:value="5.98592" calcext:value-type="float">
            <text:p>5.98592</text:p>
          </table:table-cell>
          <table:table-cell office:value-type="float" office:value="0.000485091" calcext:value-type="float">
            <text:p>0.000485091</text:p>
          </table:table-cell>
          <table:table-cell/>
          <table:table-cell office:value-type="float" office:value="33.2637" calcext:value-type="float">
            <text:p>33.2637</text:p>
          </table:table-cell>
          <table:table-cell office:value-type="float" office:value="1.364" calcext:value-type="float">
            <text:p>1.364</text:p>
          </table:table-cell>
          <table:table-cell office:value-type="float" office:value="0.000752353" calcext:value-type="float">
            <text:p>0.000752353</text:p>
          </table:table-cell>
          <table:table-cell/>
          <table:table-cell office:value-type="float" office:value="34.2291" calcext:value-type="float">
            <text:p>34.2291</text:p>
          </table:table-cell>
          <table:table-cell office:value-type="float" office:value="1.15541" calcext:value-type="float">
            <text:p>1.15541</text:p>
          </table:table-cell>
          <table:table-cell office:value-type="float" office:value="0.000726174" calcext:value-type="float">
            <text:p>0.000726174</text:p>
          </table:table-cell>
          <table:table-cell/>
          <table:table-cell office:value-type="float" office:value="34.555" calcext:value-type="float">
            <text:p>34.555</text:p>
          </table:table-cell>
          <table:table-cell office:value-type="float" office:value="1.2497" calcext:value-type="float">
            <text:p>1.2497</text:p>
          </table:table-cell>
          <table:table-cell office:value-type="float" office:value="0.000722767" calcext:value-type="float">
            <text:p>0.000722767</text:p>
          </table:table-cell>
          <table:table-cell/>
          <table:table-cell office:value-type="float" office:value="31.5902" calcext:value-type="float">
            <text:p>31.5902</text:p>
          </table:table-cell>
          <table:table-cell office:value-type="float" office:value="1.51235" calcext:value-type="float">
            <text:p>1.51235</text:p>
          </table:table-cell>
          <table:table-cell office:value-type="float" office:value="0.000707238" calcext:value-type="float">
            <text:p>0.000707238</text:p>
          </table:table-cell>
          <table:table-cell/>
          <table:table-cell office:value-type="float" office:value="33.0962" calcext:value-type="float">
            <text:p>33.0962</text:p>
          </table:table-cell>
          <table:table-cell office:value-type="float" office:value="1.28485" calcext:value-type="float">
            <text:p>1.28485</text:p>
          </table:table-cell>
          <table:table-cell office:value-type="float" office:value="0.000723589" calcext:value-type="float">
            <text:p>0.000723589</text:p>
          </table:table-cell>
          <table:table-cell/>
          <table:table-cell office:value-type="float" office:value="32.8785" calcext:value-type="float">
            <text:p>32.8785</text:p>
          </table:table-cell>
          <table:table-cell office:value-type="float" office:value="1.38164" calcext:value-type="float">
            <text:p>1.38164</text:p>
          </table:table-cell>
          <table:table-cell office:value-type="float" office:value="0.000717698" calcext:value-type="float">
            <text:p>0.000717698</text:p>
          </table:table-cell>
          <table:table-cell table:number-columns-repeated="16357"/>
        </table:table-row>
        <table:table-row table:style-name="ro1">
          <table:table-cell office:value-type="float" office:value="85.7143" calcext:value-type="float">
            <text:p>85.7143</text:p>
          </table:table-cell>
          <table:table-cell office:value-type="float" office:value="5.11607" calcext:value-type="float">
            <text:p>5.11607</text:p>
          </table:table-cell>
          <table:table-cell office:value-type="float" office:value="0.000482786" calcext:value-type="float">
            <text:p>0.000482786</text:p>
          </table:table-cell>
          <table:table-cell/>
          <table:table-cell office:value-type="float" office:value="32.8464" calcext:value-type="float">
            <text:p>32.8464</text:p>
          </table:table-cell>
          <table:table-cell office:value-type="float" office:value="1.38338" calcext:value-type="float">
            <text:p>1.38338</text:p>
          </table:table-cell>
          <table:table-cell office:value-type="float" office:value="0.000755609" calcext:value-type="float">
            <text:p>0.000755609</text:p>
          </table:table-cell>
          <table:table-cell/>
          <table:table-cell office:value-type="float" office:value="34.4048" calcext:value-type="float">
            <text:p>34.4048</text:p>
          </table:table-cell>
          <table:table-cell office:value-type="float" office:value="1.28925" calcext:value-type="float">
            <text:p>1.28925</text:p>
          </table:table-cell>
          <table:table-cell office:value-type="float" office:value="0.000728408" calcext:value-type="float">
            <text:p>0.000728408</text:p>
          </table:table-cell>
          <table:table-cell/>
          <table:table-cell office:value-type="float" office:value="33.234" calcext:value-type="float">
            <text:p>33.234</text:p>
          </table:table-cell>
          <table:table-cell office:value-type="float" office:value="1.42992" calcext:value-type="float">
            <text:p>1.42992</text:p>
          </table:table-cell>
          <table:table-cell office:value-type="float" office:value="0.000729721" calcext:value-type="float">
            <text:p>0.000729721</text:p>
          </table:table-cell>
          <table:table-cell/>
          <table:table-cell office:value-type="float" office:value="33.0161" calcext:value-type="float">
            <text:p>33.0161</text:p>
          </table:table-cell>
          <table:table-cell office:value-type="float" office:value="1.37913" calcext:value-type="float">
            <text:p>1.37913</text:p>
          </table:table-cell>
          <table:table-cell office:value-type="float" office:value="0.00070304" calcext:value-type="float">
            <text:p>0.00070304</text:p>
          </table:table-cell>
          <table:table-cell/>
          <table:table-cell office:value-type="float" office:value="33.1116" calcext:value-type="float">
            <text:p>33.1116</text:p>
          </table:table-cell>
          <table:table-cell office:value-type="float" office:value="1.41096" calcext:value-type="float">
            <text:p>1.41096</text:p>
          </table:table-cell>
          <table:table-cell office:value-type="float" office:value="0.000731153" calcext:value-type="float">
            <text:p>0.000731153</text:p>
          </table:table-cell>
          <table:table-cell/>
          <table:table-cell office:value-type="float" office:value="34.4881" calcext:value-type="float">
            <text:p>34.4881</text:p>
          </table:table-cell>
          <table:table-cell office:value-type="float" office:value="1.19661" calcext:value-type="float">
            <text:p>1.19661</text:p>
          </table:table-cell>
          <table:table-cell office:value-type="float" office:value="0.000725382" calcext:value-type="float">
            <text:p>0.000725382</text:p>
          </table:table-cell>
          <table:table-cell table:number-columns-repeated="16357"/>
        </table:table-row>
        <table:table-row table:style-name="ro1">
          <table:table-cell office:value-type="float" office:value="84.7185" calcext:value-type="float">
            <text:p>84.7185</text:p>
          </table:table-cell>
          <table:table-cell office:value-type="float" office:value="4.69973" calcext:value-type="float">
            <text:p>4.69973</text:p>
          </table:table-cell>
          <table:table-cell office:value-type="float" office:value="0.000483789" calcext:value-type="float">
            <text:p>0.000483789</text:p>
          </table:table-cell>
          <table:table-cell/>
          <table:table-cell office:value-type="float" office:value="34.0073" calcext:value-type="float">
            <text:p>34.0073</text:p>
          </table:table-cell>
          <table:table-cell office:value-type="float" office:value="1.29608" calcext:value-type="float">
            <text:p>1.29608</text:p>
          </table:table-cell>
          <table:table-cell office:value-type="float" office:value="0.000754206" calcext:value-type="float">
            <text:p>0.000754206</text:p>
          </table:table-cell>
          <table:table-cell/>
          <table:table-cell office:value-type="float" office:value="32.8655" calcext:value-type="float">
            <text:p>32.8655</text:p>
          </table:table-cell>
          <table:table-cell office:value-type="float" office:value="1.28439" calcext:value-type="float">
            <text:p>1.28439</text:p>
          </table:table-cell>
          <table:table-cell office:value-type="float" office:value="0.000765017" calcext:value-type="float">
            <text:p>0.000765017</text:p>
          </table:table-cell>
          <table:table-cell/>
          <table:table-cell office:value-type="float" office:value="33.0815" calcext:value-type="float">
            <text:p>33.0815</text:p>
          </table:table-cell>
          <table:table-cell office:value-type="float" office:value="1.33223" calcext:value-type="float">
            <text:p>1.33223</text:p>
          </table:table-cell>
          <table:table-cell office:value-type="float" office:value="0.000735321" calcext:value-type="float">
            <text:p>0.000735321</text:p>
          </table:table-cell>
          <table:table-cell/>
          <table:table-cell office:value-type="float" office:value="32.0483" calcext:value-type="float">
            <text:p>32.0483</text:p>
          </table:table-cell>
          <table:table-cell office:value-type="float" office:value="1.49396" calcext:value-type="float">
            <text:p>1.49396</text:p>
          </table:table-cell>
          <table:table-cell office:value-type="float" office:value="0.000708841" calcext:value-type="float">
            <text:p>0.000708841</text:p>
          </table:table-cell>
          <table:table-cell/>
          <table:table-cell office:value-type="float" office:value="34.7258" calcext:value-type="float">
            <text:p>34.7258</text:p>
          </table:table-cell>
          <table:table-cell office:value-type="float" office:value="1.17895" calcext:value-type="float">
            <text:p>1.17895</text:p>
          </table:table-cell>
          <table:table-cell office:value-type="float" office:value="0.000705515" calcext:value-type="float">
            <text:p>0.000705515</text:p>
          </table:table-cell>
          <table:table-cell/>
          <table:table-cell office:value-type="float" office:value="33.4395" calcext:value-type="float">
            <text:p>33.4395</text:p>
          </table:table-cell>
          <table:table-cell office:value-type="float" office:value="1.39257" calcext:value-type="float">
            <text:p>1.39257</text:p>
          </table:table-cell>
          <table:table-cell office:value-type="float" office:value="0.000759998" calcext:value-type="float">
            <text:p>0.000759998</text:p>
          </table:table-cell>
          <table:table-cell table:number-columns-repeated="16357"/>
        </table:table-row>
        <table:table-row table:style-name="ro1">
          <table:table-cell office:value-type="float" office:value="78.2723" calcext:value-type="float">
            <text:p>78.2723</text:p>
          </table:table-cell>
          <table:table-cell office:value-type="float" office:value="5.94241" calcext:value-type="float">
            <text:p>5.94241</text:p>
          </table:table-cell>
          <table:table-cell office:value-type="float" office:value="0.000493728" calcext:value-type="float">
            <text:p>0.000493728</text:p>
          </table:table-cell>
          <table:table-cell/>
          <table:table-cell office:value-type="float" office:value="32.7797" calcext:value-type="float">
            <text:p>32.7797</text:p>
          </table:table-cell>
          <table:table-cell office:value-type="float" office:value="1.37579" calcext:value-type="float">
            <text:p>1.37579</text:p>
          </table:table-cell>
          <table:table-cell office:value-type="float" office:value="0.000756881" calcext:value-type="float">
            <text:p>0.000756881</text:p>
          </table:table-cell>
          <table:table-cell/>
          <table:table-cell office:value-type="float" office:value="32.9847" calcext:value-type="float">
            <text:p>32.9847</text:p>
          </table:table-cell>
          <table:table-cell office:value-type="float" office:value="1.53199" calcext:value-type="float">
            <text:p>1.53199</text:p>
          </table:table-cell>
          <table:table-cell office:value-type="float" office:value="0.000740641" calcext:value-type="float">
            <text:p>0.000740641</text:p>
          </table:table-cell>
          <table:table-cell/>
          <table:table-cell office:value-type="float" office:value="33.914" calcext:value-type="float">
            <text:p>33.914</text:p>
          </table:table-cell>
          <table:table-cell office:value-type="float" office:value="1.22877" calcext:value-type="float">
            <text:p>1.22877</text:p>
          </table:table-cell>
          <table:table-cell office:value-type="float" office:value="0.000718169" calcext:value-type="float">
            <text:p>0.000718169</text:p>
          </table:table-cell>
          <table:table-cell/>
          <table:table-cell office:value-type="float" office:value="34.0594" calcext:value-type="float">
            <text:p>34.0594</text:p>
          </table:table-cell>
          <table:table-cell office:value-type="float" office:value="1.17339" calcext:value-type="float">
            <text:p>1.17339</text:p>
          </table:table-cell>
          <table:table-cell office:value-type="float" office:value="0.000704503" calcext:value-type="float">
            <text:p>0.000704503</text:p>
          </table:table-cell>
          <table:table-cell/>
          <table:table-cell office:value-type="float" office:value="33.5092" calcext:value-type="float">
            <text:p>33.5092</text:p>
          </table:table-cell>
          <table:table-cell office:value-type="float" office:value="1.22229" calcext:value-type="float">
            <text:p>1.22229</text:p>
          </table:table-cell>
          <table:table-cell office:value-type="float" office:value="0.000710164" calcext:value-type="float">
            <text:p>0.000710164</text:p>
          </table:table-cell>
          <table:table-cell/>
          <table:table-cell office:value-type="float" office:value="32.3745" calcext:value-type="float">
            <text:p>32.3745</text:p>
          </table:table-cell>
          <table:table-cell office:value-type="float" office:value="1.42758" calcext:value-type="float">
            <text:p>1.42758</text:p>
          </table:table-cell>
          <table:table-cell office:value-type="float" office:value="0.000755218" calcext:value-type="float">
            <text:p>0.000755218</text:p>
          </table:table-cell>
          <table:table-cell table:number-columns-repeated="16357"/>
        </table:table-row>
        <table:table-row table:style-name="ro1">
          <table:table-cell office:value-type="float" office:value="82.8729" calcext:value-type="float">
            <text:p>82.8729</text:p>
          </table:table-cell>
          <table:table-cell office:value-type="float" office:value="5.71271" calcext:value-type="float">
            <text:p>5.71271</text:p>
          </table:table-cell>
          <table:table-cell office:value-type="float" office:value="0.000482507" calcext:value-type="float">
            <text:p>0.000482507</text:p>
          </table:table-cell>
          <table:table-cell/>
          <table:table-cell office:value-type="float" office:value="33.8359" calcext:value-type="float">
            <text:p>33.8359</text:p>
          </table:table-cell>
          <table:table-cell office:value-type="float" office:value="1.42909" calcext:value-type="float">
            <text:p>1.42909</text:p>
          </table:table-cell>
          <table:table-cell office:value-type="float" office:value="0.000757502" calcext:value-type="float">
            <text:p>0.000757502</text:p>
          </table:table-cell>
          <table:table-cell/>
          <table:table-cell office:value-type="float" office:value="34.0171" calcext:value-type="float">
            <text:p>34.0171</text:p>
          </table:table-cell>
          <table:table-cell office:value-type="float" office:value="1.26336" calcext:value-type="float">
            <text:p>1.26336</text:p>
          </table:table-cell>
          <table:table-cell office:value-type="float" office:value="0.000736293" calcext:value-type="float">
            <text:p>0.000736293</text:p>
          </table:table-cell>
          <table:table-cell/>
          <table:table-cell office:value-type="float" office:value="34.1878" calcext:value-type="float">
            <text:p>34.1878</text:p>
          </table:table-cell>
          <table:table-cell office:value-type="float" office:value="1.12059" calcext:value-type="float">
            <text:p>1.12059</text:p>
          </table:table-cell>
          <table:table-cell office:value-type="float" office:value="0.000732747" calcext:value-type="float">
            <text:p>0.000732747</text:p>
          </table:table-cell>
          <table:table-cell/>
          <table:table-cell office:value-type="float" office:value="34.9902" calcext:value-type="float">
            <text:p>34.9902</text:p>
          </table:table-cell>
          <table:table-cell office:value-type="float" office:value="1.21417" calcext:value-type="float">
            <text:p>1.21417</text:p>
          </table:table-cell>
          <table:table-cell office:value-type="float" office:value="0.000695716" calcext:value-type="float">
            <text:p>0.000695716</text:p>
          </table:table-cell>
          <table:table-cell/>
          <table:table-cell office:value-type="float" office:value="33.8386" calcext:value-type="float">
            <text:p>33.8386</text:p>
          </table:table-cell>
          <table:table-cell office:value-type="float" office:value="1.36087" calcext:value-type="float">
            <text:p>1.36087</text:p>
          </table:table-cell>
          <table:table-cell office:value-type="float" office:value="0.000716005" calcext:value-type="float">
            <text:p>0.000716005</text:p>
          </table:table-cell>
          <table:table-cell/>
          <table:table-cell office:value-type="float" office:value="33.0656" calcext:value-type="float">
            <text:p>33.0656</text:p>
          </table:table-cell>
          <table:table-cell office:value-type="float" office:value="1.42979" calcext:value-type="float">
            <text:p>1.42979</text:p>
          </table:table-cell>
          <table:table-cell office:value-type="float" office:value="0.000720032" calcext:value-type="float">
            <text:p>0.000720032</text:p>
          </table:table-cell>
          <table:table-cell table:number-columns-repeated="16357"/>
        </table:table-row>
        <table:table-row table:style-name="ro1">
          <table:table-cell office:value-type="float" office:value="79.9465" calcext:value-type="float">
            <text:p>79.9465</text:p>
          </table:table-cell>
          <table:table-cell office:value-type="float" office:value="7.06952" calcext:value-type="float">
            <text:p>7.06952</text:p>
          </table:table-cell>
          <table:table-cell office:value-type="float" office:value="0.000493006" calcext:value-type="float">
            <text:p>0.000493006</text:p>
          </table:table-cell>
          <table:table-cell/>
          <table:table-cell office:value-type="float" office:value="33.5741" calcext:value-type="float">
            <text:p>33.5741</text:p>
          </table:table-cell>
          <table:table-cell office:value-type="float" office:value="1.31878" calcext:value-type="float">
            <text:p>1.31878</text:p>
          </table:table-cell>
          <table:table-cell office:value-type="float" office:value="0.000754668" calcext:value-type="float">
            <text:p>0.000754668</text:p>
          </table:table-cell>
          <table:table-cell/>
          <table:table-cell office:value-type="float" office:value="32.0511" calcext:value-type="float">
            <text:p>32.0511</text:p>
          </table:table-cell>
          <table:table-cell office:value-type="float" office:value="1.62472" calcext:value-type="float">
            <text:p>1.62472</text:p>
          </table:table-cell>
          <table:table-cell office:value-type="float" office:value="0.000737716" calcext:value-type="float">
            <text:p>0.000737716</text:p>
          </table:table-cell>
          <table:table-cell/>
          <table:table-cell office:value-type="float" office:value="32.3466" calcext:value-type="float">
            <text:p>32.3466</text:p>
          </table:table-cell>
          <table:table-cell office:value-type="float" office:value="1.36452" calcext:value-type="float">
            <text:p>1.36452</text:p>
          </table:table-cell>
          <table:table-cell office:value-type="float" office:value="0.000730152" calcext:value-type="float">
            <text:p>0.000730152</text:p>
          </table:table-cell>
          <table:table-cell/>
          <table:table-cell office:value-type="float" office:value="34.3267" calcext:value-type="float">
            <text:p>34.3267</text:p>
          </table:table-cell>
          <table:table-cell office:value-type="float" office:value="1.24034" calcext:value-type="float">
            <text:p>1.24034</text:p>
          </table:table-cell>
          <table:table-cell office:value-type="float" office:value="0.000700616" calcext:value-type="float">
            <text:p>0.000700616</text:p>
          </table:table-cell>
          <table:table-cell/>
          <table:table-cell office:value-type="float" office:value="32.8484" calcext:value-type="float">
            <text:p>32.8484</text:p>
          </table:table-cell>
          <table:table-cell office:value-type="float" office:value="1.25962" calcext:value-type="float">
            <text:p>1.25962</text:p>
          </table:table-cell>
          <table:table-cell office:value-type="float" office:value="0.000709482" calcext:value-type="float">
            <text:p>0.000709482</text:p>
          </table:table-cell>
          <table:table-cell/>
          <table:table-cell office:value-type="float" office:value="34.2451" calcext:value-type="float">
            <text:p>34.2451</text:p>
          </table:table-cell>
          <table:table-cell office:value-type="float" office:value="1.26483" calcext:value-type="float">
            <text:p>1.26483</text:p>
          </table:table-cell>
          <table:table-cell office:value-type="float" office:value="0.000779113" calcext:value-type="float">
            <text:p>0.000779113</text:p>
          </table:table-cell>
          <table:table-cell table:number-columns-repeated="16357"/>
        </table:table-row>
        <table:table-row table:style-name="ro1">
          <table:table-cell office:value-type="float" office:value="82.0163" calcext:value-type="float">
            <text:p>82.0163</text:p>
          </table:table-cell>
          <table:table-cell office:value-type="float" office:value="4.78747" calcext:value-type="float">
            <text:p>4.78747</text:p>
          </table:table-cell>
          <table:table-cell office:value-type="float" office:value="0.000483418" calcext:value-type="float">
            <text:p>0.000483418</text:p>
          </table:table-cell>
          <table:table-cell/>
          <table:table-cell office:value-type="float" office:value="34.5039" calcext:value-type="float">
            <text:p>34.5039</text:p>
          </table:table-cell>
          <table:table-cell office:value-type="float" office:value="1.44784" calcext:value-type="float">
            <text:p>1.44784</text:p>
          </table:table-cell>
          <table:table-cell office:value-type="float" office:value="0.000751091" calcext:value-type="float">
            <text:p>0.000751091</text:p>
          </table:table-cell>
          <table:table-cell/>
          <table:table-cell office:value-type="float" office:value="33.6223" calcext:value-type="float">
            <text:p>33.6223</text:p>
          </table:table-cell>
          <table:table-cell office:value-type="float" office:value="1.34084" calcext:value-type="float">
            <text:p>1.34084</text:p>
          </table:table-cell>
          <table:table-cell office:value-type="float" office:value="0.000738637" calcext:value-type="float">
            <text:p>0.000738637</text:p>
          </table:table-cell>
          <table:table-cell/>
          <table:table-cell office:value-type="float" office:value="33.8972" calcext:value-type="float">
            <text:p>33.8972</text:p>
          </table:table-cell>
          <table:table-cell office:value-type="float" office:value="1.27297" calcext:value-type="float">
            <text:p>1.27297</text:p>
          </table:table-cell>
          <table:table-cell office:value-type="float" office:value="0.000726915" calcext:value-type="float">
            <text:p>0.000726915</text:p>
          </table:table-cell>
          <table:table-cell/>
          <table:table-cell office:value-type="float" office:value="33.0567" calcext:value-type="float">
            <text:p>33.0567</text:p>
          </table:table-cell>
          <table:table-cell office:value-type="float" office:value="1.37706" calcext:value-type="float">
            <text:p>1.37706</text:p>
          </table:table-cell>
          <table:table-cell office:value-type="float" office:value="0.000704012" calcext:value-type="float">
            <text:p>0.000704012</text:p>
          </table:table-cell>
          <table:table-cell/>
          <table:table-cell office:value-type="float" office:value="32.5716" calcext:value-type="float">
            <text:p>32.5716</text:p>
          </table:table-cell>
          <table:table-cell office:value-type="float" office:value="1.37704" calcext:value-type="float">
            <text:p>1.37704</text:p>
          </table:table-cell>
          <table:table-cell office:value-type="float" office:value="0.000710254" calcext:value-type="float">
            <text:p>0.000710254</text:p>
          </table:table-cell>
          <table:table-cell/>
          <table:table-cell office:value-type="float" office:value="34.0647" calcext:value-type="float">
            <text:p>34.0647</text:p>
          </table:table-cell>
          <table:table-cell office:value-type="float" office:value="1.21975" calcext:value-type="float">
            <text:p>1.21975</text:p>
          </table:table-cell>
          <table:table-cell office:value-type="float" office:value="0.000717908" calcext:value-type="float">
            <text:p>0.000717908</text:p>
          </table:table-cell>
          <table:table-cell table:number-columns-repeated="16357"/>
        </table:table-row>
        <table:table-row table:style-name="ro1">
          <table:table-cell office:value-type="float" office:value="80.5085" calcext:value-type="float">
            <text:p>80.5085</text:p>
          </table:table-cell>
          <table:table-cell office:value-type="float" office:value="6.69774" calcext:value-type="float">
            <text:p>6.69774</text:p>
          </table:table-cell>
          <table:table-cell office:value-type="float" office:value="0.000488267" calcext:value-type="float">
            <text:p>0.000488267</text:p>
          </table:table-cell>
          <table:table-cell/>
          <table:table-cell office:value-type="float" office:value="34.0287" calcext:value-type="float">
            <text:p>34.0287</text:p>
          </table:table-cell>
          <table:table-cell office:value-type="float" office:value="1.48839" calcext:value-type="float">
            <text:p>1.48839</text:p>
          </table:table-cell>
          <table:table-cell office:value-type="float" office:value="0.000753755" calcext:value-type="float">
            <text:p>0.000753755</text:p>
          </table:table-cell>
          <table:table-cell/>
          <table:table-cell office:value-type="float" office:value="33.5522" calcext:value-type="float">
            <text:p>33.5522</text:p>
          </table:table-cell>
          <table:table-cell office:value-type="float" office:value="1.41631" calcext:value-type="float">
            <text:p>1.41631</text:p>
          </table:table-cell>
          <table:table-cell office:value-type="float" office:value="0.000736303" calcext:value-type="float">
            <text:p>0.000736303</text:p>
          </table:table-cell>
          <table:table-cell/>
          <table:table-cell office:value-type="float" office:value="32.6452" calcext:value-type="float">
            <text:p>32.6452</text:p>
          </table:table-cell>
          <table:table-cell office:value-type="float" office:value="1.39315" calcext:value-type="float">
            <text:p>1.39315</text:p>
          </table:table-cell>
          <table:table-cell office:value-type="float" office:value="0.000727056" calcext:value-type="float">
            <text:p>0.000727056</text:p>
          </table:table-cell>
          <table:table-cell/>
          <table:table-cell office:value-type="float" office:value="30.9489" calcext:value-type="float">
            <text:p>30.9489</text:p>
          </table:table-cell>
          <table:table-cell office:value-type="float" office:value="1.50283" calcext:value-type="float">
            <text:p>1.50283</text:p>
          </table:table-cell>
          <table:table-cell office:value-type="float" office:value="0.000708651" calcext:value-type="float">
            <text:p>0.000708651</text:p>
          </table:table-cell>
          <table:table-cell/>
          <table:table-cell office:value-type="float" office:value="33.1968" calcext:value-type="float">
            <text:p>33.1968</text:p>
          </table:table-cell>
          <table:table-cell office:value-type="float" office:value="1.42278" calcext:value-type="float">
            <text:p>1.42278</text:p>
          </table:table-cell>
          <table:table-cell office:value-type="float" office:value="0.000717247" calcext:value-type="float">
            <text:p>0.000717247</text:p>
          </table:table-cell>
          <table:table-cell/>
          <table:table-cell office:value-type="float" office:value="32.1104" calcext:value-type="float">
            <text:p>32.1104</text:p>
          </table:table-cell>
          <table:table-cell office:value-type="float" office:value="1.49686" calcext:value-type="float">
            <text:p>1.49686</text:p>
          </table:table-cell>
          <table:table-cell office:value-type="float" office:value="0.000786467" calcext:value-type="float">
            <text:p>0.000786467</text:p>
          </table:table-cell>
          <table:table-cell table:number-columns-repeated="16357"/>
        </table:table-row>
        <table:table-row table:style-name="ro1">
          <table:table-cell office:value-type="float" office:value="83.3795" calcext:value-type="float">
            <text:p>83.3795</text:p>
          </table:table-cell>
          <table:table-cell office:value-type="float" office:value="4.77839" calcext:value-type="float">
            <text:p>4.77839</text:p>
          </table:table-cell>
          <table:table-cell office:value-type="float" office:value="0.00048437" calcext:value-type="float">
            <text:p>0.00048437</text:p>
          </table:table-cell>
          <table:table-cell/>
          <table:table-cell office:value-type="float" office:value="34.6946" calcext:value-type="float">
            <text:p>34.6946</text:p>
          </table:table-cell>
          <table:table-cell office:value-type="float" office:value="1.26989" calcext:value-type="float">
            <text:p>1.26989</text:p>
          </table:table-cell>
          <table:table-cell office:value-type="float" office:value="0.000758264" calcext:value-type="float">
            <text:p>0.000758264</text:p>
          </table:table-cell>
          <table:table-cell/>
          <table:table-cell office:value-type="float" office:value="32.2739" calcext:value-type="float">
            <text:p>32.2739</text:p>
          </table:table-cell>
          <table:table-cell office:value-type="float" office:value="1.5835" calcext:value-type="float">
            <text:p>1.5835</text:p>
          </table:table-cell>
          <table:table-cell office:value-type="float" office:value="0.000739209" calcext:value-type="float">
            <text:p>0.000739209</text:p>
          </table:table-cell>
          <table:table-cell/>
          <table:table-cell office:value-type="float" office:value="33.9364" calcext:value-type="float">
            <text:p>33.9364</text:p>
          </table:table-cell>
          <table:table-cell office:value-type="float" office:value="1.39612" calcext:value-type="float">
            <text:p>1.39612</text:p>
          </table:table-cell>
          <table:table-cell office:value-type="float" office:value="0.000726685" calcext:value-type="float">
            <text:p>0.000726685</text:p>
          </table:table-cell>
          <table:table-cell/>
          <table:table-cell office:value-type="float" office:value="32.8874" calcext:value-type="float">
            <text:p>32.8874</text:p>
          </table:table-cell>
          <table:table-cell office:value-type="float" office:value="1.41667" calcext:value-type="float">
            <text:p>1.41667</text:p>
          </table:table-cell>
          <table:table-cell office:value-type="float" office:value="0.000711266" calcext:value-type="float">
            <text:p>0.000711266</text:p>
          </table:table-cell>
          <table:table-cell/>
          <table:table-cell office:value-type="float" office:value="32.8898" calcext:value-type="float">
            <text:p>32.8898</text:p>
          </table:table-cell>
          <table:table-cell office:value-type="float" office:value="1.38295" calcext:value-type="float">
            <text:p>1.38295</text:p>
          </table:table-cell>
          <table:table-cell office:value-type="float" office:value="0.000716656" calcext:value-type="float">
            <text:p>0.000716656</text:p>
          </table:table-cell>
          <table:table-cell/>
          <table:table-cell office:value-type="float" office:value="32.7421" calcext:value-type="float">
            <text:p>32.7421</text:p>
          </table:table-cell>
          <table:table-cell office:value-type="float" office:value="1.33554" calcext:value-type="float">
            <text:p>1.33554</text:p>
          </table:table-cell>
          <table:table-cell office:value-type="float" office:value="0.000749618" calcext:value-type="float">
            <text:p>0.000749618</text:p>
          </table:table-cell>
          <table:table-cell table:number-columns-repeated="16357"/>
        </table:table-row>
        <table:table-row table:style-name="ro1">
          <table:table-cell office:value-type="float" office:value="79.0503" calcext:value-type="float">
            <text:p>79.0503</text:p>
          </table:table-cell>
          <table:table-cell office:value-type="float" office:value="7.03631" calcext:value-type="float">
            <text:p>7.03631</text:p>
          </table:table-cell>
          <table:table-cell office:value-type="float" office:value="0.000487946" calcext:value-type="float">
            <text:p>0.000487946</text:p>
          </table:table-cell>
          <table:table-cell/>
          <table:table-cell office:value-type="float" office:value="35.1046" calcext:value-type="float">
            <text:p>35.1046</text:p>
          </table:table-cell>
          <table:table-cell office:value-type="float" office:value="1.18044" calcext:value-type="float">
            <text:p>1.18044</text:p>
          </table:table-cell>
          <table:table-cell office:value-type="float" office:value="0.000754627" calcext:value-type="float">
            <text:p>0.000754627</text:p>
          </table:table-cell>
          <table:table-cell/>
          <table:table-cell office:value-type="float" office:value="34.2922" calcext:value-type="float">
            <text:p>34.2922</text:p>
          </table:table-cell>
          <table:table-cell office:value-type="float" office:value="1.28509" calcext:value-type="float">
            <text:p>1.28509</text:p>
          </table:table-cell>
          <table:table-cell office:value-type="float" office:value="0.000734049" calcext:value-type="float">
            <text:p>0.000734049</text:p>
          </table:table-cell>
          <table:table-cell/>
          <table:table-cell office:value-type="float" office:value="32.492" calcext:value-type="float">
            <text:p>32.492</text:p>
          </table:table-cell>
          <table:table-cell office:value-type="float" office:value="1.40895" calcext:value-type="float">
            <text:p>1.40895</text:p>
          </table:table-cell>
          <table:table-cell office:value-type="float" office:value="0.000726374" calcext:value-type="float">
            <text:p>0.000726374</text:p>
          </table:table-cell>
          <table:table-cell/>
          <table:table-cell office:value-type="float" office:value="33.608" calcext:value-type="float">
            <text:p>33.608</text:p>
          </table:table-cell>
          <table:table-cell office:value-type="float" office:value="1.26001" calcext:value-type="float">
            <text:p>1.26001</text:p>
          </table:table-cell>
          <table:table-cell office:value-type="float" office:value="0.000704533" calcext:value-type="float">
            <text:p>0.000704533</text:p>
          </table:table-cell>
          <table:table-cell/>
          <table:table-cell office:value-type="float" office:value="34.4863" calcext:value-type="float">
            <text:p>34.4863</text:p>
          </table:table-cell>
          <table:table-cell office:value-type="float" office:value="1.29175" calcext:value-type="float">
            <text:p>1.29175</text:p>
          </table:table-cell>
          <table:table-cell office:value-type="float" office:value="0.000709413" calcext:value-type="float">
            <text:p>0.000709413</text:p>
          </table:table-cell>
          <table:table-cell/>
          <table:table-cell office:value-type="float" office:value="34.3579" calcext:value-type="float">
            <text:p>34.3579</text:p>
          </table:table-cell>
          <table:table-cell office:value-type="float" office:value="1.30599" calcext:value-type="float">
            <text:p>1.30599</text:p>
          </table:table-cell>
          <table:table-cell office:value-type="float" office:value="0.00092101" calcext:value-type="float">
            <text:p>0.00092101</text:p>
          </table:table-cell>
          <table:table-cell table:number-columns-repeated="16357"/>
        </table:table-row>
        <table:table-row table:style-name="ro1">
          <table:table-cell office:value-type="float" office:value="77.673" calcext:value-type="float">
            <text:p>77.673</text:p>
          </table:table-cell>
          <table:table-cell office:value-type="float" office:value="9.47484" calcext:value-type="float">
            <text:p>9.47484</text:p>
          </table:table-cell>
          <table:table-cell office:value-type="float" office:value="0.000486814" calcext:value-type="float">
            <text:p>0.000486814</text:p>
          </table:table-cell>
          <table:table-cell/>
          <table:table-cell office:value-type="float" office:value="32.9101" calcext:value-type="float">
            <text:p>32.9101</text:p>
          </table:table-cell>
          <table:table-cell office:value-type="float" office:value="1.55077" calcext:value-type="float">
            <text:p>1.55077</text:p>
          </table:table-cell>
          <table:table-cell office:value-type="float" office:value="0.000759317" calcext:value-type="float">
            <text:p>0.000759317</text:p>
          </table:table-cell>
          <table:table-cell/>
          <table:table-cell office:value-type="float" office:value="34.8254" calcext:value-type="float">
            <text:p>34.8254</text:p>
          </table:table-cell>
          <table:table-cell office:value-type="float" office:value="1.20789" calcext:value-type="float">
            <text:p>1.20789</text:p>
          </table:table-cell>
          <table:table-cell office:value-type="float" office:value="0.00073495" calcext:value-type="float">
            <text:p>0.00073495</text:p>
          </table:table-cell>
          <table:table-cell/>
          <table:table-cell office:value-type="float" office:value="35.12" calcext:value-type="float">
            <text:p>35.12</text:p>
          </table:table-cell>
          <table:table-cell office:value-type="float" office:value="1.20768" calcext:value-type="float">
            <text:p>1.20768</text:p>
          </table:table-cell>
          <table:table-cell office:value-type="float" office:value="0.000725613" calcext:value-type="float">
            <text:p>0.000725613</text:p>
          </table:table-cell>
          <table:table-cell/>
          <table:table-cell office:value-type="float" office:value="34.3241" calcext:value-type="float">
            <text:p>34.3241</text:p>
          </table:table-cell>
          <table:table-cell office:value-type="float" office:value="1.21931" calcext:value-type="float">
            <text:p>1.21931</text:p>
          </table:table-cell>
          <table:table-cell office:value-type="float" office:value="0.000700155" calcext:value-type="float">
            <text:p>0.000700155</text:p>
          </table:table-cell>
          <table:table-cell/>
          <table:table-cell office:value-type="float" office:value="33.3095" calcext:value-type="float">
            <text:p>33.3095</text:p>
          </table:table-cell>
          <table:table-cell office:value-type="float" office:value="1.29484" calcext:value-type="float">
            <text:p>1.29484</text:p>
          </table:table-cell>
          <table:table-cell office:value-type="float" office:value="0.000706107" calcext:value-type="float">
            <text:p>0.000706107</text:p>
          </table:table-cell>
          <table:table-cell/>
          <table:table-cell office:value-type="float" office:value="34.361" calcext:value-type="float">
            <text:p>34.361</text:p>
          </table:table-cell>
          <table:table-cell office:value-type="float" office:value="1.30557" calcext:value-type="float">
            <text:p>1.30557</text:p>
          </table:table-cell>
          <table:table-cell office:value-type="float" office:value="0.000743326" calcext:value-type="float">
            <text:p>0.000743326</text:p>
          </table:table-cell>
          <table:table-cell table:number-columns-repeated="16357"/>
        </table:table-row>
        <table:table-row table:style-name="ro1">
          <table:table-cell office:value-type="float" office:value="83.1909" calcext:value-type="float">
            <text:p>83.1909</text:p>
          </table:table-cell>
          <table:table-cell office:value-type="float" office:value="4.82906" calcext:value-type="float">
            <text:p>4.82906</text:p>
          </table:table-cell>
          <table:table-cell office:value-type="float" office:value="0.000486264" calcext:value-type="float">
            <text:p>0.000486264</text:p>
          </table:table-cell>
          <table:table-cell/>
          <table:table-cell office:value-type="float" office:value="33.2566" calcext:value-type="float">
            <text:p>33.2566</text:p>
          </table:table-cell>
          <table:table-cell office:value-type="float" office:value="1.38291" calcext:value-type="float">
            <text:p>1.38291</text:p>
          </table:table-cell>
          <table:table-cell office:value-type="float" office:value="0.000765508" calcext:value-type="float">
            <text:p>0.000765508</text:p>
          </table:table-cell>
          <table:table-cell/>
          <table:table-cell office:value-type="float" office:value="32.2837" calcext:value-type="float">
            <text:p>32.2837</text:p>
          </table:table-cell>
          <table:table-cell office:value-type="float" office:value="1.52269" calcext:value-type="float">
            <text:p>1.52269</text:p>
          </table:table-cell>
          <table:table-cell office:value-type="float" office:value="0.000743166" calcext:value-type="float">
            <text:p>0.000743166</text:p>
          </table:table-cell>
          <table:table-cell/>
          <table:table-cell office:value-type="float" office:value="34.4098" calcext:value-type="float">
            <text:p>34.4098</text:p>
          </table:table-cell>
          <table:table-cell office:value-type="float" office:value="1.35047" calcext:value-type="float">
            <text:p>1.35047</text:p>
          </table:table-cell>
          <table:table-cell office:value-type="float" office:value="0.000739679" calcext:value-type="float">
            <text:p>0.000739679</text:p>
          </table:table-cell>
          <table:table-cell/>
          <table:table-cell office:value-type="float" office:value="33.2285" calcext:value-type="float">
            <text:p>33.2285</text:p>
          </table:table-cell>
          <table:table-cell office:value-type="float" office:value="1.29008" calcext:value-type="float">
            <text:p>1.29008</text:p>
          </table:table-cell>
          <table:table-cell office:value-type="float" office:value="0.000697631" calcext:value-type="float">
            <text:p>0.000697631</text:p>
          </table:table-cell>
          <table:table-cell/>
          <table:table-cell office:value-type="float" office:value="33.6878" calcext:value-type="float">
            <text:p>33.6878</text:p>
          </table:table-cell>
          <table:table-cell office:value-type="float" office:value="1.20133" calcext:value-type="float">
            <text:p>1.20133</text:p>
          </table:table-cell>
          <table:table-cell office:value-type="float" office:value="0.000706247" calcext:value-type="float">
            <text:p>0.000706247</text:p>
          </table:table-cell>
          <table:table-cell/>
          <table:table-cell office:value-type="float" office:value="33.8986" calcext:value-type="float">
            <text:p>33.8986</text:p>
          </table:table-cell>
          <table:table-cell office:value-type="float" office:value="1.27989" calcext:value-type="float">
            <text:p>1.27989</text:p>
          </table:table-cell>
          <table:table-cell office:value-type="float" office:value="0.000736273" calcext:value-type="float">
            <text:p>0.000736273</text:p>
          </table:table-cell>
          <table:table-cell table:number-columns-repeated="16357"/>
        </table:table-row>
        <table:table-row table:style-name="ro1">
          <table:table-cell office:value-type="float" office:value="80.5714" calcext:value-type="float">
            <text:p>80.5714</text:p>
          </table:table-cell>
          <table:table-cell office:value-type="float" office:value="5.71429" calcext:value-type="float">
            <text:p>5.71429</text:p>
          </table:table-cell>
          <table:table-cell office:value-type="float" office:value="0.00048479" calcext:value-type="float">
            <text:p>0.00048479</text:p>
          </table:table-cell>
          <table:table-cell/>
          <table:table-cell office:value-type="float" office:value="32.2869" calcext:value-type="float">
            <text:p>32.2869</text:p>
          </table:table-cell>
          <table:table-cell office:value-type="float" office:value="1.48089" calcext:value-type="float">
            <text:p>1.48089</text:p>
          </table:table-cell>
          <table:table-cell office:value-type="float" office:value="0.000768082" calcext:value-type="float">
            <text:p>0.000768082</text:p>
          </table:table-cell>
          <table:table-cell/>
          <table:table-cell office:value-type="float" office:value="34.5213" calcext:value-type="float">
            <text:p>34.5213</text:p>
          </table:table-cell>
          <table:table-cell office:value-type="float" office:value="1.25299" calcext:value-type="float">
            <text:p>1.25299</text:p>
          </table:table-cell>
          <table:table-cell office:value-type="float" office:value="0.000728679" calcext:value-type="float">
            <text:p>0.000728679</text:p>
          </table:table-cell>
          <table:table-cell/>
          <table:table-cell office:value-type="float" office:value="33.4538" calcext:value-type="float">
            <text:p>33.4538</text:p>
          </table:table-cell>
          <table:table-cell office:value-type="float" office:value="1.32942" calcext:value-type="float">
            <text:p>1.32942</text:p>
          </table:table-cell>
          <table:table-cell office:value-type="float" office:value="0.000738507" calcext:value-type="float">
            <text:p>0.000738507</text:p>
          </table:table-cell>
          <table:table-cell/>
          <table:table-cell office:value-type="float" office:value="32.8129" calcext:value-type="float">
            <text:p>32.8129</text:p>
          </table:table-cell>
          <table:table-cell office:value-type="float" office:value="1.24405" calcext:value-type="float">
            <text:p>1.24405</text:p>
          </table:table-cell>
          <table:table-cell office:value-type="float" office:value="0.000710253" calcext:value-type="float">
            <text:p>0.000710253</text:p>
          </table:table-cell>
          <table:table-cell/>
          <table:table-cell office:value-type="float" office:value="33.0854" calcext:value-type="float">
            <text:p>33.0854</text:p>
          </table:table-cell>
          <table:table-cell office:value-type="float" office:value="1.29467" calcext:value-type="float">
            <text:p>1.29467</text:p>
          </table:table-cell>
          <table:table-cell office:value-type="float" office:value="0.00070286" calcext:value-type="float">
            <text:p>0.00070286</text:p>
          </table:table-cell>
          <table:table-cell/>
          <table:table-cell office:value-type="float" office:value="34.3539" calcext:value-type="float">
            <text:p>34.3539</text:p>
          </table:table-cell>
          <table:table-cell office:value-type="float" office:value="1.25709" calcext:value-type="float">
            <text:p>1.25709</text:p>
          </table:table-cell>
          <table:table-cell office:value-type="float" office:value="0.000722888" calcext:value-type="float">
            <text:p>0.000722888</text:p>
          </table:table-cell>
          <table:table-cell table:number-columns-repeated="16357"/>
        </table:table-row>
        <table:table-row table:style-name="ro1">
          <table:table-cell office:value-type="float" office:value="82.1839" calcext:value-type="float">
            <text:p>82.1839</text:p>
          </table:table-cell>
          <table:table-cell office:value-type="float" office:value="7.59195" calcext:value-type="float">
            <text:p>7.59195</text:p>
          </table:table-cell>
          <table:table-cell office:value-type="float" office:value="0.000497384" calcext:value-type="float">
            <text:p>0.000497384</text:p>
          </table:table-cell>
          <table:table-cell/>
          <table:table-cell office:value-type="float" office:value="31.9101" calcext:value-type="float">
            <text:p>31.9101</text:p>
          </table:table-cell>
          <table:table-cell office:value-type="float" office:value="1.46495" calcext:value-type="float">
            <text:p>1.46495</text:p>
          </table:table-cell>
          <table:table-cell office:value-type="float" office:value="0.000763434" calcext:value-type="float">
            <text:p>0.000763434</text:p>
          </table:table-cell>
          <table:table-cell/>
          <table:table-cell office:value-type="float" office:value="32.6928" calcext:value-type="float">
            <text:p>32.6928</text:p>
          </table:table-cell>
          <table:table-cell office:value-type="float" office:value="1.57853" calcext:value-type="float">
            <text:p>1.57853</text:p>
          </table:table-cell>
          <table:table-cell office:value-type="float" office:value="0.00073491" calcext:value-type="float">
            <text:p>0.00073491</text:p>
          </table:table-cell>
          <table:table-cell/>
          <table:table-cell office:value-type="float" office:value="34.2571" calcext:value-type="float">
            <text:p>34.2571</text:p>
          </table:table-cell>
          <table:table-cell office:value-type="float" office:value="1.20323" calcext:value-type="float">
            <text:p>1.20323</text:p>
          </table:table-cell>
          <table:table-cell office:value-type="float" office:value="0.000730052" calcext:value-type="float">
            <text:p>0.000730052</text:p>
          </table:table-cell>
          <table:table-cell/>
          <table:table-cell office:value-type="float" office:value="35.2424" calcext:value-type="float">
            <text:p>35.2424</text:p>
          </table:table-cell>
          <table:table-cell office:value-type="float" office:value="1.11667" calcext:value-type="float">
            <text:p>1.11667</text:p>
          </table:table-cell>
          <table:table-cell office:value-type="float" office:value="0.000697029" calcext:value-type="float">
            <text:p>0.000697029</text:p>
          </table:table-cell>
          <table:table-cell/>
          <table:table-cell office:value-type="float" office:value="32.8078" calcext:value-type="float">
            <text:p>32.8078</text:p>
          </table:table-cell>
          <table:table-cell office:value-type="float" office:value="1.45128" calcext:value-type="float">
            <text:p>1.45128</text:p>
          </table:table-cell>
          <table:table-cell office:value-type="float" office:value="0.000707789" calcext:value-type="float">
            <text:p>0.000707789</text:p>
          </table:table-cell>
          <table:table-cell/>
          <table:table-cell office:value-type="float" office:value="34.8497" calcext:value-type="float">
            <text:p>34.8497</text:p>
          </table:table-cell>
          <table:table-cell office:value-type="float" office:value="1.22766" calcext:value-type="float">
            <text:p>1.22766</text:p>
          </table:table-cell>
          <table:table-cell office:value-type="float" office:value="0.00071335" calcext:value-type="float">
            <text:p>0.00071335</text:p>
          </table:table-cell>
          <table:table-cell table:number-columns-repeated="16357"/>
        </table:table-row>
        <table:table-row table:style-name="ro1">
          <table:table-cell office:value-type="float" office:value="82.7493" calcext:value-type="float">
            <text:p>82.7493</text:p>
          </table:table-cell>
          <table:table-cell office:value-type="float" office:value="5.4124" calcext:value-type="float">
            <text:p>5.4124</text:p>
          </table:table-cell>
          <table:table-cell office:value-type="float" office:value="0.000482506" calcext:value-type="float">
            <text:p>0.000482506</text:p>
          </table:table-cell>
          <table:table-cell/>
          <table:table-cell office:value-type="float" office:value="33.2198" calcext:value-type="float">
            <text:p>33.2198</text:p>
          </table:table-cell>
          <table:table-cell office:value-type="float" office:value="1.41168" calcext:value-type="float">
            <text:p>1.41168</text:p>
          </table:table-cell>
          <table:table-cell office:value-type="float" office:value="0.000760588" calcext:value-type="float">
            <text:p>0.000760588</text:p>
          </table:table-cell>
          <table:table-cell/>
          <table:table-cell office:value-type="float" office:value="32.5707" calcext:value-type="float">
            <text:p>32.5707</text:p>
          </table:table-cell>
          <table:table-cell office:value-type="float" office:value="1.4871" calcext:value-type="float">
            <text:p>1.4871</text:p>
          </table:table-cell>
          <table:table-cell office:value-type="float" office:value="0.000736854" calcext:value-type="float">
            <text:p>0.000736854</text:p>
          </table:table-cell>
          <table:table-cell/>
          <table:table-cell office:value-type="float" office:value="33.0379" calcext:value-type="float">
            <text:p>33.0379</text:p>
          </table:table-cell>
          <table:table-cell office:value-type="float" office:value="1.28326" calcext:value-type="float">
            <text:p>1.28326</text:p>
          </table:table-cell>
          <table:table-cell office:value-type="float" office:value="0.00072936" calcext:value-type="float">
            <text:p>0.00072936</text:p>
          </table:table-cell>
          <table:table-cell/>
          <table:table-cell office:value-type="float" office:value="32.9094" calcext:value-type="float">
            <text:p>32.9094</text:p>
          </table:table-cell>
          <table:table-cell office:value-type="float" office:value="1.32922" calcext:value-type="float">
            <text:p>1.32922</text:p>
          </table:table-cell>
          <table:table-cell office:value-type="float" office:value="0.000703672" calcext:value-type="float">
            <text:p>0.000703672</text:p>
          </table:table-cell>
          <table:table-cell/>
          <table:table-cell office:value-type="float" office:value="31.7204" calcext:value-type="float">
            <text:p>31.7204</text:p>
          </table:table-cell>
          <table:table-cell office:value-type="float" office:value="1.39279" calcext:value-type="float">
            <text:p>1.39279</text:p>
          </table:table-cell>
          <table:table-cell office:value-type="float" office:value="0.000721835" calcext:value-type="float">
            <text:p>0.000721835</text:p>
          </table:table-cell>
          <table:table-cell/>
          <table:table-cell office:value-type="float" office:value="32.8683" calcext:value-type="float">
            <text:p>32.8683</text:p>
          </table:table-cell>
          <table:table-cell office:value-type="float" office:value="1.5134" calcext:value-type="float">
            <text:p>1.5134</text:p>
          </table:table-cell>
          <table:table-cell office:value-type="float" office:value="0.000758995" calcext:value-type="float">
            <text:p>0.000758995</text:p>
          </table:table-cell>
          <table:table-cell table:number-columns-repeated="16357"/>
        </table:table-row>
        <table:table-row table:style-name="ro1">
          <table:table-cell office:value-type="float" office:value="84.1432" calcext:value-type="float">
            <text:p>84.1432</text:p>
          </table:table-cell>
          <table:table-cell office:value-type="float" office:value="3.17136" calcext:value-type="float">
            <text:p>3.17136</text:p>
          </table:table-cell>
          <table:table-cell office:value-type="float" office:value="0.000498436" calcext:value-type="float">
            <text:p>0.000498436</text:p>
          </table:table-cell>
          <table:table-cell/>
          <table:table-cell office:value-type="float" office:value="34.2922" calcext:value-type="float">
            <text:p>34.2922</text:p>
          </table:table-cell>
          <table:table-cell office:value-type="float" office:value="1.22211" calcext:value-type="float">
            <text:p>1.22211</text:p>
          </table:table-cell>
          <table:table-cell office:value-type="float" office:value="0.000753796" calcext:value-type="float">
            <text:p>0.000753796</text:p>
          </table:table-cell>
          <table:table-cell/>
          <table:table-cell office:value-type="float" office:value="32.7383" calcext:value-type="float">
            <text:p>32.7383</text:p>
          </table:table-cell>
          <table:table-cell office:value-type="float" office:value="1.32939" calcext:value-type="float">
            <text:p>1.32939</text:p>
          </table:table-cell>
          <table:table-cell office:value-type="float" office:value="0.000730232" calcext:value-type="float">
            <text:p>0.000730232</text:p>
          </table:table-cell>
          <table:table-cell/>
          <table:table-cell office:value-type="float" office:value="35.1482" calcext:value-type="float">
            <text:p>35.1482</text:p>
          </table:table-cell>
          <table:table-cell office:value-type="float" office:value="1.16672" calcext:value-type="float">
            <text:p>1.16672</text:p>
          </table:table-cell>
          <table:table-cell office:value-type="float" office:value="0.00072427" calcext:value-type="float">
            <text:p>0.00072427</text:p>
          </table:table-cell>
          <table:table-cell/>
          <table:table-cell office:value-type="float" office:value="32.5269" calcext:value-type="float">
            <text:p>32.5269</text:p>
          </table:table-cell>
          <table:table-cell office:value-type="float" office:value="1.4568" calcext:value-type="float">
            <text:p>1.4568</text:p>
          </table:table-cell>
          <table:table-cell office:value-type="float" office:value="0.000706337" calcext:value-type="float">
            <text:p>0.000706337</text:p>
          </table:table-cell>
          <table:table-cell/>
          <table:table-cell office:value-type="float" office:value="33.5217" calcext:value-type="float">
            <text:p>33.5217</text:p>
          </table:table-cell>
          <table:table-cell office:value-type="float" office:value="1.31481" calcext:value-type="float">
            <text:p>1.31481</text:p>
          </table:table-cell>
          <table:table-cell office:value-type="float" office:value="0.000702229" calcext:value-type="float">
            <text:p>0.000702229</text:p>
          </table:table-cell>
          <table:table-cell/>
          <table:table-cell office:value-type="float" office:value="34.5521" calcext:value-type="float">
            <text:p>34.5521</text:p>
          </table:table-cell>
          <table:table-cell office:value-type="float" office:value="1.23667" calcext:value-type="float">
            <text:p>1.23667</text:p>
          </table:table-cell>
          <table:table-cell office:value-type="float" office:value="0.000715514" calcext:value-type="float">
            <text:p>0.000715514</text:p>
          </table:table-cell>
          <table:table-cell table:number-columns-repeated="16357"/>
        </table:table-row>
        <table:table-row table:style-name="ro1">
          <table:table-cell office:value-type="float" office:value="78.3933" calcext:value-type="float">
            <text:p>78.3933</text:p>
          </table:table-cell>
          <table:table-cell office:value-type="float" office:value="8.21053" calcext:value-type="float">
            <text:p>8.21053</text:p>
          </table:table-cell>
          <table:table-cell office:value-type="float" office:value="0.000488127" calcext:value-type="float">
            <text:p>0.000488127</text:p>
          </table:table-cell>
          <table:table-cell/>
          <table:table-cell office:value-type="float" office:value="33.4802" calcext:value-type="float">
            <text:p>33.4802</text:p>
          </table:table-cell>
          <table:table-cell office:value-type="float" office:value="1.33675" calcext:value-type="float">
            <text:p>1.33675</text:p>
          </table:table-cell>
          <table:table-cell office:value-type="float" office:value="0.00076136" calcext:value-type="float">
            <text:p>0.00076136</text:p>
          </table:table-cell>
          <table:table-cell/>
          <table:table-cell office:value-type="float" office:value="33.4211" calcext:value-type="float">
            <text:p>33.4211</text:p>
          </table:table-cell>
          <table:table-cell office:value-type="float" office:value="1.43568" calcext:value-type="float">
            <text:p>1.43568</text:p>
          </table:table-cell>
          <table:table-cell office:value-type="float" office:value="0.000734099" calcext:value-type="float">
            <text:p>0.000734099</text:p>
          </table:table-cell>
          <table:table-cell/>
          <table:table-cell office:value-type="float" office:value="34.0095" calcext:value-type="float">
            <text:p>34.0095</text:p>
          </table:table-cell>
          <table:table-cell office:value-type="float" office:value="1.29802" calcext:value-type="float">
            <text:p>1.29802</text:p>
          </table:table-cell>
          <table:table-cell office:value-type="float" office:value="0.000737054" calcext:value-type="float">
            <text:p>0.000737054</text:p>
          </table:table-cell>
          <table:table-cell/>
          <table:table-cell office:value-type="float" office:value="34.4284" calcext:value-type="float">
            <text:p>34.4284</text:p>
          </table:table-cell>
          <table:table-cell office:value-type="float" office:value="1.18492" calcext:value-type="float">
            <text:p>1.18492</text:p>
          </table:table-cell>
          <table:table-cell office:value-type="float" office:value="0.000702279" calcext:value-type="float">
            <text:p>0.000702279</text:p>
          </table:table-cell>
          <table:table-cell/>
          <table:table-cell office:value-type="float" office:value="33.5881" calcext:value-type="float">
            <text:p>33.5881</text:p>
          </table:table-cell>
          <table:table-cell office:value-type="float" office:value="1.2163" calcext:value-type="float">
            <text:p>1.2163</text:p>
          </table:table-cell>
          <table:table-cell office:value-type="float" office:value="0.000706027" calcext:value-type="float">
            <text:p>0.000706027</text:p>
          </table:table-cell>
          <table:table-cell/>
          <table:table-cell office:value-type="float" office:value="32.5884" calcext:value-type="float">
            <text:p>32.5884</text:p>
          </table:table-cell>
          <table:table-cell office:value-type="float" office:value="1.28587" calcext:value-type="float">
            <text:p>1.28587</text:p>
          </table:table-cell>
          <table:table-cell office:value-type="float" office:value="0.00075049" calcext:value-type="float">
            <text:p>0.00075049</text:p>
          </table:table-cell>
          <table:table-cell table:number-columns-repeated="16357"/>
        </table:table-row>
        <table:table-row table:style-name="ro1">
          <table:table-cell office:value-type="float" office:value="83.2" calcext:value-type="float">
            <text:p>83.2</text:p>
          </table:table-cell>
          <table:table-cell office:value-type="float" office:value="5.65067" calcext:value-type="float">
            <text:p>5.65067</text:p>
          </table:table-cell>
          <table:table-cell office:value-type="float" office:value="0.000489168" calcext:value-type="float">
            <text:p>0.000489168</text:p>
          </table:table-cell>
          <table:table-cell/>
          <table:table-cell office:value-type="float" office:value="33.6041" calcext:value-type="float">
            <text:p>33.6041</text:p>
          </table:table-cell>
          <table:table-cell office:value-type="float" office:value="1.33294" calcext:value-type="float">
            <text:p>1.33294</text:p>
          </table:table-cell>
          <table:table-cell office:value-type="float" office:value="0.000753165" calcext:value-type="float">
            <text:p>0.000753165</text:p>
          </table:table-cell>
          <table:table-cell/>
          <table:table-cell office:value-type="float" office:value="34.1074" calcext:value-type="float">
            <text:p>34.1074</text:p>
          </table:table-cell>
          <table:table-cell office:value-type="float" office:value="1.29425" calcext:value-type="float">
            <text:p>1.29425</text:p>
          </table:table-cell>
          <table:table-cell office:value-type="float" office:value="0.000732326" calcext:value-type="float">
            <text:p>0.000732326</text:p>
          </table:table-cell>
          <table:table-cell/>
          <table:table-cell office:value-type="float" office:value="33.7592" calcext:value-type="float">
            <text:p>33.7592</text:p>
          </table:table-cell>
          <table:table-cell office:value-type="float" office:value="1.40493" calcext:value-type="float">
            <text:p>1.40493</text:p>
          </table:table-cell>
          <table:table-cell office:value-type="float" office:value="0.000727837" calcext:value-type="float">
            <text:p>0.000727837</text:p>
          </table:table-cell>
          <table:table-cell/>
          <table:table-cell office:value-type="float" office:value="32.646" calcext:value-type="float">
            <text:p>32.646</text:p>
          </table:table-cell>
          <table:table-cell office:value-type="float" office:value="1.41185" calcext:value-type="float">
            <text:p>1.41185</text:p>
          </table:table-cell>
          <table:table-cell office:value-type="float" office:value="0.000705856" calcext:value-type="float">
            <text:p>0.000705856</text:p>
          </table:table-cell>
          <table:table-cell/>
          <table:table-cell office:value-type="float" office:value="33.0828" calcext:value-type="float">
            <text:p>33.0828</text:p>
          </table:table-cell>
          <table:table-cell office:value-type="float" office:value="1.3172" calcext:value-type="float">
            <text:p>1.3172</text:p>
          </table:table-cell>
          <table:table-cell office:value-type="float" office:value="0.000707179" calcext:value-type="float">
            <text:p>0.000707179</text:p>
          </table:table-cell>
          <table:table-cell/>
          <table:table-cell office:value-type="float" office:value="33.8314" calcext:value-type="float">
            <text:p>33.8314</text:p>
          </table:table-cell>
          <table:table-cell office:value-type="float" office:value="1.27822" calcext:value-type="float">
            <text:p>1.27822</text:p>
          </table:table-cell>
          <table:table-cell office:value-type="float" office:value="0.000712028" calcext:value-type="float">
            <text:p>0.000712028</text:p>
          </table:table-cell>
          <table:table-cell table:number-columns-repeated="16357"/>
        </table:table-row>
        <table:table-row table:style-name="ro1">
          <table:table-cell office:value-type="float" office:value="82.1333" calcext:value-type="float">
            <text:p>82.1333</text:p>
          </table:table-cell>
          <table:table-cell office:value-type="float" office:value="5.624" calcext:value-type="float">
            <text:p>5.624</text:p>
          </table:table-cell>
          <table:table-cell office:value-type="float" office:value="0.000483268" calcext:value-type="float">
            <text:p>0.000483268</text:p>
          </table:table-cell>
          <table:table-cell/>
          <table:table-cell office:value-type="float" office:value="31.4774" calcext:value-type="float">
            <text:p>31.4774</text:p>
          </table:table-cell>
          <table:table-cell office:value-type="float" office:value="1.65683" calcext:value-type="float">
            <text:p>1.65683</text:p>
          </table:table-cell>
          <table:table-cell office:value-type="float" office:value="0.000764867" calcext:value-type="float">
            <text:p>0.000764867</text:p>
          </table:table-cell>
          <table:table-cell/>
          <table:table-cell office:value-type="float" office:value="33.0868" calcext:value-type="float">
            <text:p>33.0868</text:p>
          </table:table-cell>
          <table:table-cell office:value-type="float" office:value="1.56682" calcext:value-type="float">
            <text:p>1.56682</text:p>
          </table:table-cell>
          <table:table-cell office:value-type="float" office:value="0.000738788" calcext:value-type="float">
            <text:p>0.000738788</text:p>
          </table:table-cell>
          <table:table-cell/>
          <table:table-cell office:value-type="float" office:value="34.8861" calcext:value-type="float">
            <text:p>34.8861</text:p>
          </table:table-cell>
          <table:table-cell office:value-type="float" office:value="1.24432" calcext:value-type="float">
            <text:p>1.24432</text:p>
          </table:table-cell>
          <table:table-cell office:value-type="float" office:value="0.000725452" calcext:value-type="float">
            <text:p>0.000725452</text:p>
          </table:table-cell>
          <table:table-cell/>
          <table:table-cell office:value-type="float" office:value="33.4516" calcext:value-type="float">
            <text:p>33.4516</text:p>
          </table:table-cell>
          <table:table-cell office:value-type="float" office:value="1.2999" calcext:value-type="float">
            <text:p>1.2999</text:p>
          </table:table-cell>
          <table:table-cell office:value-type="float" office:value="0.00141762" calcext:value-type="float">
            <text:p>0.00141762</text:p>
          </table:table-cell>
          <table:table-cell/>
          <table:table-cell office:value-type="float" office:value="33.6428" calcext:value-type="float">
            <text:p>33.6428</text:p>
          </table:table-cell>
          <table:table-cell office:value-type="float" office:value="1.32519" calcext:value-type="float">
            <text:p>1.32519</text:p>
          </table:table-cell>
          <table:table-cell office:value-type="float" office:value="0.00072387" calcext:value-type="float">
            <text:p>0.00072387</text:p>
          </table:table-cell>
          <table:table-cell/>
          <table:table-cell office:value-type="float" office:value="32.1934" calcext:value-type="float">
            <text:p>32.1934</text:p>
          </table:table-cell>
          <table:table-cell office:value-type="float" office:value="1.49359" calcext:value-type="float">
            <text:p>1.49359</text:p>
          </table:table-cell>
          <table:table-cell office:value-type="float" office:value="0.00071882" calcext:value-type="float">
            <text:p>0.00071882</text:p>
          </table:table-cell>
          <table:table-cell table:number-columns-repeated="16357"/>
        </table:table-row>
        <table:table-row table:style-name="ro1">
          <table:table-cell office:value-type="float" office:value="80.226" calcext:value-type="float">
            <text:p>80.226</text:p>
          </table:table-cell>
          <table:table-cell office:value-type="float" office:value="6.16102" calcext:value-type="float">
            <text:p>6.16102</text:p>
          </table:table-cell>
          <table:table-cell office:value-type="float" office:value="0.000498546" calcext:value-type="float">
            <text:p>0.000498546</text:p>
          </table:table-cell>
          <table:table-cell/>
          <table:table-cell office:value-type="float" office:value="35.9667" calcext:value-type="float">
            <text:p>35.9667</text:p>
          </table:table-cell>
          <table:table-cell office:value-type="float" office:value="1.14136" calcext:value-type="float">
            <text:p>1.14136</text:p>
          </table:table-cell>
          <table:table-cell office:value-type="float" office:value="0.00221038" calcext:value-type="float">
            <text:p>0.00221038</text:p>
          </table:table-cell>
          <table:table-cell/>
          <table:table-cell office:value-type="float" office:value="33.098" calcext:value-type="float">
            <text:p>33.098</text:p>
          </table:table-cell>
          <table:table-cell office:value-type="float" office:value="1.42511" calcext:value-type="float">
            <text:p>1.42511</text:p>
          </table:table-cell>
          <table:table-cell office:value-type="float" office:value="0.000735491" calcext:value-type="float">
            <text:p>0.000735491</text:p>
          </table:table-cell>
          <table:table-cell/>
          <table:table-cell office:value-type="float" office:value="32.9821" calcext:value-type="float">
            <text:p>32.9821</text:p>
          </table:table-cell>
          <table:table-cell office:value-type="float" office:value="1.3715" calcext:value-type="float">
            <text:p>1.3715</text:p>
          </table:table-cell>
          <table:table-cell office:value-type="float" office:value="0.000736734" calcext:value-type="float">
            <text:p>0.000736734</text:p>
          </table:table-cell>
          <table:table-cell/>
          <table:table-cell office:value-type="float" office:value="33.4625" calcext:value-type="float">
            <text:p>33.4625</text:p>
          </table:table-cell>
          <table:table-cell office:value-type="float" office:value="1.32417" calcext:value-type="float">
            <text:p>1.32417</text:p>
          </table:table-cell>
          <table:table-cell office:value-type="float" office:value="0.00185591" calcext:value-type="float">
            <text:p>0.00185591</text:p>
          </table:table-cell>
          <table:table-cell/>
          <table:table-cell office:value-type="float" office:value="32.1435" calcext:value-type="float">
            <text:p>32.1435</text:p>
          </table:table-cell>
          <table:table-cell office:value-type="float" office:value="1.47894" calcext:value-type="float">
            <text:p>1.47894</text:p>
          </table:table-cell>
          <table:table-cell office:value-type="float" office:value="0.000797307" calcext:value-type="float">
            <text:p>0.000797307</text:p>
          </table:table-cell>
          <table:table-cell/>
          <table:table-cell office:value-type="float" office:value="31.3571" calcext:value-type="float">
            <text:p>31.3571</text:p>
          </table:table-cell>
          <table:table-cell office:value-type="float" office:value="1.6527" calcext:value-type="float">
            <text:p>1.6527</text:p>
          </table:table-cell>
          <table:table-cell office:value-type="float" office:value="0.00072932" calcext:value-type="float">
            <text:p>0.00072932</text:p>
          </table:table-cell>
          <table:table-cell table:number-columns-repeated="16357"/>
        </table:table-row>
        <table:table-row table:style-name="ro1">
          <table:table-cell office:value-type="float" office:value="82.9609" calcext:value-type="float">
            <text:p>82.9609</text:p>
          </table:table-cell>
          <table:table-cell office:value-type="float" office:value="5.30726" calcext:value-type="float">
            <text:p>5.30726</text:p>
          </table:table-cell>
          <table:table-cell office:value-type="float" office:value="0.000485542" calcext:value-type="float">
            <text:p>0.000485542</text:p>
          </table:table-cell>
          <table:table-cell/>
          <table:table-cell office:value-type="float" office:value="33.1994" calcext:value-type="float">
            <text:p>33.1994</text:p>
          </table:table-cell>
          <table:table-cell office:value-type="float" office:value="1.34231" calcext:value-type="float">
            <text:p>1.34231</text:p>
          </table:table-cell>
          <table:table-cell office:value-type="float" office:value="0.00198305" calcext:value-type="float">
            <text:p>0.00198305</text:p>
          </table:table-cell>
          <table:table-cell/>
          <table:table-cell office:value-type="float" office:value="33.4481" calcext:value-type="float">
            <text:p>33.4481</text:p>
          </table:table-cell>
          <table:table-cell office:value-type="float" office:value="1.37354" calcext:value-type="float">
            <text:p>1.37354</text:p>
          </table:table-cell>
          <table:table-cell office:value-type="float" office:value="0.000742695" calcext:value-type="float">
            <text:p>0.000742695</text:p>
          </table:table-cell>
          <table:table-cell/>
          <table:table-cell office:value-type="float" office:value="32.7862" calcext:value-type="float">
            <text:p>32.7862</text:p>
          </table:table-cell>
          <table:table-cell office:value-type="float" office:value="1.29501" calcext:value-type="float">
            <text:p>1.29501</text:p>
          </table:table-cell>
          <table:table-cell office:value-type="float" office:value="0.000729249" calcext:value-type="float">
            <text:p>0.000729249</text:p>
          </table:table-cell>
          <table:table-cell/>
          <table:table-cell office:value-type="float" office:value="34.111" calcext:value-type="float">
            <text:p>34.111</text:p>
          </table:table-cell>
          <table:table-cell office:value-type="float" office:value="1.26662" calcext:value-type="float">
            <text:p>1.26662</text:p>
          </table:table-cell>
          <table:table-cell office:value-type="float" office:value="0.000829147" calcext:value-type="float">
            <text:p>0.000829147</text:p>
          </table:table-cell>
          <table:table-cell/>
          <table:table-cell office:value-type="float" office:value="33.0219" calcext:value-type="float">
            <text:p>33.0219</text:p>
          </table:table-cell>
          <table:table-cell office:value-type="float" office:value="1.34297" calcext:value-type="float">
            <text:p>1.34297</text:p>
          </table:table-cell>
          <table:table-cell office:value-type="float" office:value="0.000713029" calcext:value-type="float">
            <text:p>0.000713029</text:p>
          </table:table-cell>
          <table:table-cell/>
          <table:table-cell office:value-type="float" office:value="33.9571" calcext:value-type="float">
            <text:p>33.9571</text:p>
          </table:table-cell>
          <table:table-cell office:value-type="float" office:value="1.17803" calcext:value-type="float">
            <text:p>1.17803</text:p>
          </table:table-cell>
          <table:table-cell office:value-type="float" office:value="0.00070827" calcext:value-type="float">
            <text:p>0.00070827</text:p>
          </table:table-cell>
          <table:table-cell table:number-columns-repeated="16357"/>
        </table:table-row>
        <table:table-row table:style-name="ro1">
          <table:table-cell office:value-type="float" office:value="74.7851" calcext:value-type="float">
            <text:p>74.7851</text:p>
          </table:table-cell>
          <table:table-cell office:value-type="float" office:value="10.1519" calcext:value-type="float">
            <text:p>10.1519</text:p>
          </table:table-cell>
          <table:table-cell office:value-type="float" office:value="0.000501402" calcext:value-type="float">
            <text:p>0.000501402</text:p>
          </table:table-cell>
          <table:table-cell/>
          <table:table-cell office:value-type="float" office:value="33.0187" calcext:value-type="float">
            <text:p>33.0187</text:p>
          </table:table-cell>
          <table:table-cell office:value-type="float" office:value="1.44666" calcext:value-type="float">
            <text:p>1.44666</text:p>
          </table:table-cell>
          <table:table-cell office:value-type="float" office:value="0.00115243" calcext:value-type="float">
            <text:p>0.00115243</text:p>
          </table:table-cell>
          <table:table-cell/>
          <table:table-cell office:value-type="float" office:value="33.2757" calcext:value-type="float">
            <text:p>33.2757</text:p>
          </table:table-cell>
          <table:table-cell office:value-type="float" office:value="1.33878" calcext:value-type="float">
            <text:p>1.33878</text:p>
          </table:table-cell>
          <table:table-cell office:value-type="float" office:value="0.000742234" calcext:value-type="float">
            <text:p>0.000742234</text:p>
          </table:table-cell>
          <table:table-cell/>
          <table:table-cell office:value-type="float" office:value="34.5373" calcext:value-type="float">
            <text:p>34.5373</text:p>
          </table:table-cell>
          <table:table-cell office:value-type="float" office:value="1.32438" calcext:value-type="float">
            <text:p>1.32438</text:p>
          </table:table-cell>
          <table:table-cell office:value-type="float" office:value="0.000729661" calcext:value-type="float">
            <text:p>0.000729661</text:p>
          </table:table-cell>
          <table:table-cell/>
          <table:table-cell office:value-type="float" office:value="32.5814" calcext:value-type="float">
            <text:p>32.5814</text:p>
          </table:table-cell>
          <table:table-cell office:value-type="float" office:value="1.32504" calcext:value-type="float">
            <text:p>1.32504</text:p>
          </table:table-cell>
          <table:table-cell office:value-type="float" office:value="0.00070316" calcext:value-type="float">
            <text:p>0.00070316</text:p>
          </table:table-cell>
          <table:table-cell/>
          <table:table-cell office:value-type="float" office:value="33.3366" calcext:value-type="float">
            <text:p>33.3366</text:p>
          </table:table-cell>
          <table:table-cell office:value-type="float" office:value="1.33892" calcext:value-type="float">
            <text:p>1.33892</text:p>
          </table:table-cell>
          <table:table-cell office:value-type="float" office:value="0.000712718" calcext:value-type="float">
            <text:p>0.000712718</text:p>
          </table:table-cell>
          <table:table-cell/>
          <table:table-cell office:value-type="float" office:value="33.1851" calcext:value-type="float">
            <text:p>33.1851</text:p>
          </table:table-cell>
          <table:table-cell office:value-type="float" office:value="1.38183" calcext:value-type="float">
            <text:p>1.38183</text:p>
          </table:table-cell>
          <table:table-cell office:value-type="float" office:value="0.000716556" calcext:value-type="float">
            <text:p>0.000716556</text:p>
          </table:table-cell>
          <table:table-cell table:number-columns-repeated="16357"/>
        </table:table-row>
        <table:table-row table:style-name="ro1">
          <table:table-cell office:value-type="float" office:value="81.8941" calcext:value-type="float">
            <text:p>81.8941</text:p>
          </table:table-cell>
          <table:table-cell office:value-type="float" office:value="6.02228" calcext:value-type="float">
            <text:p>6.02228</text:p>
          </table:table-cell>
          <table:table-cell office:value-type="float" office:value="0.000488117" calcext:value-type="float">
            <text:p>0.000488117</text:p>
          </table:table-cell>
          <table:table-cell/>
          <table:table-cell office:value-type="float" office:value="33.4032" calcext:value-type="float">
            <text:p>33.4032</text:p>
          </table:table-cell>
          <table:table-cell office:value-type="float" office:value="1.37153" calcext:value-type="float">
            <text:p>1.37153</text:p>
          </table:table-cell>
          <table:table-cell office:value-type="float" office:value="0.000754167" calcext:value-type="float">
            <text:p>0.000754167</text:p>
          </table:table-cell>
          <table:table-cell/>
          <table:table-cell office:value-type="float" office:value="32.8911" calcext:value-type="float">
            <text:p>32.8911</text:p>
          </table:table-cell>
          <table:table-cell office:value-type="float" office:value="1.33319" calcext:value-type="float">
            <text:p>1.33319</text:p>
          </table:table-cell>
          <table:table-cell office:value-type="float" office:value="0.000739539" calcext:value-type="float">
            <text:p>0.000739539</text:p>
          </table:table-cell>
          <table:table-cell/>
          <table:table-cell office:value-type="float" office:value="31.7363" calcext:value-type="float">
            <text:p>31.7363</text:p>
          </table:table-cell>
          <table:table-cell office:value-type="float" office:value="1.92681" calcext:value-type="float">
            <text:p>1.92681</text:p>
          </table:table-cell>
          <table:table-cell office:value-type="float" office:value="0.000735081" calcext:value-type="float">
            <text:p>0.000735081</text:p>
          </table:table-cell>
          <table:table-cell/>
          <table:table-cell office:value-type="float" office:value="33.9687" calcext:value-type="float">
            <text:p>33.9687</text:p>
          </table:table-cell>
          <table:table-cell office:value-type="float" office:value="1.26195" calcext:value-type="float">
            <text:p>1.26195</text:p>
          </table:table-cell>
          <table:table-cell office:value-type="float" office:value="0.00070264" calcext:value-type="float">
            <text:p>0.00070264</text:p>
          </table:table-cell>
          <table:table-cell/>
          <table:table-cell office:value-type="float" office:value="32.4587" calcext:value-type="float">
            <text:p>32.4587</text:p>
          </table:table-cell>
          <table:table-cell office:value-type="float" office:value="1.38242" calcext:value-type="float">
            <text:p>1.38242</text:p>
          </table:table-cell>
          <table:table-cell office:value-type="float" office:value="0.000716796" calcext:value-type="float">
            <text:p>0.000716796</text:p>
          </table:table-cell>
          <table:table-cell/>
          <table:table-cell office:value-type="float" office:value="31.9551" calcext:value-type="float">
            <text:p>31.9551</text:p>
          </table:table-cell>
          <table:table-cell office:value-type="float" office:value="1.34119" calcext:value-type="float">
            <text:p>1.34119</text:p>
          </table:table-cell>
          <table:table-cell office:value-type="float" office:value="0.000727286" calcext:value-type="float">
            <text:p>0.000727286</text:p>
          </table:table-cell>
          <table:table-cell table:number-columns-repeated="16357"/>
        </table:table-row>
        <table:table-row table:style-name="ro1">
          <table:table-cell office:value-type="float" office:value="82.0937" calcext:value-type="float">
            <text:p>82.0937</text:p>
          </table:table-cell>
          <table:table-cell office:value-type="float" office:value="7.32507" calcext:value-type="float">
            <text:p>7.32507</text:p>
          </table:table-cell>
          <table:table-cell office:value-type="float" office:value="0.000492034" calcext:value-type="float">
            <text:p>0.000492034</text:p>
          </table:table-cell>
          <table:table-cell/>
          <table:table-cell office:value-type="float" office:value="33.7902" calcext:value-type="float">
            <text:p>33.7902</text:p>
          </table:table-cell>
          <table:table-cell office:value-type="float" office:value="1.36612" calcext:value-type="float">
            <text:p>1.36612</text:p>
          </table:table-cell>
          <table:table-cell office:value-type="float" office:value="0.000751882" calcext:value-type="float">
            <text:p>0.000751882</text:p>
          </table:table-cell>
          <table:table-cell/>
          <table:table-cell office:value-type="float" office:value="33.6877" calcext:value-type="float">
            <text:p>33.6877</text:p>
          </table:table-cell>
          <table:table-cell office:value-type="float" office:value="1.3208" calcext:value-type="float">
            <text:p>1.3208</text:p>
          </table:table-cell>
          <table:table-cell office:value-type="float" office:value="0.000739669" calcext:value-type="float">
            <text:p>0.000739669</text:p>
          </table:table-cell>
          <table:table-cell/>
          <table:table-cell office:value-type="float" office:value="32.8963" calcext:value-type="float">
            <text:p>32.8963</text:p>
          </table:table-cell>
          <table:table-cell office:value-type="float" office:value="1.43765" calcext:value-type="float">
            <text:p>1.43765</text:p>
          </table:table-cell>
          <table:table-cell office:value-type="float" office:value="0.000729801" calcext:value-type="float">
            <text:p>0.000729801</text:p>
          </table:table-cell>
          <table:table-cell/>
          <table:table-cell office:value-type="float" office:value="32.039" calcext:value-type="float">
            <text:p>32.039</text:p>
          </table:table-cell>
          <table:table-cell office:value-type="float" office:value="1.46557" calcext:value-type="float">
            <text:p>1.46557</text:p>
          </table:table-cell>
          <table:table-cell office:value-type="float" office:value="0.000706838" calcext:value-type="float">
            <text:p>0.000706838</text:p>
          </table:table-cell>
          <table:table-cell/>
          <table:table-cell office:value-type="float" office:value="33.8346" calcext:value-type="float">
            <text:p>33.8346</text:p>
          </table:table-cell>
          <table:table-cell office:value-type="float" office:value="1.43107" calcext:value-type="float">
            <text:p>1.43107</text:p>
          </table:table-cell>
          <table:table-cell office:value-type="float" office:value="0.000701017" calcext:value-type="float">
            <text:p>0.000701017</text:p>
          </table:table-cell>
          <table:table-cell/>
          <table:table-cell office:value-type="float" office:value="33.7484" calcext:value-type="float">
            <text:p>33.7484</text:p>
          </table:table-cell>
          <table:table-cell office:value-type="float" office:value="1.33959" calcext:value-type="float">
            <text:p>1.33959</text:p>
          </table:table-cell>
          <table:table-cell office:value-type="float" office:value="0.000725072" calcext:value-type="float">
            <text:p>0.000725072</text:p>
          </table:table-cell>
          <table:table-cell table:number-columns-repeated="1635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.02" calcext:value-type="float">
            <text:p>5.02</text:p>
          </table:table-cell>
          <table:table-cell office:value-type="float" office:value="0.000482165" calcext:value-type="float">
            <text:p>0.000482165</text:p>
          </table:table-cell>
          <table:table-cell/>
          <table:table-cell office:value-type="float" office:value="34.1759" calcext:value-type="float">
            <text:p>34.1759</text:p>
          </table:table-cell>
          <table:table-cell office:value-type="float" office:value="1.2889" calcext:value-type="float">
            <text:p>1.2889</text:p>
          </table:table-cell>
          <table:table-cell office:value-type="float" office:value="0.00075086" calcext:value-type="float">
            <text:p>0.00075086</text:p>
          </table:table-cell>
          <table:table-cell/>
          <table:table-cell office:value-type="float" office:value="34.5679" calcext:value-type="float">
            <text:p>34.5679</text:p>
          </table:table-cell>
          <table:table-cell office:value-type="float" office:value="1.26975" calcext:value-type="float">
            <text:p>1.26975</text:p>
          </table:table-cell>
          <table:table-cell office:value-type="float" office:value="0.000726935" calcext:value-type="float">
            <text:p>0.000726935</text:p>
          </table:table-cell>
          <table:table-cell/>
          <table:table-cell office:value-type="float" office:value="31.7541" calcext:value-type="float">
            <text:p>31.7541</text:p>
          </table:table-cell>
          <table:table-cell office:value-type="float" office:value="1.46209" calcext:value-type="float">
            <text:p>1.46209</text:p>
          </table:table-cell>
          <table:table-cell office:value-type="float" office:value="0.000738297" calcext:value-type="float">
            <text:p>0.000738297</text:p>
          </table:table-cell>
          <table:table-cell/>
          <table:table-cell office:value-type="float" office:value="32.744" calcext:value-type="float">
            <text:p>32.744</text:p>
          </table:table-cell>
          <table:table-cell office:value-type="float" office:value="1.40473" calcext:value-type="float">
            <text:p>1.40473</text:p>
          </table:table-cell>
          <table:table-cell office:value-type="float" office:value="0.000706126" calcext:value-type="float">
            <text:p>0.000706126</text:p>
          </table:table-cell>
          <table:table-cell/>
          <table:table-cell office:value-type="float" office:value="32.7844" calcext:value-type="float">
            <text:p>32.7844</text:p>
          </table:table-cell>
          <table:table-cell office:value-type="float" office:value="1.63209" calcext:value-type="float">
            <text:p>1.63209</text:p>
          </table:table-cell>
          <table:table-cell office:value-type="float" office:value="0.000709823" calcext:value-type="float">
            <text:p>0.000709823</text:p>
          </table:table-cell>
          <table:table-cell/>
          <table:table-cell office:value-type="float" office:value="33.1102" calcext:value-type="float">
            <text:p>33.1102</text:p>
          </table:table-cell>
          <table:table-cell office:value-type="float" office:value="1.42792" calcext:value-type="float">
            <text:p>1.42792</text:p>
          </table:table-cell>
          <table:table-cell office:value-type="float" office:value="0.000719601" calcext:value-type="float">
            <text:p>0.000719601</text:p>
          </table:table-cell>
          <table:table-cell table:number-columns-repeated="16357"/>
        </table:table-row>
        <table:table-row table:style-name="ro1">
          <table:table-cell office:value-type="float" office:value="83.4758" calcext:value-type="float">
            <text:p>83.4758</text:p>
          </table:table-cell>
          <table:table-cell office:value-type="float" office:value="4.88889" calcext:value-type="float">
            <text:p>4.88889</text:p>
          </table:table-cell>
          <table:table-cell office:value-type="float" office:value="0.000488819" calcext:value-type="float">
            <text:p>0.000488819</text:p>
          </table:table-cell>
          <table:table-cell/>
          <table:table-cell office:value-type="float" office:value="34.2017" calcext:value-type="float">
            <text:p>34.2017</text:p>
          </table:table-cell>
          <table:table-cell office:value-type="float" office:value="1.21363" calcext:value-type="float">
            <text:p>1.21363</text:p>
          </table:table-cell>
          <table:table-cell office:value-type="float" office:value="0.000758545" calcext:value-type="float">
            <text:p>0.000758545</text:p>
          </table:table-cell>
          <table:table-cell/>
          <table:table-cell office:value-type="float" office:value="34.2369" calcext:value-type="float">
            <text:p>34.2369</text:p>
          </table:table-cell>
          <table:table-cell office:value-type="float" office:value="1.30052" calcext:value-type="float">
            <text:p>1.30052</text:p>
          </table:table-cell>
          <table:table-cell office:value-type="float" office:value="0.000737886" calcext:value-type="float">
            <text:p>0.000737886</text:p>
          </table:table-cell>
          <table:table-cell/>
          <table:table-cell office:value-type="float" office:value="35.6452" calcext:value-type="float">
            <text:p>35.6452</text:p>
          </table:table-cell>
          <table:table-cell office:value-type="float" office:value="1.11969" calcext:value-type="float">
            <text:p>1.11969</text:p>
          </table:table-cell>
          <table:table-cell office:value-type="float" office:value="0.000725062" calcext:value-type="float">
            <text:p>0.000725062</text:p>
          </table:table-cell>
          <table:table-cell/>
          <table:table-cell office:value-type="float" office:value="31.5071" calcext:value-type="float">
            <text:p>31.5071</text:p>
          </table:table-cell>
          <table:table-cell office:value-type="float" office:value="1.56916" calcext:value-type="float">
            <text:p>1.56916</text:p>
          </table:table-cell>
          <table:table-cell office:value-type="float" office:value="0.000719512" calcext:value-type="float">
            <text:p>0.000719512</text:p>
          </table:table-cell>
          <table:table-cell/>
          <table:table-cell office:value-type="float" office:value="33.889" calcext:value-type="float">
            <text:p>33.889</text:p>
          </table:table-cell>
          <table:table-cell office:value-type="float" office:value="1.32318" calcext:value-type="float">
            <text:p>1.32318</text:p>
          </table:table-cell>
          <table:table-cell office:value-type="float" office:value="0.000703832" calcext:value-type="float">
            <text:p>0.000703832</text:p>
          </table:table-cell>
          <table:table-cell/>
          <table:table-cell office:value-type="float" office:value="32.3721" calcext:value-type="float">
            <text:p>32.3721</text:p>
          </table:table-cell>
          <table:table-cell office:value-type="float" office:value="1.42158" calcext:value-type="float">
            <text:p>1.42158</text:p>
          </table:table-cell>
          <table:table-cell office:value-type="float" office:value="0.000784443" calcext:value-type="float">
            <text:p>0.000784443</text:p>
          </table:table-cell>
          <table:table-cell table:number-columns-repeated="16357"/>
        </table:table-row>
        <table:table-row table:style-name="ro1">
          <table:table-cell office:value-type="float" office:value="82.3699" calcext:value-type="float">
            <text:p>82.3699</text:p>
          </table:table-cell>
          <table:table-cell office:value-type="float" office:value="4.36705" calcext:value-type="float">
            <text:p>4.36705</text:p>
          </table:table-cell>
          <table:table-cell office:value-type="float" office:value="0.000482266" calcext:value-type="float">
            <text:p>0.000482266</text:p>
          </table:table-cell>
          <table:table-cell/>
          <table:table-cell office:value-type="float" office:value="33.0257" calcext:value-type="float">
            <text:p>33.0257</text:p>
          </table:table-cell>
          <table:table-cell office:value-type="float" office:value="1.26342" calcext:value-type="float">
            <text:p>1.26342</text:p>
          </table:table-cell>
          <table:table-cell office:value-type="float" office:value="0.000790385" calcext:value-type="float">
            <text:p>0.000790385</text:p>
          </table:table-cell>
          <table:table-cell/>
          <table:table-cell office:value-type="float" office:value="36.4163" calcext:value-type="float">
            <text:p>36.4163</text:p>
          </table:table-cell>
          <table:table-cell office:value-type="float" office:value="1.06166" calcext:value-type="float">
            <text:p>1.06166</text:p>
          </table:table-cell>
          <table:table-cell office:value-type="float" office:value="0.000728068" calcext:value-type="float">
            <text:p>0.000728068</text:p>
          </table:table-cell>
          <table:table-cell/>
          <table:table-cell office:value-type="float" office:value="33.0977" calcext:value-type="float">
            <text:p>33.0977</text:p>
          </table:table-cell>
          <table:table-cell office:value-type="float" office:value="1.29961" calcext:value-type="float">
            <text:p>1.29961</text:p>
          </table:table-cell>
          <table:table-cell office:value-type="float" office:value="0.000726565" calcext:value-type="float">
            <text:p>0.000726565</text:p>
          </table:table-cell>
          <table:table-cell/>
          <table:table-cell office:value-type="float" office:value="33.737" calcext:value-type="float">
            <text:p>33.737</text:p>
          </table:table-cell>
          <table:table-cell office:value-type="float" office:value="1.38431" calcext:value-type="float">
            <text:p>1.38431</text:p>
          </table:table-cell>
          <table:table-cell office:value-type="float" office:value="0.000712468" calcext:value-type="float">
            <text:p>0.000712468</text:p>
          </table:table-cell>
          <table:table-cell/>
          <table:table-cell office:value-type="float" office:value="33.5727" calcext:value-type="float">
            <text:p>33.5727</text:p>
          </table:table-cell>
          <table:table-cell office:value-type="float" office:value="1.25739" calcext:value-type="float">
            <text:p>1.25739</text:p>
          </table:table-cell>
          <table:table-cell office:value-type="float" office:value="0.000709983" calcext:value-type="float">
            <text:p>0.000709983</text:p>
          </table:table-cell>
          <table:table-cell/>
          <table:table-cell office:value-type="float" office:value="32.2998" calcext:value-type="float">
            <text:p>32.2998</text:p>
          </table:table-cell>
          <table:table-cell office:value-type="float" office:value="1.35012" calcext:value-type="float">
            <text:p>1.35012</text:p>
          </table:table-cell>
          <table:table-cell office:value-type="float" office:value="0.000732165" calcext:value-type="float">
            <text:p>0.000732165</text:p>
          </table:table-cell>
          <table:table-cell table:number-columns-repeated="16357"/>
        </table:table-row>
        <table:table-row table:style-name="ro1">
          <table:table-cell office:value-type="float" office:value="81.9048" calcext:value-type="float">
            <text:p>81.9048</text:p>
          </table:table-cell>
          <table:table-cell office:value-type="float" office:value="7.92063" calcext:value-type="float">
            <text:p>7.92063</text:p>
          </table:table-cell>
          <table:table-cell office:value-type="float" office:value="0.000489269" calcext:value-type="float">
            <text:p>0.000489269</text:p>
          </table:table-cell>
          <table:table-cell/>
          <table:table-cell office:value-type="float" office:value="33.3913" calcext:value-type="float">
            <text:p>33.3913</text:p>
          </table:table-cell>
          <table:table-cell office:value-type="float" office:value="1.39752" calcext:value-type="float">
            <text:p>1.39752</text:p>
          </table:table-cell>
          <table:table-cell office:value-type="float" office:value="0.000769716" calcext:value-type="float">
            <text:p>0.000769716</text:p>
          </table:table-cell>
          <table:table-cell/>
          <table:table-cell office:value-type="float" office:value="32.324" calcext:value-type="float">
            <text:p>32.324</text:p>
          </table:table-cell>
          <table:table-cell office:value-type="float" office:value="1.37255" calcext:value-type="float">
            <text:p>1.37255</text:p>
          </table:table-cell>
          <table:table-cell office:value-type="float" office:value="0.000738907" calcext:value-type="float">
            <text:p>0.000738907</text:p>
          </table:table-cell>
          <table:table-cell/>
          <table:table-cell office:value-type="float" office:value="34.4608" calcext:value-type="float">
            <text:p>34.4608</text:p>
          </table:table-cell>
          <table:table-cell office:value-type="float" office:value="1.37167" calcext:value-type="float">
            <text:p>1.37167</text:p>
          </table:table-cell>
          <table:table-cell office:value-type="float" office:value="0.000733488" calcext:value-type="float">
            <text:p>0.000733488</text:p>
          </table:table-cell>
          <table:table-cell/>
          <table:table-cell office:value-type="float" office:value="32.6917" calcext:value-type="float">
            <text:p>32.6917</text:p>
          </table:table-cell>
          <table:table-cell office:value-type="float" office:value="1.42927" calcext:value-type="float">
            <text:p>1.42927</text:p>
          </table:table-cell>
          <table:table-cell office:value-type="float" office:value="0.000711596" calcext:value-type="float">
            <text:p>0.000711596</text:p>
          </table:table-cell>
          <table:table-cell/>
          <table:table-cell office:value-type="float" office:value="32.9289" calcext:value-type="float">
            <text:p>32.9289</text:p>
          </table:table-cell>
          <table:table-cell office:value-type="float" office:value="1.32807" calcext:value-type="float">
            <text:p>1.32807</text:p>
          </table:table-cell>
          <table:table-cell office:value-type="float" office:value="0.000709723" calcext:value-type="float">
            <text:p>0.000709723</text:p>
          </table:table-cell>
          <table:table-cell/>
          <table:table-cell office:value-type="float" office:value="32.4458" calcext:value-type="float">
            <text:p>32.4458</text:p>
          </table:table-cell>
          <table:table-cell office:value-type="float" office:value="1.39221" calcext:value-type="float">
            <text:p>1.39221</text:p>
          </table:table-cell>
          <table:table-cell office:value-type="float" office:value="0.00079319" calcext:value-type="float">
            <text:p>0.00079319</text:p>
          </table:table-cell>
          <table:table-cell table:number-columns-repeated="16357"/>
        </table:table-row>
        <table:table-row table:style-name="ro1">
          <table:table-cell office:value-type="float" office:value="82.9517" calcext:value-type="float">
            <text:p>82.9517</text:p>
          </table:table-cell>
          <table:table-cell office:value-type="float" office:value="5.86768" calcext:value-type="float">
            <text:p>5.86768</text:p>
          </table:table-cell>
          <table:table-cell office:value-type="float" office:value="0.000488647" calcext:value-type="float">
            <text:p>0.000488647</text:p>
          </table:table-cell>
          <table:table-cell/>
          <table:table-cell office:value-type="float" office:value="32.8719" calcext:value-type="float">
            <text:p>32.8719</text:p>
          </table:table-cell>
          <table:table-cell office:value-type="float" office:value="1.37043" calcext:value-type="float">
            <text:p>1.37043</text:p>
          </table:table-cell>
          <table:table-cell office:value-type="float" office:value="0.000769736" calcext:value-type="float">
            <text:p>0.000769736</text:p>
          </table:table-cell>
          <table:table-cell/>
          <table:table-cell office:value-type="float" office:value="33.5938" calcext:value-type="float">
            <text:p>33.5938</text:p>
          </table:table-cell>
          <table:table-cell office:value-type="float" office:value="1.22197" calcext:value-type="float">
            <text:p>1.22197</text:p>
          </table:table-cell>
          <table:table-cell office:value-type="float" office:value="0.000734429" calcext:value-type="float">
            <text:p>0.000734429</text:p>
          </table:table-cell>
          <table:table-cell/>
          <table:table-cell office:value-type="float" office:value="33.969" calcext:value-type="float">
            <text:p>33.969</text:p>
          </table:table-cell>
          <table:table-cell office:value-type="float" office:value="1.20388" calcext:value-type="float">
            <text:p>1.20388</text:p>
          </table:table-cell>
          <table:table-cell office:value-type="float" office:value="0.000730392" calcext:value-type="float">
            <text:p>0.000730392</text:p>
          </table:table-cell>
          <table:table-cell/>
          <table:table-cell office:value-type="float" office:value="31.152" calcext:value-type="float">
            <text:p>31.152</text:p>
          </table:table-cell>
          <table:table-cell office:value-type="float" office:value="1.58893" calcext:value-type="float">
            <text:p>1.58893</text:p>
          </table:table-cell>
          <table:table-cell office:value-type="float" office:value="0.000707459" calcext:value-type="float">
            <text:p>0.000707459</text:p>
          </table:table-cell>
          <table:table-cell/>
          <table:table-cell office:value-type="float" office:value="31.5067" calcext:value-type="float">
            <text:p>31.5067</text:p>
          </table:table-cell>
          <table:table-cell office:value-type="float" office:value="1.59946" calcext:value-type="float">
            <text:p>1.59946</text:p>
          </table:table-cell>
          <table:table-cell office:value-type="float" office:value="0.000714402" calcext:value-type="float">
            <text:p>0.000714402</text:p>
          </table:table-cell>
          <table:table-cell/>
          <table:table-cell office:value-type="float" office:value="31.3405" calcext:value-type="float">
            <text:p>31.3405</text:p>
          </table:table-cell>
          <table:table-cell office:value-type="float" office:value="1.49001" calcext:value-type="float">
            <text:p>1.49001</text:p>
          </table:table-cell>
          <table:table-cell office:value-type="float" office:value="0.000728578" calcext:value-type="float">
            <text:p>0.000728578</text:p>
          </table:table-cell>
          <table:table-cell table:number-columns-repeated="16357"/>
        </table:table-row>
        <table:table-row table:style-name="ro1">
          <table:table-cell office:value-type="float" office:value="81.9767" calcext:value-type="float">
            <text:p>81.9767</text:p>
          </table:table-cell>
          <table:table-cell office:value-type="float" office:value="6.25291" calcext:value-type="float">
            <text:p>6.25291</text:p>
          </table:table-cell>
          <table:table-cell office:value-type="float" office:value="0.000487325" calcext:value-type="float">
            <text:p>0.000487325</text:p>
          </table:table-cell>
          <table:table-cell/>
          <table:table-cell office:value-type="float" office:value="31.695" calcext:value-type="float">
            <text:p>31.695</text:p>
          </table:table-cell>
          <table:table-cell office:value-type="float" office:value="1.46296" calcext:value-type="float">
            <text:p>1.46296</text:p>
          </table:table-cell>
          <table:table-cell office:value-type="float" office:value="0.000783221" calcext:value-type="float">
            <text:p>0.000783221</text:p>
          </table:table-cell>
          <table:table-cell/>
          <table:table-cell office:value-type="float" office:value="34.6713" calcext:value-type="float">
            <text:p>34.6713</text:p>
          </table:table-cell>
          <table:table-cell office:value-type="float" office:value="1.24538" calcext:value-type="float">
            <text:p>1.24538</text:p>
          </table:table-cell>
          <table:table-cell office:value-type="float" office:value="0.000731484" calcext:value-type="float">
            <text:p>0.000731484</text:p>
          </table:table-cell>
          <table:table-cell/>
          <table:table-cell office:value-type="float" office:value="33.8525" calcext:value-type="float">
            <text:p>33.8525</text:p>
          </table:table-cell>
          <table:table-cell office:value-type="float" office:value="1.31081" calcext:value-type="float">
            <text:p>1.31081</text:p>
          </table:table-cell>
          <table:table-cell office:value-type="float" office:value="0.000728468" calcext:value-type="float">
            <text:p>0.000728468</text:p>
          </table:table-cell>
          <table:table-cell/>
          <table:table-cell office:value-type="float" office:value="32.6341" calcext:value-type="float">
            <text:p>32.6341</text:p>
          </table:table-cell>
          <table:table-cell office:value-type="float" office:value="1.34602" calcext:value-type="float">
            <text:p>1.34602</text:p>
          </table:table-cell>
          <table:table-cell office:value-type="float" office:value="0.000709262" calcext:value-type="float">
            <text:p>0.000709262</text:p>
          </table:table-cell>
          <table:table-cell/>
          <table:table-cell office:value-type="float" office:value="32.8959" calcext:value-type="float">
            <text:p>32.8959</text:p>
          </table:table-cell>
          <table:table-cell office:value-type="float" office:value="1.39284" calcext:value-type="float">
            <text:p>1.39284</text:p>
          </table:table-cell>
          <table:table-cell office:value-type="float" office:value="0.000704934" calcext:value-type="float">
            <text:p>0.000704934</text:p>
          </table:table-cell>
          <table:table-cell/>
          <table:table-cell office:value-type="float" office:value="32.5946" calcext:value-type="float">
            <text:p>32.5946</text:p>
          </table:table-cell>
          <table:table-cell office:value-type="float" office:value="1.30046" calcext:value-type="float">
            <text:p>1.30046</text:p>
          </table:table-cell>
          <table:table-cell office:value-type="float" office:value="0.000773643" calcext:value-type="float">
            <text:p>0.000773643</text:p>
          </table:table-cell>
          <table:table-cell table:number-columns-repeated="16357"/>
        </table:table-row>
        <table:table-row table:style-name="ro1">
          <table:table-cell office:value-type="float" office:value="77.2455" calcext:value-type="float">
            <text:p>77.2455</text:p>
          </table:table-cell>
          <table:table-cell office:value-type="float" office:value="9.3982" calcext:value-type="float">
            <text:p>9.3982</text:p>
          </table:table-cell>
          <table:table-cell office:value-type="float" office:value="0.000488197" calcext:value-type="float">
            <text:p>0.000488197</text:p>
          </table:table-cell>
          <table:table-cell/>
          <table:table-cell office:value-type="float" office:value="32.6267" calcext:value-type="float">
            <text:p>32.6267</text:p>
          </table:table-cell>
          <table:table-cell office:value-type="float" office:value="1.53759" calcext:value-type="float">
            <text:p>1.53759</text:p>
          </table:table-cell>
          <table:table-cell office:value-type="float" office:value="0.000773583" calcext:value-type="float">
            <text:p>0.000773583</text:p>
          </table:table-cell>
          <table:table-cell/>
          <table:table-cell office:value-type="float" office:value="33.1396" calcext:value-type="float">
            <text:p>33.1396</text:p>
          </table:table-cell>
          <table:table-cell office:value-type="float" office:value="1.34512" calcext:value-type="float">
            <text:p>1.34512</text:p>
          </table:table-cell>
          <table:table-cell office:value-type="float" office:value="0.000735261" calcext:value-type="float">
            <text:p>0.000735261</text:p>
          </table:table-cell>
          <table:table-cell/>
          <table:table-cell office:value-type="float" office:value="35.7231" calcext:value-type="float">
            <text:p>35.7231</text:p>
          </table:table-cell>
          <table:table-cell office:value-type="float" office:value="1.14904" calcext:value-type="float">
            <text:p>1.14904</text:p>
          </table:table-cell>
          <table:table-cell office:value-type="float" office:value="0.000716005" calcext:value-type="float">
            <text:p>0.000716005</text:p>
          </table:table-cell>
          <table:table-cell/>
          <table:table-cell office:value-type="float" office:value="33.2998" calcext:value-type="float">
            <text:p>33.2998</text:p>
          </table:table-cell>
          <table:table-cell office:value-type="float" office:value="1.33989" calcext:value-type="float">
            <text:p>1.33989</text:p>
          </table:table-cell>
          <table:table-cell office:value-type="float" office:value="0.000706136" calcext:value-type="float">
            <text:p>0.000706136</text:p>
          </table:table-cell>
          <table:table-cell/>
          <table:table-cell office:value-type="float" office:value="35.5698" calcext:value-type="float">
            <text:p>35.5698</text:p>
          </table:table-cell>
          <table:table-cell office:value-type="float" office:value="1.32275" calcext:value-type="float">
            <text:p>1.32275</text:p>
          </table:table-cell>
          <table:table-cell office:value-type="float" office:value="0.000718119" calcext:value-type="float">
            <text:p>0.000718119</text:p>
          </table:table-cell>
          <table:table-cell/>
          <table:table-cell office:value-type="float" office:value="33.5704" calcext:value-type="float">
            <text:p>33.5704</text:p>
          </table:table-cell>
          <table:table-cell office:value-type="float" office:value="1.29129" calcext:value-type="float">
            <text:p>1.29129</text:p>
          </table:table-cell>
          <table:table-cell office:value-type="float" office:value="0.000768865" calcext:value-type="float">
            <text:p>0.000768865</text:p>
          </table:table-cell>
          <table:table-cell table:number-columns-repeated="16357"/>
        </table:table-row>
        <table:table-row table:style-name="ro1">
          <table:table-cell office:value-type="float" office:value="81.6976" calcext:value-type="float">
            <text:p>81.6976</text:p>
          </table:table-cell>
          <table:table-cell office:value-type="float" office:value="5.38462" calcext:value-type="float">
            <text:p>5.38462</text:p>
          </table:table-cell>
          <table:table-cell office:value-type="float" office:value="0.000487536" calcext:value-type="float">
            <text:p>0.000487536</text:p>
          </table:table-cell>
          <table:table-cell/>
          <table:table-cell office:value-type="float" office:value="32.0784" calcext:value-type="float">
            <text:p>32.0784</text:p>
          </table:table-cell>
          <table:table-cell office:value-type="float" office:value="1.54804" calcext:value-type="float">
            <text:p>1.54804</text:p>
          </table:table-cell>
          <table:table-cell office:value-type="float" office:value="0.000772651" calcext:value-type="float">
            <text:p>0.000772651</text:p>
          </table:table-cell>
          <table:table-cell/>
          <table:table-cell office:value-type="float" office:value="33.1345" calcext:value-type="float">
            <text:p>33.1345</text:p>
          </table:table-cell>
          <table:table-cell office:value-type="float" office:value="1.38119" calcext:value-type="float">
            <text:p>1.38119</text:p>
          </table:table-cell>
          <table:table-cell office:value-type="float" office:value="0.000735822" calcext:value-type="float">
            <text:p>0.000735822</text:p>
          </table:table-cell>
          <table:table-cell/>
          <table:table-cell office:value-type="float" office:value="33.7986" calcext:value-type="float">
            <text:p>33.7986</text:p>
          </table:table-cell>
          <table:table-cell office:value-type="float" office:value="1.36779" calcext:value-type="float">
            <text:p>1.36779</text:p>
          </table:table-cell>
          <table:table-cell office:value-type="float" office:value="0.00073509" calcext:value-type="float">
            <text:p>0.00073509</text:p>
          </table:table-cell>
          <table:table-cell/>
          <table:table-cell office:value-type="float" office:value="34.0751" calcext:value-type="float">
            <text:p>34.0751</text:p>
          </table:table-cell>
          <table:table-cell office:value-type="float" office:value="1.22374" calcext:value-type="float">
            <text:p>1.22374</text:p>
          </table:table-cell>
          <table:table-cell office:value-type="float" office:value="0.000697289" calcext:value-type="float">
            <text:p>0.000697289</text:p>
          </table:table-cell>
          <table:table-cell/>
          <table:table-cell office:value-type="float" office:value="33.211" calcext:value-type="float">
            <text:p>33.211</text:p>
          </table:table-cell>
          <table:table-cell office:value-type="float" office:value="1.25236" calcext:value-type="float">
            <text:p>1.25236</text:p>
          </table:table-cell>
          <table:table-cell office:value-type="float" office:value="0.0007189" calcext:value-type="float">
            <text:p>0.0007189</text:p>
          </table:table-cell>
          <table:table-cell/>
          <table:table-cell office:value-type="float" office:value="32.8748" calcext:value-type="float">
            <text:p>32.8748</text:p>
          </table:table-cell>
          <table:table-cell office:value-type="float" office:value="1.31043" calcext:value-type="float">
            <text:p>1.31043</text:p>
          </table:table-cell>
          <table:table-cell office:value-type="float" office:value="0.000871517" calcext:value-type="float">
            <text:p>0.000871517</text:p>
          </table:table-cell>
          <table:table-cell table:number-columns-repeated="16357"/>
        </table:table-row>
        <table:table-row table:style-name="ro1">
          <table:table-cell office:value-type="float" office:value="85.6777" calcext:value-type="float">
            <text:p>85.6777</text:p>
          </table:table-cell>
          <table:table-cell office:value-type="float" office:value="3.86701" calcext:value-type="float">
            <text:p>3.86701</text:p>
          </table:table-cell>
          <table:table-cell office:value-type="float" office:value="0.000486123" calcext:value-type="float">
            <text:p>0.000486123</text:p>
          </table:table-cell>
          <table:table-cell/>
          <table:table-cell office:value-type="float" office:value="32.9721" calcext:value-type="float">
            <text:p>32.9721</text:p>
          </table:table-cell>
          <table:table-cell office:value-type="float" office:value="1.40642" calcext:value-type="float">
            <text:p>1.40642</text:p>
          </table:table-cell>
          <table:table-cell office:value-type="float" office:value="0.000759386" calcext:value-type="float">
            <text:p>0.000759386</text:p>
          </table:table-cell>
          <table:table-cell/>
          <table:table-cell office:value-type="float" office:value="35.0735" calcext:value-type="float">
            <text:p>35.0735</text:p>
          </table:table-cell>
          <table:table-cell office:value-type="float" office:value="1.27425" calcext:value-type="float">
            <text:p>1.27425</text:p>
          </table:table-cell>
          <table:table-cell office:value-type="float" office:value="0.000727466" calcext:value-type="float">
            <text:p>0.000727466</text:p>
          </table:table-cell>
          <table:table-cell/>
          <table:table-cell office:value-type="float" office:value="33.0097" calcext:value-type="float">
            <text:p>33.0097</text:p>
          </table:table-cell>
          <table:table-cell office:value-type="float" office:value="1.28652" calcext:value-type="float">
            <text:p>1.28652</text:p>
          </table:table-cell>
          <table:table-cell office:value-type="float" office:value="0.000732085" calcext:value-type="float">
            <text:p>0.000732085</text:p>
          </table:table-cell>
          <table:table-cell/>
          <table:table-cell office:value-type="float" office:value="32.0022" calcext:value-type="float">
            <text:p>32.0022</text:p>
          </table:table-cell>
          <table:table-cell office:value-type="float" office:value="1.45288" calcext:value-type="float">
            <text:p>1.45288</text:p>
          </table:table-cell>
          <table:table-cell office:value-type="float" office:value="0.000716466" calcext:value-type="float">
            <text:p>0.000716466</text:p>
          </table:table-cell>
          <table:table-cell/>
          <table:table-cell office:value-type="float" office:value="31.7221" calcext:value-type="float">
            <text:p>31.7221</text:p>
          </table:table-cell>
          <table:table-cell office:value-type="float" office:value="1.28359" calcext:value-type="float">
            <text:p>1.28359</text:p>
          </table:table-cell>
          <table:table-cell office:value-type="float" office:value="0.000713951" calcext:value-type="float">
            <text:p>0.000713951</text:p>
          </table:table-cell>
          <table:table-cell/>
          <table:table-cell office:value-type="float" office:value="34.6134" calcext:value-type="float">
            <text:p>34.6134</text:p>
          </table:table-cell>
          <table:table-cell office:value-type="float" office:value="1.21621" calcext:value-type="float">
            <text:p>1.21621</text:p>
          </table:table-cell>
          <table:table-cell office:value-type="float" office:value="0.000817034" calcext:value-type="float">
            <text:p>0.000817034</text:p>
          </table:table-cell>
          <table:table-cell table:number-columns-repeated="16357"/>
        </table:table-row>
        <table:table-row table:style-name="ro1">
          <table:table-cell office:value-type="float" office:value="80.7263" calcext:value-type="float">
            <text:p>80.7263</text:p>
          </table:table-cell>
          <table:table-cell office:value-type="float" office:value="6.63966" calcext:value-type="float">
            <text:p>6.63966</text:p>
          </table:table-cell>
          <table:table-cell office:value-type="float" office:value="0.000486523" calcext:value-type="float">
            <text:p>0.000486523</text:p>
          </table:table-cell>
          <table:table-cell/>
          <table:table-cell office:value-type="float" office:value="32.3946" calcext:value-type="float">
            <text:p>32.3946</text:p>
          </table:table-cell>
          <table:table-cell office:value-type="float" office:value="1.36182" calcext:value-type="float">
            <text:p>1.36182</text:p>
          </table:table-cell>
          <table:table-cell office:value-type="float" office:value="0.000761961" calcext:value-type="float">
            <text:p>0.000761961</text:p>
          </table:table-cell>
          <table:table-cell/>
          <table:table-cell office:value-type="float" office:value="31.5444" calcext:value-type="float">
            <text:p>31.5444</text:p>
          </table:table-cell>
          <table:table-cell office:value-type="float" office:value="1.55623" calcext:value-type="float">
            <text:p>1.55623</text:p>
          </table:table-cell>
          <table:table-cell office:value-type="float" office:value="0.000741452" calcext:value-type="float">
            <text:p>0.000741452</text:p>
          </table:table-cell>
          <table:table-cell/>
          <table:table-cell office:value-type="float" office:value="33.4579" calcext:value-type="float">
            <text:p>33.4579</text:p>
          </table:table-cell>
          <table:table-cell office:value-type="float" office:value="1.29789" calcext:value-type="float">
            <text:p>1.29789</text:p>
          </table:table-cell>
          <table:table-cell office:value-type="float" office:value="0.000724561" calcext:value-type="float">
            <text:p>0.000724561</text:p>
          </table:table-cell>
          <table:table-cell/>
          <table:table-cell office:value-type="float" office:value="34.2577" calcext:value-type="float">
            <text:p>34.2577</text:p>
          </table:table-cell>
          <table:table-cell office:value-type="float" office:value="1.23898" calcext:value-type="float">
            <text:p>1.23898</text:p>
          </table:table-cell>
          <table:table-cell office:value-type="float" office:value="0.000710374" calcext:value-type="float">
            <text:p>0.000710374</text:p>
          </table:table-cell>
          <table:table-cell/>
          <table:table-cell office:value-type="float" office:value="31.9377" calcext:value-type="float">
            <text:p>31.9377</text:p>
          </table:table-cell>
          <table:table-cell office:value-type="float" office:value="1.38066" calcext:value-type="float">
            <text:p>1.38066</text:p>
          </table:table-cell>
          <table:table-cell office:value-type="float" office:value="0.000712548" calcext:value-type="float">
            <text:p>0.000712548</text:p>
          </table:table-cell>
          <table:table-cell/>
          <table:table-cell office:value-type="float" office:value="33.7073" calcext:value-type="float">
            <text:p>33.7073</text:p>
          </table:table-cell>
          <table:table-cell office:value-type="float" office:value="1.31757" calcext:value-type="float">
            <text:p>1.31757</text:p>
          </table:table-cell>
          <table:table-cell office:value-type="float" office:value="0.000720944" calcext:value-type="float">
            <text:p>0.000720944</text:p>
          </table:table-cell>
          <table:table-cell table:number-columns-repeated="16357"/>
        </table:table-row>
        <table:table-row table:style-name="ro1">
          <table:table-cell office:value-type="float" office:value="80.2899" calcext:value-type="float">
            <text:p>80.2899</text:p>
          </table:table-cell>
          <table:table-cell office:value-type="float" office:value="9.13623" calcext:value-type="float">
            <text:p>9.13623</text:p>
          </table:table-cell>
          <table:table-cell office:value-type="float" office:value="0.000486354" calcext:value-type="float">
            <text:p>0.000486354</text:p>
          </table:table-cell>
          <table:table-cell/>
          <table:table-cell office:value-type="float" office:value="34.2884" calcext:value-type="float">
            <text:p>34.2884</text:p>
          </table:table-cell>
          <table:table-cell office:value-type="float" office:value="1.28409" calcext:value-type="float">
            <text:p>1.28409</text:p>
          </table:table-cell>
          <table:table-cell office:value-type="float" office:value="0.000756671" calcext:value-type="float">
            <text:p>0.000756671</text:p>
          </table:table-cell>
          <table:table-cell/>
          <table:table-cell office:value-type="float" office:value="32.6021" calcext:value-type="float">
            <text:p>32.6021</text:p>
          </table:table-cell>
          <table:table-cell office:value-type="float" office:value="1.53948" calcext:value-type="float">
            <text:p>1.53948</text:p>
          </table:table-cell>
          <table:table-cell office:value-type="float" office:value="0.000743056" calcext:value-type="float">
            <text:p>0.000743056</text:p>
          </table:table-cell>
          <table:table-cell/>
          <table:table-cell office:value-type="float" office:value="31.8899" calcext:value-type="float">
            <text:p>31.8899</text:p>
          </table:table-cell>
          <table:table-cell office:value-type="float" office:value="1.33545" calcext:value-type="float">
            <text:p>1.33545</text:p>
          </table:table-cell>
          <table:table-cell office:value-type="float" office:value="0.000741042" calcext:value-type="float">
            <text:p>0.000741042</text:p>
          </table:table-cell>
          <table:table-cell/>
          <table:table-cell office:value-type="float" office:value="32.3678" calcext:value-type="float">
            <text:p>32.3678</text:p>
          </table:table-cell>
          <table:table-cell office:value-type="float" office:value="1.36858" calcext:value-type="float">
            <text:p>1.36858</text:p>
          </table:table-cell>
          <table:table-cell office:value-type="float" office:value="0.000708571" calcext:value-type="float">
            <text:p>0.000708571</text:p>
          </table:table-cell>
          <table:table-cell/>
          <table:table-cell office:value-type="float" office:value="34.1287" calcext:value-type="float">
            <text:p>34.1287</text:p>
          </table:table-cell>
          <table:table-cell office:value-type="float" office:value="1.27467" calcext:value-type="float">
            <text:p>1.27467</text:p>
          </table:table-cell>
          <table:table-cell office:value-type="float" office:value="0.000705145" calcext:value-type="float">
            <text:p>0.000705145</text:p>
          </table:table-cell>
          <table:table-cell/>
          <table:table-cell office:value-type="float" office:value="32.6137" calcext:value-type="float">
            <text:p>32.6137</text:p>
          </table:table-cell>
          <table:table-cell office:value-type="float" office:value="1.37055" calcext:value-type="float">
            <text:p>1.37055</text:p>
          </table:table-cell>
          <table:table-cell office:value-type="float" office:value="0.000746221" calcext:value-type="float">
            <text:p>0.000746221</text:p>
          </table:table-cell>
          <table:table-cell table:number-columns-repeated="16357"/>
        </table:table-row>
        <table:table-row table:style-name="ro1">
          <table:table-cell office:value-type="float" office:value="82.7684" calcext:value-type="float">
            <text:p>82.7684</text:p>
          </table:table-cell>
          <table:table-cell office:value-type="float" office:value="8.49153" calcext:value-type="float">
            <text:p>8.49153</text:p>
          </table:table-cell>
          <table:table-cell office:value-type="float" office:value="0.000486825" calcext:value-type="float">
            <text:p>0.000486825</text:p>
          </table:table-cell>
          <table:table-cell/>
          <table:table-cell office:value-type="float" office:value="34.1932" calcext:value-type="float">
            <text:p>34.1932</text:p>
          </table:table-cell>
          <table:table-cell office:value-type="float" office:value="1.28624" calcext:value-type="float">
            <text:p>1.28624</text:p>
          </table:table-cell>
          <table:table-cell office:value-type="float" office:value="0.000756612" calcext:value-type="float">
            <text:p>0.000756612</text:p>
          </table:table-cell>
          <table:table-cell/>
          <table:table-cell office:value-type="float" office:value="33.2356" calcext:value-type="float">
            <text:p>33.2356</text:p>
          </table:table-cell>
          <table:table-cell office:value-type="float" office:value="1.30795" calcext:value-type="float">
            <text:p>1.30795</text:p>
          </table:table-cell>
          <table:table-cell office:value-type="float" office:value="0.000733949" calcext:value-type="float">
            <text:p>0.000733949</text:p>
          </table:table-cell>
          <table:table-cell/>
          <table:table-cell office:value-type="float" office:value="33.3428" calcext:value-type="float">
            <text:p>33.3428</text:p>
          </table:table-cell>
          <table:table-cell office:value-type="float" office:value="1.25392" calcext:value-type="float">
            <text:p>1.25392</text:p>
          </table:table-cell>
          <table:table-cell office:value-type="float" office:value="0.000731624" calcext:value-type="float">
            <text:p>0.000731624</text:p>
          </table:table-cell>
          <table:table-cell/>
          <table:table-cell office:value-type="float" office:value="32.3212" calcext:value-type="float">
            <text:p>32.3212</text:p>
          </table:table-cell>
          <table:table-cell office:value-type="float" office:value="1.38311" calcext:value-type="float">
            <text:p>1.38311</text:p>
          </table:table-cell>
          <table:table-cell office:value-type="float" office:value="0.000704232" calcext:value-type="float">
            <text:p>0.000704232</text:p>
          </table:table-cell>
          <table:table-cell/>
          <table:table-cell office:value-type="float" office:value="33.6501" calcext:value-type="float">
            <text:p>33.6501</text:p>
          </table:table-cell>
          <table:table-cell office:value-type="float" office:value="1.17287" calcext:value-type="float">
            <text:p>1.17287</text:p>
          </table:table-cell>
          <table:table-cell office:value-type="float" office:value="0.000705235" calcext:value-type="float">
            <text:p>0.000705235</text:p>
          </table:table-cell>
          <table:table-cell/>
          <table:table-cell office:value-type="float" office:value="34.2018" calcext:value-type="float">
            <text:p>34.2018</text:p>
          </table:table-cell>
          <table:table-cell office:value-type="float" office:value="1.26308" calcext:value-type="float">
            <text:p>1.26308</text:p>
          </table:table-cell>
          <table:table-cell office:value-type="float" office:value="0.000718109" calcext:value-type="float">
            <text:p>0.000718109</text:p>
          </table:table-cell>
          <table:table-cell table:number-columns-repeated="16357"/>
        </table:table-row>
        <table:table-row table:style-name="ro1">
          <table:table-cell office:value-type="float" office:value="81.5718" calcext:value-type="float">
            <text:p>81.5718</text:p>
          </table:table-cell>
          <table:table-cell office:value-type="float" office:value="4.86992" calcext:value-type="float">
            <text:p>4.86992</text:p>
          </table:table-cell>
          <table:table-cell office:value-type="float" office:value="0.000487005" calcext:value-type="float">
            <text:p>0.000487005</text:p>
          </table:table-cell>
          <table:table-cell/>
          <table:table-cell office:value-type="float" office:value="34.7146" calcext:value-type="float">
            <text:p>34.7146</text:p>
          </table:table-cell>
          <table:table-cell office:value-type="float" office:value="1.23933" calcext:value-type="float">
            <text:p>1.23933</text:p>
          </table:table-cell>
          <table:table-cell office:value-type="float" office:value="0.000751431" calcext:value-type="float">
            <text:p>0.000751431</text:p>
          </table:table-cell>
          <table:table-cell/>
          <table:table-cell office:value-type="float" office:value="32.2478" calcext:value-type="float">
            <text:p>32.2478</text:p>
          </table:table-cell>
          <table:table-cell office:value-type="float" office:value="1.42111" calcext:value-type="float">
            <text:p>1.42111</text:p>
          </table:table-cell>
          <table:table-cell office:value-type="float" office:value="0.000740221" calcext:value-type="float">
            <text:p>0.000740221</text:p>
          </table:table-cell>
          <table:table-cell/>
          <table:table-cell office:value-type="float" office:value="33.5219" calcext:value-type="float">
            <text:p>33.5219</text:p>
          </table:table-cell>
          <table:table-cell office:value-type="float" office:value="1.23842" calcext:value-type="float">
            <text:p>1.23842</text:p>
          </table:table-cell>
          <table:table-cell office:value-type="float" office:value="0.000732085" calcext:value-type="float">
            <text:p>0.000732085</text:p>
          </table:table-cell>
          <table:table-cell/>
          <table:table-cell office:value-type="float" office:value="33.3032" calcext:value-type="float">
            <text:p>33.3032</text:p>
          </table:table-cell>
          <table:table-cell office:value-type="float" office:value="1.38546" calcext:value-type="float">
            <text:p>1.38546</text:p>
          </table:table-cell>
          <table:table-cell office:value-type="float" office:value="0.000713049" calcext:value-type="float">
            <text:p>0.000713049</text:p>
          </table:table-cell>
          <table:table-cell/>
          <table:table-cell office:value-type="float" office:value="34.537" calcext:value-type="float">
            <text:p>34.537</text:p>
          </table:table-cell>
          <table:table-cell office:value-type="float" office:value="1.30408" calcext:value-type="float">
            <text:p>1.30408</text:p>
          </table:table-cell>
          <table:table-cell office:value-type="float" office:value="0.000709132" calcext:value-type="float">
            <text:p>0.000709132</text:p>
          </table:table-cell>
          <table:table-cell/>
          <table:table-cell office:value-type="float" office:value="35.2612" calcext:value-type="float">
            <text:p>35.2612</text:p>
          </table:table-cell>
          <table:table-cell office:value-type="float" office:value="1.18338" calcext:value-type="float">
            <text:p>1.18338</text:p>
          </table:table-cell>
          <table:table-cell office:value-type="float" office:value="0.000720313" calcext:value-type="float">
            <text:p>0.000720313</text:p>
          </table:table-cell>
          <table:table-cell table:number-columns-repeated="16357"/>
        </table:table-row>
        <table:table-row table:style-name="ro1">
          <table:table-cell office:value-type="float" office:value="80.7588" calcext:value-type="float">
            <text:p>80.7588</text:p>
          </table:table-cell>
          <table:table-cell office:value-type="float" office:value="5.90786" calcext:value-type="float">
            <text:p>5.90786</text:p>
          </table:table-cell>
          <table:table-cell office:value-type="float" office:value="0.000486304" calcext:value-type="float">
            <text:p>0.000486304</text:p>
          </table:table-cell>
          <table:table-cell/>
          <table:table-cell office:value-type="float" office:value="33.1792" calcext:value-type="float">
            <text:p>33.1792</text:p>
          </table:table-cell>
          <table:table-cell office:value-type="float" office:value="1.36392" calcext:value-type="float">
            <text:p>1.36392</text:p>
          </table:table-cell>
          <table:table-cell office:value-type="float" office:value="0.000754568" calcext:value-type="float">
            <text:p>0.000754568</text:p>
          </table:table-cell>
          <table:table-cell/>
          <table:table-cell office:value-type="float" office:value="34.5979" calcext:value-type="float">
            <text:p>34.5979</text:p>
          </table:table-cell>
          <table:table-cell office:value-type="float" office:value="1.2649" calcext:value-type="float">
            <text:p>1.2649</text:p>
          </table:table-cell>
          <table:table-cell office:value-type="float" office:value="0.00073476" calcext:value-type="float">
            <text:p>0.00073476</text:p>
          </table:table-cell>
          <table:table-cell/>
          <table:table-cell office:value-type="float" office:value="34.6978" calcext:value-type="float">
            <text:p>34.6978</text:p>
          </table:table-cell>
          <table:table-cell office:value-type="float" office:value="1.29986" calcext:value-type="float">
            <text:p>1.29986</text:p>
          </table:table-cell>
          <table:table-cell office:value-type="float" office:value="0.000721125" calcext:value-type="float">
            <text:p>0.000721125</text:p>
          </table:table-cell>
          <table:table-cell/>
          <table:table-cell office:value-type="float" office:value="32.7434" calcext:value-type="float">
            <text:p>32.7434</text:p>
          </table:table-cell>
          <table:table-cell office:value-type="float" office:value="1.33922" calcext:value-type="float">
            <text:p>1.33922</text:p>
          </table:table-cell>
          <table:table-cell office:value-type="float" office:value="0.000709974" calcext:value-type="float">
            <text:p>0.000709974</text:p>
          </table:table-cell>
          <table:table-cell/>
          <table:table-cell office:value-type="float" office:value="34.4732" calcext:value-type="float">
            <text:p>34.4732</text:p>
          </table:table-cell>
          <table:table-cell office:value-type="float" office:value="1.1545" calcext:value-type="float">
            <text:p>1.1545</text:p>
          </table:table-cell>
          <table:table-cell office:value-type="float" office:value="0.000705395" calcext:value-type="float">
            <text:p>0.000705395</text:p>
          </table:table-cell>
          <table:table-cell/>
          <table:table-cell office:value-type="float" office:value="34.3" calcext:value-type="float">
            <text:p>34.3</text:p>
          </table:table-cell>
          <table:table-cell office:value-type="float" office:value="1.23063" calcext:value-type="float">
            <text:p>1.23063</text:p>
          </table:table-cell>
          <table:table-cell office:value-type="float" office:value="0.000715384" calcext:value-type="float">
            <text:p>0.000715384</text:p>
          </table:table-cell>
          <table:table-cell table:number-columns-repeated="16357"/>
        </table:table-row>
        <table:table-row table:style-name="ro1">
          <table:table-cell office:value-type="float" office:value="79.5148" calcext:value-type="float">
            <text:p>79.5148</text:p>
          </table:table-cell>
          <table:table-cell office:value-type="float" office:value="7.85714" calcext:value-type="float">
            <text:p>7.85714</text:p>
          </table:table-cell>
          <table:table-cell office:value-type="float" office:value="0.000490041" calcext:value-type="float">
            <text:p>0.000490041</text:p>
          </table:table-cell>
          <table:table-cell/>
          <table:table-cell office:value-type="float" office:value="33.1205" calcext:value-type="float">
            <text:p>33.1205</text:p>
          </table:table-cell>
          <table:table-cell office:value-type="float" office:value="1.35503" calcext:value-type="float">
            <text:p>1.35503</text:p>
          </table:table-cell>
          <table:table-cell office:value-type="float" office:value="0.000761991" calcext:value-type="float">
            <text:p>0.000761991</text:p>
          </table:table-cell>
          <table:table-cell/>
          <table:table-cell office:value-type="float" office:value="34.1136" calcext:value-type="float">
            <text:p>34.1136</text:p>
          </table:table-cell>
          <table:table-cell office:value-type="float" office:value="1.19692" calcext:value-type="float">
            <text:p>1.19692</text:p>
          </table:table-cell>
          <table:table-cell office:value-type="float" office:value="0.000737044" calcext:value-type="float">
            <text:p>0.000737044</text:p>
          </table:table-cell>
          <table:table-cell/>
          <table:table-cell office:value-type="float" office:value="33.857" calcext:value-type="float">
            <text:p>33.857</text:p>
          </table:table-cell>
          <table:table-cell office:value-type="float" office:value="1.2398" calcext:value-type="float">
            <text:p>1.2398</text:p>
          </table:table-cell>
          <table:table-cell office:value-type="float" office:value="0.000727367" calcext:value-type="float">
            <text:p>0.000727367</text:p>
          </table:table-cell>
          <table:table-cell/>
          <table:table-cell office:value-type="float" office:value="33.182" calcext:value-type="float">
            <text:p>33.182</text:p>
          </table:table-cell>
          <table:table-cell office:value-type="float" office:value="1.27466" calcext:value-type="float">
            <text:p>1.27466</text:p>
          </table:table-cell>
          <table:table-cell office:value-type="float" office:value="0.000702259" calcext:value-type="float">
            <text:p>0.000702259</text:p>
          </table:table-cell>
          <table:table-cell/>
          <table:table-cell office:value-type="float" office:value="32.2594" calcext:value-type="float">
            <text:p>32.2594</text:p>
          </table:table-cell>
          <table:table-cell office:value-type="float" office:value="1.64592" calcext:value-type="float">
            <text:p>1.64592</text:p>
          </table:table-cell>
          <table:table-cell office:value-type="float" office:value="0.000714602" calcext:value-type="float">
            <text:p>0.000714602</text:p>
          </table:table-cell>
          <table:table-cell/>
          <table:table-cell office:value-type="float" office:value="31.3859" calcext:value-type="float">
            <text:p>31.3859</text:p>
          </table:table-cell>
          <table:table-cell office:value-type="float" office:value="1.3921" calcext:value-type="float">
            <text:p>1.3921</text:p>
          </table:table-cell>
          <table:table-cell office:value-type="float" office:value="0.000750179" calcext:value-type="float">
            <text:p>0.000750179</text:p>
          </table:table-cell>
          <table:table-cell table:number-columns-repeated="16357"/>
        </table:table-row>
        <table:table-row table:style-name="ro1">
          <table:table-cell office:value-type="float" office:value="82.973" calcext:value-type="float">
            <text:p>82.973</text:p>
          </table:table-cell>
          <table:table-cell office:value-type="float" office:value="4.76486" calcext:value-type="float">
            <text:p>4.76486</text:p>
          </table:table-cell>
          <table:table-cell office:value-type="float" office:value="0.000482135" calcext:value-type="float">
            <text:p>0.000482135</text:p>
          </table:table-cell>
          <table:table-cell/>
          <table:table-cell office:value-type="float" office:value="32.6994" calcext:value-type="float">
            <text:p>32.6994</text:p>
          </table:table-cell>
          <table:table-cell office:value-type="float" office:value="1.46738" calcext:value-type="float">
            <text:p>1.46738</text:p>
          </table:table-cell>
          <table:table-cell office:value-type="float" office:value="0.000761501" calcext:value-type="float">
            <text:p>0.000761501</text:p>
          </table:table-cell>
          <table:table-cell/>
          <table:table-cell office:value-type="float" office:value="33.2682" calcext:value-type="float">
            <text:p>33.2682</text:p>
          </table:table-cell>
          <table:table-cell office:value-type="float" office:value="1.37625" calcext:value-type="float">
            <text:p>1.37625</text:p>
          </table:table-cell>
          <table:table-cell office:value-type="float" office:value="0.000732576" calcext:value-type="float">
            <text:p>0.000732576</text:p>
          </table:table-cell>
          <table:table-cell/>
          <table:table-cell office:value-type="float" office:value="35.2201" calcext:value-type="float">
            <text:p>35.2201</text:p>
          </table:table-cell>
          <table:table-cell office:value-type="float" office:value="1.25926" calcext:value-type="float">
            <text:p>1.25926</text:p>
          </table:table-cell>
          <table:table-cell office:value-type="float" office:value="0.000728669" calcext:value-type="float">
            <text:p>0.000728669</text:p>
          </table:table-cell>
          <table:table-cell/>
          <table:table-cell office:value-type="float" office:value="33.9816" calcext:value-type="float">
            <text:p>33.9816</text:p>
          </table:table-cell>
          <table:table-cell office:value-type="float" office:value="1.35134" calcext:value-type="float">
            <text:p>1.35134</text:p>
          </table:table-cell>
          <table:table-cell office:value-type="float" office:value="0.0007029" calcext:value-type="float">
            <text:p>0.0007029</text:p>
          </table:table-cell>
          <table:table-cell/>
          <table:table-cell office:value-type="float" office:value="33.1344" calcext:value-type="float">
            <text:p>33.1344</text:p>
          </table:table-cell>
          <table:table-cell office:value-type="float" office:value="1.48068" calcext:value-type="float">
            <text:p>1.48068</text:p>
          </table:table-cell>
          <table:table-cell office:value-type="float" office:value="0.000708321" calcext:value-type="float">
            <text:p>0.000708321</text:p>
          </table:table-cell>
          <table:table-cell/>
          <table:table-cell office:value-type="float" office:value="33.3735" calcext:value-type="float">
            <text:p>33.3735</text:p>
          </table:table-cell>
          <table:table-cell office:value-type="float" office:value="1.22331" calcext:value-type="float">
            <text:p>1.22331</text:p>
          </table:table-cell>
          <table:table-cell office:value-type="float" office:value="0.000718559" calcext:value-type="float">
            <text:p>0.000718559</text:p>
          </table:table-cell>
          <table:table-cell table:number-columns-repeated="16357"/>
        </table:table-row>
        <table:table-row table:style-name="ro1">
          <table:table-cell office:value-type="float" office:value="81.8966" calcext:value-type="float">
            <text:p>81.8966</text:p>
          </table:table-cell>
          <table:table-cell office:value-type="float" office:value="5.52011" calcext:value-type="float">
            <text:p>5.52011</text:p>
          </table:table-cell>
          <table:table-cell office:value-type="float" office:value="0.00048464" calcext:value-type="float">
            <text:p>0.00048464</text:p>
          </table:table-cell>
          <table:table-cell/>
          <table:table-cell office:value-type="float" office:value="34.3178" calcext:value-type="float">
            <text:p>34.3178</text:p>
          </table:table-cell>
          <table:table-cell office:value-type="float" office:value="1.29298" calcext:value-type="float">
            <text:p>1.29298</text:p>
          </table:table-cell>
          <table:table-cell office:value-type="float" office:value="0.000754297" calcext:value-type="float">
            <text:p>0.000754297</text:p>
          </table:table-cell>
          <table:table-cell/>
          <table:table-cell office:value-type="float" office:value="35.2632" calcext:value-type="float">
            <text:p>35.2632</text:p>
          </table:table-cell>
          <table:table-cell office:value-type="float" office:value="1.13532" calcext:value-type="float">
            <text:p>1.13532</text:p>
          </table:table-cell>
          <table:table-cell office:value-type="float" office:value="0.000729711" calcext:value-type="float">
            <text:p>0.000729711</text:p>
          </table:table-cell>
          <table:table-cell/>
          <table:table-cell office:value-type="float" office:value="34.2821" calcext:value-type="float">
            <text:p>34.2821</text:p>
          </table:table-cell>
          <table:table-cell office:value-type="float" office:value="1.30608" calcext:value-type="float">
            <text:p>1.30608</text:p>
          </table:table-cell>
          <table:table-cell office:value-type="float" office:value="0.000733318" calcext:value-type="float">
            <text:p>0.000733318</text:p>
          </table:table-cell>
          <table:table-cell/>
          <table:table-cell office:value-type="float" office:value="33.4813" calcext:value-type="float">
            <text:p>33.4813</text:p>
          </table:table-cell>
          <table:table-cell office:value-type="float" office:value="1.36414" calcext:value-type="float">
            <text:p>1.36414</text:p>
          </table:table-cell>
          <table:table-cell office:value-type="float" office:value="0.000705164" calcext:value-type="float">
            <text:p>0.000705164</text:p>
          </table:table-cell>
          <table:table-cell/>
          <table:table-cell office:value-type="float" office:value="34.0232" calcext:value-type="float">
            <text:p>34.0232</text:p>
          </table:table-cell>
          <table:table-cell office:value-type="float" office:value="1.29338" calcext:value-type="float">
            <text:p>1.29338</text:p>
          </table:table-cell>
          <table:table-cell office:value-type="float" office:value="0.00070232" calcext:value-type="float">
            <text:p>0.00070232</text:p>
          </table:table-cell>
          <table:table-cell/>
          <table:table-cell office:value-type="float" office:value="33.0316" calcext:value-type="float">
            <text:p>33.0316</text:p>
          </table:table-cell>
          <table:table-cell office:value-type="float" office:value="1.27731" calcext:value-type="float">
            <text:p>1.27731</text:p>
          </table:table-cell>
          <table:table-cell office:value-type="float" office:value="0.000719111" calcext:value-type="float">
            <text:p>0.000719111</text:p>
          </table:table-cell>
          <table:table-cell table:number-columns-repeated="16357"/>
        </table:table-row>
        <table:table-row table:style-name="ro1">
          <table:table-cell office:value-type="float" office:value="79.7222" calcext:value-type="float">
            <text:p>79.7222</text:p>
          </table:table-cell>
          <table:table-cell office:value-type="float" office:value="5.58611" calcext:value-type="float">
            <text:p>5.58611</text:p>
          </table:table-cell>
          <table:table-cell office:value-type="float" office:value="0.000483869" calcext:value-type="float">
            <text:p>0.000483869</text:p>
          </table:table-cell>
          <table:table-cell/>
          <table:table-cell office:value-type="float" office:value="33.8191" calcext:value-type="float">
            <text:p>33.8191</text:p>
          </table:table-cell>
          <table:table-cell office:value-type="float" office:value="1.2272" calcext:value-type="float">
            <text:p>1.2272</text:p>
          </table:table-cell>
          <table:table-cell office:value-type="float" office:value="0.000754518" calcext:value-type="float">
            <text:p>0.000754518</text:p>
          </table:table-cell>
          <table:table-cell/>
          <table:table-cell office:value-type="float" office:value="34.2205" calcext:value-type="float">
            <text:p>34.2205</text:p>
          </table:table-cell>
          <table:table-cell office:value-type="float" office:value="1.27388" calcext:value-type="float">
            <text:p>1.27388</text:p>
          </table:table-cell>
          <table:table-cell office:value-type="float" office:value="0.000731143" calcext:value-type="float">
            <text:p>0.000731143</text:p>
          </table:table-cell>
          <table:table-cell/>
          <table:table-cell office:value-type="float" office:value="33.9634" calcext:value-type="float">
            <text:p>33.9634</text:p>
          </table:table-cell>
          <table:table-cell office:value-type="float" office:value="1.30334" calcext:value-type="float">
            <text:p>1.30334</text:p>
          </table:table-cell>
          <table:table-cell office:value-type="float" office:value="0.000721485" calcext:value-type="float">
            <text:p>0.000721485</text:p>
          </table:table-cell>
          <table:table-cell/>
          <table:table-cell office:value-type="float" office:value="34.7971" calcext:value-type="float">
            <text:p>34.7971</text:p>
          </table:table-cell>
          <table:table-cell office:value-type="float" office:value="1.24822" calcext:value-type="float">
            <text:p>1.24822</text:p>
          </table:table-cell>
          <table:table-cell office:value-type="float" office:value="0.000710855" calcext:value-type="float">
            <text:p>0.000710855</text:p>
          </table:table-cell>
          <table:table-cell/>
          <table:table-cell office:value-type="float" office:value="34.3119" calcext:value-type="float">
            <text:p>34.3119</text:p>
          </table:table-cell>
          <table:table-cell office:value-type="float" office:value="1.18164" calcext:value-type="float">
            <text:p>1.18164</text:p>
          </table:table-cell>
          <table:table-cell office:value-type="float" office:value="0.000722157" calcext:value-type="float">
            <text:p>0.000722157</text:p>
          </table:table-cell>
          <table:table-cell/>
          <table:table-cell office:value-type="float" office:value="34.0039" calcext:value-type="float">
            <text:p>34.0039</text:p>
          </table:table-cell>
          <table:table-cell office:value-type="float" office:value="1.25494" calcext:value-type="float">
            <text:p>1.25494</text:p>
          </table:table-cell>
          <table:table-cell office:value-type="float" office:value="0.00071349" calcext:value-type="float">
            <text:p>0.00071349</text:p>
          </table:table-cell>
          <table:table-cell table:number-columns-repeated="16357"/>
        </table:table-row>
        <table:table-row table:style-name="ro1">
          <table:table-cell office:value-type="float" office:value="82.0728" calcext:value-type="float">
            <text:p>82.0728</text:p>
          </table:table-cell>
          <table:table-cell office:value-type="float" office:value="4.95238" calcext:value-type="float">
            <text:p>4.95238</text:p>
          </table:table-cell>
          <table:table-cell office:value-type="float" office:value="0.00048978" calcext:value-type="float">
            <text:p>0.00048978</text:p>
          </table:table-cell>
          <table:table-cell/>
          <table:table-cell office:value-type="float" office:value="35.2605" calcext:value-type="float">
            <text:p>35.2605</text:p>
          </table:table-cell>
          <table:table-cell office:value-type="float" office:value="1.21815" calcext:value-type="float">
            <text:p>1.21815</text:p>
          </table:table-cell>
          <table:table-cell office:value-type="float" office:value="0.000755168" calcext:value-type="float">
            <text:p>0.000755168</text:p>
          </table:table-cell>
          <table:table-cell/>
          <table:table-cell office:value-type="float" office:value="32.2193" calcext:value-type="float">
            <text:p>32.2193</text:p>
          </table:table-cell>
          <table:table-cell office:value-type="float" office:value="1.48499" calcext:value-type="float">
            <text:p>1.48499</text:p>
          </table:table-cell>
          <table:table-cell office:value-type="float" office:value="0.00074577" calcext:value-type="float">
            <text:p>0.00074577</text:p>
          </table:table-cell>
          <table:table-cell/>
          <table:table-cell office:value-type="float" office:value="33.359" calcext:value-type="float">
            <text:p>33.359</text:p>
          </table:table-cell>
          <table:table-cell office:value-type="float" office:value="1.37273" calcext:value-type="float">
            <text:p>1.37273</text:p>
          </table:table-cell>
          <table:table-cell office:value-type="float" office:value="0.000732776" calcext:value-type="float">
            <text:p>0.000732776</text:p>
          </table:table-cell>
          <table:table-cell/>
          <table:table-cell office:value-type="float" office:value="33.9765" calcext:value-type="float">
            <text:p>33.9765</text:p>
          </table:table-cell>
          <table:table-cell office:value-type="float" office:value="1.2312" calcext:value-type="float">
            <text:p>1.2312</text:p>
          </table:table-cell>
          <table:table-cell office:value-type="float" office:value="0.000698321" calcext:value-type="float">
            <text:p>0.000698321</text:p>
          </table:table-cell>
          <table:table-cell/>
          <table:table-cell office:value-type="float" office:value="33.896" calcext:value-type="float">
            <text:p>33.896</text:p>
          </table:table-cell>
          <table:table-cell office:value-type="float" office:value="1.19272" calcext:value-type="float">
            <text:p>1.19272</text:p>
          </table:table-cell>
          <table:table-cell office:value-type="float" office:value="0.000705285" calcext:value-type="float">
            <text:p>0.000705285</text:p>
          </table:table-cell>
          <table:table-cell/>
          <table:table-cell office:value-type="float" office:value="33.513" calcext:value-type="float">
            <text:p>33.513</text:p>
          </table:table-cell>
          <table:table-cell office:value-type="float" office:value="1.37497" calcext:value-type="float">
            <text:p>1.37497</text:p>
          </table:table-cell>
          <table:table-cell office:value-type="float" office:value="0.000728218" calcext:value-type="float">
            <text:p>0.000728218</text:p>
          </table:table-cell>
          <table:table-cell table:number-columns-repeated="16357"/>
        </table:table-row>
        <table:table-row table:style-name="ro1">
          <table:table-cell office:value-type="float" office:value="79.8319" calcext:value-type="float">
            <text:p>79.8319</text:p>
          </table:table-cell>
          <table:table-cell office:value-type="float" office:value="9.09804" calcext:value-type="float">
            <text:p>9.09804</text:p>
          </table:table-cell>
          <table:table-cell office:value-type="float" office:value="0.000486063" calcext:value-type="float">
            <text:p>0.000486063</text:p>
          </table:table-cell>
          <table:table-cell/>
          <table:table-cell office:value-type="float" office:value="33.9742" calcext:value-type="float">
            <text:p>33.9742</text:p>
          </table:table-cell>
          <table:table-cell office:value-type="float" office:value="1.30709" calcext:value-type="float">
            <text:p>1.30709</text:p>
          </table:table-cell>
          <table:table-cell office:value-type="float" office:value="0.000749878" calcext:value-type="float">
            <text:p>0.000749878</text:p>
          </table:table-cell>
          <table:table-cell/>
          <table:table-cell office:value-type="float" office:value="33.997" calcext:value-type="float">
            <text:p>33.997</text:p>
          </table:table-cell>
          <table:table-cell office:value-type="float" office:value="1.30099" calcext:value-type="float">
            <text:p>1.30099</text:p>
          </table:table-cell>
          <table:table-cell office:value-type="float" office:value="0.00073494" calcext:value-type="float">
            <text:p>0.00073494</text:p>
          </table:table-cell>
          <table:table-cell/>
          <table:table-cell office:value-type="float" office:value="32.6765" calcext:value-type="float">
            <text:p>32.6765</text:p>
          </table:table-cell>
          <table:table-cell office:value-type="float" office:value="1.39225" calcext:value-type="float">
            <text:p>1.39225</text:p>
          </table:table-cell>
          <table:table-cell office:value-type="float" office:value="0.000732906" calcext:value-type="float">
            <text:p>0.000732906</text:p>
          </table:table-cell>
          <table:table-cell/>
          <table:table-cell office:value-type="float" office:value="33.3068" calcext:value-type="float">
            <text:p>33.3068</text:p>
          </table:table-cell>
          <table:table-cell office:value-type="float" office:value="1.34004" calcext:value-type="float">
            <text:p>1.34004</text:p>
          </table:table-cell>
          <table:table-cell office:value-type="float" office:value="0.000706076" calcext:value-type="float">
            <text:p>0.000706076</text:p>
          </table:table-cell>
          <table:table-cell/>
          <table:table-cell office:value-type="float" office:value="32.443" calcext:value-type="float">
            <text:p>32.443</text:p>
          </table:table-cell>
          <table:table-cell office:value-type="float" office:value="1.28647" calcext:value-type="float">
            <text:p>1.28647</text:p>
          </table:table-cell>
          <table:table-cell office:value-type="float" office:value="0.000710635" calcext:value-type="float">
            <text:p>0.000710635</text:p>
          </table:table-cell>
          <table:table-cell/>
          <table:table-cell office:value-type="float" office:value="34.3454" calcext:value-type="float">
            <text:p>34.3454</text:p>
          </table:table-cell>
          <table:table-cell office:value-type="float" office:value="1.48149" calcext:value-type="float">
            <text:p>1.48149</text:p>
          </table:table-cell>
          <table:table-cell office:value-type="float" office:value="0.000717086" calcext:value-type="float">
            <text:p>0.000717086</text:p>
          </table:table-cell>
          <table:table-cell table:number-columns-repeated="16357"/>
        </table:table-row>
        <table:table-row table:style-name="ro1">
          <table:table-cell office:value-type="float" office:value="82.3529" calcext:value-type="float">
            <text:p>82.3529</text:p>
          </table:table-cell>
          <table:table-cell office:value-type="float" office:value="6.46499" calcext:value-type="float">
            <text:p>6.46499</text:p>
          </table:table-cell>
          <table:table-cell office:value-type="float" office:value="0.00048965" calcext:value-type="float">
            <text:p>0.00048965</text:p>
          </table:table-cell>
          <table:table-cell/>
          <table:table-cell office:value-type="float" office:value="34.772" calcext:value-type="float">
            <text:p>34.772</text:p>
          </table:table-cell>
          <table:table-cell office:value-type="float" office:value="1.35806" calcext:value-type="float">
            <text:p>1.35806</text:p>
          </table:table-cell>
          <table:table-cell office:value-type="float" office:value="0.000754797" calcext:value-type="float">
            <text:p>0.000754797</text:p>
          </table:table-cell>
          <table:table-cell/>
          <table:table-cell office:value-type="float" office:value="33.6674" calcext:value-type="float">
            <text:p>33.6674</text:p>
          </table:table-cell>
          <table:table-cell office:value-type="float" office:value="1.3956" calcext:value-type="float">
            <text:p>1.3956</text:p>
          </table:table-cell>
          <table:table-cell office:value-type="float" office:value="0.000733437" calcext:value-type="float">
            <text:p>0.000733437</text:p>
          </table:table-cell>
          <table:table-cell/>
          <table:table-cell office:value-type="float" office:value="31.9886" calcext:value-type="float">
            <text:p>31.9886</text:p>
          </table:table-cell>
          <table:table-cell office:value-type="float" office:value="1.41398" calcext:value-type="float">
            <text:p>1.41398</text:p>
          </table:table-cell>
          <table:table-cell office:value-type="float" office:value="0.000734529" calcext:value-type="float">
            <text:p>0.000734529</text:p>
          </table:table-cell>
          <table:table-cell/>
          <table:table-cell office:value-type="float" office:value="34.4881" calcext:value-type="float">
            <text:p>34.4881</text:p>
          </table:table-cell>
          <table:table-cell office:value-type="float" office:value="1.1746" calcext:value-type="float">
            <text:p>1.1746</text:p>
          </table:table-cell>
          <table:table-cell office:value-type="float" office:value="0.000704243" calcext:value-type="float">
            <text:p>0.000704243</text:p>
          </table:table-cell>
          <table:table-cell/>
          <table:table-cell office:value-type="float" office:value="32.9865" calcext:value-type="float">
            <text:p>32.9865</text:p>
          </table:table-cell>
          <table:table-cell office:value-type="float" office:value="1.49123" calcext:value-type="float">
            <text:p>1.49123</text:p>
          </table:table-cell>
          <table:table-cell office:value-type="float" office:value="0.000707489" calcext:value-type="float">
            <text:p>0.000707489</text:p>
          </table:table-cell>
          <table:table-cell/>
          <table:table-cell office:value-type="float" office:value="33.822" calcext:value-type="float">
            <text:p>33.822</text:p>
          </table:table-cell>
          <table:table-cell office:value-type="float" office:value="1.28602" calcext:value-type="float">
            <text:p>1.28602</text:p>
          </table:table-cell>
          <table:table-cell office:value-type="float" office:value="0.000721275" calcext:value-type="float">
            <text:p>0.000721275</text:p>
          </table:table-cell>
          <table:table-cell table:number-columns-repeated="16357"/>
        </table:table-row>
        <table:table-row table:style-name="ro1">
          <table:table-cell office:value-type="float" office:value="79.1349" calcext:value-type="float">
            <text:p>79.1349</text:p>
          </table:table-cell>
          <table:table-cell office:value-type="float" office:value="6.53435" calcext:value-type="float">
            <text:p>6.53435</text:p>
          </table:table-cell>
          <table:table-cell office:value-type="float" office:value="0.000486695" calcext:value-type="float">
            <text:p>0.000486695</text:p>
          </table:table-cell>
          <table:table-cell/>
          <table:table-cell office:value-type="float" office:value="33.365" calcext:value-type="float">
            <text:p>33.365</text:p>
          </table:table-cell>
          <table:table-cell office:value-type="float" office:value="1.38451" calcext:value-type="float">
            <text:p>1.38451</text:p>
          </table:table-cell>
          <table:table-cell office:value-type="float" office:value="0.000756111" calcext:value-type="float">
            <text:p>0.000756111</text:p>
          </table:table-cell>
          <table:table-cell/>
          <table:table-cell office:value-type="float" office:value="33.8734" calcext:value-type="float">
            <text:p>33.8734</text:p>
          </table:table-cell>
          <table:table-cell office:value-type="float" office:value="1.34672" calcext:value-type="float">
            <text:p>1.34672</text:p>
          </table:table-cell>
          <table:table-cell office:value-type="float" office:value="0.000738518" calcext:value-type="float">
            <text:p>0.000738518</text:p>
          </table:table-cell>
          <table:table-cell/>
          <table:table-cell office:value-type="float" office:value="31.7465" calcext:value-type="float">
            <text:p>31.7465</text:p>
          </table:table-cell>
          <table:table-cell office:value-type="float" office:value="1.54847" calcext:value-type="float">
            <text:p>1.54847</text:p>
          </table:table-cell>
          <table:table-cell office:value-type="float" office:value="0.000727476" calcext:value-type="float">
            <text:p>0.000727476</text:p>
          </table:table-cell>
          <table:table-cell/>
          <table:table-cell office:value-type="float" office:value="32.0064" calcext:value-type="float">
            <text:p>32.0064</text:p>
          </table:table-cell>
          <table:table-cell office:value-type="float" office:value="1.45039" calcext:value-type="float">
            <text:p>1.45039</text:p>
          </table:table-cell>
          <table:table-cell office:value-type="float" office:value="0.000704573" calcext:value-type="float">
            <text:p>0.000704573</text:p>
          </table:table-cell>
          <table:table-cell/>
          <table:table-cell office:value-type="float" office:value="34.5764" calcext:value-type="float">
            <text:p>34.5764</text:p>
          </table:table-cell>
          <table:table-cell office:value-type="float" office:value="1.22399" calcext:value-type="float">
            <text:p>1.22399</text:p>
          </table:table-cell>
          <table:table-cell office:value-type="float" office:value="0.000711376" calcext:value-type="float">
            <text:p>0.000711376</text:p>
          </table:table-cell>
          <table:table-cell/>
          <table:table-cell office:value-type="float" office:value="33.0762" calcext:value-type="float">
            <text:p>33.0762</text:p>
          </table:table-cell>
          <table:table-cell office:value-type="float" office:value="1.43343" calcext:value-type="float">
            <text:p>1.43343</text:p>
          </table:table-cell>
          <table:table-cell office:value-type="float" office:value="0.000731654" calcext:value-type="float">
            <text:p>0.000731654</text:p>
          </table:table-cell>
          <table:table-cell table:number-columns-repeated="16357"/>
        </table:table-row>
        <table:table-row table:style-name="ro1">
          <table:table-cell office:value-type="float" office:value="80.6971" calcext:value-type="float">
            <text:p>80.6971</text:p>
          </table:table-cell>
          <table:table-cell office:value-type="float" office:value="5.63003" calcext:value-type="float">
            <text:p>5.63003</text:p>
          </table:table-cell>
          <table:table-cell office:value-type="float" office:value="0.000488848" calcext:value-type="float">
            <text:p>0.000488848</text:p>
          </table:table-cell>
          <table:table-cell/>
          <table:table-cell office:value-type="float" office:value="33.27" calcext:value-type="float">
            <text:p>33.27</text:p>
          </table:table-cell>
          <table:table-cell office:value-type="float" office:value="1.3206" calcext:value-type="float">
            <text:p>1.3206</text:p>
          </table:table-cell>
          <table:table-cell office:value-type="float" office:value="0.000756922" calcext:value-type="float">
            <text:p>0.000756922</text:p>
          </table:table-cell>
          <table:table-cell/>
          <table:table-cell office:value-type="float" office:value="32.6442" calcext:value-type="float">
            <text:p>32.6442</text:p>
          </table:table-cell>
          <table:table-cell office:value-type="float" office:value="1.50957" calcext:value-type="float">
            <text:p>1.50957</text:p>
          </table:table-cell>
          <table:table-cell office:value-type="float" office:value="0.000744979" calcext:value-type="float">
            <text:p>0.000744979</text:p>
          </table:table-cell>
          <table:table-cell/>
          <table:table-cell office:value-type="float" office:value="33.046" calcext:value-type="float">
            <text:p>33.046</text:p>
          </table:table-cell>
          <table:table-cell office:value-type="float" office:value="1.29627" calcext:value-type="float">
            <text:p>1.29627</text:p>
          </table:table-cell>
          <table:table-cell office:value-type="float" office:value="0.000732956" calcext:value-type="float">
            <text:p>0.000732956</text:p>
          </table:table-cell>
          <table:table-cell/>
          <table:table-cell office:value-type="float" office:value="33.1678" calcext:value-type="float">
            <text:p>33.1678</text:p>
          </table:table-cell>
          <table:table-cell office:value-type="float" office:value="1.36597" calcext:value-type="float">
            <text:p>1.36597</text:p>
          </table:table-cell>
          <table:table-cell office:value-type="float" office:value="0.000705164" calcext:value-type="float">
            <text:p>0.000705164</text:p>
          </table:table-cell>
          <table:table-cell/>
          <table:table-cell office:value-type="float" office:value="34.5866" calcext:value-type="float">
            <text:p>34.5866</text:p>
          </table:table-cell>
          <table:table-cell office:value-type="float" office:value="1.14411" calcext:value-type="float">
            <text:p>1.14411</text:p>
          </table:table-cell>
          <table:table-cell office:value-type="float" office:value="0.000706097" calcext:value-type="float">
            <text:p>0.000706097</text:p>
          </table:table-cell>
          <table:table-cell/>
          <table:table-cell office:value-type="float" office:value="31.8241" calcext:value-type="float">
            <text:p>31.8241</text:p>
          </table:table-cell>
          <table:table-cell office:value-type="float" office:value="1.53977" calcext:value-type="float">
            <text:p>1.53977</text:p>
          </table:table-cell>
          <table:table-cell office:value-type="float" office:value="0.00072947" calcext:value-type="float">
            <text:p>0.00072947</text:p>
          </table:table-cell>
          <table:table-cell table:number-columns-repeated="16357"/>
        </table:table-row>
        <table:table-row table:style-name="ro1">
          <table:table-cell office:value-type="float" office:value="79.1557" calcext:value-type="float">
            <text:p>79.1557</text:p>
          </table:table-cell>
          <table:table-cell office:value-type="float" office:value="5.39578" calcext:value-type="float">
            <text:p>5.39578</text:p>
          </table:table-cell>
          <table:table-cell office:value-type="float" office:value="0.000484941" calcext:value-type="float">
            <text:p>0.000484941</text:p>
          </table:table-cell>
          <table:table-cell/>
          <table:table-cell office:value-type="float" office:value="33.4571" calcext:value-type="float">
            <text:p>33.4571</text:p>
          </table:table-cell>
          <table:table-cell office:value-type="float" office:value="1.37257" calcext:value-type="float">
            <text:p>1.37257</text:p>
          </table:table-cell>
          <table:table-cell office:value-type="float" office:value="0.000758865" calcext:value-type="float">
            <text:p>0.000758865</text:p>
          </table:table-cell>
          <table:table-cell/>
          <table:table-cell office:value-type="float" office:value="34.1964" calcext:value-type="float">
            <text:p>34.1964</text:p>
          </table:table-cell>
          <table:table-cell office:value-type="float" office:value="1.24357" calcext:value-type="float">
            <text:p>1.24357</text:p>
          </table:table-cell>
          <table:table-cell office:value-type="float" office:value="0.000730602" calcext:value-type="float">
            <text:p>0.000730602</text:p>
          </table:table-cell>
          <table:table-cell/>
          <table:table-cell office:value-type="float" office:value="33.8661" calcext:value-type="float">
            <text:p>33.8661</text:p>
          </table:table-cell>
          <table:table-cell office:value-type="float" office:value="1.29906" calcext:value-type="float">
            <text:p>1.29906</text:p>
          </table:table-cell>
          <table:table-cell office:value-type="float" office:value="0.000729239" calcext:value-type="float">
            <text:p>0.000729239</text:p>
          </table:table-cell>
          <table:table-cell/>
          <table:table-cell office:value-type="float" office:value="32.275" calcext:value-type="float">
            <text:p>32.275</text:p>
          </table:table-cell>
          <table:table-cell office:value-type="float" office:value="1.34601" calcext:value-type="float">
            <text:p>1.34601</text:p>
          </table:table-cell>
          <table:table-cell office:value-type="float" office:value="0.000709924" calcext:value-type="float">
            <text:p>0.000709924</text:p>
          </table:table-cell>
          <table:table-cell/>
          <table:table-cell office:value-type="float" office:value="32.8631" calcext:value-type="float">
            <text:p>32.8631</text:p>
          </table:table-cell>
          <table:table-cell office:value-type="float" office:value="1.38046" calcext:value-type="float">
            <text:p>1.38046</text:p>
          </table:table-cell>
          <table:table-cell office:value-type="float" office:value="0.000715033" calcext:value-type="float">
            <text:p>0.000715033</text:p>
          </table:table-cell>
          <table:table-cell/>
          <table:table-cell office:value-type="float" office:value="33.833" calcext:value-type="float">
            <text:p>33.833</text:p>
          </table:table-cell>
          <table:table-cell office:value-type="float" office:value="1.34971" calcext:value-type="float">
            <text:p>1.34971</text:p>
          </table:table-cell>
          <table:table-cell office:value-type="float" office:value="0.000788351" calcext:value-type="float">
            <text:p>0.000788351</text:p>
          </table:table-cell>
          <table:table-cell table:number-columns-repeated="16357"/>
        </table:table-row>
        <table:table-row table:style-name="ro1">
          <table:table-cell office:value-type="float" office:value="79.056" calcext:value-type="float">
            <text:p>79.056</text:p>
          </table:table-cell>
          <table:table-cell office:value-type="float" office:value="7.0767" calcext:value-type="float">
            <text:p>7.0767</text:p>
          </table:table-cell>
          <table:table-cell office:value-type="float" office:value="0.00050551" calcext:value-type="float">
            <text:p>0.00050551</text:p>
          </table:table-cell>
          <table:table-cell/>
          <table:table-cell office:value-type="float" office:value="33.8717" calcext:value-type="float">
            <text:p>33.8717</text:p>
          </table:table-cell>
          <table:table-cell office:value-type="float" office:value="1.37409" calcext:value-type="float">
            <text:p>1.37409</text:p>
          </table:table-cell>
          <table:table-cell office:value-type="float" office:value="0.000789423" calcext:value-type="float">
            <text:p>0.000789423</text:p>
          </table:table-cell>
          <table:table-cell/>
          <table:table-cell office:value-type="float" office:value="32.6926" calcext:value-type="float">
            <text:p>32.6926</text:p>
          </table:table-cell>
          <table:table-cell office:value-type="float" office:value="1.41134" calcext:value-type="float">
            <text:p>1.41134</text:p>
          </table:table-cell>
          <table:table-cell office:value-type="float" office:value="0.000734249" calcext:value-type="float">
            <text:p>0.000734249</text:p>
          </table:table-cell>
          <table:table-cell/>
          <table:table-cell office:value-type="float" office:value="33.519" calcext:value-type="float">
            <text:p>33.519</text:p>
          </table:table-cell>
          <table:table-cell office:value-type="float" office:value="1.46441" calcext:value-type="float">
            <text:p>1.46441</text:p>
          </table:table-cell>
          <table:table-cell office:value-type="float" office:value="0.000727637" calcext:value-type="float">
            <text:p>0.000727637</text:p>
          </table:table-cell>
          <table:table-cell/>
          <table:table-cell office:value-type="float" office:value="32.4773" calcext:value-type="float">
            <text:p>32.4773</text:p>
          </table:table-cell>
          <table:table-cell office:value-type="float" office:value="1.38848" calcext:value-type="float">
            <text:p>1.38848</text:p>
          </table:table-cell>
          <table:table-cell office:value-type="float" office:value="0.000709663" calcext:value-type="float">
            <text:p>0.000709663</text:p>
          </table:table-cell>
          <table:table-cell/>
          <table:table-cell office:value-type="float" office:value="33.3801" calcext:value-type="float">
            <text:p>33.3801</text:p>
          </table:table-cell>
          <table:table-cell office:value-type="float" office:value="1.35552" calcext:value-type="float">
            <text:p>1.35552</text:p>
          </table:table-cell>
          <table:table-cell office:value-type="float" office:value="0.000704643" calcext:value-type="float">
            <text:p>0.000704643</text:p>
          </table:table-cell>
          <table:table-cell/>
          <table:table-cell office:value-type="float" office:value="33.7261" calcext:value-type="float">
            <text:p>33.7261</text:p>
          </table:table-cell>
          <table:table-cell office:value-type="float" office:value="1.19571" calcext:value-type="float">
            <text:p>1.19571</text:p>
          </table:table-cell>
          <table:table-cell office:value-type="float" office:value="0.000743677" calcext:value-type="float">
            <text:p>0.000743677</text:p>
          </table:table-cell>
          <table:table-cell table:number-columns-repeated="16357"/>
        </table:table-row>
        <table:table-row table:style-name="ro1">
          <table:table-cell office:value-type="float" office:value="78.7037" calcext:value-type="float">
            <text:p>78.7037</text:p>
          </table:table-cell>
          <table:table-cell office:value-type="float" office:value="8.33951" calcext:value-type="float">
            <text:p>8.33951</text:p>
          </table:table-cell>
          <table:table-cell office:value-type="float" office:value="0.000487676" calcext:value-type="float">
            <text:p>0.000487676</text:p>
          </table:table-cell>
          <table:table-cell/>
          <table:table-cell office:value-type="float" office:value="34.3291" calcext:value-type="float">
            <text:p>34.3291</text:p>
          </table:table-cell>
          <table:table-cell office:value-type="float" office:value="1.38158" calcext:value-type="float">
            <text:p>1.38158</text:p>
          </table:table-cell>
          <table:table-cell office:value-type="float" office:value="0.000767902" calcext:value-type="float">
            <text:p>0.000767902</text:p>
          </table:table-cell>
          <table:table-cell/>
          <table:table-cell office:value-type="float" office:value="34.2903" calcext:value-type="float">
            <text:p>34.2903</text:p>
          </table:table-cell>
          <table:table-cell office:value-type="float" office:value="1.26313" calcext:value-type="float">
            <text:p>1.26313</text:p>
          </table:table-cell>
          <table:table-cell office:value-type="float" office:value="0.000736263" calcext:value-type="float">
            <text:p>0.000736263</text:p>
          </table:table-cell>
          <table:table-cell/>
          <table:table-cell office:value-type="float" office:value="34.3447" calcext:value-type="float">
            <text:p>34.3447</text:p>
          </table:table-cell>
          <table:table-cell office:value-type="float" office:value="1.21762" calcext:value-type="float">
            <text:p>1.21762</text:p>
          </table:table-cell>
          <table:table-cell office:value-type="float" office:value="0.000749678" calcext:value-type="float">
            <text:p>0.000749678</text:p>
          </table:table-cell>
          <table:table-cell/>
          <table:table-cell office:value-type="float" office:value="33.4508" calcext:value-type="float">
            <text:p>33.4508</text:p>
          </table:table-cell>
          <table:table-cell office:value-type="float" office:value="1.32707" calcext:value-type="float">
            <text:p>1.32707</text:p>
          </table:table-cell>
          <table:table-cell office:value-type="float" office:value="0.000704944" calcext:value-type="float">
            <text:p>0.000704944</text:p>
          </table:table-cell>
          <table:table-cell/>
          <table:table-cell office:value-type="float" office:value="35.1462" calcext:value-type="float">
            <text:p>35.1462</text:p>
          </table:table-cell>
          <table:table-cell office:value-type="float" office:value="1.23524" calcext:value-type="float">
            <text:p>1.23524</text:p>
          </table:table-cell>
          <table:table-cell office:value-type="float" office:value="0.000702079" calcext:value-type="float">
            <text:p>0.000702079</text:p>
          </table:table-cell>
          <table:table-cell/>
          <table:table-cell office:value-type="float" office:value="33.5554" calcext:value-type="float">
            <text:p>33.5554</text:p>
          </table:table-cell>
          <table:table-cell office:value-type="float" office:value="1.1666" calcext:value-type="float">
            <text:p>1.1666</text:p>
          </table:table-cell>
          <table:table-cell office:value-type="float" office:value="0.000776418" calcext:value-type="float">
            <text:p>0.000776418</text:p>
          </table:table-cell>
          <table:table-cell table:number-columns-repeated="16357"/>
        </table:table-row>
        <table:table-row table:style-name="ro1">
          <table:table-cell office:value-type="float" office:value="84.6608" calcext:value-type="float">
            <text:p>84.6608</text:p>
          </table:table-cell>
          <table:table-cell office:value-type="float" office:value="6.0295" calcext:value-type="float">
            <text:p>6.0295</text:p>
          </table:table-cell>
          <table:table-cell office:value-type="float" office:value="0.000495841" calcext:value-type="float">
            <text:p>0.000495841</text:p>
          </table:table-cell>
          <table:table-cell/>
          <table:table-cell office:value-type="float" office:value="31.8963" calcext:value-type="float">
            <text:p>31.8963</text:p>
          </table:table-cell>
          <table:table-cell office:value-type="float" office:value="1.54012" calcext:value-type="float">
            <text:p>1.54012</text:p>
          </table:table-cell>
          <table:table-cell office:value-type="float" office:value="0.000770297" calcext:value-type="float">
            <text:p>0.000770297</text:p>
          </table:table-cell>
          <table:table-cell/>
          <table:table-cell office:value-type="float" office:value="33.7149" calcext:value-type="float">
            <text:p>33.7149</text:p>
          </table:table-cell>
          <table:table-cell office:value-type="float" office:value="1.26914" calcext:value-type="float">
            <text:p>1.26914</text:p>
          </table:table-cell>
          <table:table-cell office:value-type="float" office:value="0.000735492" calcext:value-type="float">
            <text:p>0.000735492</text:p>
          </table:table-cell>
          <table:table-cell/>
          <table:table-cell office:value-type="float" office:value="33.58" calcext:value-type="float">
            <text:p>33.58</text:p>
          </table:table-cell>
          <table:table-cell office:value-type="float" office:value="1.28662" calcext:value-type="float">
            <text:p>1.28662</text:p>
          </table:table-cell>
          <table:table-cell office:value-type="float" office:value="0.000725232" calcext:value-type="float">
            <text:p>0.000725232</text:p>
          </table:table-cell>
          <table:table-cell/>
          <table:table-cell office:value-type="float" office:value="33.3133" calcext:value-type="float">
            <text:p>33.3133</text:p>
          </table:table-cell>
          <table:table-cell office:value-type="float" office:value="1.51502" calcext:value-type="float">
            <text:p>1.51502</text:p>
          </table:table-cell>
          <table:table-cell office:value-type="float" office:value="0.000707038" calcext:value-type="float">
            <text:p>0.000707038</text:p>
          </table:table-cell>
          <table:table-cell/>
          <table:table-cell office:value-type="float" office:value="32.0955" calcext:value-type="float">
            <text:p>32.0955</text:p>
          </table:table-cell>
          <table:table-cell office:value-type="float" office:value="1.45334" calcext:value-type="float">
            <text:p>1.45334</text:p>
          </table:table-cell>
          <table:table-cell office:value-type="float" office:value="0.000720573" calcext:value-type="float">
            <text:p>0.000720573</text:p>
          </table:table-cell>
          <table:table-cell/>
          <table:table-cell office:value-type="float" office:value="33.7346" calcext:value-type="float">
            <text:p>33.7346</text:p>
          </table:table-cell>
          <table:table-cell office:value-type="float" office:value="1.33654" calcext:value-type="float">
            <text:p>1.33654</text:p>
          </table:table-cell>
          <table:table-cell office:value-type="float" office:value="0.000725213" calcext:value-type="float">
            <text:p>0.000725213</text:p>
          </table:table-cell>
          <table:table-cell table:number-columns-repeated="16357"/>
        </table:table-row>
        <table:table-row table:style-name="ro1">
          <table:table-cell office:value-type="float" office:value="81.9444" calcext:value-type="float">
            <text:p>81.9444</text:p>
          </table:table-cell>
          <table:table-cell office:value-type="float" office:value="6.64444" calcext:value-type="float">
            <text:p>6.64444</text:p>
          </table:table-cell>
          <table:table-cell office:value-type="float" office:value="0.000482446" calcext:value-type="float">
            <text:p>0.000482446</text:p>
          </table:table-cell>
          <table:table-cell/>
          <table:table-cell office:value-type="float" office:value="35.008" calcext:value-type="float">
            <text:p>35.008</text:p>
          </table:table-cell>
          <table:table-cell office:value-type="float" office:value="1.22112" calcext:value-type="float">
            <text:p>1.22112</text:p>
          </table:table-cell>
          <table:table-cell office:value-type="float" office:value="0.000774074" calcext:value-type="float">
            <text:p>0.000774074</text:p>
          </table:table-cell>
          <table:table-cell/>
          <table:table-cell office:value-type="float" office:value="32.2591" calcext:value-type="float">
            <text:p>32.2591</text:p>
          </table:table-cell>
          <table:table-cell office:value-type="float" office:value="1.45364" calcext:value-type="float">
            <text:p>1.45364</text:p>
          </table:table-cell>
          <table:table-cell office:value-type="float" office:value="0.000736363" calcext:value-type="float">
            <text:p>0.000736363</text:p>
          </table:table-cell>
          <table:table-cell/>
          <table:table-cell office:value-type="float" office:value="32.6692" calcext:value-type="float">
            <text:p>32.6692</text:p>
          </table:table-cell>
          <table:table-cell office:value-type="float" office:value="1.4368" calcext:value-type="float">
            <text:p>1.4368</text:p>
          </table:table-cell>
          <table:table-cell office:value-type="float" office:value="0.000735221" calcext:value-type="float">
            <text:p>0.000735221</text:p>
          </table:table-cell>
          <table:table-cell/>
          <table:table-cell office:value-type="float" office:value="34.1591" calcext:value-type="float">
            <text:p>34.1591</text:p>
          </table:table-cell>
          <table:table-cell office:value-type="float" office:value="1.32609" calcext:value-type="float">
            <text:p>1.32609</text:p>
          </table:table-cell>
          <table:table-cell office:value-type="float" office:value="0.000704313" calcext:value-type="float">
            <text:p>0.000704313</text:p>
          </table:table-cell>
          <table:table-cell/>
          <table:table-cell office:value-type="float" office:value="33.2048" calcext:value-type="float">
            <text:p>33.2048</text:p>
          </table:table-cell>
          <table:table-cell office:value-type="float" office:value="1.46816" calcext:value-type="float">
            <text:p>1.46816</text:p>
          </table:table-cell>
          <table:table-cell office:value-type="float" office:value="0.000707819" calcext:value-type="float">
            <text:p>0.000707819</text:p>
          </table:table-cell>
          <table:table-cell/>
          <table:table-cell office:value-type="float" office:value="33.5382" calcext:value-type="float">
            <text:p>33.5382</text:p>
          </table:table-cell>
          <table:table-cell office:value-type="float" office:value="1.29393" calcext:value-type="float">
            <text:p>1.29393</text:p>
          </table:table-cell>
          <table:table-cell office:value-type="float" office:value="0.000795183" calcext:value-type="float">
            <text:p>0.000795183</text:p>
          </table:table-cell>
          <table:table-cell table:number-columns-repeated="16357"/>
        </table:table-row>
        <table:table-row table:style-name="ro1">
          <table:table-cell office:value-type="float" office:value="83.427" calcext:value-type="float">
            <text:p>83.427</text:p>
          </table:table-cell>
          <table:table-cell office:value-type="float" office:value="5.21348" calcext:value-type="float">
            <text:p>5.21348</text:p>
          </table:table-cell>
          <table:table-cell office:value-type="float" office:value="0.000500771" calcext:value-type="float">
            <text:p>0.000500771</text:p>
          </table:table-cell>
          <table:table-cell/>
          <table:table-cell office:value-type="float" office:value="34.3037" calcext:value-type="float">
            <text:p>34.3037</text:p>
          </table:table-cell>
          <table:table-cell office:value-type="float" office:value="1.28404" calcext:value-type="float">
            <text:p>1.28404</text:p>
          </table:table-cell>
          <table:table-cell office:value-type="float" office:value="0.000781669" calcext:value-type="float">
            <text:p>0.000781669</text:p>
          </table:table-cell>
          <table:table-cell/>
          <table:table-cell office:value-type="float" office:value="33.2472" calcext:value-type="float">
            <text:p>33.2472</text:p>
          </table:table-cell>
          <table:table-cell office:value-type="float" office:value="1.49651" calcext:value-type="float">
            <text:p>1.49651</text:p>
          </table:table-cell>
          <table:table-cell office:value-type="float" office:value="0.000739068" calcext:value-type="float">
            <text:p>0.000739068</text:p>
          </table:table-cell>
          <table:table-cell/>
          <table:table-cell office:value-type="float" office:value="34.154" calcext:value-type="float">
            <text:p>34.154</text:p>
          </table:table-cell>
          <table:table-cell office:value-type="float" office:value="1.12848" calcext:value-type="float">
            <text:p>1.12848</text:p>
          </table:table-cell>
          <table:table-cell office:value-type="float" office:value="0.000723168" calcext:value-type="float">
            <text:p>0.000723168</text:p>
          </table:table-cell>
          <table:table-cell/>
          <table:table-cell office:value-type="float" office:value="34.3544" calcext:value-type="float">
            <text:p>34.3544</text:p>
          </table:table-cell>
          <table:table-cell office:value-type="float" office:value="1.24623" calcext:value-type="float">
            <text:p>1.24623</text:p>
          </table:table-cell>
          <table:table-cell office:value-type="float" office:value="0.000704603" calcext:value-type="float">
            <text:p>0.000704603</text:p>
          </table:table-cell>
          <table:table-cell/>
          <table:table-cell office:value-type="float" office:value="31.8242" calcext:value-type="float">
            <text:p>31.8242</text:p>
          </table:table-cell>
          <table:table-cell office:value-type="float" office:value="1.53059" calcext:value-type="float">
            <text:p>1.53059</text:p>
          </table:table-cell>
          <table:table-cell office:value-type="float" office:value="0.000725022" calcext:value-type="float">
            <text:p>0.000725022</text:p>
          </table:table-cell>
          <table:table-cell/>
          <table:table-cell office:value-type="float" office:value="32.9259" calcext:value-type="float">
            <text:p>32.9259</text:p>
          </table:table-cell>
          <table:table-cell office:value-type="float" office:value="1.31308" calcext:value-type="float">
            <text:p>1.31308</text:p>
          </table:table-cell>
          <table:table-cell office:value-type="float" office:value="0.000823728" calcext:value-type="float">
            <text:p>0.000823728</text:p>
          </table:table-cell>
          <table:table-cell table:number-columns-repeated="16357"/>
        </table:table-row>
        <table:table-row table:style-name="ro1">
          <table:table-cell office:value-type="float" office:value="79.1176" calcext:value-type="float">
            <text:p>79.1176</text:p>
          </table:table-cell>
          <table:table-cell office:value-type="float" office:value="6.07647" calcext:value-type="float">
            <text:p>6.07647</text:p>
          </table:table-cell>
          <table:table-cell office:value-type="float" office:value="0.000485412" calcext:value-type="float">
            <text:p>0.000485412</text:p>
          </table:table-cell>
          <table:table-cell/>
          <table:table-cell office:value-type="float" office:value="34.0152" calcext:value-type="float">
            <text:p>34.0152</text:p>
          </table:table-cell>
          <table:table-cell office:value-type="float" office:value="1.41128" calcext:value-type="float">
            <text:p>1.41128</text:p>
          </table:table-cell>
          <table:table-cell office:value-type="float" office:value="0.000755249" calcext:value-type="float">
            <text:p>0.000755249</text:p>
          </table:table-cell>
          <table:table-cell/>
          <table:table-cell office:value-type="float" office:value="34.6867" calcext:value-type="float">
            <text:p>34.6867</text:p>
          </table:table-cell>
          <table:table-cell office:value-type="float" office:value="1.15875" calcext:value-type="float">
            <text:p>1.15875</text:p>
          </table:table-cell>
          <table:table-cell office:value-type="float" office:value="0.000730582" calcext:value-type="float">
            <text:p>0.000730582</text:p>
          </table:table-cell>
          <table:table-cell/>
          <table:table-cell office:value-type="float" office:value="34.3715" calcext:value-type="float">
            <text:p>34.3715</text:p>
          </table:table-cell>
          <table:table-cell office:value-type="float" office:value="1.262" calcext:value-type="float">
            <text:p>1.262</text:p>
          </table:table-cell>
          <table:table-cell office:value-type="float" office:value="0.000725833" calcext:value-type="float">
            <text:p>0.000725833</text:p>
          </table:table-cell>
          <table:table-cell/>
          <table:table-cell office:value-type="float" office:value="34.8125" calcext:value-type="float">
            <text:p>34.8125</text:p>
          </table:table-cell>
          <table:table-cell office:value-type="float" office:value="1.23535" calcext:value-type="float">
            <text:p>1.23535</text:p>
          </table:table-cell>
          <table:table-cell office:value-type="float" office:value="0.000704313" calcext:value-type="float">
            <text:p>0.000704313</text:p>
          </table:table-cell>
          <table:table-cell/>
          <table:table-cell office:value-type="float" office:value="34.0978" calcext:value-type="float">
            <text:p>34.0978</text:p>
          </table:table-cell>
          <table:table-cell office:value-type="float" office:value="1.31944" calcext:value-type="float">
            <text:p>1.31944</text:p>
          </table:table-cell>
          <table:table-cell office:value-type="float" office:value="0.000705285" calcext:value-type="float">
            <text:p>0.000705285</text:p>
          </table:table-cell>
          <table:table-cell/>
          <table:table-cell office:value-type="float" office:value="34.2459" calcext:value-type="float">
            <text:p>34.2459</text:p>
          </table:table-cell>
          <table:table-cell office:value-type="float" office:value="1.25828" calcext:value-type="float">
            <text:p>1.25828</text:p>
          </table:table-cell>
          <table:table-cell office:value-type="float" office:value="0.000880655" calcext:value-type="float">
            <text:p>0.000880655</text:p>
          </table:table-cell>
          <table:table-cell table:number-columns-repeated="16357"/>
        </table:table-row>
        <table:table-row table:style-name="ro1">
          <table:table-cell office:value-type="float" office:value="80.3191" calcext:value-type="float">
            <text:p>80.3191</text:p>
          </table:table-cell>
          <table:table-cell office:value-type="float" office:value="6.06117" calcext:value-type="float">
            <text:p>6.06117</text:p>
          </table:table-cell>
          <table:table-cell office:value-type="float" office:value="0.000492856" calcext:value-type="float">
            <text:p>0.000492856</text:p>
          </table:table-cell>
          <table:table-cell/>
          <table:table-cell office:value-type="float" office:value="33.4428" calcext:value-type="float">
            <text:p>33.4428</text:p>
          </table:table-cell>
          <table:table-cell office:value-type="float" office:value="1.36415" calcext:value-type="float">
            <text:p>1.36415</text:p>
          </table:table-cell>
          <table:table-cell office:value-type="float" office:value="0.000752504" calcext:value-type="float">
            <text:p>0.000752504</text:p>
          </table:table-cell>
          <table:table-cell/>
          <table:table-cell office:value-type="float" office:value="33.8123" calcext:value-type="float">
            <text:p>33.8123</text:p>
          </table:table-cell>
          <table:table-cell office:value-type="float" office:value="1.3405" calcext:value-type="float">
            <text:p>1.3405</text:p>
          </table:table-cell>
          <table:table-cell office:value-type="float" office:value="0.000733908" calcext:value-type="float">
            <text:p>0.000733908</text:p>
          </table:table-cell>
          <table:table-cell/>
          <table:table-cell office:value-type="float" office:value="33.1754" calcext:value-type="float">
            <text:p>33.1754</text:p>
          </table:table-cell>
          <table:table-cell office:value-type="float" office:value="1.25411" calcext:value-type="float">
            <text:p>1.25411</text:p>
          </table:table-cell>
          <table:table-cell office:value-type="float" office:value="0.000726725" calcext:value-type="float">
            <text:p>0.000726725</text:p>
          </table:table-cell>
          <table:table-cell/>
          <table:table-cell office:value-type="float" office:value="33.1247" calcext:value-type="float">
            <text:p>33.1247</text:p>
          </table:table-cell>
          <table:table-cell office:value-type="float" office:value="1.34387" calcext:value-type="float">
            <text:p>1.34387</text:p>
          </table:table-cell>
          <table:table-cell office:value-type="float" office:value="0.000702259" calcext:value-type="float">
            <text:p>0.000702259</text:p>
          </table:table-cell>
          <table:table-cell/>
          <table:table-cell office:value-type="float" office:value="33.3403" calcext:value-type="float">
            <text:p>33.3403</text:p>
          </table:table-cell>
          <table:table-cell office:value-type="float" office:value="1.42281" calcext:value-type="float">
            <text:p>1.42281</text:p>
          </table:table-cell>
          <table:table-cell office:value-type="float" office:value="0.000711907" calcext:value-type="float">
            <text:p>0.000711907</text:p>
          </table:table-cell>
          <table:table-cell/>
          <table:table-cell office:value-type="float" office:value="33.676" calcext:value-type="float">
            <text:p>33.676</text:p>
          </table:table-cell>
          <table:table-cell office:value-type="float" office:value="1.2807" calcext:value-type="float">
            <text:p>1.2807</text:p>
          </table:table-cell>
          <table:table-cell office:value-type="float" office:value="0.00073457" calcext:value-type="float">
            <text:p>0.00073457</text:p>
          </table:table-cell>
          <table:table-cell table:number-columns-repeated="16357"/>
        </table:table-row>
        <table:table-row table:style-name="ro1">
          <table:table-cell office:value-type="float" office:value="82.9201" calcext:value-type="float">
            <text:p>82.9201</text:p>
          </table:table-cell>
          <table:table-cell office:value-type="float" office:value="5.43251" calcext:value-type="float">
            <text:p>5.43251</text:p>
          </table:table-cell>
          <table:table-cell office:value-type="float" office:value="0.000483057" calcext:value-type="float">
            <text:p>0.000483057</text:p>
          </table:table-cell>
          <table:table-cell/>
          <table:table-cell office:value-type="float" office:value="34.358" calcext:value-type="float">
            <text:p>34.358</text:p>
          </table:table-cell>
          <table:table-cell office:value-type="float" office:value="1.34544" calcext:value-type="float">
            <text:p>1.34544</text:p>
          </table:table-cell>
          <table:table-cell office:value-type="float" office:value="0.000759356" calcext:value-type="float">
            <text:p>0.000759356</text:p>
          </table:table-cell>
          <table:table-cell/>
          <table:table-cell office:value-type="float" office:value="33.4736" calcext:value-type="float">
            <text:p>33.4736</text:p>
          </table:table-cell>
          <table:table-cell office:value-type="float" office:value="1.23621" calcext:value-type="float">
            <text:p>1.23621</text:p>
          </table:table-cell>
          <table:table-cell office:value-type="float" office:value="0.000731734" calcext:value-type="float">
            <text:p>0.000731734</text:p>
          </table:table-cell>
          <table:table-cell/>
          <table:table-cell office:value-type="float" office:value="33.0626" calcext:value-type="float">
            <text:p>33.0626</text:p>
          </table:table-cell>
          <table:table-cell office:value-type="float" office:value="1.36729" calcext:value-type="float">
            <text:p>1.36729</text:p>
          </table:table-cell>
          <table:table-cell office:value-type="float" office:value="0.000730682" calcext:value-type="float">
            <text:p>0.000730682</text:p>
          </table:table-cell>
          <table:table-cell/>
          <table:table-cell office:value-type="float" office:value="33.4543" calcext:value-type="float">
            <text:p>33.4543</text:p>
          </table:table-cell>
          <table:table-cell office:value-type="float" office:value="1.25427" calcext:value-type="float">
            <text:p>1.25427</text:p>
          </table:table-cell>
          <table:table-cell office:value-type="float" office:value="0.000701898" calcext:value-type="float">
            <text:p>0.000701898</text:p>
          </table:table-cell>
          <table:table-cell/>
          <table:table-cell office:value-type="float" office:value="32.8752" calcext:value-type="float">
            <text:p>32.8752</text:p>
          </table:table-cell>
          <table:table-cell office:value-type="float" office:value="1.49036" calcext:value-type="float">
            <text:p>1.49036</text:p>
          </table:table-cell>
          <table:table-cell office:value-type="float" office:value="0.000715875" calcext:value-type="float">
            <text:p>0.000715875</text:p>
          </table:table-cell>
          <table:table-cell/>
          <table:table-cell office:value-type="float" office:value="33.3674" calcext:value-type="float">
            <text:p>33.3674</text:p>
          </table:table-cell>
          <table:table-cell office:value-type="float" office:value="1.39671" calcext:value-type="float">
            <text:p>1.39671</text:p>
          </table:table-cell>
          <table:table-cell office:value-type="float" office:value="0.000749538" calcext:value-type="float">
            <text:p>0.000749538</text:p>
          </table:table-cell>
          <table:table-cell table:number-columns-repeated="16357"/>
        </table:table-row>
        <table:table-row table:style-name="ro1">
          <table:table-cell office:value-type="float" office:value="84.1176" calcext:value-type="float">
            <text:p>84.1176</text:p>
          </table:table-cell>
          <table:table-cell office:value-type="float" office:value="5.21471" calcext:value-type="float">
            <text:p>5.21471</text:p>
          </table:table-cell>
          <table:table-cell office:value-type="float" office:value="0.000486343" calcext:value-type="float">
            <text:p>0.000486343</text:p>
          </table:table-cell>
          <table:table-cell/>
          <table:table-cell office:value-type="float" office:value="35.1916" calcext:value-type="float">
            <text:p>35.1916</text:p>
          </table:table-cell>
          <table:table-cell office:value-type="float" office:value="1.16454" calcext:value-type="float">
            <text:p>1.16454</text:p>
          </table:table-cell>
          <table:table-cell office:value-type="float" office:value="0.000749198" calcext:value-type="float">
            <text:p>0.000749198</text:p>
          </table:table-cell>
          <table:table-cell/>
          <table:table-cell office:value-type="float" office:value="33.2843" calcext:value-type="float">
            <text:p>33.2843</text:p>
          </table:table-cell>
          <table:table-cell office:value-type="float" office:value="1.33041" calcext:value-type="float">
            <text:p>1.33041</text:p>
          </table:table-cell>
          <table:table-cell office:value-type="float" office:value="0.000736153" calcext:value-type="float">
            <text:p>0.000736153</text:p>
          </table:table-cell>
          <table:table-cell/>
          <table:table-cell office:value-type="float" office:value="32.1985" calcext:value-type="float">
            <text:p>32.1985</text:p>
          </table:table-cell>
          <table:table-cell office:value-type="float" office:value="1.45957" calcext:value-type="float">
            <text:p>1.45957</text:p>
          </table:table-cell>
          <table:table-cell office:value-type="float" office:value="0.000740501" calcext:value-type="float">
            <text:p>0.000740501</text:p>
          </table:table-cell>
          <table:table-cell/>
          <table:table-cell office:value-type="float" office:value="34.7551" calcext:value-type="float">
            <text:p>34.7551</text:p>
          </table:table-cell>
          <table:table-cell office:value-type="float" office:value="1.22162" calcext:value-type="float">
            <text:p>1.22162</text:p>
          </table:table-cell>
          <table:table-cell office:value-type="float" office:value="0.00070804" calcext:value-type="float">
            <text:p>0.00070804</text:p>
          </table:table-cell>
          <table:table-cell/>
          <table:table-cell office:value-type="float" office:value="33.3072" calcext:value-type="float">
            <text:p>33.3072</text:p>
          </table:table-cell>
          <table:table-cell office:value-type="float" office:value="1.20069" calcext:value-type="float">
            <text:p>1.20069</text:p>
          </table:table-cell>
          <table:table-cell office:value-type="float" office:value="0.000704493" calcext:value-type="float">
            <text:p>0.000704493</text:p>
          </table:table-cell>
          <table:table-cell/>
          <table:table-cell office:value-type="float" office:value="32.7108" calcext:value-type="float">
            <text:p>32.7108</text:p>
          </table:table-cell>
          <table:table-cell office:value-type="float" office:value="1.29742" calcext:value-type="float">
            <text:p>1.29742</text:p>
          </table:table-cell>
          <table:table-cell office:value-type="float" office:value="0.000726795" calcext:value-type="float">
            <text:p>0.000726795</text:p>
          </table:table-cell>
          <table:table-cell table:number-columns-repeated="16357"/>
        </table:table-row>
        <table:table-row table:style-name="ro1">
          <table:table-cell office:value-type="float" office:value="85.1351" calcext:value-type="float">
            <text:p>85.1351</text:p>
          </table:table-cell>
          <table:table-cell office:value-type="float" office:value="3.75405" calcext:value-type="float">
            <text:p>3.75405</text:p>
          </table:table-cell>
          <table:table-cell office:value-type="float" office:value="0.000480653" calcext:value-type="float">
            <text:p>0.000480653</text:p>
          </table:table-cell>
          <table:table-cell/>
          <table:table-cell office:value-type="float" office:value="32.2072" calcext:value-type="float">
            <text:p>32.2072</text:p>
          </table:table-cell>
          <table:table-cell office:value-type="float" office:value="1.45095" calcext:value-type="float">
            <text:p>1.45095</text:p>
          </table:table-cell>
          <table:table-cell office:value-type="float" office:value="0.000762422" calcext:value-type="float">
            <text:p>0.000762422</text:p>
          </table:table-cell>
          <table:table-cell/>
          <table:table-cell office:value-type="float" office:value="33.4485" calcext:value-type="float">
            <text:p>33.4485</text:p>
          </table:table-cell>
          <table:table-cell office:value-type="float" office:value="1.42845" calcext:value-type="float">
            <text:p>1.42845</text:p>
          </table:table-cell>
          <table:table-cell office:value-type="float" office:value="0.000733507" calcext:value-type="float">
            <text:p>0.000733507</text:p>
          </table:table-cell>
          <table:table-cell/>
          <table:table-cell office:value-type="float" office:value="32.3674" calcext:value-type="float">
            <text:p>32.3674</text:p>
          </table:table-cell>
          <table:table-cell office:value-type="float" office:value="1.49041" calcext:value-type="float">
            <text:p>1.49041</text:p>
          </table:table-cell>
          <table:table-cell office:value-type="float" office:value="0.00073505" calcext:value-type="float">
            <text:p>0.00073505</text:p>
          </table:table-cell>
          <table:table-cell/>
          <table:table-cell office:value-type="float" office:value="33.8786" calcext:value-type="float">
            <text:p>33.8786</text:p>
          </table:table-cell>
          <table:table-cell office:value-type="float" office:value="1.21246" calcext:value-type="float">
            <text:p>1.21246</text:p>
          </table:table-cell>
          <table:table-cell office:value-type="float" office:value="0.000695386" calcext:value-type="float">
            <text:p>0.000695386</text:p>
          </table:table-cell>
          <table:table-cell/>
          <table:table-cell office:value-type="float" office:value="31.8247" calcext:value-type="float">
            <text:p>31.8247</text:p>
          </table:table-cell>
          <table:table-cell office:value-type="float" office:value="1.59549" calcext:value-type="float">
            <text:p>1.59549</text:p>
          </table:table-cell>
          <table:table-cell office:value-type="float" office:value="0.000713009" calcext:value-type="float">
            <text:p>0.000713009</text:p>
          </table:table-cell>
          <table:table-cell/>
          <table:table-cell office:value-type="float" office:value="34.0756" calcext:value-type="float">
            <text:p>34.0756</text:p>
          </table:table-cell>
          <table:table-cell office:value-type="float" office:value="1.31047" calcext:value-type="float">
            <text:p>1.31047</text:p>
          </table:table-cell>
          <table:table-cell office:value-type="float" office:value="0.000721234" calcext:value-type="float">
            <text:p>0.000721234</text:p>
          </table:table-cell>
          <table:table-cell table:number-columns-repeated="16357"/>
        </table:table-row>
        <table:table-row table:style-name="ro1">
          <table:table-cell office:value-type="float" office:value="76.9911" calcext:value-type="float">
            <text:p>76.9911</text:p>
          </table:table-cell>
          <table:table-cell office:value-type="float" office:value="8.86726" calcext:value-type="float">
            <text:p>8.86726</text:p>
          </table:table-cell>
          <table:table-cell office:value-type="float" office:value="0.000495751" calcext:value-type="float">
            <text:p>0.000495751</text:p>
          </table:table-cell>
          <table:table-cell/>
          <table:table-cell office:value-type="float" office:value="33.8114" calcext:value-type="float">
            <text:p>33.8114</text:p>
          </table:table-cell>
          <table:table-cell office:value-type="float" office:value="1.30318" calcext:value-type="float">
            <text:p>1.30318</text:p>
          </table:table-cell>
          <table:table-cell office:value-type="float" office:value="0.000753476" calcext:value-type="float">
            <text:p>0.000753476</text:p>
          </table:table-cell>
          <table:table-cell/>
          <table:table-cell office:value-type="float" office:value="33.5637" calcext:value-type="float">
            <text:p>33.5637</text:p>
          </table:table-cell>
          <table:table-cell office:value-type="float" office:value="1.2578" calcext:value-type="float">
            <text:p>1.2578</text:p>
          </table:table-cell>
          <table:table-cell office:value-type="float" office:value="0.000734349" calcext:value-type="float">
            <text:p>0.000734349</text:p>
          </table:table-cell>
          <table:table-cell/>
          <table:table-cell office:value-type="float" office:value="32.7022" calcext:value-type="float">
            <text:p>32.7022</text:p>
          </table:table-cell>
          <table:table-cell office:value-type="float" office:value="1.34159" calcext:value-type="float">
            <text:p>1.34159</text:p>
          </table:table-cell>
          <table:table-cell office:value-type="float" office:value="0.000733277" calcext:value-type="float">
            <text:p>0.000733277</text:p>
          </table:table-cell>
          <table:table-cell/>
          <table:table-cell office:value-type="float" office:value="33.5837" calcext:value-type="float">
            <text:p>33.5837</text:p>
          </table:table-cell>
          <table:table-cell office:value-type="float" office:value="1.4526" calcext:value-type="float">
            <text:p>1.4526</text:p>
          </table:table-cell>
          <table:table-cell office:value-type="float" office:value="0.00070276" calcext:value-type="float">
            <text:p>0.00070276</text:p>
          </table:table-cell>
          <table:table-cell/>
          <table:table-cell office:value-type="float" office:value="33.2807" calcext:value-type="float">
            <text:p>33.2807</text:p>
          </table:table-cell>
          <table:table-cell office:value-type="float" office:value="1.3327" calcext:value-type="float">
            <text:p>1.3327</text:p>
          </table:table-cell>
          <table:table-cell office:value-type="float" office:value="0.000706608" calcext:value-type="float">
            <text:p>0.000706608</text:p>
          </table:table-cell>
          <table:table-cell/>
          <table:table-cell office:value-type="float" office:value="34.3752" calcext:value-type="float">
            <text:p>34.3752</text:p>
          </table:table-cell>
          <table:table-cell office:value-type="float" office:value="1.24452" calcext:value-type="float">
            <text:p>1.24452</text:p>
          </table:table-cell>
          <table:table-cell office:value-type="float" office:value="0.000718018" calcext:value-type="float">
            <text:p>0.000718018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table:formula="of:=AVERAGE([.A2:.A101])" office:value-type="float" office:value="81.136741" calcext:value-type="float">
            <text:p>81.136741</text:p>
          </table:table-cell>
          <table:table-cell table:formula="of:=AVERAGE([.B2:.B101])" office:value-type="float" office:value="6.357511" calcext:value-type="float">
            <text:p>6.357511</text:p>
          </table:table-cell>
          <table:table-cell table:formula="of:=AVERAGE([.C2:.C101])" office:value-type="float" office:value="0.00050316099" calcext:value-type="float">
            <text:p>0.00050316099</text:p>
          </table:table-cell>
          <table:table-cell/>
          <table:table-cell table:formula="of:=AVERAGE([.E2:.E101])" office:value-type="float" office:value="33.535384" calcext:value-type="float">
            <text:p>33.535384</text:p>
          </table:table-cell>
          <table:table-cell table:formula="of:=AVERAGE([.F2:.F101])" office:value-type="float" office:value="1.3574975" calcext:value-type="float">
            <text:p>1.3574975</text:p>
          </table:table-cell>
          <table:table-cell table:formula="of:=AVERAGE([.G2:.G101])" office:value-type="float" office:value="0.00108329201" calcext:value-type="float">
            <text:p>0.00108329201</text:p>
          </table:table-cell>
          <table:table-cell/>
          <table:table-cell table:formula="of:=AVERAGE([.I2:.I101])" office:value-type="float" office:value="33.599787" calcext:value-type="float">
            <text:p>33.599787</text:p>
          </table:table-cell>
          <table:table-cell table:formula="of:=AVERAGE([.J2:.J101])" office:value-type="float" office:value="1.3409273" calcext:value-type="float">
            <text:p>1.3409273</text:p>
          </table:table-cell>
          <table:table-cell table:formula="of:=AVERAGE([.K2:.K101])" office:value-type="float" office:value="0.00073598041" calcext:value-type="float">
            <text:p>0.00073598041</text:p>
          </table:table-cell>
          <table:table-cell/>
          <table:table-cell table:formula="of:=AVERAGE([.M2:.M101])" office:value-type="float" office:value="33.40902" calcext:value-type="float">
            <text:p>33.40902</text:p>
          </table:table-cell>
          <table:table-cell table:formula="of:=AVERAGE([.N2:.N101])" office:value-type="float" office:value="1.333977" calcext:value-type="float">
            <text:p>1.333977</text:p>
          </table:table-cell>
          <table:table-cell table:formula="of:=AVERAGE([.O2:.O101])" office:value-type="float" office:value="0.00073813895" calcext:value-type="float">
            <text:p>0.00073813895</text:p>
          </table:table-cell>
          <table:table-cell/>
          <table:table-cell table:formula="of:=AVERAGE([.Q2:.Q101])" office:value-type="float" office:value="33.259578" calcext:value-type="float">
            <text:p>33.259578</text:p>
          </table:table-cell>
          <table:table-cell table:formula="of:=AVERAGE([.R2:.R101])" office:value-type="float" office:value="1.3370123" calcext:value-type="float">
            <text:p>1.3370123</text:p>
          </table:table-cell>
          <table:table-cell table:formula="of:=AVERAGE([.S2:.S101])" office:value-type="float" office:value="0.00072627794" calcext:value-type="float">
            <text:p>0.00072627794</text:p>
          </table:table-cell>
          <table:table-cell/>
          <table:table-cell table:formula="of:=AVERAGE([.U2:.U101])" office:value-type="float" office:value="33.294838" calcext:value-type="float">
            <text:p>33.294838</text:p>
          </table:table-cell>
          <table:table-cell table:formula="of:=AVERAGE([.V2:.V101])" office:value-type="float" office:value="1.3506606" calcext:value-type="float">
            <text:p>1.3506606</text:p>
          </table:table-cell>
          <table:table-cell table:formula="of:=AVERAGE([.W2:.W101])" office:value-type="float" office:value="0.00072098029" calcext:value-type="float">
            <text:p>0.00072098029</text:p>
          </table:table-cell>
          <table:table-cell/>
          <table:table-cell table:formula="of:=AVERAGE([.Y2:.Y101])" office:value-type="float" office:value="33.322672" calcext:value-type="float">
            <text:p>33.322672</text:p>
          </table:table-cell>
          <table:table-cell table:formula="of:=AVERAGE([.Z2:.Z101])" office:value-type="float" office:value="1.3340578" calcext:value-type="float">
            <text:p>1.3340578</text:p>
          </table:table-cell>
          <table:table-cell table:formula="of:=AVERAGE([.AA2:.AA101])" office:value-type="float" office:value="0.00074971501" calcext:value-type="float">
            <text:p>0.00074971501</text:p>
          </table:table-cell>
          <table:table-cell table:number-columns-repeated="16357"/>
        </table:table-row>
        <table:table-row table:style-name="ro1" table:number-rows-repeated="806">
          <table:table-cell table:number-columns-repeated="16384"/>
        </table:table-row>
        <table:table-row table:style-name="ro1">
          <table:table-cell table:number-columns-repeated="8"/>
          <table:table-cell table:style-name="ce2" table:number-columns-repeated="3"/>
          <table:table-cell table:number-columns-repeated="16373"/>
        </table:table-row>
        <table:table-row table:style-name="ro1" table:number-rows-repeated="9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3T14:02:46.878686247</meta:creation-date>
    <dc:date>2022-12-05T11:31:58.608364824</dc:date>
    <meta:editing-duration>PT1H26M17S</meta:editing-duration>
    <meta:editing-cycles>4</meta:editing-cycles>
    <meta:generator>LibreOffice/7.4.3.2$Linux_X86_64 LibreOffice_project/40$Build-2</meta:generator>
    <meta:document-statistic meta:table-count="1" meta:cell-count="2142" meta:object-count="2"/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035cm" svg:height="9.996cm" xlink:href=".." xlink:type="simple" chart:class="chart:line" chart:style-name="ch1">
        <chart:title svg:x="4.595cm" svg:y="0.335cm" chart:style-name="ch2">
          <text:p>Porcentaje de ocio</text:p>
        </chart:title>
        <chart:legend chart:legend-position="end" svg:x="8.648cm" svg:y="3.205cm" style:legend-expansion="high" chart:style-name="ch3"/>
        <chart:plot-area chart:style-name="ch4" table:cell-range-address="Sheet1.A2:Sheet1.A101 Sheet1.E2:Sheet1.E101 Sheet1.I2:Sheet1.I101 Sheet1.M2:Sheet1.M101 Sheet1.Q2:Sheet1.Q101 Sheet1.U2:Sheet1.U101 Sheet1.Y2:Sheet1.Y101" chart:data-source-has-labels="row" svg:x="1.271cm" svg:y="1.313cm" svg:width="7.117cm" svg:height="7.503cm">
          <chart:coordinate-region svg:x="2.078cm" svg:y="1.512cm" svg:width="6.31cm" svg:height="6.512cm"/>
          <chart:axis chart:dimension="x" chart:name="primary-x" chart:style-name="ch5">
            <chart:title svg:x="3.396cm" svg:y="9.015cm" chart:style-name="ch6">
              <text:p>Num. simulaciones</text:p>
            </chart:title>
          </chart:axis>
          <chart:axis chart:dimension="y" chart:name="primary-y" chart:style-name="ch5">
            <chart:title svg:x="0.451cm" svg:y="6.471cm" chart:style-name="ch7">
              <text:p>Porcentaje de ocio</text:p>
            </chart:title>
            <chart:grid chart:style-name="ch8" chart:class="major"/>
          </chart:axis>
          <chart:series chart:style-name="ch9" chart:values-cell-range-address="Sheet1.A2:Sheet1.A101" loext:label-string="horas" chart:class="chart:line">
            <chart:data-point chart:repeated="100"/>
          </chart:series>
          <chart:series chart:style-name="ch10" chart:values-cell-range-address="Sheet1.E2:Sheet1.E101" loext:label-string="medias_horas" chart:class="chart:line">
            <chart:data-point chart:repeated="100"/>
          </chart:series>
          <chart:series chart:style-name="ch11" chart:values-cell-range-address="Sheet1.I2:Sheet1.I101" loext:label-string="cuartos_hora" chart:class="chart:line">
            <chart:data-point chart:repeated="100"/>
          </chart:series>
          <chart:series chart:style-name="ch12" chart:values-cell-range-address="Sheet1.M2:Sheet1.M101" loext:label-string="minutos" chart:class="chart:line">
            <chart:data-point chart:repeated="100"/>
          </chart:series>
          <chart:series chart:style-name="ch13" chart:values-cell-range-address="Sheet1.Q2:Sheet1.Q101" loext:label-string="segundos" chart:class="chart:line">
            <chart:data-point chart:repeated="100"/>
          </chart:series>
          <chart:series chart:style-name="ch14" chart:values-cell-range-address="Sheet1.U2:Sheet1.U101" loext:label-string="decimas_segundo" chart:class="chart:line">
            <chart:data-point chart:repeated="100"/>
          </chart:series>
          <chart:series chart:style-name="ch15" chart:values-cell-range-address="Sheet1.Y2:Sheet1.Y101" loext:label-string="milesimas_segundo" chart:class="chart:line">
            <chart:data-point chart:repeated="10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s</text:p>
              </table:table-cell>
              <table:table-cell office:value-type="string">
                <text:p>medias_horas</text:p>
              </table:table-cell>
              <table:table-cell office:value-type="string">
                <text:p>cuartos_hora</text:p>
              </table:table-cell>
              <table:table-cell office:value-type="string">
                <text:p>minutos</text:p>
              </table:table-cell>
              <table:table-cell office:value-type="string">
                <text:p>segundos</text:p>
              </table:table-cell>
              <table:table-cell office:value-type="string">
                <text:p>decimas_segundo</text:p>
              </table:table-cell>
              <table:table-cell office:value-type="string">
                <text:p>milesimas_segund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3.4286">
                <text:p>83.4286</text:p>
                <draw:g>
                  <svg:desc>Sheet1.A2:Sheet1.A101</svg:desc>
                </draw:g>
              </table:table-cell>
              <table:table-cell office:value-type="float" office:value="32.9453">
                <text:p>32.9453</text:p>
                <draw:g>
                  <svg:desc>Sheet1.E2:Sheet1.E101</svg:desc>
                </draw:g>
              </table:table-cell>
              <table:table-cell office:value-type="float" office:value="33.1375">
                <text:p>33.1375</text:p>
                <draw:g>
                  <svg:desc>Sheet1.I2:Sheet1.I101</svg:desc>
                </draw:g>
              </table:table-cell>
              <table:table-cell office:value-type="float" office:value="32.8639">
                <text:p>32.8639</text:p>
                <draw:g>
                  <svg:desc>Sheet1.M2:Sheet1.M101</svg:desc>
                </draw:g>
              </table:table-cell>
              <table:table-cell office:value-type="float" office:value="32.9538">
                <text:p>32.9538</text:p>
                <draw:g>
                  <svg:desc>Sheet1.Q2:Sheet1.Q101</svg:desc>
                </draw:g>
              </table:table-cell>
              <table:table-cell office:value-type="float" office:value="33.9502">
                <text:p>33.9502</text:p>
                <draw:g>
                  <svg:desc>Sheet1.U2:Sheet1.U101</svg:desc>
                </draw:g>
              </table:table-cell>
              <table:table-cell office:value-type="float" office:value="32.5067">
                <text:p>32.5067</text:p>
                <draw:g>
                  <svg:desc>Sheet1.Y2:Sheet1.Y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.826">
                <text:p>80.826</text:p>
              </table:table-cell>
              <table:table-cell office:value-type="float" office:value="33.1978">
                <text:p>33.1978</text:p>
              </table:table-cell>
              <table:table-cell office:value-type="float" office:value="33.0048">
                <text:p>33.0048</text:p>
              </table:table-cell>
              <table:table-cell office:value-type="float" office:value="32.465">
                <text:p>32.465</text:p>
              </table:table-cell>
              <table:table-cell office:value-type="float" office:value="33.9199">
                <text:p>33.9199</text:p>
              </table:table-cell>
              <table:table-cell office:value-type="float" office:value="34.7701">
                <text:p>34.7701</text:p>
              </table:table-cell>
              <table:table-cell office:value-type="float" office:value="33.347">
                <text:p>33.3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.2228">
                <text:p>80.2228</text:p>
              </table:table-cell>
              <table:table-cell office:value-type="float" office:value="32.5513">
                <text:p>32.5513</text:p>
              </table:table-cell>
              <table:table-cell office:value-type="float" office:value="32.9794">
                <text:p>32.9794</text:p>
              </table:table-cell>
              <table:table-cell office:value-type="float" office:value="32.2564">
                <text:p>32.2564</text:p>
              </table:table-cell>
              <table:table-cell office:value-type="float" office:value="32.9437">
                <text:p>32.9437</text:p>
              </table:table-cell>
              <table:table-cell office:value-type="float" office:value="32.354">
                <text:p>32.354</text:p>
              </table:table-cell>
              <table:table-cell office:value-type="float" office:value="32.1884">
                <text:p>32.18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6.9679">
                <text:p>76.9679</text:p>
              </table:table-cell>
              <table:table-cell office:value-type="float" office:value="32.8572">
                <text:p>32.8572</text:p>
              </table:table-cell>
              <table:table-cell office:value-type="float" office:value="33.1788">
                <text:p>33.1788</text:p>
              </table:table-cell>
              <table:table-cell office:value-type="float" office:value="32.5784">
                <text:p>32.5784</text:p>
              </table:table-cell>
              <table:table-cell office:value-type="float" office:value="32.5987">
                <text:p>32.5987</text:p>
              </table:table-cell>
              <table:table-cell office:value-type="float" office:value="34.622">
                <text:p>34.622</text:p>
              </table:table-cell>
              <table:table-cell office:value-type="float" office:value="33.2392">
                <text:p>33.23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2.3188">
                <text:p>82.3188</text:p>
              </table:table-cell>
              <table:table-cell office:value-type="float" office:value="34.0028">
                <text:p>34.0028</text:p>
              </table:table-cell>
              <table:table-cell office:value-type="float" office:value="35.1866">
                <text:p>35.1866</text:p>
              </table:table-cell>
              <table:table-cell office:value-type="float" office:value="33.4252">
                <text:p>33.4252</text:p>
              </table:table-cell>
              <table:table-cell office:value-type="float" office:value="31.3475">
                <text:p>31.3475</text:p>
              </table:table-cell>
              <table:table-cell office:value-type="float" office:value="35.1952">
                <text:p>35.1952</text:p>
              </table:table-cell>
              <table:table-cell office:value-type="float" office:value="33.0866">
                <text:p>33.08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6.0724">
                <text:p>86.0724</text:p>
              </table:table-cell>
              <table:table-cell office:value-type="float" office:value="32.0502">
                <text:p>32.0502</text:p>
              </table:table-cell>
              <table:table-cell office:value-type="float" office:value="34.0046">
                <text:p>34.0046</text:p>
              </table:table-cell>
              <table:table-cell office:value-type="float" office:value="33.6065">
                <text:p>33.6065</text:p>
              </table:table-cell>
              <table:table-cell office:value-type="float" office:value="32.7035">
                <text:p>32.7035</text:p>
              </table:table-cell>
              <table:table-cell office:value-type="float" office:value="32.9271">
                <text:p>32.9271</text:p>
              </table:table-cell>
              <table:table-cell office:value-type="float" office:value="33.4434">
                <text:p>33.44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8.2967">
                <text:p>78.2967</text:p>
              </table:table-cell>
              <table:table-cell office:value-type="float" office:value="33.6679">
                <text:p>33.6679</text:p>
              </table:table-cell>
              <table:table-cell office:value-type="float" office:value="33.3602">
                <text:p>33.3602</text:p>
              </table:table-cell>
              <table:table-cell office:value-type="float" office:value="31.9072">
                <text:p>31.9072</text:p>
              </table:table-cell>
              <table:table-cell office:value-type="float" office:value="34.3167">
                <text:p>34.3167</text:p>
              </table:table-cell>
              <table:table-cell office:value-type="float" office:value="33.5409">
                <text:p>33.5409</text:p>
              </table:table-cell>
              <table:table-cell office:value-type="float" office:value="33.656">
                <text:p>33.6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5.0374">
                <text:p>85.0374</text:p>
              </table:table-cell>
              <table:table-cell office:value-type="float" office:value="33.1581">
                <text:p>33.1581</text:p>
              </table:table-cell>
              <table:table-cell office:value-type="float" office:value="33.2264">
                <text:p>33.2264</text:p>
              </table:table-cell>
              <table:table-cell office:value-type="float" office:value="32.732">
                <text:p>32.732</text:p>
              </table:table-cell>
              <table:table-cell office:value-type="float" office:value="31.1548">
                <text:p>31.1548</text:p>
              </table:table-cell>
              <table:table-cell office:value-type="float" office:value="33.1232">
                <text:p>33.1232</text:p>
              </table:table-cell>
              <table:table-cell office:value-type="float" office:value="32.8875">
                <text:p>32.8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.738">
                <text:p>76.738</text:p>
              </table:table-cell>
              <table:table-cell office:value-type="float" office:value="33.7594">
                <text:p>33.7594</text:p>
              </table:table-cell>
              <table:table-cell office:value-type="float" office:value="32.9974">
                <text:p>32.9974</text:p>
              </table:table-cell>
              <table:table-cell office:value-type="float" office:value="34.2175">
                <text:p>34.2175</text:p>
              </table:table-cell>
              <table:table-cell office:value-type="float" office:value="33.5986">
                <text:p>33.5986</text:p>
              </table:table-cell>
              <table:table-cell office:value-type="float" office:value="30.7526">
                <text:p>30.7526</text:p>
              </table:table-cell>
              <table:table-cell office:value-type="float" office:value="32.9378">
                <text:p>32.93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.329">
                <text:p>78.329</text:p>
              </table:table-cell>
              <table:table-cell office:value-type="float" office:value="32.5766">
                <text:p>32.5766</text:p>
              </table:table-cell>
              <table:table-cell office:value-type="float" office:value="33.044">
                <text:p>33.044</text:p>
              </table:table-cell>
              <table:table-cell office:value-type="float" office:value="34.0299">
                <text:p>34.0299</text:p>
              </table:table-cell>
              <table:table-cell office:value-type="float" office:value="34.9446">
                <text:p>34.9446</text:p>
              </table:table-cell>
              <table:table-cell office:value-type="float" office:value="34.5251">
                <text:p>34.5251</text:p>
              </table:table-cell>
              <table:table-cell office:value-type="float" office:value="32.1024">
                <text:p>32.10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.7688">
                <text:p>79.7688</text:p>
              </table:table-cell>
              <table:table-cell office:value-type="float" office:value="33.3229">
                <text:p>33.3229</text:p>
              </table:table-cell>
              <table:table-cell office:value-type="float" office:value="32.2651">
                <text:p>32.2651</text:p>
              </table:table-cell>
              <table:table-cell office:value-type="float" office:value="34.0876">
                <text:p>34.0876</text:p>
              </table:table-cell>
              <table:table-cell office:value-type="float" office:value="33.0233">
                <text:p>33.0233</text:p>
              </table:table-cell>
              <table:table-cell office:value-type="float" office:value="32.7839">
                <text:p>32.7839</text:p>
              </table:table-cell>
              <table:table-cell office:value-type="float" office:value="31.4518">
                <text:p>31.45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4.3931">
                <text:p>84.3931</text:p>
              </table:table-cell>
              <table:table-cell office:value-type="float" office:value="34.025">
                <text:p>34.025</text:p>
              </table:table-cell>
              <table:table-cell office:value-type="float" office:value="31.248">
                <text:p>31.248</text:p>
              </table:table-cell>
              <table:table-cell office:value-type="float" office:value="34.3012">
                <text:p>34.3012</text:p>
              </table:table-cell>
              <table:table-cell office:value-type="float" office:value="34.7519">
                <text:p>34.7519</text:p>
              </table:table-cell>
              <table:table-cell office:value-type="float" office:value="32.5518">
                <text:p>32.5518</text:p>
              </table:table-cell>
              <table:table-cell office:value-type="float" office:value="34.2401">
                <text:p>34.24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.4366">
                <text:p>79.4366</text:p>
              </table:table-cell>
              <table:table-cell office:value-type="float" office:value="34.8769">
                <text:p>34.8769</text:p>
              </table:table-cell>
              <table:table-cell office:value-type="float" office:value="32.7036">
                <text:p>32.7036</text:p>
              </table:table-cell>
              <table:table-cell office:value-type="float" office:value="32.9055">
                <text:p>32.9055</text:p>
              </table:table-cell>
              <table:table-cell office:value-type="float" office:value="34.054">
                <text:p>34.054</text:p>
              </table:table-cell>
              <table:table-cell office:value-type="float" office:value="33.7516">
                <text:p>33.7516</text:p>
              </table:table-cell>
              <table:table-cell office:value-type="float" office:value="34.326">
                <text:p>34.3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5.5422">
                <text:p>85.5422</text:p>
              </table:table-cell>
              <table:table-cell office:value-type="float" office:value="34.6404">
                <text:p>34.6404</text:p>
              </table:table-cell>
              <table:table-cell office:value-type="float" office:value="33.0748">
                <text:p>33.0748</text:p>
              </table:table-cell>
              <table:table-cell office:value-type="float" office:value="32.6713">
                <text:p>32.6713</text:p>
              </table:table-cell>
              <table:table-cell office:value-type="float" office:value="32.7094">
                <text:p>32.7094</text:p>
              </table:table-cell>
              <table:table-cell office:value-type="float" office:value="32.4398">
                <text:p>32.4398</text:p>
              </table:table-cell>
              <table:table-cell office:value-type="float" office:value="32.3978">
                <text:p>32.39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3.4225">
                <text:p>83.4225</text:p>
              </table:table-cell>
              <table:table-cell office:value-type="float" office:value="33.3812">
                <text:p>33.3812</text:p>
              </table:table-cell>
              <table:table-cell office:value-type="float" office:value="33.2994">
                <text:p>33.2994</text:p>
              </table:table-cell>
              <table:table-cell office:value-type="float" office:value="33.0017">
                <text:p>33.0017</text:p>
              </table:table-cell>
              <table:table-cell office:value-type="float" office:value="32.6756">
                <text:p>32.6756</text:p>
              </table:table-cell>
              <table:table-cell office:value-type="float" office:value="33.34">
                <text:p>33.34</text:p>
              </table:table-cell>
              <table:table-cell office:value-type="float" office:value="33.3403">
                <text:p>33.34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3.908">
                <text:p>83.908</text:p>
              </table:table-cell>
              <table:table-cell office:value-type="float" office:value="35.8931">
                <text:p>35.8931</text:p>
              </table:table-cell>
              <table:table-cell office:value-type="float" office:value="35.297">
                <text:p>35.297</text:p>
              </table:table-cell>
              <table:table-cell office:value-type="float" office:value="32.1472">
                <text:p>32.1472</text:p>
              </table:table-cell>
              <table:table-cell office:value-type="float" office:value="32.4479">
                <text:p>32.4479</text:p>
              </table:table-cell>
              <table:table-cell office:value-type="float" office:value="33.9151">
                <text:p>33.9151</text:p>
              </table:table-cell>
              <table:table-cell office:value-type="float" office:value="33.7444">
                <text:p>33.74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1.9178">
                <text:p>81.9178</text:p>
              </table:table-cell>
              <table:table-cell office:value-type="float" office:value="33.5462">
                <text:p>33.5462</text:p>
              </table:table-cell>
              <table:table-cell office:value-type="float" office:value="33.2259">
                <text:p>33.2259</text:p>
              </table:table-cell>
              <table:table-cell office:value-type="float" office:value="33.3779">
                <text:p>33.3779</text:p>
              </table:table-cell>
              <table:table-cell office:value-type="float" office:value="34.1445">
                <text:p>34.1445</text:p>
              </table:table-cell>
              <table:table-cell office:value-type="float" office:value="33.516">
                <text:p>33.516</text:p>
              </table:table-cell>
              <table:table-cell office:value-type="float" office:value="34.3128">
                <text:p>34.31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7.7159">
                <text:p>77.7159</text:p>
              </table:table-cell>
              <table:table-cell office:value-type="float" office:value="33.1574">
                <text:p>33.1574</text:p>
              </table:table-cell>
              <table:table-cell office:value-type="float" office:value="34.2449">
                <text:p>34.2449</text:p>
              </table:table-cell>
              <table:table-cell office:value-type="float" office:value="32.3498">
                <text:p>32.3498</text:p>
              </table:table-cell>
              <table:table-cell office:value-type="float" office:value="33.191">
                <text:p>33.191</text:p>
              </table:table-cell>
              <table:table-cell office:value-type="float" office:value="32.7769">
                <text:p>32.7769</text:p>
              </table:table-cell>
              <table:table-cell office:value-type="float" office:value="33.8013">
                <text:p>33.80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5.2294">
                <text:p>75.2294</text:p>
              </table:table-cell>
              <table:table-cell office:value-type="float" office:value="33.5682">
                <text:p>33.5682</text:p>
              </table:table-cell>
              <table:table-cell office:value-type="float" office:value="33.6065">
                <text:p>33.6065</text:p>
              </table:table-cell>
              <table:table-cell office:value-type="float" office:value="31.6655">
                <text:p>31.6655</text:p>
              </table:table-cell>
              <table:table-cell office:value-type="float" office:value="32.5418">
                <text:p>32.5418</text:p>
              </table:table-cell>
              <table:table-cell office:value-type="float" office:value="32.4247">
                <text:p>32.4247</text:p>
              </table:table-cell>
              <table:table-cell office:value-type="float" office:value="33.9304">
                <text:p>33.93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.7584">
                <text:p>76.7584</text:p>
              </table:table-cell>
              <table:table-cell office:value-type="float" office:value="33.3888">
                <text:p>33.3888</text:p>
              </table:table-cell>
              <table:table-cell office:value-type="float" office:value="33.932">
                <text:p>33.932</text:p>
              </table:table-cell>
              <table:table-cell office:value-type="float" office:value="34.7428">
                <text:p>34.7428</text:p>
              </table:table-cell>
              <table:table-cell office:value-type="float" office:value="33.9103">
                <text:p>33.9103</text:p>
              </table:table-cell>
              <table:table-cell office:value-type="float" office:value="33.0735">
                <text:p>33.0735</text:p>
              </table:table-cell>
              <table:table-cell office:value-type="float" office:value="33.8488">
                <text:p>33.84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1.3008">
                <text:p>81.3008</text:p>
              </table:table-cell>
              <table:table-cell office:value-type="float" office:value="33.1625">
                <text:p>33.1625</text:p>
              </table:table-cell>
              <table:table-cell office:value-type="float" office:value="32.7873">
                <text:p>32.7873</text:p>
              </table:table-cell>
              <table:table-cell office:value-type="float" office:value="32.4212">
                <text:p>32.4212</text:p>
              </table:table-cell>
              <table:table-cell office:value-type="float" office:value="34.0586">
                <text:p>34.0586</text:p>
              </table:table-cell>
              <table:table-cell office:value-type="float" office:value="31.9806">
                <text:p>31.9806</text:p>
              </table:table-cell>
              <table:table-cell office:value-type="float" office:value="33.9491">
                <text:p>33.94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0.1567">
                <text:p>80.1567</text:p>
              </table:table-cell>
              <table:table-cell office:value-type="float" office:value="35.472">
                <text:p>35.472</text:p>
              </table:table-cell>
              <table:table-cell office:value-type="float" office:value="33.473">
                <text:p>33.473</text:p>
              </table:table-cell>
              <table:table-cell office:value-type="float" office:value="33.2624">
                <text:p>33.2624</text:p>
              </table:table-cell>
              <table:table-cell office:value-type="float" office:value="32.8226">
                <text:p>32.8226</text:p>
              </table:table-cell>
              <table:table-cell office:value-type="float" office:value="31.7518">
                <text:p>31.7518</text:p>
              </table:table-cell>
              <table:table-cell office:value-type="float" office:value="33.1083">
                <text:p>33.10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5.5191">
                <text:p>85.5191</text:p>
              </table:table-cell>
              <table:table-cell office:value-type="float" office:value="32.1725">
                <text:p>32.1725</text:p>
              </table:table-cell>
              <table:table-cell office:value-type="float" office:value="33.6476">
                <text:p>33.6476</text:p>
              </table:table-cell>
              <table:table-cell office:value-type="float" office:value="32.6918">
                <text:p>32.6918</text:p>
              </table:table-cell>
              <table:table-cell office:value-type="float" office:value="33.9698">
                <text:p>33.9698</text:p>
              </table:table-cell>
              <table:table-cell office:value-type="float" office:value="32.4863">
                <text:p>32.4863</text:p>
              </table:table-cell>
              <table:table-cell office:value-type="float" office:value="33.6789">
                <text:p>33.67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2.0937">
                <text:p>82.0937</text:p>
              </table:table-cell>
              <table:table-cell office:value-type="float" office:value="33.0964">
                <text:p>33.0964</text:p>
              </table:table-cell>
              <table:table-cell office:value-type="float" office:value="33.959">
                <text:p>33.959</text:p>
              </table:table-cell>
              <table:table-cell office:value-type="float" office:value="32.4221">
                <text:p>32.4221</text:p>
              </table:table-cell>
              <table:table-cell office:value-type="float" office:value="33.1441">
                <text:p>33.1441</text:p>
              </table:table-cell>
              <table:table-cell office:value-type="float" office:value="33.8097">
                <text:p>33.8097</text:p>
              </table:table-cell>
              <table:table-cell office:value-type="float" office:value="32.4949">
                <text:p>32.49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.3119">
                <text:p>74.3119</text:p>
              </table:table-cell>
              <table:table-cell office:value-type="float" office:value="33.2843">
                <text:p>33.2843</text:p>
              </table:table-cell>
              <table:table-cell office:value-type="float" office:value="33.3734">
                <text:p>33.3734</text:p>
              </table:table-cell>
              <table:table-cell office:value-type="float" office:value="32.9535">
                <text:p>32.9535</text:p>
              </table:table-cell>
              <table:table-cell office:value-type="float" office:value="32.3345">
                <text:p>32.3345</text:p>
              </table:table-cell>
              <table:table-cell office:value-type="float" office:value="32.5576">
                <text:p>32.5576</text:p>
              </table:table-cell>
              <table:table-cell office:value-type="float" office:value="35.1083">
                <text:p>35.10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2.3377">
                <text:p>82.3377</text:p>
              </table:table-cell>
              <table:table-cell office:value-type="float" office:value="31.2016">
                <text:p>31.2016</text:p>
              </table:table-cell>
              <table:table-cell office:value-type="float" office:value="33.9466">
                <text:p>33.9466</text:p>
              </table:table-cell>
              <table:table-cell office:value-type="float" office:value="30.863">
                <text:p>30.863</text:p>
              </table:table-cell>
              <table:table-cell office:value-type="float" office:value="32.1749">
                <text:p>32.1749</text:p>
              </table:table-cell>
              <table:table-cell office:value-type="float" office:value="32.6697">
                <text:p>32.6697</text:p>
              </table:table-cell>
              <table:table-cell office:value-type="float" office:value="33.0231">
                <text:p>33.02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6.7857">
                <text:p>76.7857</text:p>
              </table:table-cell>
              <table:table-cell office:value-type="float" office:value="32.3432">
                <text:p>32.3432</text:p>
              </table:table-cell>
              <table:table-cell office:value-type="float" office:value="34.8029">
                <text:p>34.8029</text:p>
              </table:table-cell>
              <table:table-cell office:value-type="float" office:value="31.9523">
                <text:p>31.9523</text:p>
              </table:table-cell>
              <table:table-cell office:value-type="float" office:value="33.299">
                <text:p>33.299</text:p>
              </table:table-cell>
              <table:table-cell office:value-type="float" office:value="32.4375">
                <text:p>32.4375</text:p>
              </table:table-cell>
              <table:table-cell office:value-type="float" office:value="32.9197">
                <text:p>32.91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0.4154">
                <text:p>80.4154</text:p>
              </table:table-cell>
              <table:table-cell office:value-type="float" office:value="33.9987">
                <text:p>33.9987</text:p>
              </table:table-cell>
              <table:table-cell office:value-type="float" office:value="34.7177">
                <text:p>34.7177</text:p>
              </table:table-cell>
              <table:table-cell office:value-type="float" office:value="33.5255">
                <text:p>33.5255</text:p>
              </table:table-cell>
              <table:table-cell office:value-type="float" office:value="33.4894">
                <text:p>33.4894</text:p>
              </table:table-cell>
              <table:table-cell office:value-type="float" office:value="32.3065">
                <text:p>32.3065</text:p>
              </table:table-cell>
              <table:table-cell office:value-type="float" office:value="32.3351">
                <text:p>32.33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9.7183">
                <text:p>79.7183</text:p>
              </table:table-cell>
              <table:table-cell office:value-type="float" office:value="34.4911">
                <text:p>34.4911</text:p>
              </table:table-cell>
              <table:table-cell office:value-type="float" office:value="33.05">
                <text:p>33.05</text:p>
              </table:table-cell>
              <table:table-cell office:value-type="float" office:value="32.6477">
                <text:p>32.6477</text:p>
              </table:table-cell>
              <table:table-cell office:value-type="float" office:value="33.1413">
                <text:p>33.1413</text:p>
              </table:table-cell>
              <table:table-cell office:value-type="float" office:value="33.4585">
                <text:p>33.4585</text:p>
              </table:table-cell>
              <table:table-cell office:value-type="float" office:value="32.3176">
                <text:p>32.31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.3867">
                <text:p>80.3867</text:p>
              </table:table-cell>
              <table:table-cell office:value-type="float" office:value="34.713">
                <text:p>34.713</text:p>
              </table:table-cell>
              <table:table-cell office:value-type="float" office:value="34.9434">
                <text:p>34.9434</text:p>
              </table:table-cell>
              <table:table-cell office:value-type="float" office:value="34.8282">
                <text:p>34.8282</text:p>
              </table:table-cell>
              <table:table-cell office:value-type="float" office:value="33.6811">
                <text:p>33.6811</text:p>
              </table:table-cell>
              <table:table-cell office:value-type="float" office:value="34.9977">
                <text:p>34.9977</text:p>
              </table:table-cell>
              <table:table-cell office:value-type="float" office:value="33.0797">
                <text:p>33.07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0.8824">
                <text:p>80.8824</text:p>
              </table:table-cell>
              <table:table-cell office:value-type="float" office:value="33.0494">
                <text:p>33.0494</text:p>
              </table:table-cell>
              <table:table-cell office:value-type="float" office:value="33.9057">
                <text:p>33.9057</text:p>
              </table:table-cell>
              <table:table-cell office:value-type="float" office:value="35.2934">
                <text:p>35.2934</text:p>
              </table:table-cell>
              <table:table-cell office:value-type="float" office:value="33.5143">
                <text:p>33.5143</text:p>
              </table:table-cell>
              <table:table-cell office:value-type="float" office:value="33.3047">
                <text:p>33.3047</text:p>
              </table:table-cell>
              <table:table-cell office:value-type="float" office:value="32.0083">
                <text:p>32.00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7.6374">
                <text:p>87.6374</text:p>
              </table:table-cell>
              <table:table-cell office:value-type="float" office:value="35.6587">
                <text:p>35.6587</text:p>
              </table:table-cell>
              <table:table-cell office:value-type="float" office:value="34.2255">
                <text:p>34.2255</text:p>
              </table:table-cell>
              <table:table-cell office:value-type="float" office:value="33.6671">
                <text:p>33.6671</text:p>
              </table:table-cell>
              <table:table-cell office:value-type="float" office:value="32.9753">
                <text:p>32.9753</text:p>
              </table:table-cell>
              <table:table-cell office:value-type="float" office:value="33.2979">
                <text:p>33.2979</text:p>
              </table:table-cell>
              <table:table-cell office:value-type="float" office:value="33.7331">
                <text:p>33.73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0.3371">
                <text:p>80.3371</text:p>
              </table:table-cell>
              <table:table-cell office:value-type="float" office:value="33.6489">
                <text:p>33.6489</text:p>
              </table:table-cell>
              <table:table-cell office:value-type="float" office:value="34.1538">
                <text:p>34.1538</text:p>
              </table:table-cell>
              <table:table-cell office:value-type="float" office:value="33.6959">
                <text:p>33.6959</text:p>
              </table:table-cell>
              <table:table-cell office:value-type="float" office:value="34.3064">
                <text:p>34.3064</text:p>
              </table:table-cell>
              <table:table-cell office:value-type="float" office:value="32.9179">
                <text:p>32.9179</text:p>
              </table:table-cell>
              <table:table-cell office:value-type="float" office:value="35.0615">
                <text:p>35.06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8.8406">
                <text:p>78.8406</text:p>
              </table:table-cell>
              <table:table-cell office:value-type="float" office:value="33.5176">
                <text:p>33.5176</text:p>
              </table:table-cell>
              <table:table-cell office:value-type="float" office:value="34.6931">
                <text:p>34.6931</text:p>
              </table:table-cell>
              <table:table-cell office:value-type="float" office:value="32.7421">
                <text:p>32.7421</text:p>
              </table:table-cell>
              <table:table-cell office:value-type="float" office:value="34.9133">
                <text:p>34.9133</text:p>
              </table:table-cell>
              <table:table-cell office:value-type="float" office:value="33.9515">
                <text:p>33.9515</text:p>
              </table:table-cell>
              <table:table-cell office:value-type="float" office:value="33.0019">
                <text:p>33.00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0.2899">
                <text:p>80.2899</text:p>
              </table:table-cell>
              <table:table-cell office:value-type="float" office:value="33.4296">
                <text:p>33.4296</text:p>
              </table:table-cell>
              <table:table-cell office:value-type="float" office:value="32.8566">
                <text:p>32.8566</text:p>
              </table:table-cell>
              <table:table-cell office:value-type="float" office:value="33.2557">
                <text:p>33.2557</text:p>
              </table:table-cell>
              <table:table-cell office:value-type="float" office:value="32.424">
                <text:p>32.424</text:p>
              </table:table-cell>
              <table:table-cell office:value-type="float" office:value="34.3749">
                <text:p>34.3749</text:p>
              </table:table-cell>
              <table:table-cell office:value-type="float" office:value="33.9372">
                <text:p>33.93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1.7175">
                <text:p>81.7175</text:p>
              </table:table-cell>
              <table:table-cell office:value-type="float" office:value="32.7">
                <text:p>32.7</text:p>
              </table:table-cell>
              <table:table-cell office:value-type="float" office:value="34.5276">
                <text:p>34.5276</text:p>
              </table:table-cell>
              <table:table-cell office:value-type="float" office:value="33.9095">
                <text:p>33.9095</text:p>
              </table:table-cell>
              <table:table-cell office:value-type="float" office:value="31.1042">
                <text:p>31.1042</text:p>
              </table:table-cell>
              <table:table-cell office:value-type="float" office:value="33.1669">
                <text:p>33.1669</text:p>
              </table:table-cell>
              <table:table-cell office:value-type="float" office:value="33.4979">
                <text:p>33.49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8.5523">
                <text:p>78.5523</text:p>
              </table:table-cell>
              <table:table-cell office:value-type="float" office:value="32.246">
                <text:p>32.246</text:p>
              </table:table-cell>
              <table:table-cell office:value-type="float" office:value="33.6091">
                <text:p>33.6091</text:p>
              </table:table-cell>
              <table:table-cell office:value-type="float" office:value="34.8705">
                <text:p>34.8705</text:p>
              </table:table-cell>
              <table:table-cell office:value-type="float" office:value="33.2927">
                <text:p>33.2927</text:p>
              </table:table-cell>
              <table:table-cell office:value-type="float" office:value="35.142">
                <text:p>35.142</text:p>
              </table:table-cell>
              <table:table-cell office:value-type="float" office:value="32.6057">
                <text:p>32.60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7.0588">
                <text:p>77.0588</text:p>
              </table:table-cell>
              <table:table-cell office:value-type="float" office:value="34.059">
                <text:p>34.059</text:p>
              </table:table-cell>
              <table:table-cell office:value-type="float" office:value="35.0551">
                <text:p>35.0551</text:p>
              </table:table-cell>
              <table:table-cell office:value-type="float" office:value="32.2331">
                <text:p>32.2331</text:p>
              </table:table-cell>
              <table:table-cell office:value-type="float" office:value="33.4415">
                <text:p>33.4415</text:p>
              </table:table-cell>
              <table:table-cell office:value-type="float" office:value="34.137">
                <text:p>34.137</text:p>
              </table:table-cell>
              <table:table-cell office:value-type="float" office:value="32.4745">
                <text:p>32.47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2.5215">
                <text:p>82.5215</text:p>
              </table:table-cell>
              <table:table-cell office:value-type="float" office:value="34.6905">
                <text:p>34.6905</text:p>
              </table:table-cell>
              <table:table-cell office:value-type="float" office:value="33.664">
                <text:p>33.664</text:p>
              </table:table-cell>
              <table:table-cell office:value-type="float" office:value="34.5597">
                <text:p>34.5597</text:p>
              </table:table-cell>
              <table:table-cell office:value-type="float" office:value="34.2694">
                <text:p>34.2694</text:p>
              </table:table-cell>
              <table:table-cell office:value-type="float" office:value="31.8745">
                <text:p>31.8745</text:p>
              </table:table-cell>
              <table:table-cell office:value-type="float" office:value="33.3859">
                <text:p>33.38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3.6898">
                <text:p>83.6898</text:p>
              </table:table-cell>
              <table:table-cell office:value-type="float" office:value="33.6162">
                <text:p>33.6162</text:p>
              </table:table-cell>
              <table:table-cell office:value-type="float" office:value="34.5065">
                <text:p>34.5065</text:p>
              </table:table-cell>
              <table:table-cell office:value-type="float" office:value="33.8254">
                <text:p>33.8254</text:p>
              </table:table-cell>
              <table:table-cell office:value-type="float" office:value="33.9633">
                <text:p>33.9633</text:p>
              </table:table-cell>
              <table:table-cell office:value-type="float" office:value="34.5313">
                <text:p>34.5313</text:p>
              </table:table-cell>
              <table:table-cell office:value-type="float" office:value="33.9072">
                <text:p>33.90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.6723">
                <text:p>80.6723</text:p>
              </table:table-cell>
              <table:table-cell office:value-type="float" office:value="31.6667">
                <text:p>31.6667</text:p>
              </table:table-cell>
              <table:table-cell office:value-type="float" office:value="34.8009">
                <text:p>34.8009</text:p>
              </table:table-cell>
              <table:table-cell office:value-type="float" office:value="34.2691">
                <text:p>34.2691</text:p>
              </table:table-cell>
              <table:table-cell office:value-type="float" office:value="32.5792">
                <text:p>32.5792</text:p>
              </table:table-cell>
              <table:table-cell office:value-type="float" office:value="34.2153">
                <text:p>34.2153</text:p>
              </table:table-cell>
              <table:table-cell office:value-type="float" office:value="32.9393">
                <text:p>32.93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.2817">
                <text:p>80.2817</text:p>
              </table:table-cell>
              <table:table-cell office:value-type="float" office:value="33.2637">
                <text:p>33.2637</text:p>
              </table:table-cell>
              <table:table-cell office:value-type="float" office:value="34.2291">
                <text:p>34.2291</text:p>
              </table:table-cell>
              <table:table-cell office:value-type="float" office:value="34.555">
                <text:p>34.555</text:p>
              </table:table-cell>
              <table:table-cell office:value-type="float" office:value="31.5902">
                <text:p>31.5902</text:p>
              </table:table-cell>
              <table:table-cell office:value-type="float" office:value="33.0962">
                <text:p>33.0962</text:p>
              </table:table-cell>
              <table:table-cell office:value-type="float" office:value="32.8785">
                <text:p>32.87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.7143">
                <text:p>85.7143</text:p>
              </table:table-cell>
              <table:table-cell office:value-type="float" office:value="32.8464">
                <text:p>32.8464</text:p>
              </table:table-cell>
              <table:table-cell office:value-type="float" office:value="34.4048">
                <text:p>34.4048</text:p>
              </table:table-cell>
              <table:table-cell office:value-type="float" office:value="33.234">
                <text:p>33.234</text:p>
              </table:table-cell>
              <table:table-cell office:value-type="float" office:value="33.0161">
                <text:p>33.0161</text:p>
              </table:table-cell>
              <table:table-cell office:value-type="float" office:value="33.1116">
                <text:p>33.1116</text:p>
              </table:table-cell>
              <table:table-cell office:value-type="float" office:value="34.4881">
                <text:p>34.48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4.7185">
                <text:p>84.7185</text:p>
              </table:table-cell>
              <table:table-cell office:value-type="float" office:value="34.0073">
                <text:p>34.0073</text:p>
              </table:table-cell>
              <table:table-cell office:value-type="float" office:value="32.8655">
                <text:p>32.8655</text:p>
              </table:table-cell>
              <table:table-cell office:value-type="float" office:value="33.0815">
                <text:p>33.0815</text:p>
              </table:table-cell>
              <table:table-cell office:value-type="float" office:value="32.0483">
                <text:p>32.0483</text:p>
              </table:table-cell>
              <table:table-cell office:value-type="float" office:value="34.7258">
                <text:p>34.7258</text:p>
              </table:table-cell>
              <table:table-cell office:value-type="float" office:value="33.4395">
                <text:p>33.43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8.2723">
                <text:p>78.2723</text:p>
              </table:table-cell>
              <table:table-cell office:value-type="float" office:value="32.7797">
                <text:p>32.7797</text:p>
              </table:table-cell>
              <table:table-cell office:value-type="float" office:value="32.9847">
                <text:p>32.9847</text:p>
              </table:table-cell>
              <table:table-cell office:value-type="float" office:value="33.914">
                <text:p>33.914</text:p>
              </table:table-cell>
              <table:table-cell office:value-type="float" office:value="34.0594">
                <text:p>34.0594</text:p>
              </table:table-cell>
              <table:table-cell office:value-type="float" office:value="33.5092">
                <text:p>33.5092</text:p>
              </table:table-cell>
              <table:table-cell office:value-type="float" office:value="32.3745">
                <text:p>32.37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2.8729">
                <text:p>82.8729</text:p>
              </table:table-cell>
              <table:table-cell office:value-type="float" office:value="33.8359">
                <text:p>33.8359</text:p>
              </table:table-cell>
              <table:table-cell office:value-type="float" office:value="34.0171">
                <text:p>34.0171</text:p>
              </table:table-cell>
              <table:table-cell office:value-type="float" office:value="34.1878">
                <text:p>34.1878</text:p>
              </table:table-cell>
              <table:table-cell office:value-type="float" office:value="34.9902">
                <text:p>34.9902</text:p>
              </table:table-cell>
              <table:table-cell office:value-type="float" office:value="33.8386">
                <text:p>33.8386</text:p>
              </table:table-cell>
              <table:table-cell office:value-type="float" office:value="33.0656">
                <text:p>33.06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9.9465">
                <text:p>79.9465</text:p>
              </table:table-cell>
              <table:table-cell office:value-type="float" office:value="33.5741">
                <text:p>33.5741</text:p>
              </table:table-cell>
              <table:table-cell office:value-type="float" office:value="32.0511">
                <text:p>32.0511</text:p>
              </table:table-cell>
              <table:table-cell office:value-type="float" office:value="32.3466">
                <text:p>32.3466</text:p>
              </table:table-cell>
              <table:table-cell office:value-type="float" office:value="34.3267">
                <text:p>34.3267</text:p>
              </table:table-cell>
              <table:table-cell office:value-type="float" office:value="32.8484">
                <text:p>32.8484</text:p>
              </table:table-cell>
              <table:table-cell office:value-type="float" office:value="34.2451">
                <text:p>34.24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2.0163">
                <text:p>82.0163</text:p>
              </table:table-cell>
              <table:table-cell office:value-type="float" office:value="34.5039">
                <text:p>34.5039</text:p>
              </table:table-cell>
              <table:table-cell office:value-type="float" office:value="33.6223">
                <text:p>33.6223</text:p>
              </table:table-cell>
              <table:table-cell office:value-type="float" office:value="33.8972">
                <text:p>33.8972</text:p>
              </table:table-cell>
              <table:table-cell office:value-type="float" office:value="33.0567">
                <text:p>33.0567</text:p>
              </table:table-cell>
              <table:table-cell office:value-type="float" office:value="32.5716">
                <text:p>32.5716</text:p>
              </table:table-cell>
              <table:table-cell office:value-type="float" office:value="34.0647">
                <text:p>34.06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0.5085">
                <text:p>80.5085</text:p>
              </table:table-cell>
              <table:table-cell office:value-type="float" office:value="34.0287">
                <text:p>34.0287</text:p>
              </table:table-cell>
              <table:table-cell office:value-type="float" office:value="33.5522">
                <text:p>33.5522</text:p>
              </table:table-cell>
              <table:table-cell office:value-type="float" office:value="32.6452">
                <text:p>32.6452</text:p>
              </table:table-cell>
              <table:table-cell office:value-type="float" office:value="30.9489">
                <text:p>30.9489</text:p>
              </table:table-cell>
              <table:table-cell office:value-type="float" office:value="33.1968">
                <text:p>33.1968</text:p>
              </table:table-cell>
              <table:table-cell office:value-type="float" office:value="32.1104">
                <text:p>32.11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3.3795">
                <text:p>83.3795</text:p>
              </table:table-cell>
              <table:table-cell office:value-type="float" office:value="34.6946">
                <text:p>34.6946</text:p>
              </table:table-cell>
              <table:table-cell office:value-type="float" office:value="32.2739">
                <text:p>32.2739</text:p>
              </table:table-cell>
              <table:table-cell office:value-type="float" office:value="33.9364">
                <text:p>33.9364</text:p>
              </table:table-cell>
              <table:table-cell office:value-type="float" office:value="32.8874">
                <text:p>32.8874</text:p>
              </table:table-cell>
              <table:table-cell office:value-type="float" office:value="32.8898">
                <text:p>32.8898</text:p>
              </table:table-cell>
              <table:table-cell office:value-type="float" office:value="32.7421">
                <text:p>32.74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9.0503">
                <text:p>79.0503</text:p>
              </table:table-cell>
              <table:table-cell office:value-type="float" office:value="35.1046">
                <text:p>35.1046</text:p>
              </table:table-cell>
              <table:table-cell office:value-type="float" office:value="34.2922">
                <text:p>34.2922</text:p>
              </table:table-cell>
              <table:table-cell office:value-type="float" office:value="32.492">
                <text:p>32.492</text:p>
              </table:table-cell>
              <table:table-cell office:value-type="float" office:value="33.608">
                <text:p>33.608</text:p>
              </table:table-cell>
              <table:table-cell office:value-type="float" office:value="34.4863">
                <text:p>34.4863</text:p>
              </table:table-cell>
              <table:table-cell office:value-type="float" office:value="34.3579">
                <text:p>34.35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7.673">
                <text:p>77.673</text:p>
              </table:table-cell>
              <table:table-cell office:value-type="float" office:value="32.9101">
                <text:p>32.9101</text:p>
              </table:table-cell>
              <table:table-cell office:value-type="float" office:value="34.8254">
                <text:p>34.8254</text:p>
              </table:table-cell>
              <table:table-cell office:value-type="float" office:value="35.12">
                <text:p>35.12</text:p>
              </table:table-cell>
              <table:table-cell office:value-type="float" office:value="34.3241">
                <text:p>34.3241</text:p>
              </table:table-cell>
              <table:table-cell office:value-type="float" office:value="33.3095">
                <text:p>33.3095</text:p>
              </table:table-cell>
              <table:table-cell office:value-type="float" office:value="34.361">
                <text:p>34.3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3.1909">
                <text:p>83.1909</text:p>
              </table:table-cell>
              <table:table-cell office:value-type="float" office:value="33.2566">
                <text:p>33.2566</text:p>
              </table:table-cell>
              <table:table-cell office:value-type="float" office:value="32.2837">
                <text:p>32.2837</text:p>
              </table:table-cell>
              <table:table-cell office:value-type="float" office:value="34.4098">
                <text:p>34.4098</text:p>
              </table:table-cell>
              <table:table-cell office:value-type="float" office:value="33.2285">
                <text:p>33.2285</text:p>
              </table:table-cell>
              <table:table-cell office:value-type="float" office:value="33.6878">
                <text:p>33.6878</text:p>
              </table:table-cell>
              <table:table-cell office:value-type="float" office:value="33.8986">
                <text:p>33.89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0.5714">
                <text:p>80.5714</text:p>
              </table:table-cell>
              <table:table-cell office:value-type="float" office:value="32.2869">
                <text:p>32.2869</text:p>
              </table:table-cell>
              <table:table-cell office:value-type="float" office:value="34.5213">
                <text:p>34.5213</text:p>
              </table:table-cell>
              <table:table-cell office:value-type="float" office:value="33.4538">
                <text:p>33.4538</text:p>
              </table:table-cell>
              <table:table-cell office:value-type="float" office:value="32.8129">
                <text:p>32.8129</text:p>
              </table:table-cell>
              <table:table-cell office:value-type="float" office:value="33.0854">
                <text:p>33.0854</text:p>
              </table:table-cell>
              <table:table-cell office:value-type="float" office:value="34.3539">
                <text:p>34.35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2.1839">
                <text:p>82.1839</text:p>
              </table:table-cell>
              <table:table-cell office:value-type="float" office:value="31.9101">
                <text:p>31.9101</text:p>
              </table:table-cell>
              <table:table-cell office:value-type="float" office:value="32.6928">
                <text:p>32.6928</text:p>
              </table:table-cell>
              <table:table-cell office:value-type="float" office:value="34.2571">
                <text:p>34.2571</text:p>
              </table:table-cell>
              <table:table-cell office:value-type="float" office:value="35.2424">
                <text:p>35.2424</text:p>
              </table:table-cell>
              <table:table-cell office:value-type="float" office:value="32.8078">
                <text:p>32.8078</text:p>
              </table:table-cell>
              <table:table-cell office:value-type="float" office:value="34.8497">
                <text:p>34.84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2.7493">
                <text:p>82.7493</text:p>
              </table:table-cell>
              <table:table-cell office:value-type="float" office:value="33.2198">
                <text:p>33.2198</text:p>
              </table:table-cell>
              <table:table-cell office:value-type="float" office:value="32.5707">
                <text:p>32.5707</text:p>
              </table:table-cell>
              <table:table-cell office:value-type="float" office:value="33.0379">
                <text:p>33.0379</text:p>
              </table:table-cell>
              <table:table-cell office:value-type="float" office:value="32.9094">
                <text:p>32.9094</text:p>
              </table:table-cell>
              <table:table-cell office:value-type="float" office:value="31.7204">
                <text:p>31.7204</text:p>
              </table:table-cell>
              <table:table-cell office:value-type="float" office:value="32.8683">
                <text:p>32.86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4.1432">
                <text:p>84.1432</text:p>
              </table:table-cell>
              <table:table-cell office:value-type="float" office:value="34.2922">
                <text:p>34.2922</text:p>
              </table:table-cell>
              <table:table-cell office:value-type="float" office:value="32.7383">
                <text:p>32.7383</text:p>
              </table:table-cell>
              <table:table-cell office:value-type="float" office:value="35.1482">
                <text:p>35.1482</text:p>
              </table:table-cell>
              <table:table-cell office:value-type="float" office:value="32.5269">
                <text:p>32.5269</text:p>
              </table:table-cell>
              <table:table-cell office:value-type="float" office:value="33.5217">
                <text:p>33.5217</text:p>
              </table:table-cell>
              <table:table-cell office:value-type="float" office:value="34.5521">
                <text:p>34.55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8.3933">
                <text:p>78.3933</text:p>
              </table:table-cell>
              <table:table-cell office:value-type="float" office:value="33.4802">
                <text:p>33.4802</text:p>
              </table:table-cell>
              <table:table-cell office:value-type="float" office:value="33.4211">
                <text:p>33.4211</text:p>
              </table:table-cell>
              <table:table-cell office:value-type="float" office:value="34.0095">
                <text:p>34.0095</text:p>
              </table:table-cell>
              <table:table-cell office:value-type="float" office:value="34.4284">
                <text:p>34.4284</text:p>
              </table:table-cell>
              <table:table-cell office:value-type="float" office:value="33.5881">
                <text:p>33.5881</text:p>
              </table:table-cell>
              <table:table-cell office:value-type="float" office:value="32.5884">
                <text:p>32.58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3.2">
                <text:p>83.2</text:p>
              </table:table-cell>
              <table:table-cell office:value-type="float" office:value="33.6041">
                <text:p>33.6041</text:p>
              </table:table-cell>
              <table:table-cell office:value-type="float" office:value="34.1074">
                <text:p>34.1074</text:p>
              </table:table-cell>
              <table:table-cell office:value-type="float" office:value="33.7592">
                <text:p>33.7592</text:p>
              </table:table-cell>
              <table:table-cell office:value-type="float" office:value="32.646">
                <text:p>32.646</text:p>
              </table:table-cell>
              <table:table-cell office:value-type="float" office:value="33.0828">
                <text:p>33.0828</text:p>
              </table:table-cell>
              <table:table-cell office:value-type="float" office:value="33.8314">
                <text:p>33.83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2.1333">
                <text:p>82.1333</text:p>
              </table:table-cell>
              <table:table-cell office:value-type="float" office:value="31.4774">
                <text:p>31.4774</text:p>
              </table:table-cell>
              <table:table-cell office:value-type="float" office:value="33.0868">
                <text:p>33.0868</text:p>
              </table:table-cell>
              <table:table-cell office:value-type="float" office:value="34.8861">
                <text:p>34.8861</text:p>
              </table:table-cell>
              <table:table-cell office:value-type="float" office:value="33.4516">
                <text:p>33.4516</text:p>
              </table:table-cell>
              <table:table-cell office:value-type="float" office:value="33.6428">
                <text:p>33.6428</text:p>
              </table:table-cell>
              <table:table-cell office:value-type="float" office:value="32.1934">
                <text:p>32.19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0.226">
                <text:p>80.226</text:p>
              </table:table-cell>
              <table:table-cell office:value-type="float" office:value="35.9667">
                <text:p>35.9667</text:p>
              </table:table-cell>
              <table:table-cell office:value-type="float" office:value="33.098">
                <text:p>33.098</text:p>
              </table:table-cell>
              <table:table-cell office:value-type="float" office:value="32.9821">
                <text:p>32.9821</text:p>
              </table:table-cell>
              <table:table-cell office:value-type="float" office:value="33.4625">
                <text:p>33.4625</text:p>
              </table:table-cell>
              <table:table-cell office:value-type="float" office:value="32.1435">
                <text:p>32.1435</text:p>
              </table:table-cell>
              <table:table-cell office:value-type="float" office:value="31.3571">
                <text:p>31.35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2.9609">
                <text:p>82.9609</text:p>
              </table:table-cell>
              <table:table-cell office:value-type="float" office:value="33.1994">
                <text:p>33.1994</text:p>
              </table:table-cell>
              <table:table-cell office:value-type="float" office:value="33.4481">
                <text:p>33.4481</text:p>
              </table:table-cell>
              <table:table-cell office:value-type="float" office:value="32.7862">
                <text:p>32.7862</text:p>
              </table:table-cell>
              <table:table-cell office:value-type="float" office:value="34.111">
                <text:p>34.111</text:p>
              </table:table-cell>
              <table:table-cell office:value-type="float" office:value="33.0219">
                <text:p>33.0219</text:p>
              </table:table-cell>
              <table:table-cell office:value-type="float" office:value="33.9571">
                <text:p>33.95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4.7851">
                <text:p>74.7851</text:p>
              </table:table-cell>
              <table:table-cell office:value-type="float" office:value="33.0187">
                <text:p>33.0187</text:p>
              </table:table-cell>
              <table:table-cell office:value-type="float" office:value="33.2757">
                <text:p>33.2757</text:p>
              </table:table-cell>
              <table:table-cell office:value-type="float" office:value="34.5373">
                <text:p>34.5373</text:p>
              </table:table-cell>
              <table:table-cell office:value-type="float" office:value="32.5814">
                <text:p>32.5814</text:p>
              </table:table-cell>
              <table:table-cell office:value-type="float" office:value="33.3366">
                <text:p>33.3366</text:p>
              </table:table-cell>
              <table:table-cell office:value-type="float" office:value="33.1851">
                <text:p>33.18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1.8941">
                <text:p>81.8941</text:p>
              </table:table-cell>
              <table:table-cell office:value-type="float" office:value="33.4032">
                <text:p>33.4032</text:p>
              </table:table-cell>
              <table:table-cell office:value-type="float" office:value="32.8911">
                <text:p>32.8911</text:p>
              </table:table-cell>
              <table:table-cell office:value-type="float" office:value="31.7363">
                <text:p>31.7363</text:p>
              </table:table-cell>
              <table:table-cell office:value-type="float" office:value="33.9687">
                <text:p>33.9687</text:p>
              </table:table-cell>
              <table:table-cell office:value-type="float" office:value="32.4587">
                <text:p>32.4587</text:p>
              </table:table-cell>
              <table:table-cell office:value-type="float" office:value="31.9551">
                <text:p>31.95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2.0937">
                <text:p>82.0937</text:p>
              </table:table-cell>
              <table:table-cell office:value-type="float" office:value="33.7902">
                <text:p>33.7902</text:p>
              </table:table-cell>
              <table:table-cell office:value-type="float" office:value="33.6877">
                <text:p>33.6877</text:p>
              </table:table-cell>
              <table:table-cell office:value-type="float" office:value="32.8963">
                <text:p>32.8963</text:p>
              </table:table-cell>
              <table:table-cell office:value-type="float" office:value="32.039">
                <text:p>32.039</text:p>
              </table:table-cell>
              <table:table-cell office:value-type="float" office:value="33.8346">
                <text:p>33.8346</text:p>
              </table:table-cell>
              <table:table-cell office:value-type="float" office:value="33.7484">
                <text:p>33.74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2">
                <text:p>82</text:p>
              </table:table-cell>
              <table:table-cell office:value-type="float" office:value="34.1759">
                <text:p>34.1759</text:p>
              </table:table-cell>
              <table:table-cell office:value-type="float" office:value="34.5679">
                <text:p>34.5679</text:p>
              </table:table-cell>
              <table:table-cell office:value-type="float" office:value="31.7541">
                <text:p>31.7541</text:p>
              </table:table-cell>
              <table:table-cell office:value-type="float" office:value="32.744">
                <text:p>32.744</text:p>
              </table:table-cell>
              <table:table-cell office:value-type="float" office:value="32.7844">
                <text:p>32.7844</text:p>
              </table:table-cell>
              <table:table-cell office:value-type="float" office:value="33.1102">
                <text:p>33.11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3.4758">
                <text:p>83.4758</text:p>
              </table:table-cell>
              <table:table-cell office:value-type="float" office:value="34.2017">
                <text:p>34.2017</text:p>
              </table:table-cell>
              <table:table-cell office:value-type="float" office:value="34.2369">
                <text:p>34.2369</text:p>
              </table:table-cell>
              <table:table-cell office:value-type="float" office:value="35.6452">
                <text:p>35.6452</text:p>
              </table:table-cell>
              <table:table-cell office:value-type="float" office:value="31.5071">
                <text:p>31.5071</text:p>
              </table:table-cell>
              <table:table-cell office:value-type="float" office:value="33.889">
                <text:p>33.889</text:p>
              </table:table-cell>
              <table:table-cell office:value-type="float" office:value="32.3721">
                <text:p>32.37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2.3699">
                <text:p>82.3699</text:p>
              </table:table-cell>
              <table:table-cell office:value-type="float" office:value="33.0257">
                <text:p>33.0257</text:p>
              </table:table-cell>
              <table:table-cell office:value-type="float" office:value="36.4163">
                <text:p>36.4163</text:p>
              </table:table-cell>
              <table:table-cell office:value-type="float" office:value="33.0977">
                <text:p>33.0977</text:p>
              </table:table-cell>
              <table:table-cell office:value-type="float" office:value="33.737">
                <text:p>33.737</text:p>
              </table:table-cell>
              <table:table-cell office:value-type="float" office:value="33.5727">
                <text:p>33.5727</text:p>
              </table:table-cell>
              <table:table-cell office:value-type="float" office:value="32.2998">
                <text:p>32.29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1.9048">
                <text:p>81.9048</text:p>
              </table:table-cell>
              <table:table-cell office:value-type="float" office:value="33.3913">
                <text:p>33.3913</text:p>
              </table:table-cell>
              <table:table-cell office:value-type="float" office:value="32.324">
                <text:p>32.324</text:p>
              </table:table-cell>
              <table:table-cell office:value-type="float" office:value="34.4608">
                <text:p>34.4608</text:p>
              </table:table-cell>
              <table:table-cell office:value-type="float" office:value="32.6917">
                <text:p>32.6917</text:p>
              </table:table-cell>
              <table:table-cell office:value-type="float" office:value="32.9289">
                <text:p>32.9289</text:p>
              </table:table-cell>
              <table:table-cell office:value-type="float" office:value="32.4458">
                <text:p>32.44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2.9517">
                <text:p>82.9517</text:p>
              </table:table-cell>
              <table:table-cell office:value-type="float" office:value="32.8719">
                <text:p>32.8719</text:p>
              </table:table-cell>
              <table:table-cell office:value-type="float" office:value="33.5938">
                <text:p>33.5938</text:p>
              </table:table-cell>
              <table:table-cell office:value-type="float" office:value="33.969">
                <text:p>33.969</text:p>
              </table:table-cell>
              <table:table-cell office:value-type="float" office:value="31.152">
                <text:p>31.152</text:p>
              </table:table-cell>
              <table:table-cell office:value-type="float" office:value="31.5067">
                <text:p>31.5067</text:p>
              </table:table-cell>
              <table:table-cell office:value-type="float" office:value="31.3405">
                <text:p>31.34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1.9767">
                <text:p>81.9767</text:p>
              </table:table-cell>
              <table:table-cell office:value-type="float" office:value="31.695">
                <text:p>31.695</text:p>
              </table:table-cell>
              <table:table-cell office:value-type="float" office:value="34.6713">
                <text:p>34.6713</text:p>
              </table:table-cell>
              <table:table-cell office:value-type="float" office:value="33.8525">
                <text:p>33.8525</text:p>
              </table:table-cell>
              <table:table-cell office:value-type="float" office:value="32.6341">
                <text:p>32.6341</text:p>
              </table:table-cell>
              <table:table-cell office:value-type="float" office:value="32.8959">
                <text:p>32.8959</text:p>
              </table:table-cell>
              <table:table-cell office:value-type="float" office:value="32.5946">
                <text:p>32.59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.2455">
                <text:p>77.2455</text:p>
              </table:table-cell>
              <table:table-cell office:value-type="float" office:value="32.6267">
                <text:p>32.6267</text:p>
              </table:table-cell>
              <table:table-cell office:value-type="float" office:value="33.1396">
                <text:p>33.1396</text:p>
              </table:table-cell>
              <table:table-cell office:value-type="float" office:value="35.7231">
                <text:p>35.7231</text:p>
              </table:table-cell>
              <table:table-cell office:value-type="float" office:value="33.2998">
                <text:p>33.2998</text:p>
              </table:table-cell>
              <table:table-cell office:value-type="float" office:value="35.5698">
                <text:p>35.5698</text:p>
              </table:table-cell>
              <table:table-cell office:value-type="float" office:value="33.5704">
                <text:p>33.57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1.6976">
                <text:p>81.6976</text:p>
              </table:table-cell>
              <table:table-cell office:value-type="float" office:value="32.0784">
                <text:p>32.0784</text:p>
              </table:table-cell>
              <table:table-cell office:value-type="float" office:value="33.1345">
                <text:p>33.1345</text:p>
              </table:table-cell>
              <table:table-cell office:value-type="float" office:value="33.7986">
                <text:p>33.7986</text:p>
              </table:table-cell>
              <table:table-cell office:value-type="float" office:value="34.0751">
                <text:p>34.0751</text:p>
              </table:table-cell>
              <table:table-cell office:value-type="float" office:value="33.211">
                <text:p>33.211</text:p>
              </table:table-cell>
              <table:table-cell office:value-type="float" office:value="32.8748">
                <text:p>32.87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5.6777">
                <text:p>85.6777</text:p>
              </table:table-cell>
              <table:table-cell office:value-type="float" office:value="32.9721">
                <text:p>32.9721</text:p>
              </table:table-cell>
              <table:table-cell office:value-type="float" office:value="35.0735">
                <text:p>35.0735</text:p>
              </table:table-cell>
              <table:table-cell office:value-type="float" office:value="33.0097">
                <text:p>33.0097</text:p>
              </table:table-cell>
              <table:table-cell office:value-type="float" office:value="32.0022">
                <text:p>32.0022</text:p>
              </table:table-cell>
              <table:table-cell office:value-type="float" office:value="31.7221">
                <text:p>31.7221</text:p>
              </table:table-cell>
              <table:table-cell office:value-type="float" office:value="34.6134">
                <text:p>34.61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0.7263">
                <text:p>80.7263</text:p>
              </table:table-cell>
              <table:table-cell office:value-type="float" office:value="32.3946">
                <text:p>32.3946</text:p>
              </table:table-cell>
              <table:table-cell office:value-type="float" office:value="31.5444">
                <text:p>31.5444</text:p>
              </table:table-cell>
              <table:table-cell office:value-type="float" office:value="33.4579">
                <text:p>33.4579</text:p>
              </table:table-cell>
              <table:table-cell office:value-type="float" office:value="34.2577">
                <text:p>34.2577</text:p>
              </table:table-cell>
              <table:table-cell office:value-type="float" office:value="31.9377">
                <text:p>31.9377</text:p>
              </table:table-cell>
              <table:table-cell office:value-type="float" office:value="33.7073">
                <text:p>33.70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0.2899">
                <text:p>80.2899</text:p>
              </table:table-cell>
              <table:table-cell office:value-type="float" office:value="34.2884">
                <text:p>34.2884</text:p>
              </table:table-cell>
              <table:table-cell office:value-type="float" office:value="32.6021">
                <text:p>32.6021</text:p>
              </table:table-cell>
              <table:table-cell office:value-type="float" office:value="31.8899">
                <text:p>31.8899</text:p>
              </table:table-cell>
              <table:table-cell office:value-type="float" office:value="32.3678">
                <text:p>32.3678</text:p>
              </table:table-cell>
              <table:table-cell office:value-type="float" office:value="34.1287">
                <text:p>34.1287</text:p>
              </table:table-cell>
              <table:table-cell office:value-type="float" office:value="32.6137">
                <text:p>32.61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2.7684">
                <text:p>82.7684</text:p>
              </table:table-cell>
              <table:table-cell office:value-type="float" office:value="34.1932">
                <text:p>34.1932</text:p>
              </table:table-cell>
              <table:table-cell office:value-type="float" office:value="33.2356">
                <text:p>33.2356</text:p>
              </table:table-cell>
              <table:table-cell office:value-type="float" office:value="33.3428">
                <text:p>33.3428</text:p>
              </table:table-cell>
              <table:table-cell office:value-type="float" office:value="32.3212">
                <text:p>32.3212</text:p>
              </table:table-cell>
              <table:table-cell office:value-type="float" office:value="33.6501">
                <text:p>33.6501</text:p>
              </table:table-cell>
              <table:table-cell office:value-type="float" office:value="34.2018">
                <text:p>34.20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1.5718">
                <text:p>81.5718</text:p>
              </table:table-cell>
              <table:table-cell office:value-type="float" office:value="34.7146">
                <text:p>34.7146</text:p>
              </table:table-cell>
              <table:table-cell office:value-type="float" office:value="32.2478">
                <text:p>32.2478</text:p>
              </table:table-cell>
              <table:table-cell office:value-type="float" office:value="33.5219">
                <text:p>33.5219</text:p>
              </table:table-cell>
              <table:table-cell office:value-type="float" office:value="33.3032">
                <text:p>33.3032</text:p>
              </table:table-cell>
              <table:table-cell office:value-type="float" office:value="34.537">
                <text:p>34.537</text:p>
              </table:table-cell>
              <table:table-cell office:value-type="float" office:value="35.2612">
                <text:p>35.26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.7588">
                <text:p>80.7588</text:p>
              </table:table-cell>
              <table:table-cell office:value-type="float" office:value="33.1792">
                <text:p>33.1792</text:p>
              </table:table-cell>
              <table:table-cell office:value-type="float" office:value="34.5979">
                <text:p>34.5979</text:p>
              </table:table-cell>
              <table:table-cell office:value-type="float" office:value="34.6978">
                <text:p>34.6978</text:p>
              </table:table-cell>
              <table:table-cell office:value-type="float" office:value="32.7434">
                <text:p>32.7434</text:p>
              </table:table-cell>
              <table:table-cell office:value-type="float" office:value="34.4732">
                <text:p>34.4732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.5148">
                <text:p>79.5148</text:p>
              </table:table-cell>
              <table:table-cell office:value-type="float" office:value="33.1205">
                <text:p>33.1205</text:p>
              </table:table-cell>
              <table:table-cell office:value-type="float" office:value="34.1136">
                <text:p>34.1136</text:p>
              </table:table-cell>
              <table:table-cell office:value-type="float" office:value="33.857">
                <text:p>33.857</text:p>
              </table:table-cell>
              <table:table-cell office:value-type="float" office:value="33.182">
                <text:p>33.182</text:p>
              </table:table-cell>
              <table:table-cell office:value-type="float" office:value="32.2594">
                <text:p>32.2594</text:p>
              </table:table-cell>
              <table:table-cell office:value-type="float" office:value="31.3859">
                <text:p>31.38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.973">
                <text:p>82.973</text:p>
              </table:table-cell>
              <table:table-cell office:value-type="float" office:value="32.6994">
                <text:p>32.6994</text:p>
              </table:table-cell>
              <table:table-cell office:value-type="float" office:value="33.2682">
                <text:p>33.2682</text:p>
              </table:table-cell>
              <table:table-cell office:value-type="float" office:value="35.2201">
                <text:p>35.2201</text:p>
              </table:table-cell>
              <table:table-cell office:value-type="float" office:value="33.9816">
                <text:p>33.9816</text:p>
              </table:table-cell>
              <table:table-cell office:value-type="float" office:value="33.1344">
                <text:p>33.1344</text:p>
              </table:table-cell>
              <table:table-cell office:value-type="float" office:value="33.3735">
                <text:p>33.37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.8966">
                <text:p>81.8966</text:p>
              </table:table-cell>
              <table:table-cell office:value-type="float" office:value="34.3178">
                <text:p>34.3178</text:p>
              </table:table-cell>
              <table:table-cell office:value-type="float" office:value="35.2632">
                <text:p>35.2632</text:p>
              </table:table-cell>
              <table:table-cell office:value-type="float" office:value="34.2821">
                <text:p>34.2821</text:p>
              </table:table-cell>
              <table:table-cell office:value-type="float" office:value="33.4813">
                <text:p>33.4813</text:p>
              </table:table-cell>
              <table:table-cell office:value-type="float" office:value="34.0232">
                <text:p>34.0232</text:p>
              </table:table-cell>
              <table:table-cell office:value-type="float" office:value="33.0316">
                <text:p>33.03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9.7222">
                <text:p>79.7222</text:p>
              </table:table-cell>
              <table:table-cell office:value-type="float" office:value="33.8191">
                <text:p>33.8191</text:p>
              </table:table-cell>
              <table:table-cell office:value-type="float" office:value="34.2205">
                <text:p>34.2205</text:p>
              </table:table-cell>
              <table:table-cell office:value-type="float" office:value="33.9634">
                <text:p>33.9634</text:p>
              </table:table-cell>
              <table:table-cell office:value-type="float" office:value="34.7971">
                <text:p>34.7971</text:p>
              </table:table-cell>
              <table:table-cell office:value-type="float" office:value="34.3119">
                <text:p>34.3119</text:p>
              </table:table-cell>
              <table:table-cell office:value-type="float" office:value="34.0039">
                <text:p>34.00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2.0728">
                <text:p>82.0728</text:p>
              </table:table-cell>
              <table:table-cell office:value-type="float" office:value="35.2605">
                <text:p>35.2605</text:p>
              </table:table-cell>
              <table:table-cell office:value-type="float" office:value="32.2193">
                <text:p>32.2193</text:p>
              </table:table-cell>
              <table:table-cell office:value-type="float" office:value="33.359">
                <text:p>33.359</text:p>
              </table:table-cell>
              <table:table-cell office:value-type="float" office:value="33.9765">
                <text:p>33.9765</text:p>
              </table:table-cell>
              <table:table-cell office:value-type="float" office:value="33.896">
                <text:p>33.896</text:p>
              </table:table-cell>
              <table:table-cell office:value-type="float" office:value="33.513">
                <text:p>33.5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9.8319">
                <text:p>79.8319</text:p>
              </table:table-cell>
              <table:table-cell office:value-type="float" office:value="33.9742">
                <text:p>33.9742</text:p>
              </table:table-cell>
              <table:table-cell office:value-type="float" office:value="33.997">
                <text:p>33.997</text:p>
              </table:table-cell>
              <table:table-cell office:value-type="float" office:value="32.6765">
                <text:p>32.6765</text:p>
              </table:table-cell>
              <table:table-cell office:value-type="float" office:value="33.3068">
                <text:p>33.3068</text:p>
              </table:table-cell>
              <table:table-cell office:value-type="float" office:value="32.443">
                <text:p>32.443</text:p>
              </table:table-cell>
              <table:table-cell office:value-type="float" office:value="34.3454">
                <text:p>34.34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2.3529">
                <text:p>82.3529</text:p>
              </table:table-cell>
              <table:table-cell office:value-type="float" office:value="34.772">
                <text:p>34.772</text:p>
              </table:table-cell>
              <table:table-cell office:value-type="float" office:value="33.6674">
                <text:p>33.6674</text:p>
              </table:table-cell>
              <table:table-cell office:value-type="float" office:value="31.9886">
                <text:p>31.9886</text:p>
              </table:table-cell>
              <table:table-cell office:value-type="float" office:value="34.4881">
                <text:p>34.4881</text:p>
              </table:table-cell>
              <table:table-cell office:value-type="float" office:value="32.9865">
                <text:p>32.9865</text:p>
              </table:table-cell>
              <table:table-cell office:value-type="float" office:value="33.822">
                <text:p>33.8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9.1349">
                <text:p>79.1349</text:p>
              </table:table-cell>
              <table:table-cell office:value-type="float" office:value="33.365">
                <text:p>33.365</text:p>
              </table:table-cell>
              <table:table-cell office:value-type="float" office:value="33.8734">
                <text:p>33.8734</text:p>
              </table:table-cell>
              <table:table-cell office:value-type="float" office:value="31.7465">
                <text:p>31.7465</text:p>
              </table:table-cell>
              <table:table-cell office:value-type="float" office:value="32.0064">
                <text:p>32.0064</text:p>
              </table:table-cell>
              <table:table-cell office:value-type="float" office:value="34.5764">
                <text:p>34.5764</text:p>
              </table:table-cell>
              <table:table-cell office:value-type="float" office:value="33.0762">
                <text:p>33.07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0.6971">
                <text:p>80.6971</text:p>
              </table:table-cell>
              <table:table-cell office:value-type="float" office:value="33.27">
                <text:p>33.27</text:p>
              </table:table-cell>
              <table:table-cell office:value-type="float" office:value="32.6442">
                <text:p>32.6442</text:p>
              </table:table-cell>
              <table:table-cell office:value-type="float" office:value="33.046">
                <text:p>33.046</text:p>
              </table:table-cell>
              <table:table-cell office:value-type="float" office:value="33.1678">
                <text:p>33.1678</text:p>
              </table:table-cell>
              <table:table-cell office:value-type="float" office:value="34.5866">
                <text:p>34.5866</text:p>
              </table:table-cell>
              <table:table-cell office:value-type="float" office:value="31.8241">
                <text:p>31.82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9.1557">
                <text:p>79.1557</text:p>
              </table:table-cell>
              <table:table-cell office:value-type="float" office:value="33.4571">
                <text:p>33.4571</text:p>
              </table:table-cell>
              <table:table-cell office:value-type="float" office:value="34.1964">
                <text:p>34.1964</text:p>
              </table:table-cell>
              <table:table-cell office:value-type="float" office:value="33.8661">
                <text:p>33.8661</text:p>
              </table:table-cell>
              <table:table-cell office:value-type="float" office:value="32.275">
                <text:p>32.275</text:p>
              </table:table-cell>
              <table:table-cell office:value-type="float" office:value="32.8631">
                <text:p>32.8631</text:p>
              </table:table-cell>
              <table:table-cell office:value-type="float" office:value="33.833">
                <text:p>33.8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9.056">
                <text:p>79.056</text:p>
              </table:table-cell>
              <table:table-cell office:value-type="float" office:value="33.8717">
                <text:p>33.8717</text:p>
              </table:table-cell>
              <table:table-cell office:value-type="float" office:value="32.6926">
                <text:p>32.6926</text:p>
              </table:table-cell>
              <table:table-cell office:value-type="float" office:value="33.519">
                <text:p>33.519</text:p>
              </table:table-cell>
              <table:table-cell office:value-type="float" office:value="32.4773">
                <text:p>32.4773</text:p>
              </table:table-cell>
              <table:table-cell office:value-type="float" office:value="33.3801">
                <text:p>33.3801</text:p>
              </table:table-cell>
              <table:table-cell office:value-type="float" office:value="33.7261">
                <text:p>33.72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8.7037">
                <text:p>78.7037</text:p>
              </table:table-cell>
              <table:table-cell office:value-type="float" office:value="34.3291">
                <text:p>34.3291</text:p>
              </table:table-cell>
              <table:table-cell office:value-type="float" office:value="34.2903">
                <text:p>34.2903</text:p>
              </table:table-cell>
              <table:table-cell office:value-type="float" office:value="34.3447">
                <text:p>34.3447</text:p>
              </table:table-cell>
              <table:table-cell office:value-type="float" office:value="33.4508">
                <text:p>33.4508</text:p>
              </table:table-cell>
              <table:table-cell office:value-type="float" office:value="35.1462">
                <text:p>35.1462</text:p>
              </table:table-cell>
              <table:table-cell office:value-type="float" office:value="33.5554">
                <text:p>33.55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4.6608">
                <text:p>84.6608</text:p>
              </table:table-cell>
              <table:table-cell office:value-type="float" office:value="31.8963">
                <text:p>31.8963</text:p>
              </table:table-cell>
              <table:table-cell office:value-type="float" office:value="33.7149">
                <text:p>33.7149</text:p>
              </table:table-cell>
              <table:table-cell office:value-type="float" office:value="33.58">
                <text:p>33.58</text:p>
              </table:table-cell>
              <table:table-cell office:value-type="float" office:value="33.3133">
                <text:p>33.3133</text:p>
              </table:table-cell>
              <table:table-cell office:value-type="float" office:value="32.0955">
                <text:p>32.0955</text:p>
              </table:table-cell>
              <table:table-cell office:value-type="float" office:value="33.7346">
                <text:p>33.73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1.9444">
                <text:p>81.9444</text:p>
              </table:table-cell>
              <table:table-cell office:value-type="float" office:value="35.008">
                <text:p>35.008</text:p>
              </table:table-cell>
              <table:table-cell office:value-type="float" office:value="32.2591">
                <text:p>32.2591</text:p>
              </table:table-cell>
              <table:table-cell office:value-type="float" office:value="32.6692">
                <text:p>32.6692</text:p>
              </table:table-cell>
              <table:table-cell office:value-type="float" office:value="34.1591">
                <text:p>34.1591</text:p>
              </table:table-cell>
              <table:table-cell office:value-type="float" office:value="33.2048">
                <text:p>33.2048</text:p>
              </table:table-cell>
              <table:table-cell office:value-type="float" office:value="33.5382">
                <text:p>33.53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3.427">
                <text:p>83.427</text:p>
              </table:table-cell>
              <table:table-cell office:value-type="float" office:value="34.3037">
                <text:p>34.3037</text:p>
              </table:table-cell>
              <table:table-cell office:value-type="float" office:value="33.2472">
                <text:p>33.2472</text:p>
              </table:table-cell>
              <table:table-cell office:value-type="float" office:value="34.154">
                <text:p>34.154</text:p>
              </table:table-cell>
              <table:table-cell office:value-type="float" office:value="34.3544">
                <text:p>34.3544</text:p>
              </table:table-cell>
              <table:table-cell office:value-type="float" office:value="31.8242">
                <text:p>31.8242</text:p>
              </table:table-cell>
              <table:table-cell office:value-type="float" office:value="32.9259">
                <text:p>32.92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9.1176">
                <text:p>79.1176</text:p>
              </table:table-cell>
              <table:table-cell office:value-type="float" office:value="34.0152">
                <text:p>34.0152</text:p>
              </table:table-cell>
              <table:table-cell office:value-type="float" office:value="34.6867">
                <text:p>34.6867</text:p>
              </table:table-cell>
              <table:table-cell office:value-type="float" office:value="34.3715">
                <text:p>34.3715</text:p>
              </table:table-cell>
              <table:table-cell office:value-type="float" office:value="34.8125">
                <text:p>34.8125</text:p>
              </table:table-cell>
              <table:table-cell office:value-type="float" office:value="34.0978">
                <text:p>34.0978</text:p>
              </table:table-cell>
              <table:table-cell office:value-type="float" office:value="34.2459">
                <text:p>34.24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0.3191">
                <text:p>80.3191</text:p>
              </table:table-cell>
              <table:table-cell office:value-type="float" office:value="33.4428">
                <text:p>33.4428</text:p>
              </table:table-cell>
              <table:table-cell office:value-type="float" office:value="33.8123">
                <text:p>33.8123</text:p>
              </table:table-cell>
              <table:table-cell office:value-type="float" office:value="33.1754">
                <text:p>33.1754</text:p>
              </table:table-cell>
              <table:table-cell office:value-type="float" office:value="33.1247">
                <text:p>33.1247</text:p>
              </table:table-cell>
              <table:table-cell office:value-type="float" office:value="33.3403">
                <text:p>33.3403</text:p>
              </table:table-cell>
              <table:table-cell office:value-type="float" office:value="33.676">
                <text:p>33.6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2.9201">
                <text:p>82.9201</text:p>
              </table:table-cell>
              <table:table-cell office:value-type="float" office:value="34.358">
                <text:p>34.358</text:p>
              </table:table-cell>
              <table:table-cell office:value-type="float" office:value="33.4736">
                <text:p>33.4736</text:p>
              </table:table-cell>
              <table:table-cell office:value-type="float" office:value="33.0626">
                <text:p>33.0626</text:p>
              </table:table-cell>
              <table:table-cell office:value-type="float" office:value="33.4543">
                <text:p>33.4543</text:p>
              </table:table-cell>
              <table:table-cell office:value-type="float" office:value="32.8752">
                <text:p>32.8752</text:p>
              </table:table-cell>
              <table:table-cell office:value-type="float" office:value="33.3674">
                <text:p>33.36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4.1176">
                <text:p>84.1176</text:p>
              </table:table-cell>
              <table:table-cell office:value-type="float" office:value="35.1916">
                <text:p>35.1916</text:p>
              </table:table-cell>
              <table:table-cell office:value-type="float" office:value="33.2843">
                <text:p>33.2843</text:p>
              </table:table-cell>
              <table:table-cell office:value-type="float" office:value="32.1985">
                <text:p>32.1985</text:p>
              </table:table-cell>
              <table:table-cell office:value-type="float" office:value="34.7551">
                <text:p>34.7551</text:p>
              </table:table-cell>
              <table:table-cell office:value-type="float" office:value="33.3072">
                <text:p>33.3072</text:p>
              </table:table-cell>
              <table:table-cell office:value-type="float" office:value="32.7108">
                <text:p>32.71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5.1351">
                <text:p>85.1351</text:p>
              </table:table-cell>
              <table:table-cell office:value-type="float" office:value="32.2072">
                <text:p>32.2072</text:p>
              </table:table-cell>
              <table:table-cell office:value-type="float" office:value="33.4485">
                <text:p>33.4485</text:p>
              </table:table-cell>
              <table:table-cell office:value-type="float" office:value="32.3674">
                <text:p>32.3674</text:p>
              </table:table-cell>
              <table:table-cell office:value-type="float" office:value="33.8786">
                <text:p>33.8786</text:p>
              </table:table-cell>
              <table:table-cell office:value-type="float" office:value="31.8247">
                <text:p>31.8247</text:p>
              </table:table-cell>
              <table:table-cell office:value-type="float" office:value="34.0756">
                <text:p>34.07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6.9911">
                <text:p>76.9911</text:p>
              </table:table-cell>
              <table:table-cell office:value-type="float" office:value="33.8114">
                <text:p>33.8114</text:p>
              </table:table-cell>
              <table:table-cell office:value-type="float" office:value="33.5637">
                <text:p>33.5637</text:p>
              </table:table-cell>
              <table:table-cell office:value-type="float" office:value="32.7022">
                <text:p>32.7022</text:p>
              </table:table-cell>
              <table:table-cell office:value-type="float" office:value="33.5837">
                <text:p>33.5837</text:p>
              </table:table-cell>
              <table:table-cell office:value-type="float" office:value="33.2807">
                <text:p>33.2807</text:p>
              </table:table-cell>
              <table:table-cell office:value-type="float" office:value="34.3752">
                <text:p>34.37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4.077cm" svg:height="11.54cm" xlink:href=".." xlink:type="simple" chart:class="chart:line" chart:style-name="ch1">
        <chart:title svg:x="5.367cm" svg:y="0.366cm" chart:style-name="ch2">
          <text:p>Clientes en cola</text:p>
        </chart:title>
        <chart:legend chart:legend-position="end" svg:x="9.69cm" svg:y="3.977cm" style:legend-expansion="high" chart:style-name="ch3"/>
        <chart:plot-area chart:style-name="ch4" table:cell-range-address="Sheet1.B2:Sheet1.B101 Sheet1.F2:Sheet1.F101 Sheet1.J2:Sheet1.J101 Sheet1.N2:Sheet1.N101 Sheet1.R2:Sheet1.R101 Sheet1.V2:Sheet1.V101 Sheet1.Z2:Sheet1.Z101" chart:data-source-has-labels="row" svg:x="1.292cm" svg:y="1.375cm" svg:width="8.117cm" svg:height="8.954cm">
          <chart:coordinate-region svg:x="1.913cm" svg:y="1.574cm" svg:width="7.496cm" svg:height="7.963cm"/>
          <chart:axis chart:dimension="x" chart:name="primary-x" chart:style-name="ch5">
            <chart:title svg:x="3.917cm" svg:y="10.559cm" chart:style-name="ch6">
              <text:p>Num. simulaciones</text:p>
            </chart:title>
          </chart:axis>
          <chart:axis chart:dimension="y" chart:name="primary-y" chart:style-name="ch5">
            <chart:title svg:x="0.451cm" svg:y="7.96cm" chart:style-name="ch7">
              <text:p>Cantidad de clientes en cola</text:p>
            </chart:title>
            <chart:grid chart:style-name="ch8" chart:class="major"/>
          </chart:axis>
          <chart:series chart:style-name="ch9" chart:values-cell-range-address="Sheet1.B2:Sheet1.B101" loext:label-string="horas" chart:class="chart:line">
            <chart:data-point chart:repeated="100"/>
          </chart:series>
          <chart:series chart:style-name="ch10" chart:values-cell-range-address="Sheet1.F2:Sheet1.F101" loext:label-string="medias_horas" chart:class="chart:line">
            <chart:data-point chart:repeated="100"/>
          </chart:series>
          <chart:series chart:style-name="ch11" chart:values-cell-range-address="Sheet1.J2:Sheet1.J101" loext:label-string="cuartos_hora" chart:class="chart:line">
            <chart:data-point chart:repeated="100"/>
          </chart:series>
          <chart:series chart:style-name="ch12" chart:values-cell-range-address="Sheet1.N2:Sheet1.N101" loext:label-string="minutos" chart:class="chart:line">
            <chart:data-point chart:repeated="100"/>
          </chart:series>
          <chart:series chart:style-name="ch13" chart:values-cell-range-address="Sheet1.R2:Sheet1.R101" loext:label-string="segundos" chart:class="chart:line">
            <chart:data-point chart:repeated="100"/>
          </chart:series>
          <chart:series chart:style-name="ch14" chart:values-cell-range-address="Sheet1.V2:Sheet1.V101" loext:label-string="decimas_segundo" chart:class="chart:line">
            <chart:data-point chart:repeated="100"/>
          </chart:series>
          <chart:series chart:style-name="ch15" chart:values-cell-range-address="Sheet1.Z2:Sheet1.Z101" loext:label-string="milesimas_segundo" chart:class="chart:line">
            <chart:data-point chart:repeated="10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s</text:p>
              </table:table-cell>
              <table:table-cell office:value-type="string">
                <text:p>medias_horas</text:p>
              </table:table-cell>
              <table:table-cell office:value-type="string">
                <text:p>cuartos_hora</text:p>
              </table:table-cell>
              <table:table-cell office:value-type="string">
                <text:p>minutos</text:p>
              </table:table-cell>
              <table:table-cell office:value-type="string">
                <text:p>segundos</text:p>
              </table:table-cell>
              <table:table-cell office:value-type="string">
                <text:p>decimas_segundo</text:p>
              </table:table-cell>
              <table:table-cell office:value-type="string">
                <text:p>milesimas_segund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07429">
                <text:p>6.07429</text:p>
                <draw:g>
                  <svg:desc>Sheet1.B2:Sheet1.B101</svg:desc>
                </draw:g>
              </table:table-cell>
              <table:table-cell office:value-type="float" office:value="1.29062">
                <text:p>1.29062</text:p>
                <draw:g>
                  <svg:desc>Sheet1.F2:Sheet1.F101</svg:desc>
                </draw:g>
              </table:table-cell>
              <table:table-cell office:value-type="float" office:value="1.34437">
                <text:p>1.34437</text:p>
                <draw:g>
                  <svg:desc>Sheet1.J2:Sheet1.J101</svg:desc>
                </draw:g>
              </table:table-cell>
              <table:table-cell office:value-type="float" office:value="1.39034">
                <text:p>1.39034</text:p>
                <draw:g>
                  <svg:desc>Sheet1.N2:Sheet1.N101</svg:desc>
                </draw:g>
              </table:table-cell>
              <table:table-cell office:value-type="float" office:value="1.33942">
                <text:p>1.33942</text:p>
                <draw:g>
                  <svg:desc>Sheet1.R2:Sheet1.R101</svg:desc>
                </draw:g>
              </table:table-cell>
              <table:table-cell office:value-type="float" office:value="1.21487">
                <text:p>1.21487</text:p>
                <draw:g>
                  <svg:desc>Sheet1.V2:Sheet1.V101</svg:desc>
                </draw:g>
              </table:table-cell>
              <table:table-cell office:value-type="float" office:value="1.41679">
                <text:p>1.41679</text:p>
                <draw:g>
                  <svg:desc>Sheet1.Z2:Sheet1.Z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02655">
                <text:p>8.02655</text:p>
              </table:table-cell>
              <table:table-cell office:value-type="float" office:value="1.40085">
                <text:p>1.40085</text:p>
              </table:table-cell>
              <table:table-cell office:value-type="float" office:value="1.35364">
                <text:p>1.35364</text:p>
              </table:table-cell>
              <table:table-cell office:value-type="float" office:value="1.38729">
                <text:p>1.38729</text:p>
              </table:table-cell>
              <table:table-cell office:value-type="float" office:value="1.24643">
                <text:p>1.24643</text:p>
              </table:table-cell>
              <table:table-cell office:value-type="float" office:value="1.22037">
                <text:p>1.22037</text:p>
              </table:table-cell>
              <table:table-cell office:value-type="float" office:value="1.19208">
                <text:p>1.192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05292">
                <text:p>6.05292</text:p>
              </table:table-cell>
              <table:table-cell office:value-type="float" office:value="1.54972">
                <text:p>1.54972</text:p>
              </table:table-cell>
              <table:table-cell office:value-type="float" office:value="1.36001">
                <text:p>1.36001</text:p>
              </table:table-cell>
              <table:table-cell office:value-type="float" office:value="1.38069">
                <text:p>1.38069</text:p>
              </table:table-cell>
              <table:table-cell office:value-type="float" office:value="1.23531">
                <text:p>1.23531</text:p>
              </table:table-cell>
              <table:table-cell office:value-type="float" office:value="1.6919">
                <text:p>1.6919</text:p>
              </table:table-cell>
              <table:table-cell office:value-type="float" office:value="1.41319">
                <text:p>1.413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0758">
                <text:p>7.0758</text:p>
              </table:table-cell>
              <table:table-cell office:value-type="float" office:value="1.42343">
                <text:p>1.42343</text:p>
              </table:table-cell>
              <table:table-cell office:value-type="float" office:value="1.46348">
                <text:p>1.46348</text:p>
              </table:table-cell>
              <table:table-cell office:value-type="float" office:value="1.49022">
                <text:p>1.49022</text:p>
              </table:table-cell>
              <table:table-cell office:value-type="float" office:value="1.44332">
                <text:p>1.44332</text:p>
              </table:table-cell>
              <table:table-cell office:value-type="float" office:value="1.2515">
                <text:p>1.2515</text:p>
              </table:table-cell>
              <table:table-cell office:value-type="float" office:value="1.23294">
                <text:p>1.232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10435">
                <text:p>7.10435</text:p>
              </table:table-cell>
              <table:table-cell office:value-type="float" office:value="1.30924">
                <text:p>1.30924</text:p>
              </table:table-cell>
              <table:table-cell office:value-type="float" office:value="1.24136">
                <text:p>1.24136</text:p>
              </table:table-cell>
              <table:table-cell office:value-type="float" office:value="1.2797">
                <text:p>1.2797</text:p>
              </table:table-cell>
              <table:table-cell office:value-type="float" office:value="1.34057">
                <text:p>1.34057</text:p>
              </table:table-cell>
              <table:table-cell office:value-type="float" office:value="1.24045">
                <text:p>1.24045</text:p>
              </table:table-cell>
              <table:table-cell office:value-type="float" office:value="1.44435">
                <text:p>1.444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37047">
                <text:p>4.37047</text:p>
              </table:table-cell>
              <table:table-cell office:value-type="float" office:value="1.44528">
                <text:p>1.44528</text:p>
              </table:table-cell>
              <table:table-cell office:value-type="float" office:value="1.28181">
                <text:p>1.28181</text:p>
              </table:table-cell>
              <table:table-cell office:value-type="float" office:value="1.40661">
                <text:p>1.40661</text:p>
              </table:table-cell>
              <table:table-cell office:value-type="float" office:value="1.45777">
                <text:p>1.45777</text:p>
              </table:table-cell>
              <table:table-cell office:value-type="float" office:value="1.35232">
                <text:p>1.35232</text:p>
              </table:table-cell>
              <table:table-cell office:value-type="float" office:value="1.33184">
                <text:p>1.331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27747">
                <text:p>7.27747</text:p>
              </table:table-cell>
              <table:table-cell office:value-type="float" office:value="1.3882">
                <text:p>1.3882</text:p>
              </table:table-cell>
              <table:table-cell office:value-type="float" office:value="1.38529">
                <text:p>1.38529</text:p>
              </table:table-cell>
              <table:table-cell office:value-type="float" office:value="1.40568">
                <text:p>1.40568</text:p>
              </table:table-cell>
              <table:table-cell office:value-type="float" office:value="1.29499">
                <text:p>1.29499</text:p>
              </table:table-cell>
              <table:table-cell office:value-type="float" office:value="1.28704">
                <text:p>1.28704</text:p>
              </table:table-cell>
              <table:table-cell office:value-type="float" office:value="1.11033">
                <text:p>1.110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4289">
                <text:p>3.84289</text:p>
              </table:table-cell>
              <table:table-cell office:value-type="float" office:value="1.3251">
                <text:p>1.3251</text:p>
              </table:table-cell>
              <table:table-cell office:value-type="float" office:value="1.27163">
                <text:p>1.27163</text:p>
              </table:table-cell>
              <table:table-cell office:value-type="float" office:value="1.24364">
                <text:p>1.24364</text:p>
              </table:table-cell>
              <table:table-cell office:value-type="float" office:value="1.43874">
                <text:p>1.43874</text:p>
              </table:table-cell>
              <table:table-cell office:value-type="float" office:value="1.28914">
                <text:p>1.28914</text:p>
              </table:table-cell>
              <table:table-cell office:value-type="float" office:value="1.34147">
                <text:p>1.341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754">
                <text:p>10.754</text:p>
              </table:table-cell>
              <table:table-cell office:value-type="float" office:value="1.31841">
                <text:p>1.31841</text:p>
              </table:table-cell>
              <table:table-cell office:value-type="float" office:value="1.38121">
                <text:p>1.38121</text:p>
              </table:table-cell>
              <table:table-cell office:value-type="float" office:value="1.20094">
                <text:p>1.20094</text:p>
              </table:table-cell>
              <table:table-cell office:value-type="float" office:value="1.31205">
                <text:p>1.31205</text:p>
              </table:table-cell>
              <table:table-cell office:value-type="float" office:value="1.49916">
                <text:p>1.49916</text:p>
              </table:table-cell>
              <table:table-cell office:value-type="float" office:value="1.25892">
                <text:p>1.258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96084">
                <text:p>6.96084</text:p>
              </table:table-cell>
              <table:table-cell office:value-type="float" office:value="1.45057">
                <text:p>1.45057</text:p>
              </table:table-cell>
              <table:table-cell office:value-type="float" office:value="1.43457">
                <text:p>1.43457</text:p>
              </table:table-cell>
              <table:table-cell office:value-type="float" office:value="1.28358">
                <text:p>1.28358</text:p>
              </table:table-cell>
              <table:table-cell office:value-type="float" office:value="1.15112">
                <text:p>1.15112</text:p>
              </table:table-cell>
              <table:table-cell office:value-type="float" office:value="1.19337">
                <text:p>1.19337</text:p>
              </table:table-cell>
              <table:table-cell office:value-type="float" office:value="1.57227">
                <text:p>1.572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66763">
                <text:p>8.66763</text:p>
              </table:table-cell>
              <table:table-cell office:value-type="float" office:value="1.30461">
                <text:p>1.30461</text:p>
              </table:table-cell>
              <table:table-cell office:value-type="float" office:value="1.38832">
                <text:p>1.38832</text:p>
              </table:table-cell>
              <table:table-cell office:value-type="float" office:value="1.26462">
                <text:p>1.26462</text:p>
              </table:table-cell>
              <table:table-cell office:value-type="float" office:value="1.45046">
                <text:p>1.45046</text:p>
              </table:table-cell>
              <table:table-cell office:value-type="float" office:value="1.30094">
                <text:p>1.30094</text:p>
              </table:table-cell>
              <table:table-cell office:value-type="float" office:value="1.59639">
                <text:p>1.596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82659">
                <text:p>5.82659</text:p>
              </table:table-cell>
              <table:table-cell office:value-type="float" office:value="1.30304">
                <text:p>1.30304</text:p>
              </table:table-cell>
              <table:table-cell office:value-type="float" office:value="1.48246">
                <text:p>1.48246</text:p>
              </table:table-cell>
              <table:table-cell office:value-type="float" office:value="1.31103">
                <text:p>1.31103</text:p>
              </table:table-cell>
              <table:table-cell office:value-type="float" office:value="1.23621">
                <text:p>1.23621</text:p>
              </table:table-cell>
              <table:table-cell office:value-type="float" office:value="1.47051">
                <text:p>1.47051</text:p>
              </table:table-cell>
              <table:table-cell office:value-type="float" office:value="1.21738">
                <text:p>1.217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92958">
                <text:p>5.92958</text:p>
              </table:table-cell>
              <table:table-cell office:value-type="float" office:value="1.13739">
                <text:p>1.13739</text:p>
              </table:table-cell>
              <table:table-cell office:value-type="float" office:value="1.29565">
                <text:p>1.29565</text:p>
              </table:table-cell>
              <table:table-cell office:value-type="float" office:value="1.33959">
                <text:p>1.33959</text:p>
              </table:table-cell>
              <table:table-cell office:value-type="float" office:value="1.30531">
                <text:p>1.30531</text:p>
              </table:table-cell>
              <table:table-cell office:value-type="float" office:value="1.14629">
                <text:p>1.14629</text:p>
              </table:table-cell>
              <table:table-cell office:value-type="float" office:value="1.32059">
                <text:p>1.320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88855">
                <text:p>4.88855</text:p>
              </table:table-cell>
              <table:table-cell office:value-type="float" office:value="1.30869">
                <text:p>1.30869</text:p>
              </table:table-cell>
              <table:table-cell office:value-type="float" office:value="1.51196">
                <text:p>1.51196</text:p>
              </table:table-cell>
              <table:table-cell office:value-type="float" office:value="1.4864">
                <text:p>1.4864</text:p>
              </table:table-cell>
              <table:table-cell office:value-type="float" office:value="1.38098">
                <text:p>1.38098</text:p>
              </table:table-cell>
              <table:table-cell office:value-type="float" office:value="1.45586">
                <text:p>1.45586</text:p>
              </table:table-cell>
              <table:table-cell office:value-type="float" office:value="1.25971">
                <text:p>1.259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94118">
                <text:p>4.94118</text:p>
              </table:table-cell>
              <table:table-cell office:value-type="float" office:value="1.28061">
                <text:p>1.28061</text:p>
              </table:table-cell>
              <table:table-cell office:value-type="float" office:value="1.26158">
                <text:p>1.26158</text:p>
              </table:table-cell>
              <table:table-cell office:value-type="float" office:value="1.38724">
                <text:p>1.38724</text:p>
              </table:table-cell>
              <table:table-cell office:value-type="float" office:value="1.23625">
                <text:p>1.23625</text:p>
              </table:table-cell>
              <table:table-cell office:value-type="float" office:value="1.4428">
                <text:p>1.4428</text:p>
              </table:table-cell>
              <table:table-cell office:value-type="float" office:value="1.36232">
                <text:p>1.362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83908">
                <text:p>7.83908</text:p>
              </table:table-cell>
              <table:table-cell office:value-type="float" office:value="1.08084">
                <text:p>1.08084</text:p>
              </table:table-cell>
              <table:table-cell office:value-type="float" office:value="1.30455">
                <text:p>1.30455</text:p>
              </table:table-cell>
              <table:table-cell office:value-type="float" office:value="1.52555">
                <text:p>1.52555</text:p>
              </table:table-cell>
              <table:table-cell office:value-type="float" office:value="1.41873">
                <text:p>1.41873</text:p>
              </table:table-cell>
              <table:table-cell office:value-type="float" office:value="1.33848">
                <text:p>1.33848</text:p>
              </table:table-cell>
              <table:table-cell office:value-type="float" office:value="1.36482">
                <text:p>1.364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07671">
                <text:p>5.07671</text:p>
              </table:table-cell>
              <table:table-cell office:value-type="float" office:value="1.33506">
                <text:p>1.33506</text:p>
              </table:table-cell>
              <table:table-cell office:value-type="float" office:value="1.36982">
                <text:p>1.36982</text:p>
              </table:table-cell>
              <table:table-cell office:value-type="float" office:value="1.27748">
                <text:p>1.27748</text:p>
              </table:table-cell>
              <table:table-cell office:value-type="float" office:value="1.22816">
                <text:p>1.22816</text:p>
              </table:table-cell>
              <table:table-cell office:value-type="float" office:value="1.29828">
                <text:p>1.29828</text:p>
              </table:table-cell>
              <table:table-cell office:value-type="float" office:value="1.16883">
                <text:p>1.168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82451">
                <text:p>7.82451</text:p>
              </table:table-cell>
              <table:table-cell office:value-type="float" office:value="1.40694">
                <text:p>1.40694</text:p>
              </table:table-cell>
              <table:table-cell office:value-type="float" office:value="1.398">
                <text:p>1.398</text:p>
              </table:table-cell>
              <table:table-cell office:value-type="float" office:value="1.3563">
                <text:p>1.3563</text:p>
              </table:table-cell>
              <table:table-cell office:value-type="float" office:value="1.37339">
                <text:p>1.37339</text:p>
              </table:table-cell>
              <table:table-cell office:value-type="float" office:value="1.4591">
                <text:p>1.4591</text:p>
              </table:table-cell>
              <table:table-cell office:value-type="float" office:value="1.3691">
                <text:p>1.36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0306">
                <text:p>11.0306</text:p>
              </table:table-cell>
              <table:table-cell office:value-type="float" office:value="1.40155">
                <text:p>1.40155</text:p>
              </table:table-cell>
              <table:table-cell office:value-type="float" office:value="1.32697">
                <text:p>1.32697</text:p>
              </table:table-cell>
              <table:table-cell office:value-type="float" office:value="1.50823">
                <text:p>1.50823</text:p>
              </table:table-cell>
              <table:table-cell office:value-type="float" office:value="1.39255">
                <text:p>1.39255</text:p>
              </table:table-cell>
              <table:table-cell office:value-type="float" office:value="1.44487">
                <text:p>1.44487</text:p>
              </table:table-cell>
              <table:table-cell office:value-type="float" office:value="1.33725">
                <text:p>1.337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30581">
                <text:p>8.30581</text:p>
              </table:table-cell>
              <table:table-cell office:value-type="float" office:value="1.28704">
                <text:p>1.28704</text:p>
              </table:table-cell>
              <table:table-cell office:value-type="float" office:value="1.29696">
                <text:p>1.29696</text:p>
              </table:table-cell>
              <table:table-cell office:value-type="float" office:value="1.32305">
                <text:p>1.32305</text:p>
              </table:table-cell>
              <table:table-cell office:value-type="float" office:value="1.42062">
                <text:p>1.42062</text:p>
              </table:table-cell>
              <table:table-cell office:value-type="float" office:value="1.3377">
                <text:p>1.3377</text:p>
              </table:table-cell>
              <table:table-cell office:value-type="float" office:value="1.21478">
                <text:p>1.214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69106">
                <text:p>4.69106</text:p>
              </table:table-cell>
              <table:table-cell office:value-type="float" office:value="1.45107">
                <text:p>1.45107</text:p>
              </table:table-cell>
              <table:table-cell office:value-type="float" office:value="1.49943">
                <text:p>1.49943</text:p>
              </table:table-cell>
              <table:table-cell office:value-type="float" office:value="1.36176">
                <text:p>1.36176</text:p>
              </table:table-cell>
              <table:table-cell office:value-type="float" office:value="1.28901">
                <text:p>1.28901</text:p>
              </table:table-cell>
              <table:table-cell office:value-type="float" office:value="1.43207">
                <text:p>1.43207</text:p>
              </table:table-cell>
              <table:table-cell office:value-type="float" office:value="1.29845">
                <text:p>1.298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7859">
                <text:p>4.7859</text:p>
              </table:table-cell>
              <table:table-cell office:value-type="float" office:value="1.20044">
                <text:p>1.20044</text:p>
              </table:table-cell>
              <table:table-cell office:value-type="float" office:value="1.36698">
                <text:p>1.36698</text:p>
              </table:table-cell>
              <table:table-cell office:value-type="float" office:value="1.41014">
                <text:p>1.41014</text:p>
              </table:table-cell>
              <table:table-cell office:value-type="float" office:value="1.4824">
                <text:p>1.4824</text:p>
              </table:table-cell>
              <table:table-cell office:value-type="float" office:value="1.50872">
                <text:p>1.50872</text:p>
              </table:table-cell>
              <table:table-cell office:value-type="float" office:value="1.36076">
                <text:p>1.360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47268">
                <text:p>3.47268</text:p>
              </table:table-cell>
              <table:table-cell office:value-type="float" office:value="1.45255">
                <text:p>1.45255</text:p>
              </table:table-cell>
              <table:table-cell office:value-type="float" office:value="1.42643">
                <text:p>1.42643</text:p>
              </table:table-cell>
              <table:table-cell office:value-type="float" office:value="1.37434">
                <text:p>1.37434</text:p>
              </table:table-cell>
              <table:table-cell office:value-type="float" office:value="1.31484">
                <text:p>1.31484</text:p>
              </table:table-cell>
              <table:table-cell office:value-type="float" office:value="1.47056">
                <text:p>1.47056</text:p>
              </table:table-cell>
              <table:table-cell office:value-type="float" office:value="1.28323">
                <text:p>1.283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78237">
                <text:p>6.78237</text:p>
              </table:table-cell>
              <table:table-cell office:value-type="float" office:value="1.32897">
                <text:p>1.32897</text:p>
              </table:table-cell>
              <table:table-cell office:value-type="float" office:value="1.32419">
                <text:p>1.32419</text:p>
              </table:table-cell>
              <table:table-cell office:value-type="float" office:value="1.30171">
                <text:p>1.30171</text:p>
              </table:table-cell>
              <table:table-cell office:value-type="float" office:value="1.39998">
                <text:p>1.39998</text:p>
              </table:table-cell>
              <table:table-cell office:value-type="float" office:value="1.30407">
                <text:p>1.30407</text:p>
              </table:table-cell>
              <table:table-cell office:value-type="float" office:value="1.40751">
                <text:p>1.407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14679">
                <text:p>9.14679</text:p>
              </table:table-cell>
              <table:table-cell office:value-type="float" office:value="1.38666">
                <text:p>1.38666</text:p>
              </table:table-cell>
              <table:table-cell office:value-type="float" office:value="1.36778">
                <text:p>1.36778</text:p>
              </table:table-cell>
              <table:table-cell office:value-type="float" office:value="1.37398">
                <text:p>1.37398</text:p>
              </table:table-cell>
              <table:table-cell office:value-type="float" office:value="1.5581">
                <text:p>1.5581</text:p>
              </table:table-cell>
              <table:table-cell office:value-type="float" office:value="1.31507">
                <text:p>1.31507</text:p>
              </table:table-cell>
              <table:table-cell office:value-type="float" office:value="1.13319">
                <text:p>1.133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42078">
                <text:p>4.42078</text:p>
              </table:table-cell>
              <table:table-cell office:value-type="float" office:value="1.51863">
                <text:p>1.51863</text:p>
              </table:table-cell>
              <table:table-cell office:value-type="float" office:value="1.30338">
                <text:p>1.30338</text:p>
              </table:table-cell>
              <table:table-cell office:value-type="float" office:value="1.44218">
                <text:p>1.44218</text:p>
              </table:table-cell>
              <table:table-cell office:value-type="float" office:value="1.34147">
                <text:p>1.34147</text:p>
              </table:table-cell>
              <table:table-cell office:value-type="float" office:value="1.45554">
                <text:p>1.45554</text:p>
              </table:table-cell>
              <table:table-cell office:value-type="float" office:value="1.3203">
                <text:p>1.32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19345">
                <text:p>9.19345</text:p>
              </table:table-cell>
              <table:table-cell office:value-type="float" office:value="1.46549">
                <text:p>1.46549</text:p>
              </table:table-cell>
              <table:table-cell office:value-type="float" office:value="1.17453">
                <text:p>1.17453</text:p>
              </table:table-cell>
              <table:table-cell office:value-type="float" office:value="1.54561">
                <text:p>1.54561</text:p>
              </table:table-cell>
              <table:table-cell office:value-type="float" office:value="1.28151">
                <text:p>1.28151</text:p>
              </table:table-cell>
              <table:table-cell office:value-type="float" office:value="1.51871">
                <text:p>1.51871</text:p>
              </table:table-cell>
              <table:table-cell office:value-type="float" office:value="1.43361">
                <text:p>1.433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24332">
                <text:p>7.24332</text:p>
              </table:table-cell>
              <table:table-cell office:value-type="float" office:value="1.1928">
                <text:p>1.1928</text:p>
              </table:table-cell>
              <table:table-cell office:value-type="float" office:value="1.12887">
                <text:p>1.12887</text:p>
              </table:table-cell>
              <table:table-cell office:value-type="float" office:value="1.29463">
                <text:p>1.29463</text:p>
              </table:table-cell>
              <table:table-cell office:value-type="float" office:value="1.32044">
                <text:p>1.32044</text:p>
              </table:table-cell>
              <table:table-cell office:value-type="float" office:value="1.41658">
                <text:p>1.41658</text:p>
              </table:table-cell>
              <table:table-cell office:value-type="float" office:value="1.46362">
                <text:p>1.463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77465">
                <text:p>5.77465</text:p>
              </table:table-cell>
              <table:table-cell office:value-type="float" office:value="1.3858">
                <text:p>1.3858</text:p>
              </table:table-cell>
              <table:table-cell office:value-type="float" office:value="1.30991">
                <text:p>1.30991</text:p>
              </table:table-cell>
              <table:table-cell office:value-type="float" office:value="1.33071">
                <text:p>1.33071</text:p>
              </table:table-cell>
              <table:table-cell office:value-type="float" office:value="1.44185">
                <text:p>1.44185</text:p>
              </table:table-cell>
              <table:table-cell office:value-type="float" office:value="1.42657">
                <text:p>1.42657</text:p>
              </table:table-cell>
              <table:table-cell office:value-type="float" office:value="1.36668">
                <text:p>1.366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41436">
                <text:p>6.41436</text:p>
              </table:table-cell>
              <table:table-cell office:value-type="float" office:value="1.26357">
                <text:p>1.26357</text:p>
              </table:table-cell>
              <table:table-cell office:value-type="float" office:value="1.21558">
                <text:p>1.21558</text:p>
              </table:table-cell>
              <table:table-cell office:value-type="float" office:value="1.14202">
                <text:p>1.14202</text:p>
              </table:table-cell>
              <table:table-cell office:value-type="float" office:value="1.30598">
                <text:p>1.30598</text:p>
              </table:table-cell>
              <table:table-cell office:value-type="float" office:value="1.23157">
                <text:p>1.23157</text:p>
              </table:table-cell>
              <table:table-cell office:value-type="float" office:value="1.43133">
                <text:p>1.431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44118">
                <text:p>8.44118</text:p>
              </table:table-cell>
              <table:table-cell office:value-type="float" office:value="1.33678">
                <text:p>1.33678</text:p>
              </table:table-cell>
              <table:table-cell office:value-type="float" office:value="1.25958">
                <text:p>1.25958</text:p>
              </table:table-cell>
              <table:table-cell office:value-type="float" office:value="1.18726">
                <text:p>1.18726</text:p>
              </table:table-cell>
              <table:table-cell office:value-type="float" office:value="1.29269">
                <text:p>1.29269</text:p>
              </table:table-cell>
              <table:table-cell office:value-type="float" office:value="1.51039">
                <text:p>1.51039</text:p>
              </table:table-cell>
              <table:table-cell office:value-type="float" office:value="1.35051">
                <text:p>1.350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87088">
                <text:p>4.87088</text:p>
              </table:table-cell>
              <table:table-cell office:value-type="float" office:value="1.0899">
                <text:p>1.0899</text:p>
              </table:table-cell>
              <table:table-cell office:value-type="float" office:value="1.22545">
                <text:p>1.22545</text:p>
              </table:table-cell>
              <table:table-cell office:value-type="float" office:value="1.27563">
                <text:p>1.27563</text:p>
              </table:table-cell>
              <table:table-cell office:value-type="float" office:value="1.23282">
                <text:p>1.23282</text:p>
              </table:table-cell>
              <table:table-cell office:value-type="float" office:value="1.36013">
                <text:p>1.36013</text:p>
              </table:table-cell>
              <table:table-cell office:value-type="float" office:value="1.25384">
                <text:p>1.253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32865">
                <text:p>5.32865</text:p>
              </table:table-cell>
              <table:table-cell office:value-type="float" office:value="1.36632">
                <text:p>1.36632</text:p>
              </table:table-cell>
              <table:table-cell office:value-type="float" office:value="1.3777">
                <text:p>1.3777</text:p>
              </table:table-cell>
              <table:table-cell office:value-type="float" office:value="1.40567">
                <text:p>1.40567</text:p>
              </table:table-cell>
              <table:table-cell office:value-type="float" office:value="1.18346">
                <text:p>1.18346</text:p>
              </table:table-cell>
              <table:table-cell office:value-type="float" office:value="1.36321">
                <text:p>1.36321</text:p>
              </table:table-cell>
              <table:table-cell office:value-type="float" office:value="1.18834">
                <text:p>1.188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35942">
                <text:p>5.35942</text:p>
              </table:table-cell>
              <table:table-cell office:value-type="float" office:value="1.43954">
                <text:p>1.43954</text:p>
              </table:table-cell>
              <table:table-cell office:value-type="float" office:value="1.23125">
                <text:p>1.23125</text:p>
              </table:table-cell>
              <table:table-cell office:value-type="float" office:value="1.49391">
                <text:p>1.49391</text:p>
              </table:table-cell>
              <table:table-cell office:value-type="float" office:value="1.2979">
                <text:p>1.2979</text:p>
              </table:table-cell>
              <table:table-cell office:value-type="float" office:value="1.27833">
                <text:p>1.27833</text:p>
              </table:table-cell>
              <table:table-cell office:value-type="float" office:value="1.38501">
                <text:p>1.385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27246">
                <text:p>6.27246</text:p>
              </table:table-cell>
              <table:table-cell office:value-type="float" office:value="1.33716">
                <text:p>1.33716</text:p>
              </table:table-cell>
              <table:table-cell office:value-type="float" office:value="1.44575">
                <text:p>1.44575</text:p>
              </table:table-cell>
              <table:table-cell office:value-type="float" office:value="1.23643">
                <text:p>1.23643</text:p>
              </table:table-cell>
              <table:table-cell office:value-type="float" office:value="1.37984">
                <text:p>1.37984</text:p>
              </table:table-cell>
              <table:table-cell office:value-type="float" office:value="1.24922">
                <text:p>1.24922</text:p>
              </table:table-cell>
              <table:table-cell office:value-type="float" office:value="1.25829">
                <text:p>1.258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08033">
                <text:p>7.08033</text:p>
              </table:table-cell>
              <table:table-cell office:value-type="float" office:value="1.40451">
                <text:p>1.40451</text:p>
              </table:table-cell>
              <table:table-cell office:value-type="float" office:value="1.20586">
                <text:p>1.20586</text:p>
              </table:table-cell>
              <table:table-cell office:value-type="float" office:value="1.31171">
                <text:p>1.31171</text:p>
              </table:table-cell>
              <table:table-cell office:value-type="float" office:value="1.43312">
                <text:p>1.43312</text:p>
              </table:table-cell>
              <table:table-cell office:value-type="float" office:value="1.2212">
                <text:p>1.2212</text:p>
              </table:table-cell>
              <table:table-cell office:value-type="float" office:value="1.33842">
                <text:p>1.338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89276">
                <text:p>6.89276</text:p>
              </table:table-cell>
              <table:table-cell office:value-type="float" office:value="1.55051">
                <text:p>1.55051</text:p>
              </table:table-cell>
              <table:table-cell office:value-type="float" office:value="1.26061">
                <text:p>1.26061</text:p>
              </table:table-cell>
              <table:table-cell office:value-type="float" office:value="1.2585">
                <text:p>1.2585</text:p>
              </table:table-cell>
              <table:table-cell office:value-type="float" office:value="1.26962">
                <text:p>1.26962</text:p>
              </table:table-cell>
              <table:table-cell office:value-type="float" office:value="1.26815">
                <text:p>1.26815</text:p>
              </table:table-cell>
              <table:table-cell office:value-type="float" office:value="1.48209">
                <text:p>1.482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35">
                <text:p>8.35</text:p>
              </table:table-cell>
              <table:table-cell office:value-type="float" office:value="1.38623">
                <text:p>1.38623</text:p>
              </table:table-cell>
              <table:table-cell office:value-type="float" office:value="1.24696">
                <text:p>1.24696</text:p>
              </table:table-cell>
              <table:table-cell office:value-type="float" office:value="1.47016">
                <text:p>1.47016</text:p>
              </table:table-cell>
              <table:table-cell office:value-type="float" office:value="1.28567">
                <text:p>1.28567</text:p>
              </table:table-cell>
              <table:table-cell office:value-type="float" office:value="1.29751">
                <text:p>1.29751</text:p>
              </table:table-cell>
              <table:table-cell office:value-type="float" office:value="1.43553">
                <text:p>1.435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12894">
                <text:p>5.12894</text:p>
              </table:table-cell>
              <table:table-cell office:value-type="float" office:value="1.31614">
                <text:p>1.31614</text:p>
              </table:table-cell>
              <table:table-cell office:value-type="float" office:value="1.39767">
                <text:p>1.39767</text:p>
              </table:table-cell>
              <table:table-cell office:value-type="float" office:value="1.2503">
                <text:p>1.2503</text:p>
              </table:table-cell>
              <table:table-cell office:value-type="float" office:value="1.27585">
                <text:p>1.27585</text:p>
              </table:table-cell>
              <table:table-cell office:value-type="float" office:value="1.52739">
                <text:p>1.52739</text:p>
              </table:table-cell>
              <table:table-cell office:value-type="float" office:value="1.47703">
                <text:p>1.477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35027">
                <text:p>4.35027</text:p>
              </table:table-cell>
              <table:table-cell office:value-type="float" office:value="1.29845">
                <text:p>1.29845</text:p>
              </table:table-cell>
              <table:table-cell office:value-type="float" office:value="1.24212">
                <text:p>1.24212</text:p>
              </table:table-cell>
              <table:table-cell office:value-type="float" office:value="1.28394">
                <text:p>1.28394</text:p>
              </table:table-cell>
              <table:table-cell office:value-type="float" office:value="1.31452">
                <text:p>1.31452</text:p>
              </table:table-cell>
              <table:table-cell office:value-type="float" office:value="1.26274">
                <text:p>1.26274</text:p>
              </table:table-cell>
              <table:table-cell office:value-type="float" office:value="1.30615">
                <text:p>1.306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88235">
                <text:p>6.88235</text:p>
              </table:table-cell>
              <table:table-cell office:value-type="float" office:value="1.60118">
                <text:p>1.60118</text:p>
              </table:table-cell>
              <table:table-cell office:value-type="float" office:value="1.21569">
                <text:p>1.21569</text:p>
              </table:table-cell>
              <table:table-cell office:value-type="float" office:value="1.22183">
                <text:p>1.22183</text:p>
              </table:table-cell>
              <table:table-cell office:value-type="float" office:value="1.40781">
                <text:p>1.40781</text:p>
              </table:table-cell>
              <table:table-cell office:value-type="float" office:value="1.33514">
                <text:p>1.33514</text:p>
              </table:table-cell>
              <table:table-cell office:value-type="float" office:value="1.41163">
                <text:p>1.411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98592">
                <text:p>5.98592</text:p>
              </table:table-cell>
              <table:table-cell office:value-type="float" office:value="1.364">
                <text:p>1.364</text:p>
              </table:table-cell>
              <table:table-cell office:value-type="float" office:value="1.15541">
                <text:p>1.15541</text:p>
              </table:table-cell>
              <table:table-cell office:value-type="float" office:value="1.2497">
                <text:p>1.2497</text:p>
              </table:table-cell>
              <table:table-cell office:value-type="float" office:value="1.51235">
                <text:p>1.51235</text:p>
              </table:table-cell>
              <table:table-cell office:value-type="float" office:value="1.28485">
                <text:p>1.28485</text:p>
              </table:table-cell>
              <table:table-cell office:value-type="float" office:value="1.38164">
                <text:p>1.381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11607">
                <text:p>5.11607</text:p>
              </table:table-cell>
              <table:table-cell office:value-type="float" office:value="1.38338">
                <text:p>1.38338</text:p>
              </table:table-cell>
              <table:table-cell office:value-type="float" office:value="1.28925">
                <text:p>1.28925</text:p>
              </table:table-cell>
              <table:table-cell office:value-type="float" office:value="1.42992">
                <text:p>1.42992</text:p>
              </table:table-cell>
              <table:table-cell office:value-type="float" office:value="1.37913">
                <text:p>1.37913</text:p>
              </table:table-cell>
              <table:table-cell office:value-type="float" office:value="1.41096">
                <text:p>1.41096</text:p>
              </table:table-cell>
              <table:table-cell office:value-type="float" office:value="1.19661">
                <text:p>1.196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69973">
                <text:p>4.69973</text:p>
              </table:table-cell>
              <table:table-cell office:value-type="float" office:value="1.29608">
                <text:p>1.29608</text:p>
              </table:table-cell>
              <table:table-cell office:value-type="float" office:value="1.28439">
                <text:p>1.28439</text:p>
              </table:table-cell>
              <table:table-cell office:value-type="float" office:value="1.33223">
                <text:p>1.33223</text:p>
              </table:table-cell>
              <table:table-cell office:value-type="float" office:value="1.49396">
                <text:p>1.49396</text:p>
              </table:table-cell>
              <table:table-cell office:value-type="float" office:value="1.17895">
                <text:p>1.17895</text:p>
              </table:table-cell>
              <table:table-cell office:value-type="float" office:value="1.39257">
                <text:p>1.392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94241">
                <text:p>5.94241</text:p>
              </table:table-cell>
              <table:table-cell office:value-type="float" office:value="1.37579">
                <text:p>1.37579</text:p>
              </table:table-cell>
              <table:table-cell office:value-type="float" office:value="1.53199">
                <text:p>1.53199</text:p>
              </table:table-cell>
              <table:table-cell office:value-type="float" office:value="1.22877">
                <text:p>1.22877</text:p>
              </table:table-cell>
              <table:table-cell office:value-type="float" office:value="1.17339">
                <text:p>1.17339</text:p>
              </table:table-cell>
              <table:table-cell office:value-type="float" office:value="1.22229">
                <text:p>1.22229</text:p>
              </table:table-cell>
              <table:table-cell office:value-type="float" office:value="1.42758">
                <text:p>1.427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71271">
                <text:p>5.71271</text:p>
              </table:table-cell>
              <table:table-cell office:value-type="float" office:value="1.42909">
                <text:p>1.42909</text:p>
              </table:table-cell>
              <table:table-cell office:value-type="float" office:value="1.26336">
                <text:p>1.26336</text:p>
              </table:table-cell>
              <table:table-cell office:value-type="float" office:value="1.12059">
                <text:p>1.12059</text:p>
              </table:table-cell>
              <table:table-cell office:value-type="float" office:value="1.21417">
                <text:p>1.21417</text:p>
              </table:table-cell>
              <table:table-cell office:value-type="float" office:value="1.36087">
                <text:p>1.36087</text:p>
              </table:table-cell>
              <table:table-cell office:value-type="float" office:value="1.42979">
                <text:p>1.429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06952">
                <text:p>7.06952</text:p>
              </table:table-cell>
              <table:table-cell office:value-type="float" office:value="1.31878">
                <text:p>1.31878</text:p>
              </table:table-cell>
              <table:table-cell office:value-type="float" office:value="1.62472">
                <text:p>1.62472</text:p>
              </table:table-cell>
              <table:table-cell office:value-type="float" office:value="1.36452">
                <text:p>1.36452</text:p>
              </table:table-cell>
              <table:table-cell office:value-type="float" office:value="1.24034">
                <text:p>1.24034</text:p>
              </table:table-cell>
              <table:table-cell office:value-type="float" office:value="1.25962">
                <text:p>1.25962</text:p>
              </table:table-cell>
              <table:table-cell office:value-type="float" office:value="1.26483">
                <text:p>1.264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8747">
                <text:p>4.78747</text:p>
              </table:table-cell>
              <table:table-cell office:value-type="float" office:value="1.44784">
                <text:p>1.44784</text:p>
              </table:table-cell>
              <table:table-cell office:value-type="float" office:value="1.34084">
                <text:p>1.34084</text:p>
              </table:table-cell>
              <table:table-cell office:value-type="float" office:value="1.27297">
                <text:p>1.27297</text:p>
              </table:table-cell>
              <table:table-cell office:value-type="float" office:value="1.37706">
                <text:p>1.37706</text:p>
              </table:table-cell>
              <table:table-cell office:value-type="float" office:value="1.37704">
                <text:p>1.37704</text:p>
              </table:table-cell>
              <table:table-cell office:value-type="float" office:value="1.21975">
                <text:p>1.219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69774">
                <text:p>6.69774</text:p>
              </table:table-cell>
              <table:table-cell office:value-type="float" office:value="1.48839">
                <text:p>1.48839</text:p>
              </table:table-cell>
              <table:table-cell office:value-type="float" office:value="1.41631">
                <text:p>1.41631</text:p>
              </table:table-cell>
              <table:table-cell office:value-type="float" office:value="1.39315">
                <text:p>1.39315</text:p>
              </table:table-cell>
              <table:table-cell office:value-type="float" office:value="1.50283">
                <text:p>1.50283</text:p>
              </table:table-cell>
              <table:table-cell office:value-type="float" office:value="1.42278">
                <text:p>1.42278</text:p>
              </table:table-cell>
              <table:table-cell office:value-type="float" office:value="1.49686">
                <text:p>1.496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77839">
                <text:p>4.77839</text:p>
              </table:table-cell>
              <table:table-cell office:value-type="float" office:value="1.26989">
                <text:p>1.26989</text:p>
              </table:table-cell>
              <table:table-cell office:value-type="float" office:value="1.5835">
                <text:p>1.5835</text:p>
              </table:table-cell>
              <table:table-cell office:value-type="float" office:value="1.39612">
                <text:p>1.39612</text:p>
              </table:table-cell>
              <table:table-cell office:value-type="float" office:value="1.41667">
                <text:p>1.41667</text:p>
              </table:table-cell>
              <table:table-cell office:value-type="float" office:value="1.38295">
                <text:p>1.38295</text:p>
              </table:table-cell>
              <table:table-cell office:value-type="float" office:value="1.33554">
                <text:p>1.335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03631">
                <text:p>7.03631</text:p>
              </table:table-cell>
              <table:table-cell office:value-type="float" office:value="1.18044">
                <text:p>1.18044</text:p>
              </table:table-cell>
              <table:table-cell office:value-type="float" office:value="1.28509">
                <text:p>1.28509</text:p>
              </table:table-cell>
              <table:table-cell office:value-type="float" office:value="1.40895">
                <text:p>1.40895</text:p>
              </table:table-cell>
              <table:table-cell office:value-type="float" office:value="1.26001">
                <text:p>1.26001</text:p>
              </table:table-cell>
              <table:table-cell office:value-type="float" office:value="1.29175">
                <text:p>1.29175</text:p>
              </table:table-cell>
              <table:table-cell office:value-type="float" office:value="1.30599">
                <text:p>1.305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.47484">
                <text:p>9.47484</text:p>
              </table:table-cell>
              <table:table-cell office:value-type="float" office:value="1.55077">
                <text:p>1.55077</text:p>
              </table:table-cell>
              <table:table-cell office:value-type="float" office:value="1.20789">
                <text:p>1.20789</text:p>
              </table:table-cell>
              <table:table-cell office:value-type="float" office:value="1.20768">
                <text:p>1.20768</text:p>
              </table:table-cell>
              <table:table-cell office:value-type="float" office:value="1.21931">
                <text:p>1.21931</text:p>
              </table:table-cell>
              <table:table-cell office:value-type="float" office:value="1.29484">
                <text:p>1.29484</text:p>
              </table:table-cell>
              <table:table-cell office:value-type="float" office:value="1.30557">
                <text:p>1.305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82906">
                <text:p>4.82906</text:p>
              </table:table-cell>
              <table:table-cell office:value-type="float" office:value="1.38291">
                <text:p>1.38291</text:p>
              </table:table-cell>
              <table:table-cell office:value-type="float" office:value="1.52269">
                <text:p>1.52269</text:p>
              </table:table-cell>
              <table:table-cell office:value-type="float" office:value="1.35047">
                <text:p>1.35047</text:p>
              </table:table-cell>
              <table:table-cell office:value-type="float" office:value="1.29008">
                <text:p>1.29008</text:p>
              </table:table-cell>
              <table:table-cell office:value-type="float" office:value="1.20133">
                <text:p>1.20133</text:p>
              </table:table-cell>
              <table:table-cell office:value-type="float" office:value="1.27989">
                <text:p>1.279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71429">
                <text:p>5.71429</text:p>
              </table:table-cell>
              <table:table-cell office:value-type="float" office:value="1.48089">
                <text:p>1.48089</text:p>
              </table:table-cell>
              <table:table-cell office:value-type="float" office:value="1.25299">
                <text:p>1.25299</text:p>
              </table:table-cell>
              <table:table-cell office:value-type="float" office:value="1.32942">
                <text:p>1.32942</text:p>
              </table:table-cell>
              <table:table-cell office:value-type="float" office:value="1.24405">
                <text:p>1.24405</text:p>
              </table:table-cell>
              <table:table-cell office:value-type="float" office:value="1.29467">
                <text:p>1.29467</text:p>
              </table:table-cell>
              <table:table-cell office:value-type="float" office:value="1.25709">
                <text:p>1.257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.59195">
                <text:p>7.59195</text:p>
              </table:table-cell>
              <table:table-cell office:value-type="float" office:value="1.46495">
                <text:p>1.46495</text:p>
              </table:table-cell>
              <table:table-cell office:value-type="float" office:value="1.57853">
                <text:p>1.57853</text:p>
              </table:table-cell>
              <table:table-cell office:value-type="float" office:value="1.20323">
                <text:p>1.20323</text:p>
              </table:table-cell>
              <table:table-cell office:value-type="float" office:value="1.11667">
                <text:p>1.11667</text:p>
              </table:table-cell>
              <table:table-cell office:value-type="float" office:value="1.45128">
                <text:p>1.45128</text:p>
              </table:table-cell>
              <table:table-cell office:value-type="float" office:value="1.22766">
                <text:p>1.227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4124">
                <text:p>5.4124</text:p>
              </table:table-cell>
              <table:table-cell office:value-type="float" office:value="1.41168">
                <text:p>1.41168</text:p>
              </table:table-cell>
              <table:table-cell office:value-type="float" office:value="1.4871">
                <text:p>1.4871</text:p>
              </table:table-cell>
              <table:table-cell office:value-type="float" office:value="1.28326">
                <text:p>1.28326</text:p>
              </table:table-cell>
              <table:table-cell office:value-type="float" office:value="1.32922">
                <text:p>1.32922</text:p>
              </table:table-cell>
              <table:table-cell office:value-type="float" office:value="1.39279">
                <text:p>1.39279</text:p>
              </table:table-cell>
              <table:table-cell office:value-type="float" office:value="1.5134">
                <text:p>1.51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17136">
                <text:p>3.17136</text:p>
              </table:table-cell>
              <table:table-cell office:value-type="float" office:value="1.22211">
                <text:p>1.22211</text:p>
              </table:table-cell>
              <table:table-cell office:value-type="float" office:value="1.32939">
                <text:p>1.32939</text:p>
              </table:table-cell>
              <table:table-cell office:value-type="float" office:value="1.16672">
                <text:p>1.16672</text:p>
              </table:table-cell>
              <table:table-cell office:value-type="float" office:value="1.4568">
                <text:p>1.4568</text:p>
              </table:table-cell>
              <table:table-cell office:value-type="float" office:value="1.31481">
                <text:p>1.31481</text:p>
              </table:table-cell>
              <table:table-cell office:value-type="float" office:value="1.23667">
                <text:p>1.23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.21053">
                <text:p>8.21053</text:p>
              </table:table-cell>
              <table:table-cell office:value-type="float" office:value="1.33675">
                <text:p>1.33675</text:p>
              </table:table-cell>
              <table:table-cell office:value-type="float" office:value="1.43568">
                <text:p>1.43568</text:p>
              </table:table-cell>
              <table:table-cell office:value-type="float" office:value="1.29802">
                <text:p>1.29802</text:p>
              </table:table-cell>
              <table:table-cell office:value-type="float" office:value="1.18492">
                <text:p>1.18492</text:p>
              </table:table-cell>
              <table:table-cell office:value-type="float" office:value="1.2163">
                <text:p>1.2163</text:p>
              </table:table-cell>
              <table:table-cell office:value-type="float" office:value="1.28587">
                <text:p>1.285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65067">
                <text:p>5.65067</text:p>
              </table:table-cell>
              <table:table-cell office:value-type="float" office:value="1.33294">
                <text:p>1.33294</text:p>
              </table:table-cell>
              <table:table-cell office:value-type="float" office:value="1.29425">
                <text:p>1.29425</text:p>
              </table:table-cell>
              <table:table-cell office:value-type="float" office:value="1.40493">
                <text:p>1.40493</text:p>
              </table:table-cell>
              <table:table-cell office:value-type="float" office:value="1.41185">
                <text:p>1.41185</text:p>
              </table:table-cell>
              <table:table-cell office:value-type="float" office:value="1.3172">
                <text:p>1.3172</text:p>
              </table:table-cell>
              <table:table-cell office:value-type="float" office:value="1.27822">
                <text:p>1.278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624">
                <text:p>5.624</text:p>
              </table:table-cell>
              <table:table-cell office:value-type="float" office:value="1.65683">
                <text:p>1.65683</text:p>
              </table:table-cell>
              <table:table-cell office:value-type="float" office:value="1.56682">
                <text:p>1.56682</text:p>
              </table:table-cell>
              <table:table-cell office:value-type="float" office:value="1.24432">
                <text:p>1.24432</text:p>
              </table:table-cell>
              <table:table-cell office:value-type="float" office:value="1.2999">
                <text:p>1.2999</text:p>
              </table:table-cell>
              <table:table-cell office:value-type="float" office:value="1.32519">
                <text:p>1.32519</text:p>
              </table:table-cell>
              <table:table-cell office:value-type="float" office:value="1.49359">
                <text:p>1.493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16102">
                <text:p>6.16102</text:p>
              </table:table-cell>
              <table:table-cell office:value-type="float" office:value="1.14136">
                <text:p>1.14136</text:p>
              </table:table-cell>
              <table:table-cell office:value-type="float" office:value="1.42511">
                <text:p>1.42511</text:p>
              </table:table-cell>
              <table:table-cell office:value-type="float" office:value="1.3715">
                <text:p>1.3715</text:p>
              </table:table-cell>
              <table:table-cell office:value-type="float" office:value="1.32417">
                <text:p>1.32417</text:p>
              </table:table-cell>
              <table:table-cell office:value-type="float" office:value="1.47894">
                <text:p>1.47894</text:p>
              </table:table-cell>
              <table:table-cell office:value-type="float" office:value="1.6527">
                <text:p>1.65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30726">
                <text:p>5.30726</text:p>
              </table:table-cell>
              <table:table-cell office:value-type="float" office:value="1.34231">
                <text:p>1.34231</text:p>
              </table:table-cell>
              <table:table-cell office:value-type="float" office:value="1.37354">
                <text:p>1.37354</text:p>
              </table:table-cell>
              <table:table-cell office:value-type="float" office:value="1.29501">
                <text:p>1.29501</text:p>
              </table:table-cell>
              <table:table-cell office:value-type="float" office:value="1.26662">
                <text:p>1.26662</text:p>
              </table:table-cell>
              <table:table-cell office:value-type="float" office:value="1.34297">
                <text:p>1.34297</text:p>
              </table:table-cell>
              <table:table-cell office:value-type="float" office:value="1.17803">
                <text:p>1.178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.1519">
                <text:p>10.1519</text:p>
              </table:table-cell>
              <table:table-cell office:value-type="float" office:value="1.44666">
                <text:p>1.44666</text:p>
              </table:table-cell>
              <table:table-cell office:value-type="float" office:value="1.33878">
                <text:p>1.33878</text:p>
              </table:table-cell>
              <table:table-cell office:value-type="float" office:value="1.32438">
                <text:p>1.32438</text:p>
              </table:table-cell>
              <table:table-cell office:value-type="float" office:value="1.32504">
                <text:p>1.32504</text:p>
              </table:table-cell>
              <table:table-cell office:value-type="float" office:value="1.33892">
                <text:p>1.33892</text:p>
              </table:table-cell>
              <table:table-cell office:value-type="float" office:value="1.38183">
                <text:p>1.381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02228">
                <text:p>6.02228</text:p>
              </table:table-cell>
              <table:table-cell office:value-type="float" office:value="1.37153">
                <text:p>1.37153</text:p>
              </table:table-cell>
              <table:table-cell office:value-type="float" office:value="1.33319">
                <text:p>1.33319</text:p>
              </table:table-cell>
              <table:table-cell office:value-type="float" office:value="1.92681">
                <text:p>1.92681</text:p>
              </table:table-cell>
              <table:table-cell office:value-type="float" office:value="1.26195">
                <text:p>1.26195</text:p>
              </table:table-cell>
              <table:table-cell office:value-type="float" office:value="1.38242">
                <text:p>1.38242</text:p>
              </table:table-cell>
              <table:table-cell office:value-type="float" office:value="1.34119">
                <text:p>1.341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32507">
                <text:p>7.32507</text:p>
              </table:table-cell>
              <table:table-cell office:value-type="float" office:value="1.36612">
                <text:p>1.36612</text:p>
              </table:table-cell>
              <table:table-cell office:value-type="float" office:value="1.3208">
                <text:p>1.3208</text:p>
              </table:table-cell>
              <table:table-cell office:value-type="float" office:value="1.43765">
                <text:p>1.43765</text:p>
              </table:table-cell>
              <table:table-cell office:value-type="float" office:value="1.46557">
                <text:p>1.46557</text:p>
              </table:table-cell>
              <table:table-cell office:value-type="float" office:value="1.43107">
                <text:p>1.43107</text:p>
              </table:table-cell>
              <table:table-cell office:value-type="float" office:value="1.33959">
                <text:p>1.339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02">
                <text:p>5.02</text:p>
              </table:table-cell>
              <table:table-cell office:value-type="float" office:value="1.2889">
                <text:p>1.2889</text:p>
              </table:table-cell>
              <table:table-cell office:value-type="float" office:value="1.26975">
                <text:p>1.26975</text:p>
              </table:table-cell>
              <table:table-cell office:value-type="float" office:value="1.46209">
                <text:p>1.46209</text:p>
              </table:table-cell>
              <table:table-cell office:value-type="float" office:value="1.40473">
                <text:p>1.40473</text:p>
              </table:table-cell>
              <table:table-cell office:value-type="float" office:value="1.63209">
                <text:p>1.63209</text:p>
              </table:table-cell>
              <table:table-cell office:value-type="float" office:value="1.42792">
                <text:p>1.427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88889">
                <text:p>4.88889</text:p>
              </table:table-cell>
              <table:table-cell office:value-type="float" office:value="1.21363">
                <text:p>1.21363</text:p>
              </table:table-cell>
              <table:table-cell office:value-type="float" office:value="1.30052">
                <text:p>1.30052</text:p>
              </table:table-cell>
              <table:table-cell office:value-type="float" office:value="1.11969">
                <text:p>1.11969</text:p>
              </table:table-cell>
              <table:table-cell office:value-type="float" office:value="1.56916">
                <text:p>1.56916</text:p>
              </table:table-cell>
              <table:table-cell office:value-type="float" office:value="1.32318">
                <text:p>1.32318</text:p>
              </table:table-cell>
              <table:table-cell office:value-type="float" office:value="1.42158">
                <text:p>1.421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36705">
                <text:p>4.36705</text:p>
              </table:table-cell>
              <table:table-cell office:value-type="float" office:value="1.26342">
                <text:p>1.26342</text:p>
              </table:table-cell>
              <table:table-cell office:value-type="float" office:value="1.06166">
                <text:p>1.06166</text:p>
              </table:table-cell>
              <table:table-cell office:value-type="float" office:value="1.29961">
                <text:p>1.29961</text:p>
              </table:table-cell>
              <table:table-cell office:value-type="float" office:value="1.38431">
                <text:p>1.38431</text:p>
              </table:table-cell>
              <table:table-cell office:value-type="float" office:value="1.25739">
                <text:p>1.25739</text:p>
              </table:table-cell>
              <table:table-cell office:value-type="float" office:value="1.35012">
                <text:p>1.350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92063">
                <text:p>7.92063</text:p>
              </table:table-cell>
              <table:table-cell office:value-type="float" office:value="1.39752">
                <text:p>1.39752</text:p>
              </table:table-cell>
              <table:table-cell office:value-type="float" office:value="1.37255">
                <text:p>1.37255</text:p>
              </table:table-cell>
              <table:table-cell office:value-type="float" office:value="1.37167">
                <text:p>1.37167</text:p>
              </table:table-cell>
              <table:table-cell office:value-type="float" office:value="1.42927">
                <text:p>1.42927</text:p>
              </table:table-cell>
              <table:table-cell office:value-type="float" office:value="1.32807">
                <text:p>1.32807</text:p>
              </table:table-cell>
              <table:table-cell office:value-type="float" office:value="1.39221">
                <text:p>1.392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86768">
                <text:p>5.86768</text:p>
              </table:table-cell>
              <table:table-cell office:value-type="float" office:value="1.37043">
                <text:p>1.37043</text:p>
              </table:table-cell>
              <table:table-cell office:value-type="float" office:value="1.22197">
                <text:p>1.22197</text:p>
              </table:table-cell>
              <table:table-cell office:value-type="float" office:value="1.20388">
                <text:p>1.20388</text:p>
              </table:table-cell>
              <table:table-cell office:value-type="float" office:value="1.58893">
                <text:p>1.58893</text:p>
              </table:table-cell>
              <table:table-cell office:value-type="float" office:value="1.59946">
                <text:p>1.59946</text:p>
              </table:table-cell>
              <table:table-cell office:value-type="float" office:value="1.49001">
                <text:p>1.490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25291">
                <text:p>6.25291</text:p>
              </table:table-cell>
              <table:table-cell office:value-type="float" office:value="1.46296">
                <text:p>1.46296</text:p>
              </table:table-cell>
              <table:table-cell office:value-type="float" office:value="1.24538">
                <text:p>1.24538</text:p>
              </table:table-cell>
              <table:table-cell office:value-type="float" office:value="1.31081">
                <text:p>1.31081</text:p>
              </table:table-cell>
              <table:table-cell office:value-type="float" office:value="1.34602">
                <text:p>1.34602</text:p>
              </table:table-cell>
              <table:table-cell office:value-type="float" office:value="1.39284">
                <text:p>1.39284</text:p>
              </table:table-cell>
              <table:table-cell office:value-type="float" office:value="1.30046">
                <text:p>1.300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.3982">
                <text:p>9.3982</text:p>
              </table:table-cell>
              <table:table-cell office:value-type="float" office:value="1.53759">
                <text:p>1.53759</text:p>
              </table:table-cell>
              <table:table-cell office:value-type="float" office:value="1.34512">
                <text:p>1.34512</text:p>
              </table:table-cell>
              <table:table-cell office:value-type="float" office:value="1.14904">
                <text:p>1.14904</text:p>
              </table:table-cell>
              <table:table-cell office:value-type="float" office:value="1.33989">
                <text:p>1.33989</text:p>
              </table:table-cell>
              <table:table-cell office:value-type="float" office:value="1.32275">
                <text:p>1.32275</text:p>
              </table:table-cell>
              <table:table-cell office:value-type="float" office:value="1.29129">
                <text:p>1.291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38462">
                <text:p>5.38462</text:p>
              </table:table-cell>
              <table:table-cell office:value-type="float" office:value="1.54804">
                <text:p>1.54804</text:p>
              </table:table-cell>
              <table:table-cell office:value-type="float" office:value="1.38119">
                <text:p>1.38119</text:p>
              </table:table-cell>
              <table:table-cell office:value-type="float" office:value="1.36779">
                <text:p>1.36779</text:p>
              </table:table-cell>
              <table:table-cell office:value-type="float" office:value="1.22374">
                <text:p>1.22374</text:p>
              </table:table-cell>
              <table:table-cell office:value-type="float" office:value="1.25236">
                <text:p>1.25236</text:p>
              </table:table-cell>
              <table:table-cell office:value-type="float" office:value="1.31043">
                <text:p>1.310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86701">
                <text:p>3.86701</text:p>
              </table:table-cell>
              <table:table-cell office:value-type="float" office:value="1.40642">
                <text:p>1.40642</text:p>
              </table:table-cell>
              <table:table-cell office:value-type="float" office:value="1.27425">
                <text:p>1.27425</text:p>
              </table:table-cell>
              <table:table-cell office:value-type="float" office:value="1.28652">
                <text:p>1.28652</text:p>
              </table:table-cell>
              <table:table-cell office:value-type="float" office:value="1.45288">
                <text:p>1.45288</text:p>
              </table:table-cell>
              <table:table-cell office:value-type="float" office:value="1.28359">
                <text:p>1.28359</text:p>
              </table:table-cell>
              <table:table-cell office:value-type="float" office:value="1.21621">
                <text:p>1.216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63966">
                <text:p>6.63966</text:p>
              </table:table-cell>
              <table:table-cell office:value-type="float" office:value="1.36182">
                <text:p>1.36182</text:p>
              </table:table-cell>
              <table:table-cell office:value-type="float" office:value="1.55623">
                <text:p>1.55623</text:p>
              </table:table-cell>
              <table:table-cell office:value-type="float" office:value="1.29789">
                <text:p>1.29789</text:p>
              </table:table-cell>
              <table:table-cell office:value-type="float" office:value="1.23898">
                <text:p>1.23898</text:p>
              </table:table-cell>
              <table:table-cell office:value-type="float" office:value="1.38066">
                <text:p>1.38066</text:p>
              </table:table-cell>
              <table:table-cell office:value-type="float" office:value="1.31757">
                <text:p>1.317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.13623">
                <text:p>9.13623</text:p>
              </table:table-cell>
              <table:table-cell office:value-type="float" office:value="1.28409">
                <text:p>1.28409</text:p>
              </table:table-cell>
              <table:table-cell office:value-type="float" office:value="1.53948">
                <text:p>1.53948</text:p>
              </table:table-cell>
              <table:table-cell office:value-type="float" office:value="1.33545">
                <text:p>1.33545</text:p>
              </table:table-cell>
              <table:table-cell office:value-type="float" office:value="1.36858">
                <text:p>1.36858</text:p>
              </table:table-cell>
              <table:table-cell office:value-type="float" office:value="1.27467">
                <text:p>1.27467</text:p>
              </table:table-cell>
              <table:table-cell office:value-type="float" office:value="1.37055">
                <text:p>1.370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.49153">
                <text:p>8.49153</text:p>
              </table:table-cell>
              <table:table-cell office:value-type="float" office:value="1.28624">
                <text:p>1.28624</text:p>
              </table:table-cell>
              <table:table-cell office:value-type="float" office:value="1.30795">
                <text:p>1.30795</text:p>
              </table:table-cell>
              <table:table-cell office:value-type="float" office:value="1.25392">
                <text:p>1.25392</text:p>
              </table:table-cell>
              <table:table-cell office:value-type="float" office:value="1.38311">
                <text:p>1.38311</text:p>
              </table:table-cell>
              <table:table-cell office:value-type="float" office:value="1.17287">
                <text:p>1.17287</text:p>
              </table:table-cell>
              <table:table-cell office:value-type="float" office:value="1.26308">
                <text:p>1.263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86992">
                <text:p>4.86992</text:p>
              </table:table-cell>
              <table:table-cell office:value-type="float" office:value="1.23933">
                <text:p>1.23933</text:p>
              </table:table-cell>
              <table:table-cell office:value-type="float" office:value="1.42111">
                <text:p>1.42111</text:p>
              </table:table-cell>
              <table:table-cell office:value-type="float" office:value="1.23842">
                <text:p>1.23842</text:p>
              </table:table-cell>
              <table:table-cell office:value-type="float" office:value="1.38546">
                <text:p>1.38546</text:p>
              </table:table-cell>
              <table:table-cell office:value-type="float" office:value="1.30408">
                <text:p>1.30408</text:p>
              </table:table-cell>
              <table:table-cell office:value-type="float" office:value="1.18338">
                <text:p>1.183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90786">
                <text:p>5.90786</text:p>
              </table:table-cell>
              <table:table-cell office:value-type="float" office:value="1.36392">
                <text:p>1.36392</text:p>
              </table:table-cell>
              <table:table-cell office:value-type="float" office:value="1.2649">
                <text:p>1.2649</text:p>
              </table:table-cell>
              <table:table-cell office:value-type="float" office:value="1.29986">
                <text:p>1.29986</text:p>
              </table:table-cell>
              <table:table-cell office:value-type="float" office:value="1.33922">
                <text:p>1.33922</text:p>
              </table:table-cell>
              <table:table-cell office:value-type="float" office:value="1.1545">
                <text:p>1.1545</text:p>
              </table:table-cell>
              <table:table-cell office:value-type="float" office:value="1.23063">
                <text:p>1.230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85714">
                <text:p>7.85714</text:p>
              </table:table-cell>
              <table:table-cell office:value-type="float" office:value="1.35503">
                <text:p>1.35503</text:p>
              </table:table-cell>
              <table:table-cell office:value-type="float" office:value="1.19692">
                <text:p>1.19692</text:p>
              </table:table-cell>
              <table:table-cell office:value-type="float" office:value="1.2398">
                <text:p>1.2398</text:p>
              </table:table-cell>
              <table:table-cell office:value-type="float" office:value="1.27466">
                <text:p>1.27466</text:p>
              </table:table-cell>
              <table:table-cell office:value-type="float" office:value="1.64592">
                <text:p>1.64592</text:p>
              </table:table-cell>
              <table:table-cell office:value-type="float" office:value="1.3921">
                <text:p>1.39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76486">
                <text:p>4.76486</text:p>
              </table:table-cell>
              <table:table-cell office:value-type="float" office:value="1.46738">
                <text:p>1.46738</text:p>
              </table:table-cell>
              <table:table-cell office:value-type="float" office:value="1.37625">
                <text:p>1.37625</text:p>
              </table:table-cell>
              <table:table-cell office:value-type="float" office:value="1.25926">
                <text:p>1.25926</text:p>
              </table:table-cell>
              <table:table-cell office:value-type="float" office:value="1.35134">
                <text:p>1.35134</text:p>
              </table:table-cell>
              <table:table-cell office:value-type="float" office:value="1.48068">
                <text:p>1.48068</text:p>
              </table:table-cell>
              <table:table-cell office:value-type="float" office:value="1.22331">
                <text:p>1.223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52011">
                <text:p>5.52011</text:p>
              </table:table-cell>
              <table:table-cell office:value-type="float" office:value="1.29298">
                <text:p>1.29298</text:p>
              </table:table-cell>
              <table:table-cell office:value-type="float" office:value="1.13532">
                <text:p>1.13532</text:p>
              </table:table-cell>
              <table:table-cell office:value-type="float" office:value="1.30608">
                <text:p>1.30608</text:p>
              </table:table-cell>
              <table:table-cell office:value-type="float" office:value="1.36414">
                <text:p>1.36414</text:p>
              </table:table-cell>
              <table:table-cell office:value-type="float" office:value="1.29338">
                <text:p>1.29338</text:p>
              </table:table-cell>
              <table:table-cell office:value-type="float" office:value="1.27731">
                <text:p>1.277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58611">
                <text:p>5.58611</text:p>
              </table:table-cell>
              <table:table-cell office:value-type="float" office:value="1.2272">
                <text:p>1.2272</text:p>
              </table:table-cell>
              <table:table-cell office:value-type="float" office:value="1.27388">
                <text:p>1.27388</text:p>
              </table:table-cell>
              <table:table-cell office:value-type="float" office:value="1.30334">
                <text:p>1.30334</text:p>
              </table:table-cell>
              <table:table-cell office:value-type="float" office:value="1.24822">
                <text:p>1.24822</text:p>
              </table:table-cell>
              <table:table-cell office:value-type="float" office:value="1.18164">
                <text:p>1.18164</text:p>
              </table:table-cell>
              <table:table-cell office:value-type="float" office:value="1.25494">
                <text:p>1.254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95238">
                <text:p>4.95238</text:p>
              </table:table-cell>
              <table:table-cell office:value-type="float" office:value="1.21815">
                <text:p>1.21815</text:p>
              </table:table-cell>
              <table:table-cell office:value-type="float" office:value="1.48499">
                <text:p>1.48499</text:p>
              </table:table-cell>
              <table:table-cell office:value-type="float" office:value="1.37273">
                <text:p>1.37273</text:p>
              </table:table-cell>
              <table:table-cell office:value-type="float" office:value="1.2312">
                <text:p>1.2312</text:p>
              </table:table-cell>
              <table:table-cell office:value-type="float" office:value="1.19272">
                <text:p>1.19272</text:p>
              </table:table-cell>
              <table:table-cell office:value-type="float" office:value="1.37497">
                <text:p>1.374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.09804">
                <text:p>9.09804</text:p>
              </table:table-cell>
              <table:table-cell office:value-type="float" office:value="1.30709">
                <text:p>1.30709</text:p>
              </table:table-cell>
              <table:table-cell office:value-type="float" office:value="1.30099">
                <text:p>1.30099</text:p>
              </table:table-cell>
              <table:table-cell office:value-type="float" office:value="1.39225">
                <text:p>1.39225</text:p>
              </table:table-cell>
              <table:table-cell office:value-type="float" office:value="1.34004">
                <text:p>1.34004</text:p>
              </table:table-cell>
              <table:table-cell office:value-type="float" office:value="1.28647">
                <text:p>1.28647</text:p>
              </table:table-cell>
              <table:table-cell office:value-type="float" office:value="1.48149">
                <text:p>1.481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46499">
                <text:p>6.46499</text:p>
              </table:table-cell>
              <table:table-cell office:value-type="float" office:value="1.35806">
                <text:p>1.35806</text:p>
              </table:table-cell>
              <table:table-cell office:value-type="float" office:value="1.3956">
                <text:p>1.3956</text:p>
              </table:table-cell>
              <table:table-cell office:value-type="float" office:value="1.41398">
                <text:p>1.41398</text:p>
              </table:table-cell>
              <table:table-cell office:value-type="float" office:value="1.1746">
                <text:p>1.1746</text:p>
              </table:table-cell>
              <table:table-cell office:value-type="float" office:value="1.49123">
                <text:p>1.49123</text:p>
              </table:table-cell>
              <table:table-cell office:value-type="float" office:value="1.28602">
                <text:p>1.286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.53435">
                <text:p>6.53435</text:p>
              </table:table-cell>
              <table:table-cell office:value-type="float" office:value="1.38451">
                <text:p>1.38451</text:p>
              </table:table-cell>
              <table:table-cell office:value-type="float" office:value="1.34672">
                <text:p>1.34672</text:p>
              </table:table-cell>
              <table:table-cell office:value-type="float" office:value="1.54847">
                <text:p>1.54847</text:p>
              </table:table-cell>
              <table:table-cell office:value-type="float" office:value="1.45039">
                <text:p>1.45039</text:p>
              </table:table-cell>
              <table:table-cell office:value-type="float" office:value="1.22399">
                <text:p>1.22399</text:p>
              </table:table-cell>
              <table:table-cell office:value-type="float" office:value="1.43343">
                <text:p>1.433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63003">
                <text:p>5.63003</text:p>
              </table:table-cell>
              <table:table-cell office:value-type="float" office:value="1.3206">
                <text:p>1.3206</text:p>
              </table:table-cell>
              <table:table-cell office:value-type="float" office:value="1.50957">
                <text:p>1.50957</text:p>
              </table:table-cell>
              <table:table-cell office:value-type="float" office:value="1.29627">
                <text:p>1.29627</text:p>
              </table:table-cell>
              <table:table-cell office:value-type="float" office:value="1.36597">
                <text:p>1.36597</text:p>
              </table:table-cell>
              <table:table-cell office:value-type="float" office:value="1.14411">
                <text:p>1.14411</text:p>
              </table:table-cell>
              <table:table-cell office:value-type="float" office:value="1.53977">
                <text:p>1.539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39578">
                <text:p>5.39578</text:p>
              </table:table-cell>
              <table:table-cell office:value-type="float" office:value="1.37257">
                <text:p>1.37257</text:p>
              </table:table-cell>
              <table:table-cell office:value-type="float" office:value="1.24357">
                <text:p>1.24357</text:p>
              </table:table-cell>
              <table:table-cell office:value-type="float" office:value="1.29906">
                <text:p>1.29906</text:p>
              </table:table-cell>
              <table:table-cell office:value-type="float" office:value="1.34601">
                <text:p>1.34601</text:p>
              </table:table-cell>
              <table:table-cell office:value-type="float" office:value="1.38046">
                <text:p>1.38046</text:p>
              </table:table-cell>
              <table:table-cell office:value-type="float" office:value="1.34971">
                <text:p>1.349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0767">
                <text:p>7.0767</text:p>
              </table:table-cell>
              <table:table-cell office:value-type="float" office:value="1.37409">
                <text:p>1.37409</text:p>
              </table:table-cell>
              <table:table-cell office:value-type="float" office:value="1.41134">
                <text:p>1.41134</text:p>
              </table:table-cell>
              <table:table-cell office:value-type="float" office:value="1.46441">
                <text:p>1.46441</text:p>
              </table:table-cell>
              <table:table-cell office:value-type="float" office:value="1.38848">
                <text:p>1.38848</text:p>
              </table:table-cell>
              <table:table-cell office:value-type="float" office:value="1.35552">
                <text:p>1.35552</text:p>
              </table:table-cell>
              <table:table-cell office:value-type="float" office:value="1.19571">
                <text:p>1.195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33951">
                <text:p>8.33951</text:p>
              </table:table-cell>
              <table:table-cell office:value-type="float" office:value="1.38158">
                <text:p>1.38158</text:p>
              </table:table-cell>
              <table:table-cell office:value-type="float" office:value="1.26313">
                <text:p>1.26313</text:p>
              </table:table-cell>
              <table:table-cell office:value-type="float" office:value="1.21762">
                <text:p>1.21762</text:p>
              </table:table-cell>
              <table:table-cell office:value-type="float" office:value="1.32707">
                <text:p>1.32707</text:p>
              </table:table-cell>
              <table:table-cell office:value-type="float" office:value="1.23524">
                <text:p>1.23524</text:p>
              </table:table-cell>
              <table:table-cell office:value-type="float" office:value="1.1666">
                <text:p>1.16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.0295">
                <text:p>6.0295</text:p>
              </table:table-cell>
              <table:table-cell office:value-type="float" office:value="1.54012">
                <text:p>1.54012</text:p>
              </table:table-cell>
              <table:table-cell office:value-type="float" office:value="1.26914">
                <text:p>1.26914</text:p>
              </table:table-cell>
              <table:table-cell office:value-type="float" office:value="1.28662">
                <text:p>1.28662</text:p>
              </table:table-cell>
              <table:table-cell office:value-type="float" office:value="1.51502">
                <text:p>1.51502</text:p>
              </table:table-cell>
              <table:table-cell office:value-type="float" office:value="1.45334">
                <text:p>1.45334</text:p>
              </table:table-cell>
              <table:table-cell office:value-type="float" office:value="1.33654">
                <text:p>1.336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.64444">
                <text:p>6.64444</text:p>
              </table:table-cell>
              <table:table-cell office:value-type="float" office:value="1.22112">
                <text:p>1.22112</text:p>
              </table:table-cell>
              <table:table-cell office:value-type="float" office:value="1.45364">
                <text:p>1.45364</text:p>
              </table:table-cell>
              <table:table-cell office:value-type="float" office:value="1.4368">
                <text:p>1.4368</text:p>
              </table:table-cell>
              <table:table-cell office:value-type="float" office:value="1.32609">
                <text:p>1.32609</text:p>
              </table:table-cell>
              <table:table-cell office:value-type="float" office:value="1.46816">
                <text:p>1.46816</text:p>
              </table:table-cell>
              <table:table-cell office:value-type="float" office:value="1.29393">
                <text:p>1.293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21348">
                <text:p>5.21348</text:p>
              </table:table-cell>
              <table:table-cell office:value-type="float" office:value="1.28404">
                <text:p>1.28404</text:p>
              </table:table-cell>
              <table:table-cell office:value-type="float" office:value="1.49651">
                <text:p>1.49651</text:p>
              </table:table-cell>
              <table:table-cell office:value-type="float" office:value="1.12848">
                <text:p>1.12848</text:p>
              </table:table-cell>
              <table:table-cell office:value-type="float" office:value="1.24623">
                <text:p>1.24623</text:p>
              </table:table-cell>
              <table:table-cell office:value-type="float" office:value="1.53059">
                <text:p>1.53059</text:p>
              </table:table-cell>
              <table:table-cell office:value-type="float" office:value="1.31308">
                <text:p>1.313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.07647">
                <text:p>6.07647</text:p>
              </table:table-cell>
              <table:table-cell office:value-type="float" office:value="1.41128">
                <text:p>1.41128</text:p>
              </table:table-cell>
              <table:table-cell office:value-type="float" office:value="1.15875">
                <text:p>1.15875</text:p>
              </table:table-cell>
              <table:table-cell office:value-type="float" office:value="1.262">
                <text:p>1.262</text:p>
              </table:table-cell>
              <table:table-cell office:value-type="float" office:value="1.23535">
                <text:p>1.23535</text:p>
              </table:table-cell>
              <table:table-cell office:value-type="float" office:value="1.31944">
                <text:p>1.31944</text:p>
              </table:table-cell>
              <table:table-cell office:value-type="float" office:value="1.25828">
                <text:p>1.258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.06117">
                <text:p>6.06117</text:p>
              </table:table-cell>
              <table:table-cell office:value-type="float" office:value="1.36415">
                <text:p>1.36415</text:p>
              </table:table-cell>
              <table:table-cell office:value-type="float" office:value="1.3405">
                <text:p>1.3405</text:p>
              </table:table-cell>
              <table:table-cell office:value-type="float" office:value="1.25411">
                <text:p>1.25411</text:p>
              </table:table-cell>
              <table:table-cell office:value-type="float" office:value="1.34387">
                <text:p>1.34387</text:p>
              </table:table-cell>
              <table:table-cell office:value-type="float" office:value="1.42281">
                <text:p>1.42281</text:p>
              </table:table-cell>
              <table:table-cell office:value-type="float" office:value="1.2807">
                <text:p>1.28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43251">
                <text:p>5.43251</text:p>
              </table:table-cell>
              <table:table-cell office:value-type="float" office:value="1.34544">
                <text:p>1.34544</text:p>
              </table:table-cell>
              <table:table-cell office:value-type="float" office:value="1.23621">
                <text:p>1.23621</text:p>
              </table:table-cell>
              <table:table-cell office:value-type="float" office:value="1.36729">
                <text:p>1.36729</text:p>
              </table:table-cell>
              <table:table-cell office:value-type="float" office:value="1.25427">
                <text:p>1.25427</text:p>
              </table:table-cell>
              <table:table-cell office:value-type="float" office:value="1.49036">
                <text:p>1.49036</text:p>
              </table:table-cell>
              <table:table-cell office:value-type="float" office:value="1.39671">
                <text:p>1.396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21471">
                <text:p>5.21471</text:p>
              </table:table-cell>
              <table:table-cell office:value-type="float" office:value="1.16454">
                <text:p>1.16454</text:p>
              </table:table-cell>
              <table:table-cell office:value-type="float" office:value="1.33041">
                <text:p>1.33041</text:p>
              </table:table-cell>
              <table:table-cell office:value-type="float" office:value="1.45957">
                <text:p>1.45957</text:p>
              </table:table-cell>
              <table:table-cell office:value-type="float" office:value="1.22162">
                <text:p>1.22162</text:p>
              </table:table-cell>
              <table:table-cell office:value-type="float" office:value="1.20069">
                <text:p>1.20069</text:p>
              </table:table-cell>
              <table:table-cell office:value-type="float" office:value="1.29742">
                <text:p>1.297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75405">
                <text:p>3.75405</text:p>
              </table:table-cell>
              <table:table-cell office:value-type="float" office:value="1.45095">
                <text:p>1.45095</text:p>
              </table:table-cell>
              <table:table-cell office:value-type="float" office:value="1.42845">
                <text:p>1.42845</text:p>
              </table:table-cell>
              <table:table-cell office:value-type="float" office:value="1.49041">
                <text:p>1.49041</text:p>
              </table:table-cell>
              <table:table-cell office:value-type="float" office:value="1.21246">
                <text:p>1.21246</text:p>
              </table:table-cell>
              <table:table-cell office:value-type="float" office:value="1.59549">
                <text:p>1.59549</text:p>
              </table:table-cell>
              <table:table-cell office:value-type="float" office:value="1.31047">
                <text:p>1.310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.86726">
                <text:p>8.86726</text:p>
              </table:table-cell>
              <table:table-cell office:value-type="float" office:value="1.30318">
                <text:p>1.30318</text:p>
              </table:table-cell>
              <table:table-cell office:value-type="float" office:value="1.2578">
                <text:p>1.2578</text:p>
              </table:table-cell>
              <table:table-cell office:value-type="float" office:value="1.34159">
                <text:p>1.34159</text:p>
              </table:table-cell>
              <table:table-cell office:value-type="float" office:value="1.4526">
                <text:p>1.4526</text:p>
              </table:table-cell>
              <table:table-cell office:value-type="float" office:value="1.3327">
                <text:p>1.3327</text:p>
              </table:table-cell>
              <table:table-cell office:value-type="float" office:value="1.24452">
                <text:p>1.244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